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d">
      <style:table-cell-properties fo:background-color="#ffffff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  <style:map style:condition="is-true-formula(IF([.L1]=1;ORG.OPENOFFICE.STYLE(&quot;Red&quot;);ORG.OPENOFFICE.STYLE(&quot;default&quot;)))" style:apply-style-name="Default" style:base-cell-address="Sheet1.C1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map style:condition="is-true-formula(IF([.L1]=1;ORG.OPENOFFICE.STYLE(&quot;Red&quot;);ORG.OPENOFFICE.STYLE(&quot;default&quot;)))" style:apply-style-name="Default" style:base-cell-address="Sheet1.C1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map style:condition="is-true-formula(IF([.L10]=1;ORG.OPENOFFICE.STYLE(&quot;Red&quot;);ORG.OPENOFFICE.STYLE(&quot;default&quot;)))" style:apply-style-name="Default" style:base-cell-address="Sheet1.C10"/>
    </style:style>
    <style:style style:name="ce6" style:family="table-cell" style:parent-style-name="Default">
      <style:table-cell-properties fo:border-bottom="none" fo:border-left="0.74pt solid #000000" fo:border-right="none" fo:border-top="none"/>
      <style:map style:condition="is-true-formula(IF([.L10]=1;ORG.OPENOFFICE.STYLE(&quot;Red&quot;);ORG.OPENOFFICE.STYLE(&quot;default&quot;)))" style:apply-style-name="Default" style:base-cell-address="Sheet1.C1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map style:condition="is-true-formula(IF([.L10]=1;ORG.OPENOFFICE.STYLE(&quot;Red&quot;);ORG.OPENOFFICE.STYLE(&quot;default&quot;)))" style:apply-style-name="Default" style:base-cell-address="Sheet1.C10"/>
    </style:style>
    <style:style style:name="ce8" style:family="table-cell" style:parent-style-name="Default">
      <style:table-cell-properties fo:border-bottom="none" fo:border-left="0.74pt solid #000000" fo:border-right="none" fo:border-top="none"/>
      <style:map style:condition="is-true-formula(IF([.L19]=1;ORG.OPENOFFICE.STYLE(&quot;Red&quot;);ORG.OPENOFFICE.STYLE(&quot;default&quot;)))" style:apply-style-name="Default" style:base-cell-address="Sheet1.C19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map style:condition="is-true-formula(IF([.L19]=1;ORG.OPENOFFICE.STYLE(&quot;Red&quot;);ORG.OPENOFFICE.STYLE(&quot;default&quot;)))" style:apply-style-name="Default" style:base-cell-address="Sheet1.C19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  <style:map style:condition="is-true-formula(IF([.L28]=1;ORG.OPENOFFICE.STYLE(&quot;Red&quot;);ORG.OPENOFFICE.STYLE(&quot;default&quot;)))" style:apply-style-name="Default" style:base-cell-address="Sheet1.C28"/>
    </style:style>
    <style:style style:name="ce11" style:family="table-cell" style:parent-style-name="Default">
      <style:table-cell-properties fo:border-bottom="none" fo:border-left="0.74pt solid #000000" fo:border-right="none" fo:border-top="none"/>
      <style:map style:condition="is-true-formula(IF([.L28]=1;ORG.OPENOFFICE.STYLE(&quot;Red&quot;);ORG.OPENOFFICE.STYLE(&quot;default&quot;)))" style:apply-style-name="Default" style:base-cell-address="Sheet1.C28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map style:condition="is-true-formula(IF([.L28]=1;ORG.OPENOFFICE.STYLE(&quot;Red&quot;);ORG.OPENOFFICE.STYLE(&quot;default&quot;)))" style:apply-style-name="Default" style:base-cell-address="Sheet1.C28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  <style:map style:condition="is-true-formula(IF([.L37]=1;ORG.OPENOFFICE.STYLE(&quot;Red&quot;);ORG.OPENOFFICE.STYLE(&quot;default&quot;)))" style:apply-style-name="Default" style:base-cell-address="Sheet1.C37"/>
    </style:style>
    <style:style style:name="ce14" style:family="table-cell" style:parent-style-name="Default">
      <style:table-cell-properties fo:border-bottom="none" fo:border-left="0.74pt solid #000000" fo:border-right="none" fo:border-top="none"/>
      <style:map style:condition="is-true-formula(IF([.L37]=1;ORG.OPENOFFICE.STYLE(&quot;Red&quot;);ORG.OPENOFFICE.STYLE(&quot;default&quot;)))" style:apply-style-name="Default" style:base-cell-address="Sheet1.C37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map style:condition="is-true-formula(IF([.L37]=1;ORG.OPENOFFICE.STYLE(&quot;Red&quot;);ORG.OPENOFFICE.STYLE(&quot;default&quot;)))" style:apply-style-name="Default" style:base-cell-address="Sheet1.C37"/>
    </style:style>
    <style:style style:name="ce16" style:family="table-cell" style:parent-style-name="Default">
      <style:table-cell-properties fo:border-bottom="none" fo:border-left="0.74pt solid #000000" fo:border-right="none" fo:border-top="0.74pt solid #000000"/>
      <style:map style:condition="is-true-formula(IF([.L46]=1;ORG.OPENOFFICE.STYLE(&quot;Red&quot;);ORG.OPENOFFICE.STYLE(&quot;default&quot;)))" style:apply-style-name="Default" style:base-cell-address="Sheet1.C46"/>
    </style:style>
    <style:style style:name="ce17" style:family="table-cell" style:parent-style-name="Default">
      <style:table-cell-properties fo:border-bottom="none" fo:border-left="0.74pt solid #000000" fo:border-right="none" fo:border-top="none"/>
      <style:map style:condition="is-true-formula(IF([.L46]=1;ORG.OPENOFFICE.STYLE(&quot;Red&quot;);ORG.OPENOFFICE.STYLE(&quot;default&quot;)))" style:apply-style-name="Default" style:base-cell-address="Sheet1.C46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  <style:map style:condition="is-true-formula(IF([.L46]=1;ORG.OPENOFFICE.STYLE(&quot;Red&quot;);ORG.OPENOFFICE.STYLE(&quot;default&quot;)))" style:apply-style-name="Default" style:base-cell-address="Sheet1.C46"/>
    </style:style>
    <style:style style:name="ce19" style:family="table-cell" style:parent-style-name="Default">
      <style:table-cell-properties fo:border-bottom="none" fo:border-left="0.74pt solid #000000" fo:border-right="none" fo:border-top="0.74pt solid #000000"/>
      <style:map style:condition="is-true-formula(IF([.L55]=1;ORG.OPENOFFICE.STYLE(&quot;Red&quot;);ORG.OPENOFFICE.STYLE(&quot;default&quot;)))" style:apply-style-name="Default" style:base-cell-address="Sheet1.C55"/>
    </style:style>
    <style:style style:name="ce20" style:family="table-cell" style:parent-style-name="Default">
      <style:table-cell-properties fo:border-bottom="none" fo:border-left="0.74pt solid #000000" fo:border-right="none" fo:border-top="none"/>
      <style:map style:condition="is-true-formula(IF([.L55]=1;ORG.OPENOFFICE.STYLE(&quot;Red&quot;);ORG.OPENOFFICE.STYLE(&quot;default&quot;)))" style:apply-style-name="Default" style:base-cell-address="Sheet1.C55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map style:condition="is-true-formula(IF([.L55]=1;ORG.OPENOFFICE.STYLE(&quot;Red&quot;);ORG.OPENOFFICE.STYLE(&quot;default&quot;)))" style:apply-style-name="Default" style:base-cell-address="Sheet1.C55"/>
    </style:style>
    <style:style style:name="ce22" style:family="table-cell" style:parent-style-name="Default">
      <style:table-cell-properties fo:border-bottom="none" fo:border-left="0.74pt solid #000000" fo:border-right="none" fo:border-top="0.74pt solid #000000"/>
      <style:map style:condition="is-true-formula(IF([.L64]=1;ORG.OPENOFFICE.STYLE(&quot;Red&quot;);ORG.OPENOFFICE.STYLE(&quot;default&quot;)))" style:apply-style-name="Default" style:base-cell-address="Sheet1.C64"/>
    </style:style>
    <style:style style:name="ce23" style:family="table-cell" style:parent-style-name="Default">
      <style:table-cell-properties fo:border-bottom="none" fo:border-left="0.74pt solid #000000" fo:border-right="none" fo:border-top="none"/>
      <style:map style:condition="is-true-formula(IF([.L64]=1;ORG.OPENOFFICE.STYLE(&quot;Red&quot;);ORG.OPENOFFICE.STYLE(&quot;default&quot;)))" style:apply-style-name="Default" style:base-cell-address="Sheet1.C64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  <style:map style:condition="is-true-formula(IF([.L64]=1;ORG.OPENOFFICE.STYLE(&quot;Red&quot;);ORG.OPENOFFICE.STYLE(&quot;default&quot;)))" style:apply-style-name="Default" style:base-cell-address="Sheet1.C64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map style:condition="is-true-formula(IF([.L73]=1;ORG.OPENOFFICE.STYLE(&quot;Red&quot;);ORG.OPENOFFICE.STYLE(&quot;default&quot;)))" style:apply-style-name="Default" style:base-cell-address="Sheet1.C73"/>
    </style:style>
    <style:style style:name="ce26" style:family="table-cell" style:parent-style-name="Default">
      <style:table-cell-properties fo:border-bottom="none" fo:border-left="0.74pt solid #000000" fo:border-right="none" fo:border-top="none"/>
      <style:map style:condition="is-true-formula(IF([.L73]=1;ORG.OPENOFFICE.STYLE(&quot;Red&quot;);ORG.OPENOFFICE.STYLE(&quot;default&quot;)))" style:apply-style-name="Default" style:base-cell-address="Sheet1.C73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  <style:map style:condition="is-true-formula(IF([.L73]=1;ORG.OPENOFFICE.STYLE(&quot;Red&quot;);ORG.OPENOFFICE.STYLE(&quot;default&quot;)))" style:apply-style-name="Default" style:base-cell-address="Sheet1.C73"/>
    </style:style>
    <style:style style:name="ce28" style:family="table-cell" style:parent-style-name="Default">
      <style:table-cell-properties fo:border-bottom="none" fo:border-left="0.74pt solid #000000" fo:border-right="none" fo:border-top="0.74pt solid #000000"/>
      <style:map style:condition="is-true-formula(IF([.L82]=1;ORG.OPENOFFICE.STYLE(&quot;Red&quot;);ORG.OPENOFFICE.STYLE(&quot;default&quot;)))" style:apply-style-name="Default" style:base-cell-address="Sheet1.C82"/>
    </style:style>
    <style:style style:name="ce29" style:family="table-cell" style:parent-style-name="Default">
      <style:table-cell-properties fo:border-bottom="none" fo:border-left="0.74pt solid #000000" fo:border-right="none" fo:border-top="none"/>
      <style:map style:condition="is-true-formula(IF([.L82]=1;ORG.OPENOFFICE.STYLE(&quot;Red&quot;);ORG.OPENOFFICE.STYLE(&quot;default&quot;)))" style:apply-style-name="Default" style:base-cell-address="Sheet1.C82"/>
    </style:style>
    <style:style style:name="ce30" style:family="table-cell" style:parent-style-name="Default">
      <style:table-cell-properties fo:border-bottom="0.74pt solid #000000" fo:border-left="0.74pt solid #000000" fo:border-right="none" fo:border-top="none"/>
      <style:map style:condition="is-true-formula(IF([.L82]=1;ORG.OPENOFFICE.STYLE(&quot;Red&quot;);ORG.OPENOFFICE.STYLE(&quot;default&quot;)))" style:apply-style-name="Default" style:base-cell-address="Sheet1.C82"/>
    </style:style>
    <style:style style:name="ce31" style:family="table-cell" style:parent-style-name="Default">
      <style:table-cell-properties fo:border-bottom="none" fo:border-left="0.74pt solid #000000" fo:border-right="none" fo:border-top="0.74pt solid #000000"/>
      <style:map style:condition="is-true-formula(IF([.L91]=1;ORG.OPENOFFICE.STYLE(&quot;Red&quot;);ORG.OPENOFFICE.STYLE(&quot;default&quot;)))" style:apply-style-name="Default" style:base-cell-address="Sheet1.C91"/>
    </style:style>
    <style:style style:name="ce32" style:family="table-cell" style:parent-style-name="Default">
      <style:table-cell-properties fo:border-bottom="none" fo:border-left="0.74pt solid #000000" fo:border-right="none" fo:border-top="none"/>
      <style:map style:condition="is-true-formula(IF([.L91]=1;ORG.OPENOFFICE.STYLE(&quot;Red&quot;);ORG.OPENOFFICE.STYLE(&quot;default&quot;)))" style:apply-style-name="Default" style:base-cell-address="Sheet1.C91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  <style:map style:condition="is-true-formula(IF([.L91]=1;ORG.OPENOFFICE.STYLE(&quot;Red&quot;);ORG.OPENOFFICE.STYLE(&quot;default&quot;)))" style:apply-style-name="Default" style:base-cell-address="Sheet1.C91"/>
    </style:style>
    <style:style style:name="ce34" style:family="table-cell" style:parent-style-name="Default">
      <style:table-cell-properties fo:border-bottom="none" fo:border-left="0.74pt solid #000000" fo:border-right="none" fo:border-top="0.74pt solid #000000"/>
      <style:map style:condition="is-true-formula(IF([.L100]=1;ORG.OPENOFFICE.STYLE(&quot;Red&quot;);ORG.OPENOFFICE.STYLE(&quot;default&quot;)))" style:apply-style-name="Default" style:base-cell-address="Sheet1.C100"/>
    </style:style>
    <style:style style:name="ce35" style:family="table-cell" style:parent-style-name="Default">
      <style:table-cell-properties fo:border-bottom="none" fo:border-left="0.74pt solid #000000" fo:border-right="none" fo:border-top="none"/>
      <style:map style:condition="is-true-formula(IF([.L100]=1;ORG.OPENOFFICE.STYLE(&quot;Red&quot;);ORG.OPENOFFICE.STYLE(&quot;default&quot;)))" style:apply-style-name="Default" style:base-cell-address="Sheet1.C100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  <style:map style:condition="is-true-formula(IF([.L100]=1;ORG.OPENOFFICE.STYLE(&quot;Red&quot;);ORG.OPENOFFICE.STYLE(&quot;default&quot;)))" style:apply-style-name="Default" style:base-cell-address="Sheet1.C100"/>
    </style:style>
    <style:style style:name="ce37" style:family="table-cell" style:parent-style-name="Default">
      <style:table-cell-properties fo:border-bottom="none" fo:border-left="0.74pt solid #000000" fo:border-right="none" fo:border-top="0.74pt solid #000000"/>
      <style:map style:condition="is-true-formula(IF([.L109]=1;ORG.OPENOFFICE.STYLE(&quot;Red&quot;);ORG.OPENOFFICE.STYLE(&quot;default&quot;)))" style:apply-style-name="Default" style:base-cell-address="Sheet1.C109"/>
    </style:style>
    <style:style style:name="ce38" style:family="table-cell" style:parent-style-name="Default">
      <style:table-cell-properties fo:border-bottom="none" fo:border-left="0.74pt solid #000000" fo:border-right="none" fo:border-top="none"/>
      <style:map style:condition="is-true-formula(IF([.L109]=1;ORG.OPENOFFICE.STYLE(&quot;Red&quot;);ORG.OPENOFFICE.STYLE(&quot;default&quot;)))" style:apply-style-name="Default" style:base-cell-address="Sheet1.C109"/>
    </style:style>
    <style:style style:name="ce39" style:family="table-cell" style:parent-style-name="Default">
      <style:table-cell-properties fo:border-bottom="0.74pt solid #000000" fo:border-left="0.74pt solid #000000" fo:border-right="none" fo:border-top="none"/>
      <style:map style:condition="is-true-formula(IF([.L109]=1;ORG.OPENOFFICE.STYLE(&quot;Red&quot;);ORG.OPENOFFICE.STYLE(&quot;default&quot;)))" style:apply-style-name="Default" style:base-cell-address="Sheet1.C109"/>
    </style:style>
    <style:style style:name="ce40" style:family="table-cell" style:parent-style-name="Default">
      <style:table-cell-properties fo:border-bottom="none" fo:border-left="0.74pt solid #000000" fo:border-right="none" fo:border-top="0.74pt solid #000000"/>
      <style:map style:condition="is-true-formula(IF([.L118]=1;ORG.OPENOFFICE.STYLE(&quot;Red&quot;);ORG.OPENOFFICE.STYLE(&quot;default&quot;)))" style:apply-style-name="Default" style:base-cell-address="Sheet1.C118"/>
    </style:style>
    <style:style style:name="ce41" style:family="table-cell" style:parent-style-name="Default">
      <style:table-cell-properties fo:border-bottom="none" fo:border-left="0.74pt solid #000000" fo:border-right="none" fo:border-top="none"/>
      <style:map style:condition="is-true-formula(IF([.L118]=1;ORG.OPENOFFICE.STYLE(&quot;Red&quot;);ORG.OPENOFFICE.STYLE(&quot;default&quot;)))" style:apply-style-name="Default" style:base-cell-address="Sheet1.C118"/>
    </style:style>
    <style:style style:name="ce42" style:family="table-cell" style:parent-style-name="Default">
      <style:table-cell-properties fo:border-bottom="0.74pt solid #000000" fo:border-left="0.74pt solid #000000" fo:border-right="none" fo:border-top="none"/>
      <style:map style:condition="is-true-formula(IF([.L118]=1;ORG.OPENOFFICE.STYLE(&quot;Red&quot;);ORG.OPENOFFICE.STYLE(&quot;default&quot;)))" style:apply-style-name="Default" style:base-cell-address="Sheet1.C118"/>
    </style:style>
    <style:style style:name="ce43" style:family="table-cell" style:parent-style-name="Default">
      <style:table-cell-properties fo:border-bottom="none" fo:border-left="0.74pt solid #000000" fo:border-right="none" fo:border-top="0.74pt solid #000000"/>
      <style:map style:condition="is-true-formula(IF([.L127]=1;ORG.OPENOFFICE.STYLE(&quot;Red&quot;);ORG.OPENOFFICE.STYLE(&quot;default&quot;)))" style:apply-style-name="Default" style:base-cell-address="Sheet1.C127"/>
    </style:style>
    <style:style style:name="ce44" style:family="table-cell" style:parent-style-name="Default">
      <style:table-cell-properties fo:border-bottom="none" fo:border-left="0.74pt solid #000000" fo:border-right="none" fo:border-top="none"/>
      <style:map style:condition="is-true-formula(IF([.L127]=1;ORG.OPENOFFICE.STYLE(&quot;Red&quot;);ORG.OPENOFFICE.STYLE(&quot;default&quot;)))" style:apply-style-name="Default" style:base-cell-address="Sheet1.C127"/>
    </style:style>
    <style:style style:name="ce45" style:family="table-cell" style:parent-style-name="Default">
      <style:table-cell-properties fo:border-bottom="0.74pt solid #000000" fo:border-left="0.74pt solid #000000" fo:border-right="none" fo:border-top="none"/>
      <style:map style:condition="is-true-formula(IF([.L127]=1;ORG.OPENOFFICE.STYLE(&quot;Red&quot;);ORG.OPENOFFICE.STYLE(&quot;default&quot;)))" style:apply-style-name="Default" style:base-cell-address="Sheet1.C127"/>
    </style:style>
    <style:style style:name="ce46" style:family="table-cell" style:parent-style-name="Default">
      <style:table-cell-properties fo:border-bottom="none" fo:border-left="0.74pt solid #000000" fo:border-right="none" fo:border-top="0.74pt solid #000000"/>
      <style:map style:condition="is-true-formula(IF([.L136]=1;ORG.OPENOFFICE.STYLE(&quot;Red&quot;);ORG.OPENOFFICE.STYLE(&quot;default&quot;)))" style:apply-style-name="Default" style:base-cell-address="Sheet1.C136"/>
    </style:style>
    <style:style style:name="ce47" style:family="table-cell" style:parent-style-name="Default">
      <style:table-cell-properties fo:border-bottom="none" fo:border-left="0.74pt solid #000000" fo:border-right="none" fo:border-top="none"/>
      <style:map style:condition="is-true-formula(IF([.L136]=1;ORG.OPENOFFICE.STYLE(&quot;Red&quot;);ORG.OPENOFFICE.STYLE(&quot;default&quot;)))" style:apply-style-name="Default" style:base-cell-address="Sheet1.C136"/>
    </style:style>
    <style:style style:name="ce48" style:family="table-cell" style:parent-style-name="Default">
      <style:table-cell-properties fo:border-bottom="0.74pt solid #000000" fo:border-left="0.74pt solid #000000" fo:border-right="none" fo:border-top="none"/>
      <style:map style:condition="is-true-formula(IF([.L136]=1;ORG.OPENOFFICE.STYLE(&quot;Red&quot;);ORG.OPENOFFICE.STYLE(&quot;default&quot;)))" style:apply-style-name="Default" style:base-cell-address="Sheet1.C136"/>
    </style:style>
    <style:style style:name="ce49" style:family="table-cell" style:parent-style-name="Default">
      <style:table-cell-properties fo:border-bottom="none" fo:border-left="0.74pt solid #000000" fo:border-right="none" fo:border-top="0.74pt solid #000000"/>
      <style:map style:condition="is-true-formula(IF([.L145]=1;ORG.OPENOFFICE.STYLE(&quot;Red&quot;);ORG.OPENOFFICE.STYLE(&quot;default&quot;)))" style:apply-style-name="Default" style:base-cell-address="Sheet1.C145"/>
    </style:style>
    <style:style style:name="ce50" style:family="table-cell" style:parent-style-name="Default">
      <style:table-cell-properties fo:border-bottom="none" fo:border-left="0.74pt solid #000000" fo:border-right="none" fo:border-top="none"/>
      <style:map style:condition="is-true-formula(IF([.L145]=1;ORG.OPENOFFICE.STYLE(&quot;Red&quot;);ORG.OPENOFFICE.STYLE(&quot;default&quot;)))" style:apply-style-name="Default" style:base-cell-address="Sheet1.C145"/>
    </style:style>
    <style:style style:name="ce51" style:family="table-cell" style:parent-style-name="Default">
      <style:table-cell-properties fo:border-bottom="0.74pt solid #000000" fo:border-left="0.74pt solid #000000" fo:border-right="none" fo:border-top="none"/>
      <style:map style:condition="is-true-formula(IF([.L145]=1;ORG.OPENOFFICE.STYLE(&quot;Red&quot;);ORG.OPENOFFICE.STYLE(&quot;default&quot;)))" style:apply-style-name="Default" style:base-cell-address="Sheet1.C145"/>
    </style:style>
    <style:style style:name="ce52" style:family="table-cell" style:parent-style-name="Default">
      <style:table-cell-properties fo:border-bottom="none" fo:border-left="0.74pt solid #000000" fo:border-right="none" fo:border-top="0.74pt solid #000000"/>
      <style:map style:condition="is-true-formula(IF([.L154]=1;ORG.OPENOFFICE.STYLE(&quot;Red&quot;);ORG.OPENOFFICE.STYLE(&quot;default&quot;)))" style:apply-style-name="Default" style:base-cell-address="Sheet1.C154"/>
    </style:style>
    <style:style style:name="ce53" style:family="table-cell" style:parent-style-name="Default">
      <style:table-cell-properties fo:border-bottom="none" fo:border-left="0.74pt solid #000000" fo:border-right="none" fo:border-top="none"/>
      <style:map style:condition="is-true-formula(IF([.L154]=1;ORG.OPENOFFICE.STYLE(&quot;Red&quot;);ORG.OPENOFFICE.STYLE(&quot;default&quot;)))" style:apply-style-name="Default" style:base-cell-address="Sheet1.C154"/>
    </style:style>
    <style:style style:name="ce54" style:family="table-cell" style:parent-style-name="Default">
      <style:table-cell-properties fo:border-bottom="0.74pt solid #000000" fo:border-left="0.74pt solid #000000" fo:border-right="none" fo:border-top="none"/>
      <style:map style:condition="is-true-formula(IF([.L154]=1;ORG.OPENOFFICE.STYLE(&quot;Red&quot;);ORG.OPENOFFICE.STYLE(&quot;default&quot;)))" style:apply-style-name="Default" style:base-cell-address="Sheet1.C154"/>
    </style:style>
    <style:style style:name="ce55" style:family="table-cell" style:parent-style-name="Default">
      <style:table-cell-properties fo:border-bottom="none" fo:border-left="0.74pt solid #000000" fo:border-right="none" fo:border-top="0.74pt solid #000000"/>
      <style:map style:condition="is-true-formula(IF([.L163]=1;ORG.OPENOFFICE.STYLE(&quot;Red&quot;);ORG.OPENOFFICE.STYLE(&quot;default&quot;)))" style:apply-style-name="Default" style:base-cell-address="Sheet1.C163"/>
    </style:style>
    <style:style style:name="ce56" style:family="table-cell" style:parent-style-name="Default">
      <style:table-cell-properties fo:border-bottom="none" fo:border-left="0.74pt solid #000000" fo:border-right="none" fo:border-top="none"/>
      <style:map style:condition="is-true-formula(IF([.L163]=1;ORG.OPENOFFICE.STYLE(&quot;Red&quot;);ORG.OPENOFFICE.STYLE(&quot;default&quot;)))" style:apply-style-name="Default" style:base-cell-address="Sheet1.C163"/>
    </style:style>
    <style:style style:name="ce57" style:family="table-cell" style:parent-style-name="Default">
      <style:table-cell-properties fo:border-bottom="0.74pt solid #000000" fo:border-left="0.74pt solid #000000" fo:border-right="none" fo:border-top="none"/>
      <style:map style:condition="is-true-formula(IF([.L163]=1;ORG.OPENOFFICE.STYLE(&quot;Red&quot;);ORG.OPENOFFICE.STYLE(&quot;default&quot;)))" style:apply-style-name="Default" style:base-cell-address="Sheet1.C163"/>
    </style:style>
    <style:style style:name="ce58" style:family="table-cell" style:parent-style-name="Default">
      <style:table-cell-properties fo:border-bottom="none" fo:border-left="0.74pt solid #000000" fo:border-right="none" fo:border-top="0.74pt solid #000000"/>
      <style:map style:condition="is-true-formula(IF([.L172]=1;ORG.OPENOFFICE.STYLE(&quot;Red&quot;);ORG.OPENOFFICE.STYLE(&quot;default&quot;)))" style:apply-style-name="Default" style:base-cell-address="Sheet1.C172"/>
    </style:style>
    <style:style style:name="ce59" style:family="table-cell" style:parent-style-name="Default">
      <style:table-cell-properties fo:border-bottom="none" fo:border-left="0.74pt solid #000000" fo:border-right="none" fo:border-top="none"/>
      <style:map style:condition="is-true-formula(IF([.L172]=1;ORG.OPENOFFICE.STYLE(&quot;Red&quot;);ORG.OPENOFFICE.STYLE(&quot;default&quot;)))" style:apply-style-name="Default" style:base-cell-address="Sheet1.C172"/>
    </style:style>
    <style:style style:name="ce60" style:family="table-cell" style:parent-style-name="Default">
      <style:table-cell-properties fo:border-bottom="0.74pt solid #000000" fo:border-left="0.74pt solid #000000" fo:border-right="none" fo:border-top="none"/>
      <style:map style:condition="is-true-formula(IF([.L172]=1;ORG.OPENOFFICE.STYLE(&quot;Red&quot;);ORG.OPENOFFICE.STYLE(&quot;default&quot;)))" style:apply-style-name="Default" style:base-cell-address="Sheet1.C172"/>
    </style:style>
    <style:style style:name="ce61" style:family="table-cell" style:parent-style-name="Default">
      <style:table-cell-properties fo:border-bottom="none" fo:border-left="0.74pt solid #000000" fo:border-right="none" fo:border-top="0.74pt solid #000000"/>
      <style:map style:condition="is-true-formula(IF([.L181]=1;ORG.OPENOFFICE.STYLE(&quot;Red&quot;);ORG.OPENOFFICE.STYLE(&quot;default&quot;)))" style:apply-style-name="Default" style:base-cell-address="Sheet1.C181"/>
    </style:style>
    <style:style style:name="ce62" style:family="table-cell" style:parent-style-name="Default">
      <style:table-cell-properties fo:border-bottom="none" fo:border-left="0.74pt solid #000000" fo:border-right="none" fo:border-top="none"/>
      <style:map style:condition="is-true-formula(IF([.L181]=1;ORG.OPENOFFICE.STYLE(&quot;Red&quot;);ORG.OPENOFFICE.STYLE(&quot;default&quot;)))" style:apply-style-name="Default" style:base-cell-address="Sheet1.C181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  <style:map style:condition="is-true-formula(IF([.L181]=1;ORG.OPENOFFICE.STYLE(&quot;Red&quot;);ORG.OPENOFFICE.STYLE(&quot;default&quot;)))" style:apply-style-name="Default" style:base-cell-address="Sheet1.C181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  <style:map style:condition="is-true-formula(IF([.L190]=1;ORG.OPENOFFICE.STYLE(&quot;Red&quot;);ORG.OPENOFFICE.STYLE(&quot;default&quot;)))" style:apply-style-name="Default" style:base-cell-address="Sheet1.C190"/>
    </style:style>
    <style:style style:name="ce65" style:family="table-cell" style:parent-style-name="Default">
      <style:table-cell-properties fo:border-bottom="none" fo:border-left="0.74pt solid #000000" fo:border-right="none" fo:border-top="none"/>
      <style:map style:condition="is-true-formula(IF([.L190]=1;ORG.OPENOFFICE.STYLE(&quot;Red&quot;);ORG.OPENOFFICE.STYLE(&quot;default&quot;)))" style:apply-style-name="Default" style:base-cell-address="Sheet1.C190"/>
    </style:style>
    <style:style style:name="ce66" style:family="table-cell" style:parent-style-name="Default">
      <style:table-cell-properties fo:border-bottom="0.74pt solid #000000" fo:border-left="0.74pt solid #000000" fo:border-right="none" fo:border-top="none"/>
      <style:map style:condition="is-true-formula(IF([.L190]=1;ORG.OPENOFFICE.STYLE(&quot;Red&quot;);ORG.OPENOFFICE.STYLE(&quot;default&quot;)))" style:apply-style-name="Default" style:base-cell-address="Sheet1.C190"/>
    </style:style>
    <style:style style:name="ce67" style:family="table-cell" style:parent-style-name="Default">
      <style:table-cell-properties fo:border-bottom="none" fo:border-left="0.74pt solid #000000" fo:border-right="none" fo:border-top="0.74pt solid #000000"/>
      <style:map style:condition="is-true-formula(IF([.L199]=1;ORG.OPENOFFICE.STYLE(&quot;Red&quot;);ORG.OPENOFFICE.STYLE(&quot;default&quot;)))" style:apply-style-name="Default" style:base-cell-address="Sheet1.C199"/>
    </style:style>
    <style:style style:name="ce68" style:family="table-cell" style:parent-style-name="Default">
      <style:table-cell-properties fo:border-bottom="none" fo:border-left="0.74pt solid #000000" fo:border-right="none" fo:border-top="none"/>
      <style:map style:condition="is-true-formula(IF([.L199]=1;ORG.OPENOFFICE.STYLE(&quot;Red&quot;);ORG.OPENOFFICE.STYLE(&quot;default&quot;)))" style:apply-style-name="Default" style:base-cell-address="Sheet1.C199"/>
    </style:style>
    <style:style style:name="ce69" style:family="table-cell" style:parent-style-name="Default">
      <style:table-cell-properties fo:border-bottom="0.74pt solid #000000" fo:border-left="0.74pt solid #000000" fo:border-right="none" fo:border-top="none"/>
      <style:map style:condition="is-true-formula(IF([.L199]=1;ORG.OPENOFFICE.STYLE(&quot;Red&quot;);ORG.OPENOFFICE.STYLE(&quot;default&quot;)))" style:apply-style-name="Default" style:base-cell-address="Sheet1.C199"/>
    </style:style>
    <style:style style:name="ce70" style:family="table-cell" style:parent-style-name="Default">
      <style:table-cell-properties fo:border-bottom="none" fo:border-left="0.74pt solid #000000" fo:border-right="none" fo:border-top="0.74pt solid #000000"/>
      <style:map style:condition="is-true-formula(IF([.L208]=1;ORG.OPENOFFICE.STYLE(&quot;Red&quot;);ORG.OPENOFFICE.STYLE(&quot;default&quot;)))" style:apply-style-name="Default" style:base-cell-address="Sheet1.C208"/>
    </style:style>
    <style:style style:name="ce71" style:family="table-cell" style:parent-style-name="Default">
      <style:table-cell-properties fo:border-bottom="none" fo:border-left="0.74pt solid #000000" fo:border-right="none" fo:border-top="none"/>
      <style:map style:condition="is-true-formula(IF([.L208]=1;ORG.OPENOFFICE.STYLE(&quot;Red&quot;);ORG.OPENOFFICE.STYLE(&quot;default&quot;)))" style:apply-style-name="Default" style:base-cell-address="Sheet1.C208"/>
    </style:style>
    <style:style style:name="ce72" style:family="table-cell" style:parent-style-name="Default">
      <style:table-cell-properties fo:border-bottom="0.74pt solid #000000" fo:border-left="0.74pt solid #000000" fo:border-right="none" fo:border-top="none"/>
      <style:map style:condition="is-true-formula(IF([.L208]=1;ORG.OPENOFFICE.STYLE(&quot;Red&quot;);ORG.OPENOFFICE.STYLE(&quot;default&quot;)))" style:apply-style-name="Default" style:base-cell-address="Sheet1.C208"/>
    </style:style>
    <style:style style:name="ce73" style:family="table-cell" style:parent-style-name="Default">
      <style:table-cell-properties fo:border-bottom="none" fo:border-left="0.74pt solid #000000" fo:border-right="none" fo:border-top="0.74pt solid #000000"/>
      <style:map style:condition="is-true-formula(IF([.L217]=1;ORG.OPENOFFICE.STYLE(&quot;Red&quot;);ORG.OPENOFFICE.STYLE(&quot;default&quot;)))" style:apply-style-name="Default" style:base-cell-address="Sheet1.C217"/>
    </style:style>
    <style:style style:name="ce74" style:family="table-cell" style:parent-style-name="Default">
      <style:table-cell-properties fo:border-bottom="none" fo:border-left="0.74pt solid #000000" fo:border-right="none" fo:border-top="none"/>
      <style:map style:condition="is-true-formula(IF([.L217]=1;ORG.OPENOFFICE.STYLE(&quot;Red&quot;);ORG.OPENOFFICE.STYLE(&quot;default&quot;)))" style:apply-style-name="Default" style:base-cell-address="Sheet1.C217"/>
    </style:style>
    <style:style style:name="ce75" style:family="table-cell" style:parent-style-name="Default">
      <style:table-cell-properties fo:border-bottom="0.74pt solid #000000" fo:border-left="0.74pt solid #000000" fo:border-right="none" fo:border-top="none"/>
      <style:map style:condition="is-true-formula(IF([.L217]=1;ORG.OPENOFFICE.STYLE(&quot;Red&quot;);ORG.OPENOFFICE.STYLE(&quot;default&quot;)))" style:apply-style-name="Default" style:base-cell-address="Sheet1.C217"/>
    </style:style>
    <style:style style:name="ce76" style:family="table-cell" style:parent-style-name="Default">
      <style:table-cell-properties fo:border-bottom="none" fo:border-left="0.74pt solid #000000" fo:border-right="none" fo:border-top="0.74pt solid #000000"/>
      <style:map style:condition="is-true-formula(IF([.L226]=1;ORG.OPENOFFICE.STYLE(&quot;Red&quot;);ORG.OPENOFFICE.STYLE(&quot;default&quot;)))" style:apply-style-name="Default" style:base-cell-address="Sheet1.C226"/>
    </style:style>
    <style:style style:name="ce77" style:family="table-cell" style:parent-style-name="Default">
      <style:table-cell-properties fo:border-bottom="none" fo:border-left="0.74pt solid #000000" fo:border-right="none" fo:border-top="none"/>
      <style:map style:condition="is-true-formula(IF([.L226]=1;ORG.OPENOFFICE.STYLE(&quot;Red&quot;);ORG.OPENOFFICE.STYLE(&quot;default&quot;)))" style:apply-style-name="Default" style:base-cell-address="Sheet1.C226"/>
    </style:style>
    <style:style style:name="ce78" style:family="table-cell" style:parent-style-name="Default">
      <style:table-cell-properties fo:border-bottom="0.74pt solid #000000" fo:border-left="0.74pt solid #000000" fo:border-right="none" fo:border-top="none"/>
      <style:map style:condition="is-true-formula(IF([.L226]=1;ORG.OPENOFFICE.STYLE(&quot;Red&quot;);ORG.OPENOFFICE.STYLE(&quot;default&quot;)))" style:apply-style-name="Default" style:base-cell-address="Sheet1.C226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  <style:map style:condition="is-true-formula(IF([.L235]=1;ORG.OPENOFFICE.STYLE(&quot;Red&quot;);ORG.OPENOFFICE.STYLE(&quot;default&quot;)))" style:apply-style-name="Default" style:base-cell-address="Sheet1.C235"/>
    </style:style>
    <style:style style:name="ce80" style:family="table-cell" style:parent-style-name="Default">
      <style:table-cell-properties fo:border-bottom="none" fo:border-left="0.74pt solid #000000" fo:border-right="none" fo:border-top="none"/>
      <style:map style:condition="is-true-formula(IF([.L235]=1;ORG.OPENOFFICE.STYLE(&quot;Red&quot;);ORG.OPENOFFICE.STYLE(&quot;default&quot;)))" style:apply-style-name="Default" style:base-cell-address="Sheet1.C235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  <style:map style:condition="is-true-formula(IF([.L235]=1;ORG.OPENOFFICE.STYLE(&quot;Red&quot;);ORG.OPENOFFICE.STYLE(&quot;default&quot;)))" style:apply-style-name="Default" style:base-cell-address="Sheet1.C235"/>
    </style:style>
    <style:style style:name="ce82" style:family="table-cell" style:parent-style-name="Default">
      <style:table-cell-properties fo:border-bottom="none" fo:border-left="0.74pt solid #000000" fo:border-right="none" fo:border-top="0.74pt solid #000000"/>
      <style:map style:condition="is-true-formula(IF([.L244]=1;ORG.OPENOFFICE.STYLE(&quot;Red&quot;);ORG.OPENOFFICE.STYLE(&quot;default&quot;)))" style:apply-style-name="Default" style:base-cell-address="Sheet1.C244"/>
    </style:style>
    <style:style style:name="ce83" style:family="table-cell" style:parent-style-name="Default">
      <style:table-cell-properties fo:border-bottom="none" fo:border-left="0.74pt solid #000000" fo:border-right="none" fo:border-top="none"/>
      <style:map style:condition="is-true-formula(IF([.L244]=1;ORG.OPENOFFICE.STYLE(&quot;Red&quot;);ORG.OPENOFFICE.STYLE(&quot;default&quot;)))" style:apply-style-name="Default" style:base-cell-address="Sheet1.C244"/>
    </style:style>
    <style:style style:name="ce84" style:family="table-cell" style:parent-style-name="Default">
      <style:table-cell-properties fo:border-bottom="0.74pt solid #000000" fo:border-left="0.74pt solid #000000" fo:border-right="none" fo:border-top="none"/>
      <style:map style:condition="is-true-formula(IF([.L244]=1;ORG.OPENOFFICE.STYLE(&quot;Red&quot;);ORG.OPENOFFICE.STYLE(&quot;default&quot;)))" style:apply-style-name="Default" style:base-cell-address="Sheet1.C244"/>
    </style:style>
    <style:style style:name="ce85" style:family="table-cell" style:parent-style-name="Default">
      <style:table-cell-properties fo:border-bottom="none" fo:border-left="0.74pt solid #000000" fo:border-right="none" fo:border-top="0.74pt solid #000000"/>
      <style:map style:condition="is-true-formula(IF([.L253]=1;ORG.OPENOFFICE.STYLE(&quot;Red&quot;);ORG.OPENOFFICE.STYLE(&quot;default&quot;)))" style:apply-style-name="Default" style:base-cell-address="Sheet1.C253"/>
    </style:style>
    <style:style style:name="ce86" style:family="table-cell" style:parent-style-name="Default">
      <style:table-cell-properties fo:border-bottom="none" fo:border-left="0.74pt solid #000000" fo:border-right="none" fo:border-top="none"/>
      <style:map style:condition="is-true-formula(IF([.L253]=1;ORG.OPENOFFICE.STYLE(&quot;Red&quot;);ORG.OPENOFFICE.STYLE(&quot;default&quot;)))" style:apply-style-name="Default" style:base-cell-address="Sheet1.C253"/>
    </style:style>
    <style:style style:name="ce87" style:family="table-cell" style:parent-style-name="Default">
      <style:table-cell-properties fo:border-bottom="0.74pt solid #000000" fo:border-left="0.74pt solid #000000" fo:border-right="none" fo:border-top="none"/>
      <style:map style:condition="is-true-formula(IF([.L253]=1;ORG.OPENOFFICE.STYLE(&quot;Red&quot;);ORG.OPENOFFICE.STYLE(&quot;default&quot;)))" style:apply-style-name="Default" style:base-cell-address="Sheet1.C253"/>
    </style:style>
    <style:style style:name="ce88" style:family="table-cell" style:parent-style-name="Default">
      <style:table-cell-properties fo:border-bottom="none" fo:border-left="0.74pt solid #000000" fo:border-right="none" fo:border-top="0.74pt solid #000000"/>
      <style:map style:condition="is-true-formula(IF([.L262]=1;ORG.OPENOFFICE.STYLE(&quot;Red&quot;);ORG.OPENOFFICE.STYLE(&quot;default&quot;)))" style:apply-style-name="Default" style:base-cell-address="Sheet1.C262"/>
    </style:style>
    <style:style style:name="ce89" style:family="table-cell" style:parent-style-name="Default">
      <style:table-cell-properties fo:border-bottom="none" fo:border-left="0.74pt solid #000000" fo:border-right="none" fo:border-top="none"/>
      <style:map style:condition="is-true-formula(IF([.L262]=1;ORG.OPENOFFICE.STYLE(&quot;Red&quot;);ORG.OPENOFFICE.STYLE(&quot;default&quot;)))" style:apply-style-name="Default" style:base-cell-address="Sheet1.C262"/>
    </style:style>
    <style:style style:name="ce90" style:family="table-cell" style:parent-style-name="Default">
      <style:table-cell-properties fo:border-bottom="0.74pt solid #000000" fo:border-left="0.74pt solid #000000" fo:border-right="none" fo:border-top="none"/>
      <style:map style:condition="is-true-formula(IF([.L262]=1;ORG.OPENOFFICE.STYLE(&quot;Red&quot;);ORG.OPENOFFICE.STYLE(&quot;default&quot;)))" style:apply-style-name="Default" style:base-cell-address="Sheet1.C262"/>
    </style:style>
    <style:style style:name="ce91" style:family="table-cell" style:parent-style-name="Default">
      <style:table-cell-properties fo:border-bottom="none" fo:border-left="0.74pt solid #000000" fo:border-right="none" fo:border-top="0.74pt solid #000000"/>
      <style:map style:condition="is-true-formula(IF([.L271]=1;ORG.OPENOFFICE.STYLE(&quot;Red&quot;);ORG.OPENOFFICE.STYLE(&quot;default&quot;)))" style:apply-style-name="Default" style:base-cell-address="Sheet1.C271"/>
    </style:style>
    <style:style style:name="ce92" style:family="table-cell" style:parent-style-name="Default">
      <style:table-cell-properties fo:border-bottom="none" fo:border-left="0.74pt solid #000000" fo:border-right="none" fo:border-top="none"/>
      <style:map style:condition="is-true-formula(IF([.L271]=1;ORG.OPENOFFICE.STYLE(&quot;Red&quot;);ORG.OPENOFFICE.STYLE(&quot;default&quot;)))" style:apply-style-name="Default" style:base-cell-address="Sheet1.C271"/>
    </style:style>
    <style:style style:name="ce93" style:family="table-cell" style:parent-style-name="Default">
      <style:table-cell-properties fo:border-bottom="0.74pt solid #000000" fo:border-left="0.74pt solid #000000" fo:border-right="none" fo:border-top="none"/>
      <style:map style:condition="is-true-formula(IF([.L271]=1;ORG.OPENOFFICE.STYLE(&quot;Red&quot;);ORG.OPENOFFICE.STYLE(&quot;default&quot;)))" style:apply-style-name="Default" style:base-cell-address="Sheet1.C271"/>
    </style:style>
    <style:style style:name="ce94" style:family="table-cell" style:parent-style-name="Default">
      <style:table-cell-properties fo:border-bottom="none" fo:border-left="0.74pt solid #000000" fo:border-right="none" fo:border-top="0.74pt solid #000000"/>
      <style:map style:condition="is-true-formula(IF([.L280]=1;ORG.OPENOFFICE.STYLE(&quot;Red&quot;);ORG.OPENOFFICE.STYLE(&quot;default&quot;)))" style:apply-style-name="Default" style:base-cell-address="Sheet1.C280"/>
    </style:style>
    <style:style style:name="ce95" style:family="table-cell" style:parent-style-name="Default">
      <style:table-cell-properties fo:border-bottom="none" fo:border-left="0.74pt solid #000000" fo:border-right="none" fo:border-top="none"/>
      <style:map style:condition="is-true-formula(IF([.L280]=1;ORG.OPENOFFICE.STYLE(&quot;Red&quot;);ORG.OPENOFFICE.STYLE(&quot;default&quot;)))" style:apply-style-name="Default" style:base-cell-address="Sheet1.C280"/>
    </style:style>
    <style:style style:name="ce96" style:family="table-cell" style:parent-style-name="Default">
      <style:table-cell-properties fo:border-bottom="0.74pt solid #000000" fo:border-left="0.74pt solid #000000" fo:border-right="none" fo:border-top="none"/>
      <style:map style:condition="is-true-formula(IF([.L280]=1;ORG.OPENOFFICE.STYLE(&quot;Red&quot;);ORG.OPENOFFICE.STYLE(&quot;default&quot;)))" style:apply-style-name="Default" style:base-cell-address="Sheet1.C280"/>
    </style:style>
    <style:style style:name="ce97" style:family="table-cell" style:parent-style-name="Default">
      <style:table-cell-properties fo:border-bottom="none" fo:border-left="0.74pt solid #000000" fo:border-right="none" fo:border-top="0.74pt solid #000000"/>
      <style:map style:condition="is-true-formula(IF([.L289]=1;ORG.OPENOFFICE.STYLE(&quot;Red&quot;);ORG.OPENOFFICE.STYLE(&quot;default&quot;)))" style:apply-style-name="Default" style:base-cell-address="Sheet1.C289"/>
    </style:style>
    <style:style style:name="ce98" style:family="table-cell" style:parent-style-name="Default">
      <style:table-cell-properties fo:border-bottom="none" fo:border-left="0.74pt solid #000000" fo:border-right="none" fo:border-top="none"/>
      <style:map style:condition="is-true-formula(IF([.L289]=1;ORG.OPENOFFICE.STYLE(&quot;Red&quot;);ORG.OPENOFFICE.STYLE(&quot;default&quot;)))" style:apply-style-name="Default" style:base-cell-address="Sheet1.C289"/>
    </style:style>
    <style:style style:name="ce99" style:family="table-cell" style:parent-style-name="Default">
      <style:table-cell-properties fo:border-bottom="0.74pt solid #000000" fo:border-left="0.74pt solid #000000" fo:border-right="none" fo:border-top="none"/>
      <style:map style:condition="is-true-formula(IF([.L289]=1;ORG.OPENOFFICE.STYLE(&quot;Red&quot;);ORG.OPENOFFICE.STYLE(&quot;default&quot;)))" style:apply-style-name="Default" style:base-cell-address="Sheet1.C289"/>
    </style:style>
    <style:style style:name="ce100" style:family="table-cell" style:parent-style-name="Default">
      <style:table-cell-properties fo:border-bottom="none" fo:border-left="0.74pt solid #000000" fo:border-right="none" fo:border-top="0.74pt solid #000000"/>
      <style:map style:condition="is-true-formula(IF([.L298]=1;ORG.OPENOFFICE.STYLE(&quot;Red&quot;);ORG.OPENOFFICE.STYLE(&quot;default&quot;)))" style:apply-style-name="Default" style:base-cell-address="Sheet1.C298"/>
    </style:style>
    <style:style style:name="ce101" style:family="table-cell" style:parent-style-name="Default">
      <style:table-cell-properties fo:border-bottom="none" fo:border-left="0.74pt solid #000000" fo:border-right="none" fo:border-top="none"/>
      <style:map style:condition="is-true-formula(IF([.L298]=1;ORG.OPENOFFICE.STYLE(&quot;Red&quot;);ORG.OPENOFFICE.STYLE(&quot;default&quot;)))" style:apply-style-name="Default" style:base-cell-address="Sheet1.C298"/>
    </style:style>
    <style:style style:name="ce102" style:family="table-cell" style:parent-style-name="Default">
      <style:table-cell-properties fo:border-bottom="0.74pt solid #000000" fo:border-left="0.74pt solid #000000" fo:border-right="none" fo:border-top="none"/>
      <style:map style:condition="is-true-formula(IF([.L298]=1;ORG.OPENOFFICE.STYLE(&quot;Red&quot;);ORG.OPENOFFICE.STYLE(&quot;default&quot;)))" style:apply-style-name="Default" style:base-cell-address="Sheet1.C298"/>
    </style:style>
    <style:style style:name="ce103" style:family="table-cell" style:parent-style-name="Default">
      <style:table-cell-properties fo:border-bottom="none" fo:border-left="0.74pt solid #000000" fo:border-right="none" fo:border-top="0.74pt solid #000000"/>
      <style:map style:condition="is-true-formula(IF([.L307]=1;ORG.OPENOFFICE.STYLE(&quot;Red&quot;);ORG.OPENOFFICE.STYLE(&quot;default&quot;)))" style:apply-style-name="Default" style:base-cell-address="Sheet1.C307"/>
    </style:style>
    <style:style style:name="ce104" style:family="table-cell" style:parent-style-name="Default">
      <style:table-cell-properties fo:border-bottom="none" fo:border-left="0.74pt solid #000000" fo:border-right="none" fo:border-top="none"/>
      <style:map style:condition="is-true-formula(IF([.L307]=1;ORG.OPENOFFICE.STYLE(&quot;Red&quot;);ORG.OPENOFFICE.STYLE(&quot;default&quot;)))" style:apply-style-name="Default" style:base-cell-address="Sheet1.C307"/>
    </style:style>
    <style:style style:name="ce105" style:family="table-cell" style:parent-style-name="Default">
      <style:table-cell-properties fo:border-bottom="0.74pt solid #000000" fo:border-left="0.74pt solid #000000" fo:border-right="none" fo:border-top="none"/>
      <style:map style:condition="is-true-formula(IF([.L307]=1;ORG.OPENOFFICE.STYLE(&quot;Red&quot;);ORG.OPENOFFICE.STYLE(&quot;default&quot;)))" style:apply-style-name="Default" style:base-cell-address="Sheet1.C307"/>
    </style:style>
    <style:style style:name="ce106" style:family="table-cell" style:parent-style-name="Default">
      <style:table-cell-properties fo:border-bottom="none" fo:border-left="0.74pt solid #000000" fo:border-right="none" fo:border-top="0.74pt solid #000000"/>
      <style:map style:condition="is-true-formula(IF([.L316]=1;ORG.OPENOFFICE.STYLE(&quot;Red&quot;);ORG.OPENOFFICE.STYLE(&quot;default&quot;)))" style:apply-style-name="Default" style:base-cell-address="Sheet1.C316"/>
    </style:style>
    <style:style style:name="ce107" style:family="table-cell" style:parent-style-name="Default">
      <style:table-cell-properties fo:border-bottom="none" fo:border-left="0.74pt solid #000000" fo:border-right="none" fo:border-top="none"/>
      <style:map style:condition="is-true-formula(IF([.L316]=1;ORG.OPENOFFICE.STYLE(&quot;Red&quot;);ORG.OPENOFFICE.STYLE(&quot;default&quot;)))" style:apply-style-name="Default" style:base-cell-address="Sheet1.C316"/>
    </style:style>
    <style:style style:name="ce108" style:family="table-cell" style:parent-style-name="Default">
      <style:table-cell-properties fo:border-bottom="0.74pt solid #000000" fo:border-left="0.74pt solid #000000" fo:border-right="none" fo:border-top="none"/>
      <style:map style:condition="is-true-formula(IF([.L316]=1;ORG.OPENOFFICE.STYLE(&quot;Red&quot;);ORG.OPENOFFICE.STYLE(&quot;default&quot;)))" style:apply-style-name="Default" style:base-cell-address="Sheet1.C316"/>
    </style:style>
    <style:style style:name="ce109" style:family="table-cell" style:parent-style-name="Default">
      <style:table-cell-properties fo:border-bottom="none" fo:border-left="0.74pt solid #000000" fo:border-right="none" fo:border-top="0.74pt solid #000000"/>
      <style:map style:condition="is-true-formula(IF([.L325]=1;ORG.OPENOFFICE.STYLE(&quot;Red&quot;);ORG.OPENOFFICE.STYLE(&quot;default&quot;)))" style:apply-style-name="Default" style:base-cell-address="Sheet1.C325"/>
    </style:style>
    <style:style style:name="ce110" style:family="table-cell" style:parent-style-name="Default">
      <style:table-cell-properties fo:border-bottom="none" fo:border-left="0.74pt solid #000000" fo:border-right="none" fo:border-top="none"/>
      <style:map style:condition="is-true-formula(IF([.L325]=1;ORG.OPENOFFICE.STYLE(&quot;Red&quot;);ORG.OPENOFFICE.STYLE(&quot;default&quot;)))" style:apply-style-name="Default" style:base-cell-address="Sheet1.C325"/>
    </style:style>
    <style:style style:name="ce111" style:family="table-cell" style:parent-style-name="Default">
      <style:table-cell-properties fo:border-bottom="0.74pt solid #000000" fo:border-left="0.74pt solid #000000" fo:border-right="none" fo:border-top="none"/>
      <style:map style:condition="is-true-formula(IF([.L325]=1;ORG.OPENOFFICE.STYLE(&quot;Red&quot;);ORG.OPENOFFICE.STYLE(&quot;default&quot;)))" style:apply-style-name="Default" style:base-cell-address="Sheet1.C325"/>
    </style:style>
    <style:style style:name="ce112" style:family="table-cell" style:parent-style-name="Default">
      <style:table-cell-properties fo:border-bottom="none" fo:border-left="0.74pt solid #000000" fo:border-right="none" fo:border-top="0.74pt solid #000000"/>
      <style:map style:condition="is-true-formula(IF([.L334]=1;ORG.OPENOFFICE.STYLE(&quot;Red&quot;);ORG.OPENOFFICE.STYLE(&quot;default&quot;)))" style:apply-style-name="Default" style:base-cell-address="Sheet1.C334"/>
    </style:style>
    <style:style style:name="ce113" style:family="table-cell" style:parent-style-name="Default">
      <style:table-cell-properties fo:border-bottom="none" fo:border-left="0.74pt solid #000000" fo:border-right="none" fo:border-top="none"/>
      <style:map style:condition="is-true-formula(IF([.L334]=1;ORG.OPENOFFICE.STYLE(&quot;Red&quot;);ORG.OPENOFFICE.STYLE(&quot;default&quot;)))" style:apply-style-name="Default" style:base-cell-address="Sheet1.C334"/>
    </style:style>
    <style:style style:name="ce114" style:family="table-cell" style:parent-style-name="Default">
      <style:table-cell-properties fo:border-bottom="0.74pt solid #000000" fo:border-left="0.74pt solid #000000" fo:border-right="none" fo:border-top="none"/>
      <style:map style:condition="is-true-formula(IF([.L334]=1;ORG.OPENOFFICE.STYLE(&quot;Red&quot;);ORG.OPENOFFICE.STYLE(&quot;default&quot;)))" style:apply-style-name="Default" style:base-cell-address="Sheet1.C334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  <style:map style:condition="is-true-formula(IF([.L343]=1;ORG.OPENOFFICE.STYLE(&quot;Red&quot;);ORG.OPENOFFICE.STYLE(&quot;default&quot;)))" style:apply-style-name="Default" style:base-cell-address="Sheet1.C343"/>
    </style:style>
    <style:style style:name="ce116" style:family="table-cell" style:parent-style-name="Default">
      <style:table-cell-properties fo:border-bottom="none" fo:border-left="0.74pt solid #000000" fo:border-right="none" fo:border-top="none"/>
      <style:map style:condition="is-true-formula(IF([.L343]=1;ORG.OPENOFFICE.STYLE(&quot;Red&quot;);ORG.OPENOFFICE.STYLE(&quot;default&quot;)))" style:apply-style-name="Default" style:base-cell-address="Sheet1.C343"/>
    </style:style>
    <style:style style:name="ce117" style:family="table-cell" style:parent-style-name="Default">
      <style:table-cell-properties fo:border-bottom="0.74pt solid #000000" fo:border-left="0.74pt solid #000000" fo:border-right="none" fo:border-top="none"/>
      <style:map style:condition="is-true-formula(IF([.L343]=1;ORG.OPENOFFICE.STYLE(&quot;Red&quot;);ORG.OPENOFFICE.STYLE(&quot;default&quot;)))" style:apply-style-name="Default" style:base-cell-address="Sheet1.C343"/>
    </style:style>
    <style:style style:name="ce118" style:family="table-cell" style:parent-style-name="Default">
      <style:table-cell-properties fo:border-bottom="none" fo:border-left="0.74pt solid #000000" fo:border-right="none" fo:border-top="0.74pt solid #000000"/>
      <style:map style:condition="is-true-formula(IF([.L352]=1;ORG.OPENOFFICE.STYLE(&quot;Red&quot;);ORG.OPENOFFICE.STYLE(&quot;default&quot;)))" style:apply-style-name="Default" style:base-cell-address="Sheet1.C352"/>
    </style:style>
    <style:style style:name="ce119" style:family="table-cell" style:parent-style-name="Default">
      <style:table-cell-properties fo:border-bottom="none" fo:border-left="0.74pt solid #000000" fo:border-right="none" fo:border-top="none"/>
      <style:map style:condition="is-true-formula(IF([.L352]=1;ORG.OPENOFFICE.STYLE(&quot;Red&quot;);ORG.OPENOFFICE.STYLE(&quot;default&quot;)))" style:apply-style-name="Default" style:base-cell-address="Sheet1.C352"/>
    </style:style>
    <style:style style:name="ce120" style:family="table-cell" style:parent-style-name="Default">
      <style:table-cell-properties fo:border-bottom="0.74pt solid #000000" fo:border-left="0.74pt solid #000000" fo:border-right="none" fo:border-top="none"/>
      <style:map style:condition="is-true-formula(IF([.L352]=1;ORG.OPENOFFICE.STYLE(&quot;Red&quot;);ORG.OPENOFFICE.STYLE(&quot;default&quot;)))" style:apply-style-name="Default" style:base-cell-address="Sheet1.C352"/>
    </style:style>
    <style:style style:name="ce121" style:family="table-cell" style:parent-style-name="Default">
      <style:table-cell-properties fo:border-bottom="none" fo:border-left="0.74pt solid #000000" fo:border-right="none" fo:border-top="0.74pt solid #000000"/>
      <style:map style:condition="is-true-formula(IF([.L361]=1;ORG.OPENOFFICE.STYLE(&quot;Red&quot;);ORG.OPENOFFICE.STYLE(&quot;default&quot;)))" style:apply-style-name="Default" style:base-cell-address="Sheet1.C361"/>
    </style:style>
    <style:style style:name="ce122" style:family="table-cell" style:parent-style-name="Default">
      <style:table-cell-properties fo:border-bottom="none" fo:border-left="0.74pt solid #000000" fo:border-right="none" fo:border-top="none"/>
      <style:map style:condition="is-true-formula(IF([.L361]=1;ORG.OPENOFFICE.STYLE(&quot;Red&quot;);ORG.OPENOFFICE.STYLE(&quot;default&quot;)))" style:apply-style-name="Default" style:base-cell-address="Sheet1.C361"/>
    </style:style>
    <style:style style:name="ce123" style:family="table-cell" style:parent-style-name="Default">
      <style:table-cell-properties fo:border-bottom="0.74pt solid #000000" fo:border-left="0.74pt solid #000000" fo:border-right="none" fo:border-top="none"/>
      <style:map style:condition="is-true-formula(IF([.L361]=1;ORG.OPENOFFICE.STYLE(&quot;Red&quot;);ORG.OPENOFFICE.STYLE(&quot;default&quot;)))" style:apply-style-name="Default" style:base-cell-address="Sheet1.C361"/>
    </style:style>
    <style:style style:name="ce124" style:family="table-cell" style:parent-style-name="Default">
      <style:table-cell-properties fo:border-bottom="none" fo:border-left="0.74pt solid #000000" fo:border-right="none" fo:border-top="0.74pt solid #000000"/>
      <style:map style:condition="is-true-formula(IF([.L370]=1;ORG.OPENOFFICE.STYLE(&quot;Red&quot;);ORG.OPENOFFICE.STYLE(&quot;default&quot;)))" style:apply-style-name="Default" style:base-cell-address="Sheet1.C370"/>
    </style:style>
    <style:style style:name="ce125" style:family="table-cell" style:parent-style-name="Default">
      <style:table-cell-properties fo:border-bottom="none" fo:border-left="0.74pt solid #000000" fo:border-right="none" fo:border-top="none"/>
      <style:map style:condition="is-true-formula(IF([.L370]=1;ORG.OPENOFFICE.STYLE(&quot;Red&quot;);ORG.OPENOFFICE.STYLE(&quot;default&quot;)))" style:apply-style-name="Default" style:base-cell-address="Sheet1.C370"/>
    </style:style>
    <style:style style:name="ce126" style:family="table-cell" style:parent-style-name="Default">
      <style:table-cell-properties fo:border-bottom="0.74pt solid #000000" fo:border-left="0.74pt solid #000000" fo:border-right="none" fo:border-top="none"/>
      <style:map style:condition="is-true-formula(IF([.L370]=1;ORG.OPENOFFICE.STYLE(&quot;Red&quot;);ORG.OPENOFFICE.STYLE(&quot;default&quot;)))" style:apply-style-name="Default" style:base-cell-address="Sheet1.C370"/>
    </style:style>
    <style:style style:name="ce127" style:family="table-cell" style:parent-style-name="Default">
      <style:table-cell-properties fo:border-bottom="none" fo:border-left="0.74pt solid #000000" fo:border-right="none" fo:border-top="0.74pt solid #000000"/>
      <style:map style:condition="is-true-formula(IF([.L379]=1;ORG.OPENOFFICE.STYLE(&quot;Red&quot;);ORG.OPENOFFICE.STYLE(&quot;default&quot;)))" style:apply-style-name="Default" style:base-cell-address="Sheet1.C379"/>
    </style:style>
    <style:style style:name="ce128" style:family="table-cell" style:parent-style-name="Default">
      <style:table-cell-properties fo:border-bottom="none" fo:border-left="0.74pt solid #000000" fo:border-right="none" fo:border-top="none"/>
      <style:map style:condition="is-true-formula(IF([.L379]=1;ORG.OPENOFFICE.STYLE(&quot;Red&quot;);ORG.OPENOFFICE.STYLE(&quot;default&quot;)))" style:apply-style-name="Default" style:base-cell-address="Sheet1.C379"/>
    </style:style>
    <style:style style:name="ce129" style:family="table-cell" style:parent-style-name="Default">
      <style:table-cell-properties fo:border-bottom="0.74pt solid #000000" fo:border-left="0.74pt solid #000000" fo:border-right="none" fo:border-top="none"/>
      <style:map style:condition="is-true-formula(IF([.L379]=1;ORG.OPENOFFICE.STYLE(&quot;Red&quot;);ORG.OPENOFFICE.STYLE(&quot;default&quot;)))" style:apply-style-name="Default" style:base-cell-address="Sheet1.C379"/>
    </style:style>
    <style:style style:name="ce130" style:family="table-cell" style:parent-style-name="Default">
      <style:table-cell-properties fo:border-bottom="none" fo:border-left="0.74pt solid #000000" fo:border-right="none" fo:border-top="0.74pt solid #000000"/>
      <style:map style:condition="is-true-formula(IF([.L388]=1;ORG.OPENOFFICE.STYLE(&quot;Red&quot;);ORG.OPENOFFICE.STYLE(&quot;default&quot;)))" style:apply-style-name="Default" style:base-cell-address="Sheet1.C388"/>
    </style:style>
    <style:style style:name="ce131" style:family="table-cell" style:parent-style-name="Default">
      <style:table-cell-properties fo:border-bottom="none" fo:border-left="0.74pt solid #000000" fo:border-right="none" fo:border-top="none"/>
      <style:map style:condition="is-true-formula(IF([.L388]=1;ORG.OPENOFFICE.STYLE(&quot;Red&quot;);ORG.OPENOFFICE.STYLE(&quot;default&quot;)))" style:apply-style-name="Default" style:base-cell-address="Sheet1.C388"/>
    </style:style>
    <style:style style:name="ce132" style:family="table-cell" style:parent-style-name="Default">
      <style:table-cell-properties fo:border-bottom="0.74pt solid #000000" fo:border-left="0.74pt solid #000000" fo:border-right="none" fo:border-top="none"/>
      <style:map style:condition="is-true-formula(IF([.L388]=1;ORG.OPENOFFICE.STYLE(&quot;Red&quot;);ORG.OPENOFFICE.STYLE(&quot;default&quot;)))" style:apply-style-name="Default" style:base-cell-address="Sheet1.C388"/>
    </style:style>
    <style:style style:name="ce133" style:family="table-cell" style:parent-style-name="Default">
      <style:table-cell-properties fo:border-bottom="none" fo:border-left="0.74pt solid #000000" fo:border-right="none" fo:border-top="0.74pt solid #000000"/>
      <style:map style:condition="is-true-formula(IF([.L397]=1;ORG.OPENOFFICE.STYLE(&quot;Red&quot;);ORG.OPENOFFICE.STYLE(&quot;default&quot;)))" style:apply-style-name="Default" style:base-cell-address="Sheet1.C397"/>
    </style:style>
    <style:style style:name="ce134" style:family="table-cell" style:parent-style-name="Default">
      <style:table-cell-properties fo:border-bottom="none" fo:border-left="0.74pt solid #000000" fo:border-right="none" fo:border-top="none"/>
      <style:map style:condition="is-true-formula(IF([.L397]=1;ORG.OPENOFFICE.STYLE(&quot;Red&quot;);ORG.OPENOFFICE.STYLE(&quot;default&quot;)))" style:apply-style-name="Default" style:base-cell-address="Sheet1.C397"/>
    </style:style>
    <style:style style:name="ce135" style:family="table-cell" style:parent-style-name="Default">
      <style:table-cell-properties fo:border-bottom="0.74pt solid #000000" fo:border-left="0.74pt solid #000000" fo:border-right="none" fo:border-top="none"/>
      <style:map style:condition="is-true-formula(IF([.L397]=1;ORG.OPENOFFICE.STYLE(&quot;Red&quot;);ORG.OPENOFFICE.STYLE(&quot;default&quot;)))" style:apply-style-name="Default" style:base-cell-address="Sheet1.C397"/>
    </style:style>
    <style:style style:name="ce136" style:family="table-cell" style:parent-style-name="Default">
      <style:table-cell-properties fo:border-bottom="none" fo:border-left="0.74pt solid #000000" fo:border-right="none" fo:border-top="0.74pt solid #000000"/>
      <style:map style:condition="is-true-formula(IF([.L406]=1;ORG.OPENOFFICE.STYLE(&quot;Red&quot;);ORG.OPENOFFICE.STYLE(&quot;default&quot;)))" style:apply-style-name="Default" style:base-cell-address="Sheet1.C406"/>
    </style:style>
    <style:style style:name="ce137" style:family="table-cell" style:parent-style-name="Default">
      <style:table-cell-properties fo:border-bottom="none" fo:border-left="0.74pt solid #000000" fo:border-right="none" fo:border-top="none"/>
      <style:map style:condition="is-true-formula(IF([.L407]=1;ORG.OPENOFFICE.STYLE(&quot;Red&quot;);ORG.OPENOFFICE.STYLE(&quot;default&quot;)))" style:apply-style-name="Default" style:base-cell-address="Sheet1.C407"/>
    </style:style>
    <style:style style:name="ce138" style:family="table-cell" style:parent-style-name="Default">
      <style:table-cell-properties fo:border-bottom="0.74pt solid #000000" fo:border-left="0.74pt solid #000000" fo:border-right="none" fo:border-top="none"/>
      <style:map style:condition="is-true-formula(IF([.L407]=1;ORG.OPENOFFICE.STYLE(&quot;Red&quot;);ORG.OPENOFFICE.STYLE(&quot;default&quot;)))" style:apply-style-name="Default" style:base-cell-address="Sheet1.C407"/>
    </style:style>
    <style:style style:name="ce139" style:family="table-cell" style:parent-style-name="Default">
      <style:table-cell-properties fo:border-bottom="none" fo:border-left="0.74pt solid #000000" fo:border-right="none" fo:border-top="0.74pt solid #000000"/>
      <style:map style:condition="is-true-formula(IF([.L415]=1;ORG.OPENOFFICE.STYLE(&quot;Red&quot;);ORG.OPENOFFICE.STYLE(&quot;default&quot;)))" style:apply-style-name="Default" style:base-cell-address="Sheet1.C415"/>
    </style:style>
    <style:style style:name="ce140" style:family="table-cell" style:parent-style-name="Default">
      <style:table-cell-properties fo:border-bottom="none" fo:border-left="0.74pt solid #000000" fo:border-right="none" fo:border-top="none"/>
      <style:map style:condition="is-true-formula(IF([.L415]=1;ORG.OPENOFFICE.STYLE(&quot;Red&quot;);ORG.OPENOFFICE.STYLE(&quot;default&quot;)))" style:apply-style-name="Default" style:base-cell-address="Sheet1.C415"/>
    </style:style>
    <style:style style:name="ce141" style:family="table-cell" style:parent-style-name="Default">
      <style:table-cell-properties fo:border-bottom="0.74pt solid #000000" fo:border-left="0.74pt solid #000000" fo:border-right="none" fo:border-top="none"/>
      <style:map style:condition="is-true-formula(IF([.L415]=1;ORG.OPENOFFICE.STYLE(&quot;Red&quot;);ORG.OPENOFFICE.STYLE(&quot;default&quot;)))" style:apply-style-name="Default" style:base-cell-address="Sheet1.C415"/>
    </style:style>
    <style:style style:name="ce142" style:family="table-cell" style:parent-style-name="Default">
      <style:table-cell-properties fo:border-bottom="none" fo:border-left="0.74pt solid #000000" fo:border-right="none" fo:border-top="0.74pt solid #000000"/>
      <style:map style:condition="is-true-formula(IF([.L424]=1;ORG.OPENOFFICE.STYLE(&quot;Red&quot;);ORG.OPENOFFICE.STYLE(&quot;default&quot;)))" style:apply-style-name="Default" style:base-cell-address="Sheet1.C424"/>
    </style:style>
    <style:style style:name="ce143" style:family="table-cell" style:parent-style-name="Default">
      <style:table-cell-properties fo:border-bottom="none" fo:border-left="0.74pt solid #000000" fo:border-right="none" fo:border-top="none"/>
      <style:map style:condition="is-true-formula(IF([.L425]=1;ORG.OPENOFFICE.STYLE(&quot;Red&quot;);ORG.OPENOFFICE.STYLE(&quot;default&quot;)))" style:apply-style-name="Default" style:base-cell-address="Sheet1.C425"/>
    </style:style>
    <style:style style:name="ce144" style:family="table-cell" style:parent-style-name="Default">
      <style:table-cell-properties fo:border-bottom="0.74pt solid #000000" fo:border-left="0.74pt solid #000000" fo:border-right="none" fo:border-top="none"/>
      <style:map style:condition="is-true-formula(IF([.L425]=1;ORG.OPENOFFICE.STYLE(&quot;Red&quot;);ORG.OPENOFFICE.STYLE(&quot;default&quot;)))" style:apply-style-name="Default" style:base-cell-address="Sheet1.C425"/>
    </style:style>
    <style:style style:name="ce145" style:family="table-cell" style:parent-style-name="Default">
      <style:table-cell-properties fo:border-bottom="none" fo:border-left="0.74pt solid #000000" fo:border-right="none" fo:border-top="0.74pt solid #000000"/>
      <style:map style:condition="is-true-formula(IF([.L433]=1;ORG.OPENOFFICE.STYLE(&quot;Red&quot;);ORG.OPENOFFICE.STYLE(&quot;default&quot;)))" style:apply-style-name="Default" style:base-cell-address="Sheet1.C433"/>
    </style:style>
    <style:style style:name="ce146" style:family="table-cell" style:parent-style-name="Default">
      <style:table-cell-properties fo:border-bottom="none" fo:border-left="0.74pt solid #000000" fo:border-right="none" fo:border-top="none"/>
      <style:map style:condition="is-true-formula(IF([.L434]=1;ORG.OPENOFFICE.STYLE(&quot;Red&quot;);ORG.OPENOFFICE.STYLE(&quot;default&quot;)))" style:apply-style-name="Default" style:base-cell-address="Sheet1.C434"/>
    </style:style>
    <style:style style:name="ce147" style:family="table-cell" style:parent-style-name="Default">
      <style:table-cell-properties fo:border-bottom="0.74pt solid #000000" fo:border-left="0.74pt solid #000000" fo:border-right="none" fo:border-top="none"/>
      <style:map style:condition="is-true-formula(IF([.L434]=1;ORG.OPENOFFICE.STYLE(&quot;Red&quot;);ORG.OPENOFFICE.STYLE(&quot;default&quot;)))" style:apply-style-name="Default" style:base-cell-address="Sheet1.C434"/>
    </style:style>
    <style:style style:name="ce148" style:family="table-cell" style:parent-style-name="Default">
      <style:table-cell-properties fo:border-bottom="none" fo:border-left="0.74pt solid #000000" fo:border-right="none" fo:border-top="0.74pt solid #000000"/>
      <style:map style:condition="is-true-formula(IF([.L442]=1;ORG.OPENOFFICE.STYLE(&quot;Red&quot;);ORG.OPENOFFICE.STYLE(&quot;default&quot;)))" style:apply-style-name="Default" style:base-cell-address="Sheet1.C442"/>
    </style:style>
    <style:style style:name="ce149" style:family="table-cell" style:parent-style-name="Default">
      <style:table-cell-properties fo:border-bottom="none" fo:border-left="0.74pt solid #000000" fo:border-right="none" fo:border-top="none"/>
      <style:map style:condition="is-true-formula(IF([.L443]=1;ORG.OPENOFFICE.STYLE(&quot;Red&quot;);ORG.OPENOFFICE.STYLE(&quot;default&quot;)))" style:apply-style-name="Default" style:base-cell-address="Sheet1.C443"/>
    </style:style>
    <style:style style:name="ce150" style:family="table-cell" style:parent-style-name="Default">
      <style:table-cell-properties fo:border-bottom="0.74pt solid #000000" fo:border-left="0.74pt solid #000000" fo:border-right="none" fo:border-top="none"/>
      <style:map style:condition="is-true-formula(IF([.L443]=1;ORG.OPENOFFICE.STYLE(&quot;Red&quot;);ORG.OPENOFFICE.STYLE(&quot;default&quot;)))" style:apply-style-name="Default" style:base-cell-address="Sheet1.C443"/>
    </style:style>
    <style:style style:name="ce151" style:family="table-cell" style:parent-style-name="Default">
      <style:table-cell-properties fo:border-bottom="none" fo:border-left="none" fo:border-right="none" fo:border-top="0.74pt solid #000000"/>
    </style:style>
    <style:style style:name="ce152" style:family="table-cell" style:parent-style-name="Default">
      <style:map style:condition="is-true-formula(IF([.M1]=1;ORG.OPENOFFICE.STYLE(&quot;Red&quot;);ORG.OPENOFFICE.STYLE(&quot;default&quot;)))" style:apply-style-name="Default" style:base-cell-address="Sheet1.D1"/>
    </style:style>
    <style:style style:name="ce153" style:family="table-cell" style:parent-style-name="Default">
      <style:table-cell-properties fo:border-bottom="0.74pt solid #000000" fo:border-left="none" fo:border-right="none" fo:border-top="none"/>
      <style:map style:condition="is-true-formula(IF([.M1]=1;ORG.OPENOFFICE.STYLE(&quot;Red&quot;);ORG.OPENOFFICE.STYLE(&quot;default&quot;)))" style:apply-style-name="Default" style:base-cell-address="Sheet1.D1"/>
    </style:style>
    <style:style style:name="ce154" style:family="table-cell" style:parent-style-name="Default">
      <style:table-cell-properties fo:border-bottom="none" fo:border-left="none" fo:border-right="none" fo:border-top="0.74pt solid #000000"/>
      <style:map style:condition="is-true-formula(IF([.M10]=1;ORG.OPENOFFICE.STYLE(&quot;Red&quot;);ORG.OPENOFFICE.STYLE(&quot;default&quot;)))" style:apply-style-name="Default" style:base-cell-address="Sheet1.D10"/>
    </style:style>
    <style:style style:name="ce155" style:family="table-cell" style:parent-style-name="Default">
      <style:map style:condition="is-true-formula(IF([.M10]=1;ORG.OPENOFFICE.STYLE(&quot;Red&quot;);ORG.OPENOFFICE.STYLE(&quot;default&quot;)))" style:apply-style-name="Default" style:base-cell-address="Sheet1.D10"/>
    </style:style>
    <style:style style:name="ce156" style:family="table-cell" style:parent-style-name="Default">
      <style:table-cell-properties fo:border-bottom="0.74pt solid #000000" fo:border-left="none" fo:border-right="none" fo:border-top="none"/>
      <style:map style:condition="is-true-formula(IF([.M10]=1;ORG.OPENOFFICE.STYLE(&quot;Red&quot;);ORG.OPENOFFICE.STYLE(&quot;default&quot;)))" style:apply-style-name="Default" style:base-cell-address="Sheet1.D10"/>
    </style:style>
    <style:style style:name="ce157" style:family="table-cell" style:parent-style-name="Default">
      <style:map style:condition="is-true-formula(IF([.M19]=1;ORG.OPENOFFICE.STYLE(&quot;Red&quot;);ORG.OPENOFFICE.STYLE(&quot;default&quot;)))" style:apply-style-name="Default" style:base-cell-address="Sheet1.D19"/>
    </style:style>
    <style:style style:name="ce158" style:family="table-cell" style:parent-style-name="Default">
      <style:table-cell-properties fo:border-bottom="0.74pt solid #000000" fo:border-left="none" fo:border-right="none" fo:border-top="none"/>
      <style:map style:condition="is-true-formula(IF([.M19]=1;ORG.OPENOFFICE.STYLE(&quot;Red&quot;);ORG.OPENOFFICE.STYLE(&quot;default&quot;)))" style:apply-style-name="Default" style:base-cell-address="Sheet1.D19"/>
    </style:style>
    <style:style style:name="ce159" style:family="table-cell" style:parent-style-name="Default">
      <style:table-cell-properties fo:border-bottom="none" fo:border-left="none" fo:border-right="none" fo:border-top="0.74pt solid #000000"/>
      <style:map style:condition="is-true-formula(IF([.M28]=1;ORG.OPENOFFICE.STYLE(&quot;Red&quot;);ORG.OPENOFFICE.STYLE(&quot;default&quot;)))" style:apply-style-name="Default" style:base-cell-address="Sheet1.D28"/>
    </style:style>
    <style:style style:name="ce160" style:family="table-cell" style:parent-style-name="Default">
      <style:map style:condition="is-true-formula(IF([.M28]=1;ORG.OPENOFFICE.STYLE(&quot;Red&quot;);ORG.OPENOFFICE.STYLE(&quot;default&quot;)))" style:apply-style-name="Default" style:base-cell-address="Sheet1.D28"/>
    </style:style>
    <style:style style:name="ce161" style:family="table-cell" style:parent-style-name="Default">
      <style:table-cell-properties fo:border-bottom="0.74pt solid #000000" fo:border-left="none" fo:border-right="none" fo:border-top="none"/>
      <style:map style:condition="is-true-formula(IF([.M28]=1;ORG.OPENOFFICE.STYLE(&quot;Red&quot;);ORG.OPENOFFICE.STYLE(&quot;default&quot;)))" style:apply-style-name="Default" style:base-cell-address="Sheet1.D28"/>
    </style:style>
    <style:style style:name="ce162" style:family="table-cell" style:parent-style-name="Default">
      <style:table-cell-properties fo:border-bottom="none" fo:border-left="none" fo:border-right="none" fo:border-top="0.74pt solid #000000"/>
      <style:map style:condition="is-true-formula(IF([.M37]=1;ORG.OPENOFFICE.STYLE(&quot;Red&quot;);ORG.OPENOFFICE.STYLE(&quot;default&quot;)))" style:apply-style-name="Default" style:base-cell-address="Sheet1.D37"/>
    </style:style>
    <style:style style:name="ce163" style:family="table-cell" style:parent-style-name="Default">
      <style:map style:condition="is-true-formula(IF([.M37]=1;ORG.OPENOFFICE.STYLE(&quot;Red&quot;);ORG.OPENOFFICE.STYLE(&quot;default&quot;)))" style:apply-style-name="Default" style:base-cell-address="Sheet1.D37"/>
    </style:style>
    <style:style style:name="ce164" style:family="table-cell" style:parent-style-name="Default">
      <style:table-cell-properties fo:border-bottom="0.74pt solid #000000" fo:border-left="none" fo:border-right="none" fo:border-top="none"/>
      <style:map style:condition="is-true-formula(IF([.M37]=1;ORG.OPENOFFICE.STYLE(&quot;Red&quot;);ORG.OPENOFFICE.STYLE(&quot;default&quot;)))" style:apply-style-name="Default" style:base-cell-address="Sheet1.D37"/>
    </style:style>
    <style:style style:name="ce165" style:family="table-cell" style:parent-style-name="Default">
      <style:table-cell-properties fo:border-bottom="none" fo:border-left="none" fo:border-right="none" fo:border-top="0.74pt solid #000000"/>
      <style:map style:condition="is-true-formula(IF([.M46]=1;ORG.OPENOFFICE.STYLE(&quot;Red&quot;);ORG.OPENOFFICE.STYLE(&quot;default&quot;)))" style:apply-style-name="Default" style:base-cell-address="Sheet1.D46"/>
    </style:style>
    <style:style style:name="ce166" style:family="table-cell" style:parent-style-name="Default">
      <style:map style:condition="is-true-formula(IF([.M46]=1;ORG.OPENOFFICE.STYLE(&quot;Red&quot;);ORG.OPENOFFICE.STYLE(&quot;default&quot;)))" style:apply-style-name="Default" style:base-cell-address="Sheet1.D46"/>
    </style:style>
    <style:style style:name="ce167" style:family="table-cell" style:parent-style-name="Default">
      <style:table-cell-properties fo:border-bottom="0.74pt solid #000000" fo:border-left="none" fo:border-right="none" fo:border-top="none"/>
      <style:map style:condition="is-true-formula(IF([.M46]=1;ORG.OPENOFFICE.STYLE(&quot;Red&quot;);ORG.OPENOFFICE.STYLE(&quot;default&quot;)))" style:apply-style-name="Default" style:base-cell-address="Sheet1.D46"/>
    </style:style>
    <style:style style:name="ce168" style:family="table-cell" style:parent-style-name="Default">
      <style:table-cell-properties fo:border-bottom="none" fo:border-left="none" fo:border-right="none" fo:border-top="0.74pt solid #000000"/>
      <style:map style:condition="is-true-formula(IF([.M55]=1;ORG.OPENOFFICE.STYLE(&quot;Red&quot;);ORG.OPENOFFICE.STYLE(&quot;default&quot;)))" style:apply-style-name="Default" style:base-cell-address="Sheet1.D55"/>
    </style:style>
    <style:style style:name="ce169" style:family="table-cell" style:parent-style-name="Default">
      <style:map style:condition="is-true-formula(IF([.M55]=1;ORG.OPENOFFICE.STYLE(&quot;Red&quot;);ORG.OPENOFFICE.STYLE(&quot;default&quot;)))" style:apply-style-name="Default" style:base-cell-address="Sheet1.D55"/>
    </style:style>
    <style:style style:name="ce170" style:family="table-cell" style:parent-style-name="Default">
      <style:table-cell-properties fo:border-bottom="0.74pt solid #000000" fo:border-left="none" fo:border-right="none" fo:border-top="none"/>
      <style:map style:condition="is-true-formula(IF([.M55]=1;ORG.OPENOFFICE.STYLE(&quot;Red&quot;);ORG.OPENOFFICE.STYLE(&quot;default&quot;)))" style:apply-style-name="Default" style:base-cell-address="Sheet1.D55"/>
    </style:style>
    <style:style style:name="ce171" style:family="table-cell" style:parent-style-name="Default">
      <style:table-cell-properties fo:border-bottom="none" fo:border-left="none" fo:border-right="none" fo:border-top="0.74pt solid #000000"/>
      <style:map style:condition="is-true-formula(IF([.M64]=1;ORG.OPENOFFICE.STYLE(&quot;Red&quot;);ORG.OPENOFFICE.STYLE(&quot;default&quot;)))" style:apply-style-name="Default" style:base-cell-address="Sheet1.D64"/>
    </style:style>
    <style:style style:name="ce172" style:family="table-cell" style:parent-style-name="Default">
      <style:map style:condition="is-true-formula(IF([.M64]=1;ORG.OPENOFFICE.STYLE(&quot;Red&quot;);ORG.OPENOFFICE.STYLE(&quot;default&quot;)))" style:apply-style-name="Default" style:base-cell-address="Sheet1.D64"/>
    </style:style>
    <style:style style:name="ce173" style:family="table-cell" style:parent-style-name="Default">
      <style:table-cell-properties fo:border-bottom="0.74pt solid #000000" fo:border-left="none" fo:border-right="none" fo:border-top="none"/>
      <style:map style:condition="is-true-formula(IF([.M64]=1;ORG.OPENOFFICE.STYLE(&quot;Red&quot;);ORG.OPENOFFICE.STYLE(&quot;default&quot;)))" style:apply-style-name="Default" style:base-cell-address="Sheet1.D64"/>
    </style:style>
    <style:style style:name="ce174" style:family="table-cell" style:parent-style-name="Default">
      <style:table-cell-properties fo:border-bottom="none" fo:border-left="none" fo:border-right="none" fo:border-top="0.74pt solid #000000"/>
      <style:map style:condition="is-true-formula(IF([.M73]=1;ORG.OPENOFFICE.STYLE(&quot;Red&quot;);ORG.OPENOFFICE.STYLE(&quot;default&quot;)))" style:apply-style-name="Default" style:base-cell-address="Sheet1.D73"/>
    </style:style>
    <style:style style:name="ce175" style:family="table-cell" style:parent-style-name="Default">
      <style:map style:condition="is-true-formula(IF([.M73]=1;ORG.OPENOFFICE.STYLE(&quot;Red&quot;);ORG.OPENOFFICE.STYLE(&quot;default&quot;)))" style:apply-style-name="Default" style:base-cell-address="Sheet1.D73"/>
    </style:style>
    <style:style style:name="ce176" style:family="table-cell" style:parent-style-name="Default">
      <style:table-cell-properties fo:border-bottom="0.74pt solid #000000" fo:border-left="none" fo:border-right="none" fo:border-top="none"/>
      <style:map style:condition="is-true-formula(IF([.M73]=1;ORG.OPENOFFICE.STYLE(&quot;Red&quot;);ORG.OPENOFFICE.STYLE(&quot;default&quot;)))" style:apply-style-name="Default" style:base-cell-address="Sheet1.D73"/>
    </style:style>
    <style:style style:name="ce177" style:family="table-cell" style:parent-style-name="Default">
      <style:table-cell-properties fo:border-bottom="none" fo:border-left="none" fo:border-right="none" fo:border-top="0.74pt solid #000000"/>
      <style:map style:condition="is-true-formula(IF([.M82]=1;ORG.OPENOFFICE.STYLE(&quot;Red&quot;);ORG.OPENOFFICE.STYLE(&quot;default&quot;)))" style:apply-style-name="Default" style:base-cell-address="Sheet1.D82"/>
    </style:style>
    <style:style style:name="ce178" style:family="table-cell" style:parent-style-name="Default">
      <style:map style:condition="is-true-formula(IF([.M82]=1;ORG.OPENOFFICE.STYLE(&quot;Red&quot;);ORG.OPENOFFICE.STYLE(&quot;default&quot;)))" style:apply-style-name="Default" style:base-cell-address="Sheet1.D82"/>
    </style:style>
    <style:style style:name="ce179" style:family="table-cell" style:parent-style-name="Default">
      <style:table-cell-properties fo:border-bottom="0.74pt solid #000000" fo:border-left="none" fo:border-right="none" fo:border-top="none"/>
      <style:map style:condition="is-true-formula(IF([.M82]=1;ORG.OPENOFFICE.STYLE(&quot;Red&quot;);ORG.OPENOFFICE.STYLE(&quot;default&quot;)))" style:apply-style-name="Default" style:base-cell-address="Sheet1.D82"/>
    </style:style>
    <style:style style:name="ce180" style:family="table-cell" style:parent-style-name="Default">
      <style:table-cell-properties fo:border-bottom="none" fo:border-left="none" fo:border-right="none" fo:border-top="0.74pt solid #000000"/>
      <style:map style:condition="is-true-formula(IF([.M91]=1;ORG.OPENOFFICE.STYLE(&quot;Red&quot;);ORG.OPENOFFICE.STYLE(&quot;default&quot;)))" style:apply-style-name="Default" style:base-cell-address="Sheet1.D91"/>
    </style:style>
    <style:style style:name="ce181" style:family="table-cell" style:parent-style-name="Default">
      <style:map style:condition="is-true-formula(IF([.M91]=1;ORG.OPENOFFICE.STYLE(&quot;Red&quot;);ORG.OPENOFFICE.STYLE(&quot;default&quot;)))" style:apply-style-name="Default" style:base-cell-address="Sheet1.D91"/>
    </style:style>
    <style:style style:name="ce182" style:family="table-cell" style:parent-style-name="Default">
      <style:table-cell-properties fo:border-bottom="0.74pt solid #000000" fo:border-left="none" fo:border-right="none" fo:border-top="none"/>
      <style:map style:condition="is-true-formula(IF([.M91]=1;ORG.OPENOFFICE.STYLE(&quot;Red&quot;);ORG.OPENOFFICE.STYLE(&quot;default&quot;)))" style:apply-style-name="Default" style:base-cell-address="Sheet1.D91"/>
    </style:style>
    <style:style style:name="ce183" style:family="table-cell" style:parent-style-name="Default">
      <style:table-cell-properties fo:border-bottom="none" fo:border-left="none" fo:border-right="none" fo:border-top="0.74pt solid #000000"/>
      <style:map style:condition="is-true-formula(IF([.M100]=1;ORG.OPENOFFICE.STYLE(&quot;Red&quot;);ORG.OPENOFFICE.STYLE(&quot;default&quot;)))" style:apply-style-name="Default" style:base-cell-address="Sheet1.D100"/>
    </style:style>
    <style:style style:name="ce184" style:family="table-cell" style:parent-style-name="Default">
      <style:map style:condition="is-true-formula(IF([.M100]=1;ORG.OPENOFFICE.STYLE(&quot;Red&quot;);ORG.OPENOFFICE.STYLE(&quot;default&quot;)))" style:apply-style-name="Default" style:base-cell-address="Sheet1.D100"/>
    </style:style>
    <style:style style:name="ce185" style:family="table-cell" style:parent-style-name="Default">
      <style:table-cell-properties fo:border-bottom="0.74pt solid #000000" fo:border-left="none" fo:border-right="none" fo:border-top="none"/>
      <style:map style:condition="is-true-formula(IF([.M100]=1;ORG.OPENOFFICE.STYLE(&quot;Red&quot;);ORG.OPENOFFICE.STYLE(&quot;default&quot;)))" style:apply-style-name="Default" style:base-cell-address="Sheet1.D100"/>
    </style:style>
    <style:style style:name="ce186" style:family="table-cell" style:parent-style-name="Default">
      <style:table-cell-properties fo:border-bottom="none" fo:border-left="none" fo:border-right="none" fo:border-top="0.74pt solid #000000"/>
      <style:map style:condition="is-true-formula(IF([.M109]=1;ORG.OPENOFFICE.STYLE(&quot;Red&quot;);ORG.OPENOFFICE.STYLE(&quot;default&quot;)))" style:apply-style-name="Default" style:base-cell-address="Sheet1.D109"/>
    </style:style>
    <style:style style:name="ce187" style:family="table-cell" style:parent-style-name="Red">
      <style:map style:condition="is-true-formula(IF([.M109]=1;ORG.OPENOFFICE.STYLE(&quot;Red&quot;);ORG.OPENOFFICE.STYLE(&quot;default&quot;)))" style:apply-style-name="Default" style:base-cell-address="Sheet1.D109"/>
    </style:style>
    <style:style style:name="ce188" style:family="table-cell" style:parent-style-name="Red">
      <style:table-cell-properties fo:border-bottom="0.74pt solid #000000" fo:border-left="none" fo:border-right="none" fo:border-top="none"/>
      <style:map style:condition="is-true-formula(IF([.M109]=1;ORG.OPENOFFICE.STYLE(&quot;Red&quot;);ORG.OPENOFFICE.STYLE(&quot;default&quot;)))" style:apply-style-name="Default" style:base-cell-address="Sheet1.D109"/>
    </style:style>
    <style:style style:name="ce189" style:family="table-cell" style:parent-style-name="Default">
      <style:table-cell-properties fo:border-bottom="none" fo:border-left="none" fo:border-right="none" fo:border-top="0.74pt solid #000000"/>
      <style:map style:condition="is-true-formula(IF([.M118]=1;ORG.OPENOFFICE.STYLE(&quot;Red&quot;);ORG.OPENOFFICE.STYLE(&quot;default&quot;)))" style:apply-style-name="Default" style:base-cell-address="Sheet1.D118"/>
    </style:style>
    <style:style style:name="ce190" style:family="table-cell" style:parent-style-name="Red">
      <style:map style:condition="is-true-formula(IF([.M118]=1;ORG.OPENOFFICE.STYLE(&quot;Red&quot;);ORG.OPENOFFICE.STYLE(&quot;default&quot;)))" style:apply-style-name="Default" style:base-cell-address="Sheet1.D118"/>
    </style:style>
    <style:style style:name="ce191" style:family="table-cell" style:parent-style-name="Red">
      <style:table-cell-properties fo:border-bottom="0.74pt solid #000000" fo:border-left="none" fo:border-right="none" fo:border-top="none"/>
      <style:map style:condition="is-true-formula(IF([.M118]=1;ORG.OPENOFFICE.STYLE(&quot;Red&quot;);ORG.OPENOFFICE.STYLE(&quot;default&quot;)))" style:apply-style-name="Default" style:base-cell-address="Sheet1.D118"/>
    </style:style>
    <style:style style:name="ce192" style:family="table-cell" style:parent-style-name="Default">
      <style:table-cell-properties fo:border-bottom="none" fo:border-left="none" fo:border-right="none" fo:border-top="0.74pt solid #000000"/>
      <style:map style:condition="is-true-formula(IF([.M127]=1;ORG.OPENOFFICE.STYLE(&quot;Red&quot;);ORG.OPENOFFICE.STYLE(&quot;default&quot;)))" style:apply-style-name="Default" style:base-cell-address="Sheet1.D127"/>
    </style:style>
    <style:style style:name="ce193" style:family="table-cell" style:parent-style-name="Default">
      <style:map style:condition="is-true-formula(IF([.M127]=1;ORG.OPENOFFICE.STYLE(&quot;Red&quot;);ORG.OPENOFFICE.STYLE(&quot;default&quot;)))" style:apply-style-name="Default" style:base-cell-address="Sheet1.D127"/>
    </style:style>
    <style:style style:name="ce194" style:family="table-cell" style:parent-style-name="Default">
      <style:table-cell-properties fo:border-bottom="0.74pt solid #000000" fo:border-left="none" fo:border-right="none" fo:border-top="none"/>
      <style:map style:condition="is-true-formula(IF([.M127]=1;ORG.OPENOFFICE.STYLE(&quot;Red&quot;);ORG.OPENOFFICE.STYLE(&quot;default&quot;)))" style:apply-style-name="Default" style:base-cell-address="Sheet1.D127"/>
    </style:style>
    <style:style style:name="ce195" style:family="table-cell" style:parent-style-name="Default">
      <style:table-cell-properties fo:border-bottom="none" fo:border-left="none" fo:border-right="none" fo:border-top="0.74pt solid #000000"/>
      <style:map style:condition="is-true-formula(IF([.M136]=1;ORG.OPENOFFICE.STYLE(&quot;Red&quot;);ORG.OPENOFFICE.STYLE(&quot;default&quot;)))" style:apply-style-name="Default" style:base-cell-address="Sheet1.D136"/>
    </style:style>
    <style:style style:name="ce196" style:family="table-cell" style:parent-style-name="Default">
      <style:map style:condition="is-true-formula(IF([.M136]=1;ORG.OPENOFFICE.STYLE(&quot;Red&quot;);ORG.OPENOFFICE.STYLE(&quot;default&quot;)))" style:apply-style-name="Default" style:base-cell-address="Sheet1.D136"/>
    </style:style>
    <style:style style:name="ce197" style:family="table-cell" style:parent-style-name="Default">
      <style:table-cell-properties fo:border-bottom="0.74pt solid #000000" fo:border-left="none" fo:border-right="none" fo:border-top="none"/>
      <style:map style:condition="is-true-formula(IF([.M136]=1;ORG.OPENOFFICE.STYLE(&quot;Red&quot;);ORG.OPENOFFICE.STYLE(&quot;default&quot;)))" style:apply-style-name="Default" style:base-cell-address="Sheet1.D136"/>
    </style:style>
    <style:style style:name="ce198" style:family="table-cell" style:parent-style-name="Default">
      <style:table-cell-properties fo:border-bottom="none" fo:border-left="none" fo:border-right="none" fo:border-top="0.74pt solid #000000"/>
      <style:map style:condition="is-true-formula(IF([.M145]=1;ORG.OPENOFFICE.STYLE(&quot;Red&quot;);ORG.OPENOFFICE.STYLE(&quot;default&quot;)))" style:apply-style-name="Default" style:base-cell-address="Sheet1.D145"/>
    </style:style>
    <style:style style:name="ce199" style:family="table-cell" style:parent-style-name="Default">
      <style:map style:condition="is-true-formula(IF([.M145]=1;ORG.OPENOFFICE.STYLE(&quot;Red&quot;);ORG.OPENOFFICE.STYLE(&quot;default&quot;)))" style:apply-style-name="Default" style:base-cell-address="Sheet1.D145"/>
    </style:style>
    <style:style style:name="ce200" style:family="table-cell" style:parent-style-name="Red">
      <style:map style:condition="is-true-formula(IF([.M145]=1;ORG.OPENOFFICE.STYLE(&quot;Red&quot;);ORG.OPENOFFICE.STYLE(&quot;default&quot;)))" style:apply-style-name="Default" style:base-cell-address="Sheet1.D145"/>
    </style:style>
    <style:style style:name="ce201" style:family="table-cell" style:parent-style-name="Default">
      <style:table-cell-properties fo:border-bottom="0.74pt solid #000000" fo:border-left="none" fo:border-right="none" fo:border-top="none"/>
      <style:map style:condition="is-true-formula(IF([.M145]=1;ORG.OPENOFFICE.STYLE(&quot;Red&quot;);ORG.OPENOFFICE.STYLE(&quot;default&quot;)))" style:apply-style-name="Default" style:base-cell-address="Sheet1.D145"/>
    </style:style>
    <style:style style:name="ce202" style:family="table-cell" style:parent-style-name="Default">
      <style:table-cell-properties fo:border-bottom="none" fo:border-left="none" fo:border-right="none" fo:border-top="0.74pt solid #000000"/>
      <style:map style:condition="is-true-formula(IF([.M154]=1;ORG.OPENOFFICE.STYLE(&quot;Red&quot;);ORG.OPENOFFICE.STYLE(&quot;default&quot;)))" style:apply-style-name="Default" style:base-cell-address="Sheet1.D154"/>
    </style:style>
    <style:style style:name="ce203" style:family="table-cell" style:parent-style-name="Default">
      <style:map style:condition="is-true-formula(IF([.M154]=1;ORG.OPENOFFICE.STYLE(&quot;Red&quot;);ORG.OPENOFFICE.STYLE(&quot;default&quot;)))" style:apply-style-name="Default" style:base-cell-address="Sheet1.D154"/>
    </style:style>
    <style:style style:name="ce204" style:family="table-cell" style:parent-style-name="Default">
      <style:table-cell-properties fo:border-bottom="0.74pt solid #000000" fo:border-left="none" fo:border-right="none" fo:border-top="none"/>
      <style:map style:condition="is-true-formula(IF([.M154]=1;ORG.OPENOFFICE.STYLE(&quot;Red&quot;);ORG.OPENOFFICE.STYLE(&quot;default&quot;)))" style:apply-style-name="Default" style:base-cell-address="Sheet1.D154"/>
    </style:style>
    <style:style style:name="ce205" style:family="table-cell" style:parent-style-name="Default">
      <style:table-cell-properties fo:border-bottom="none" fo:border-left="none" fo:border-right="none" fo:border-top="0.74pt solid #000000"/>
      <style:map style:condition="is-true-formula(IF([.M163]=1;ORG.OPENOFFICE.STYLE(&quot;Red&quot;);ORG.OPENOFFICE.STYLE(&quot;default&quot;)))" style:apply-style-name="Default" style:base-cell-address="Sheet1.D163"/>
    </style:style>
    <style:style style:name="ce206" style:family="table-cell" style:parent-style-name="Default">
      <style:map style:condition="is-true-formula(IF([.M163]=1;ORG.OPENOFFICE.STYLE(&quot;Red&quot;);ORG.OPENOFFICE.STYLE(&quot;default&quot;)))" style:apply-style-name="Default" style:base-cell-address="Sheet1.D163"/>
    </style:style>
    <style:style style:name="ce207" style:family="table-cell" style:parent-style-name="Default">
      <style:table-cell-properties fo:border-bottom="0.74pt solid #000000" fo:border-left="none" fo:border-right="none" fo:border-top="none"/>
      <style:map style:condition="is-true-formula(IF([.M163]=1;ORG.OPENOFFICE.STYLE(&quot;Red&quot;);ORG.OPENOFFICE.STYLE(&quot;default&quot;)))" style:apply-style-name="Default" style:base-cell-address="Sheet1.D163"/>
    </style:style>
    <style:style style:name="ce208" style:family="table-cell" style:parent-style-name="Default">
      <style:table-cell-properties fo:border-bottom="none" fo:border-left="none" fo:border-right="none" fo:border-top="0.74pt solid #000000"/>
      <style:map style:condition="is-true-formula(IF([.M172]=1;ORG.OPENOFFICE.STYLE(&quot;Red&quot;);ORG.OPENOFFICE.STYLE(&quot;default&quot;)))" style:apply-style-name="Default" style:base-cell-address="Sheet1.D172"/>
    </style:style>
    <style:style style:name="ce209" style:family="table-cell" style:parent-style-name="Red">
      <style:map style:condition="is-true-formula(IF([.M172]=1;ORG.OPENOFFICE.STYLE(&quot;Red&quot;);ORG.OPENOFFICE.STYLE(&quot;default&quot;)))" style:apply-style-name="Default" style:base-cell-address="Sheet1.D172"/>
    </style:style>
    <style:style style:name="ce210" style:family="table-cell" style:parent-style-name="Default">
      <style:map style:condition="is-true-formula(IF([.M172]=1;ORG.OPENOFFICE.STYLE(&quot;Red&quot;);ORG.OPENOFFICE.STYLE(&quot;default&quot;)))" style:apply-style-name="Default" style:base-cell-address="Sheet1.D172"/>
    </style:style>
    <style:style style:name="ce211" style:family="table-cell" style:parent-style-name="Default">
      <style:table-cell-properties fo:border-bottom="0.74pt solid #000000" fo:border-left="none" fo:border-right="none" fo:border-top="none"/>
      <style:map style:condition="is-true-formula(IF([.M172]=1;ORG.OPENOFFICE.STYLE(&quot;Red&quot;);ORG.OPENOFFICE.STYLE(&quot;default&quot;)))" style:apply-style-name="Default" style:base-cell-address="Sheet1.D172"/>
    </style:style>
    <style:style style:name="ce212" style:family="table-cell" style:parent-style-name="Default">
      <style:table-cell-properties fo:border-bottom="none" fo:border-left="none" fo:border-right="none" fo:border-top="0.74pt solid #000000"/>
      <style:map style:condition="is-true-formula(IF([.M181]=1;ORG.OPENOFFICE.STYLE(&quot;Red&quot;);ORG.OPENOFFICE.STYLE(&quot;default&quot;)))" style:apply-style-name="Default" style:base-cell-address="Sheet1.D181"/>
    </style:style>
    <style:style style:name="ce213" style:family="table-cell" style:parent-style-name="Red">
      <style:map style:condition="is-true-formula(IF([.M181]=1;ORG.OPENOFFICE.STYLE(&quot;Red&quot;);ORG.OPENOFFICE.STYLE(&quot;default&quot;)))" style:apply-style-name="Default" style:base-cell-address="Sheet1.D181"/>
    </style:style>
    <style:style style:name="ce214" style:family="table-cell" style:parent-style-name="Default">
      <style:table-cell-properties fo:border-bottom="0.74pt solid #000000" fo:border-left="none" fo:border-right="none" fo:border-top="none"/>
      <style:map style:condition="is-true-formula(IF([.M181]=1;ORG.OPENOFFICE.STYLE(&quot;Red&quot;);ORG.OPENOFFICE.STYLE(&quot;default&quot;)))" style:apply-style-name="Default" style:base-cell-address="Sheet1.D181"/>
    </style:style>
    <style:style style:name="ce215" style:family="table-cell" style:parent-style-name="Default">
      <style:table-cell-properties fo:border-bottom="none" fo:border-left="none" fo:border-right="none" fo:border-top="0.74pt solid #000000"/>
      <style:map style:condition="is-true-formula(IF([.M190]=1;ORG.OPENOFFICE.STYLE(&quot;Red&quot;);ORG.OPENOFFICE.STYLE(&quot;default&quot;)))" style:apply-style-name="Default" style:base-cell-address="Sheet1.D190"/>
    </style:style>
    <style:style style:name="ce216" style:family="table-cell" style:parent-style-name="Default">
      <style:map style:condition="is-true-formula(IF([.M190]=1;ORG.OPENOFFICE.STYLE(&quot;Red&quot;);ORG.OPENOFFICE.STYLE(&quot;default&quot;)))" style:apply-style-name="Default" style:base-cell-address="Sheet1.D190"/>
    </style:style>
    <style:style style:name="ce217" style:family="table-cell" style:parent-style-name="Red">
      <style:map style:condition="is-true-formula(IF([.M190]=1;ORG.OPENOFFICE.STYLE(&quot;Red&quot;);ORG.OPENOFFICE.STYLE(&quot;default&quot;)))" style:apply-style-name="Default" style:base-cell-address="Sheet1.D190"/>
    </style:style>
    <style:style style:name="ce218" style:family="table-cell" style:parent-style-name="Default">
      <style:table-cell-properties fo:border-bottom="0.74pt solid #000000" fo:border-left="none" fo:border-right="none" fo:border-top="none"/>
      <style:map style:condition="is-true-formula(IF([.M190]=1;ORG.OPENOFFICE.STYLE(&quot;Red&quot;);ORG.OPENOFFICE.STYLE(&quot;default&quot;)))" style:apply-style-name="Default" style:base-cell-address="Sheet1.D190"/>
    </style:style>
    <style:style style:name="ce219" style:family="table-cell" style:parent-style-name="Default">
      <style:table-cell-properties fo:border-bottom="none" fo:border-left="none" fo:border-right="none" fo:border-top="0.74pt solid #000000"/>
      <style:map style:condition="is-true-formula(IF([.M199]=1;ORG.OPENOFFICE.STYLE(&quot;Red&quot;);ORG.OPENOFFICE.STYLE(&quot;default&quot;)))" style:apply-style-name="Default" style:base-cell-address="Sheet1.D199"/>
    </style:style>
    <style:style style:name="ce220" style:family="table-cell" style:parent-style-name="Red">
      <style:map style:condition="is-true-formula(IF([.M199]=1;ORG.OPENOFFICE.STYLE(&quot;Red&quot;);ORG.OPENOFFICE.STYLE(&quot;default&quot;)))" style:apply-style-name="Default" style:base-cell-address="Sheet1.D199"/>
    </style:style>
    <style:style style:name="ce221" style:family="table-cell" style:parent-style-name="Red">
      <style:table-cell-properties fo:border-bottom="0.74pt solid #000000" fo:border-left="none" fo:border-right="none" fo:border-top="none"/>
      <style:map style:condition="is-true-formula(IF([.M199]=1;ORG.OPENOFFICE.STYLE(&quot;Red&quot;);ORG.OPENOFFICE.STYLE(&quot;default&quot;)))" style:apply-style-name="Default" style:base-cell-address="Sheet1.D199"/>
    </style:style>
    <style:style style:name="ce222" style:family="table-cell" style:parent-style-name="Default">
      <style:table-cell-properties fo:border-bottom="none" fo:border-left="none" fo:border-right="none" fo:border-top="0.74pt solid #000000"/>
      <style:map style:condition="is-true-formula(IF([.M208]=1;ORG.OPENOFFICE.STYLE(&quot;Red&quot;);ORG.OPENOFFICE.STYLE(&quot;default&quot;)))" style:apply-style-name="Default" style:base-cell-address="Sheet1.D208"/>
    </style:style>
    <style:style style:name="ce223" style:family="table-cell" style:parent-style-name="Red">
      <style:map style:condition="is-true-formula(IF([.M208]=1;ORG.OPENOFFICE.STYLE(&quot;Red&quot;);ORG.OPENOFFICE.STYLE(&quot;default&quot;)))" style:apply-style-name="Default" style:base-cell-address="Sheet1.D208"/>
    </style:style>
    <style:style style:name="ce224" style:family="table-cell" style:parent-style-name="Default">
      <style:map style:condition="is-true-formula(IF([.M208]=1;ORG.OPENOFFICE.STYLE(&quot;Red&quot;);ORG.OPENOFFICE.STYLE(&quot;default&quot;)))" style:apply-style-name="Default" style:base-cell-address="Sheet1.D208"/>
    </style:style>
    <style:style style:name="ce225" style:family="table-cell" style:parent-style-name="Red">
      <style:table-cell-properties fo:border-bottom="0.74pt solid #000000" fo:border-left="none" fo:border-right="none" fo:border-top="none"/>
      <style:map style:condition="is-true-formula(IF([.M208]=1;ORG.OPENOFFICE.STYLE(&quot;Red&quot;);ORG.OPENOFFICE.STYLE(&quot;default&quot;)))" style:apply-style-name="Default" style:base-cell-address="Sheet1.D208"/>
    </style:style>
    <style:style style:name="ce226" style:family="table-cell" style:parent-style-name="Default">
      <style:table-cell-properties fo:border-bottom="none" fo:border-left="none" fo:border-right="none" fo:border-top="0.74pt solid #000000"/>
      <style:map style:condition="is-true-formula(IF([.M217]=1;ORG.OPENOFFICE.STYLE(&quot;Red&quot;);ORG.OPENOFFICE.STYLE(&quot;default&quot;)))" style:apply-style-name="Default" style:base-cell-address="Sheet1.D217"/>
    </style:style>
    <style:style style:name="ce227" style:family="table-cell" style:parent-style-name="Red">
      <style:map style:condition="is-true-formula(IF([.M217]=1;ORG.OPENOFFICE.STYLE(&quot;Red&quot;);ORG.OPENOFFICE.STYLE(&quot;default&quot;)))" style:apply-style-name="Default" style:base-cell-address="Sheet1.D217"/>
    </style:style>
    <style:style style:name="ce228" style:family="table-cell" style:parent-style-name="Default">
      <style:map style:condition="is-true-formula(IF([.M217]=1;ORG.OPENOFFICE.STYLE(&quot;Red&quot;);ORG.OPENOFFICE.STYLE(&quot;default&quot;)))" style:apply-style-name="Default" style:base-cell-address="Sheet1.D217"/>
    </style:style>
    <style:style style:name="ce229" style:family="table-cell" style:parent-style-name="Default">
      <style:table-cell-properties fo:border-bottom="0.74pt solid #000000" fo:border-left="none" fo:border-right="none" fo:border-top="none"/>
      <style:map style:condition="is-true-formula(IF([.M217]=1;ORG.OPENOFFICE.STYLE(&quot;Red&quot;);ORG.OPENOFFICE.STYLE(&quot;default&quot;)))" style:apply-style-name="Default" style:base-cell-address="Sheet1.D217"/>
    </style:style>
    <style:style style:name="ce230" style:family="table-cell" style:parent-style-name="Default">
      <style:table-cell-properties fo:border-bottom="none" fo:border-left="none" fo:border-right="none" fo:border-top="0.74pt solid #000000"/>
      <style:map style:condition="is-true-formula(IF([.M226]=1;ORG.OPENOFFICE.STYLE(&quot;Red&quot;);ORG.OPENOFFICE.STYLE(&quot;default&quot;)))" style:apply-style-name="Default" style:base-cell-address="Sheet1.D226"/>
    </style:style>
    <style:style style:name="ce231" style:family="table-cell" style:parent-style-name="Default">
      <style:map style:condition="is-true-formula(IF([.M226]=1;ORG.OPENOFFICE.STYLE(&quot;Red&quot;);ORG.OPENOFFICE.STYLE(&quot;default&quot;)))" style:apply-style-name="Default" style:base-cell-address="Sheet1.D226"/>
    </style:style>
    <style:style style:name="ce232" style:family="table-cell" style:parent-style-name="Default">
      <style:table-cell-properties fo:border-bottom="0.74pt solid #000000" fo:border-left="none" fo:border-right="none" fo:border-top="none"/>
      <style:map style:condition="is-true-formula(IF([.M226]=1;ORG.OPENOFFICE.STYLE(&quot;Red&quot;);ORG.OPENOFFICE.STYLE(&quot;default&quot;)))" style:apply-style-name="Default" style:base-cell-address="Sheet1.D226"/>
    </style:style>
    <style:style style:name="ce233" style:family="table-cell" style:parent-style-name="Default">
      <style:table-cell-properties fo:border-bottom="none" fo:border-left="none" fo:border-right="none" fo:border-top="0.74pt solid #000000"/>
      <style:map style:condition="is-true-formula(IF([.M235]=1;ORG.OPENOFFICE.STYLE(&quot;Red&quot;);ORG.OPENOFFICE.STYLE(&quot;default&quot;)))" style:apply-style-name="Default" style:base-cell-address="Sheet1.D235"/>
    </style:style>
    <style:style style:name="ce234" style:family="table-cell" style:parent-style-name="Default">
      <style:map style:condition="is-true-formula(IF([.M235]=1;ORG.OPENOFFICE.STYLE(&quot;Red&quot;);ORG.OPENOFFICE.STYLE(&quot;default&quot;)))" style:apply-style-name="Default" style:base-cell-address="Sheet1.D235"/>
    </style:style>
    <style:style style:name="ce235" style:family="table-cell" style:parent-style-name="Default">
      <style:table-cell-properties fo:border-bottom="0.74pt solid #000000" fo:border-left="none" fo:border-right="none" fo:border-top="none"/>
      <style:map style:condition="is-true-formula(IF([.M235]=1;ORG.OPENOFFICE.STYLE(&quot;Red&quot;);ORG.OPENOFFICE.STYLE(&quot;default&quot;)))" style:apply-style-name="Default" style:base-cell-address="Sheet1.D235"/>
    </style:style>
    <style:style style:name="ce236" style:family="table-cell" style:parent-style-name="Default">
      <style:table-cell-properties fo:border-bottom="none" fo:border-left="none" fo:border-right="none" fo:border-top="0.74pt solid #000000"/>
      <style:map style:condition="is-true-formula(IF([.M244]=1;ORG.OPENOFFICE.STYLE(&quot;Red&quot;);ORG.OPENOFFICE.STYLE(&quot;default&quot;)))" style:apply-style-name="Default" style:base-cell-address="Sheet1.D244"/>
    </style:style>
    <style:style style:name="ce237" style:family="table-cell" style:parent-style-name="Default">
      <style:map style:condition="is-true-formula(IF([.M244]=1;ORG.OPENOFFICE.STYLE(&quot;Red&quot;);ORG.OPENOFFICE.STYLE(&quot;default&quot;)))" style:apply-style-name="Default" style:base-cell-address="Sheet1.D244"/>
    </style:style>
    <style:style style:name="ce238" style:family="table-cell" style:parent-style-name="Default">
      <style:table-cell-properties fo:border-bottom="0.74pt solid #000000" fo:border-left="none" fo:border-right="none" fo:border-top="none"/>
      <style:map style:condition="is-true-formula(IF([.M244]=1;ORG.OPENOFFICE.STYLE(&quot;Red&quot;);ORG.OPENOFFICE.STYLE(&quot;default&quot;)))" style:apply-style-name="Default" style:base-cell-address="Sheet1.D244"/>
    </style:style>
    <style:style style:name="ce239" style:family="table-cell" style:parent-style-name="Default">
      <style:table-cell-properties fo:border-bottom="none" fo:border-left="none" fo:border-right="none" fo:border-top="0.74pt solid #000000"/>
      <style:map style:condition="is-true-formula(IF([.M253]=1;ORG.OPENOFFICE.STYLE(&quot;Red&quot;);ORG.OPENOFFICE.STYLE(&quot;default&quot;)))" style:apply-style-name="Default" style:base-cell-address="Sheet1.D253"/>
    </style:style>
    <style:style style:name="ce240" style:family="table-cell" style:parent-style-name="Default">
      <style:map style:condition="is-true-formula(IF([.M253]=1;ORG.OPENOFFICE.STYLE(&quot;Red&quot;);ORG.OPENOFFICE.STYLE(&quot;default&quot;)))" style:apply-style-name="Default" style:base-cell-address="Sheet1.D253"/>
    </style:style>
    <style:style style:name="ce241" style:family="table-cell" style:parent-style-name="Default">
      <style:table-cell-properties fo:border-bottom="0.74pt solid #000000" fo:border-left="none" fo:border-right="none" fo:border-top="none"/>
      <style:map style:condition="is-true-formula(IF([.M253]=1;ORG.OPENOFFICE.STYLE(&quot;Red&quot;);ORG.OPENOFFICE.STYLE(&quot;default&quot;)))" style:apply-style-name="Default" style:base-cell-address="Sheet1.D253"/>
    </style:style>
    <style:style style:name="ce242" style:family="table-cell" style:parent-style-name="Default">
      <style:table-cell-properties fo:border-bottom="none" fo:border-left="none" fo:border-right="none" fo:border-top="0.74pt solid #000000"/>
      <style:map style:condition="is-true-formula(IF([.M262]=1;ORG.OPENOFFICE.STYLE(&quot;Red&quot;);ORG.OPENOFFICE.STYLE(&quot;default&quot;)))" style:apply-style-name="Default" style:base-cell-address="Sheet1.D262"/>
    </style:style>
    <style:style style:name="ce243" style:family="table-cell" style:parent-style-name="Default">
      <style:map style:condition="is-true-formula(IF([.M262]=1;ORG.OPENOFFICE.STYLE(&quot;Red&quot;);ORG.OPENOFFICE.STYLE(&quot;default&quot;)))" style:apply-style-name="Default" style:base-cell-address="Sheet1.D262"/>
    </style:style>
    <style:style style:name="ce244" style:family="table-cell" style:parent-style-name="Default">
      <style:table-cell-properties fo:border-bottom="0.74pt solid #000000" fo:border-left="none" fo:border-right="none" fo:border-top="none"/>
      <style:map style:condition="is-true-formula(IF([.M262]=1;ORG.OPENOFFICE.STYLE(&quot;Red&quot;);ORG.OPENOFFICE.STYLE(&quot;default&quot;)))" style:apply-style-name="Default" style:base-cell-address="Sheet1.D262"/>
    </style:style>
    <style:style style:name="ce245" style:family="table-cell" style:parent-style-name="Default">
      <style:table-cell-properties fo:border-bottom="none" fo:border-left="none" fo:border-right="none" fo:border-top="0.74pt solid #000000"/>
      <style:map style:condition="is-true-formula(IF([.M271]=1;ORG.OPENOFFICE.STYLE(&quot;Red&quot;);ORG.OPENOFFICE.STYLE(&quot;default&quot;)))" style:apply-style-name="Default" style:base-cell-address="Sheet1.D271"/>
    </style:style>
    <style:style style:name="ce246" style:family="table-cell" style:parent-style-name="Default">
      <style:map style:condition="is-true-formula(IF([.M271]=1;ORG.OPENOFFICE.STYLE(&quot;Red&quot;);ORG.OPENOFFICE.STYLE(&quot;default&quot;)))" style:apply-style-name="Default" style:base-cell-address="Sheet1.D271"/>
    </style:style>
    <style:style style:name="ce247" style:family="table-cell" style:parent-style-name="Default">
      <style:table-cell-properties fo:border-bottom="0.74pt solid #000000" fo:border-left="none" fo:border-right="none" fo:border-top="none"/>
      <style:map style:condition="is-true-formula(IF([.M271]=1;ORG.OPENOFFICE.STYLE(&quot;Red&quot;);ORG.OPENOFFICE.STYLE(&quot;default&quot;)))" style:apply-style-name="Default" style:base-cell-address="Sheet1.D271"/>
    </style:style>
    <style:style style:name="ce248" style:family="table-cell" style:parent-style-name="Default">
      <style:table-cell-properties fo:border-bottom="none" fo:border-left="none" fo:border-right="none" fo:border-top="0.74pt solid #000000"/>
      <style:map style:condition="is-true-formula(IF([.M280]=1;ORG.OPENOFFICE.STYLE(&quot;Red&quot;);ORG.OPENOFFICE.STYLE(&quot;default&quot;)))" style:apply-style-name="Default" style:base-cell-address="Sheet1.D280"/>
    </style:style>
    <style:style style:name="ce249" style:family="table-cell" style:parent-style-name="Default">
      <style:map style:condition="is-true-formula(IF([.M280]=1;ORG.OPENOFFICE.STYLE(&quot;Red&quot;);ORG.OPENOFFICE.STYLE(&quot;default&quot;)))" style:apply-style-name="Default" style:base-cell-address="Sheet1.D280"/>
    </style:style>
    <style:style style:name="ce250" style:family="table-cell" style:parent-style-name="Default">
      <style:table-cell-properties fo:border-bottom="0.74pt solid #000000" fo:border-left="none" fo:border-right="none" fo:border-top="none"/>
      <style:map style:condition="is-true-formula(IF([.M280]=1;ORG.OPENOFFICE.STYLE(&quot;Red&quot;);ORG.OPENOFFICE.STYLE(&quot;default&quot;)))" style:apply-style-name="Default" style:base-cell-address="Sheet1.D280"/>
    </style:style>
    <style:style style:name="ce251" style:family="table-cell" style:parent-style-name="Default">
      <style:table-cell-properties fo:border-bottom="none" fo:border-left="none" fo:border-right="none" fo:border-top="0.74pt solid #000000"/>
      <style:map style:condition="is-true-formula(IF([.M289]=1;ORG.OPENOFFICE.STYLE(&quot;Red&quot;);ORG.OPENOFFICE.STYLE(&quot;default&quot;)))" style:apply-style-name="Default" style:base-cell-address="Sheet1.D289"/>
    </style:style>
    <style:style style:name="ce252" style:family="table-cell" style:parent-style-name="Default">
      <style:map style:condition="is-true-formula(IF([.M289]=1;ORG.OPENOFFICE.STYLE(&quot;Red&quot;);ORG.OPENOFFICE.STYLE(&quot;default&quot;)))" style:apply-style-name="Default" style:base-cell-address="Sheet1.D289"/>
    </style:style>
    <style:style style:name="ce253" style:family="table-cell" style:parent-style-name="Default">
      <style:table-cell-properties fo:border-bottom="0.74pt solid #000000" fo:border-left="none" fo:border-right="none" fo:border-top="none"/>
      <style:map style:condition="is-true-formula(IF([.M289]=1;ORG.OPENOFFICE.STYLE(&quot;Red&quot;);ORG.OPENOFFICE.STYLE(&quot;default&quot;)))" style:apply-style-name="Default" style:base-cell-address="Sheet1.D289"/>
    </style:style>
    <style:style style:name="ce254" style:family="table-cell" style:parent-style-name="Default">
      <style:table-cell-properties fo:border-bottom="none" fo:border-left="none" fo:border-right="none" fo:border-top="0.74pt solid #000000"/>
      <style:map style:condition="is-true-formula(IF([.M298]=1;ORG.OPENOFFICE.STYLE(&quot;Red&quot;);ORG.OPENOFFICE.STYLE(&quot;default&quot;)))" style:apply-style-name="Default" style:base-cell-address="Sheet1.D298"/>
    </style:style>
    <style:style style:name="ce255" style:family="table-cell" style:parent-style-name="Default">
      <style:map style:condition="is-true-formula(IF([.M298]=1;ORG.OPENOFFICE.STYLE(&quot;Red&quot;);ORG.OPENOFFICE.STYLE(&quot;default&quot;)))" style:apply-style-name="Default" style:base-cell-address="Sheet1.D298"/>
    </style:style>
    <style:style style:name="ce256" style:family="table-cell" style:parent-style-name="Default">
      <style:table-cell-properties fo:border-bottom="0.74pt solid #000000" fo:border-left="none" fo:border-right="none" fo:border-top="none"/>
      <style:map style:condition="is-true-formula(IF([.M298]=1;ORG.OPENOFFICE.STYLE(&quot;Red&quot;);ORG.OPENOFFICE.STYLE(&quot;default&quot;)))" style:apply-style-name="Default" style:base-cell-address="Sheet1.D298"/>
    </style:style>
    <style:style style:name="ce257" style:family="table-cell" style:parent-style-name="Default">
      <style:table-cell-properties fo:border-bottom="none" fo:border-left="none" fo:border-right="none" fo:border-top="0.74pt solid #000000"/>
      <style:map style:condition="is-true-formula(IF([.M307]=1;ORG.OPENOFFICE.STYLE(&quot;Red&quot;);ORG.OPENOFFICE.STYLE(&quot;default&quot;)))" style:apply-style-name="Default" style:base-cell-address="Sheet1.D307"/>
    </style:style>
    <style:style style:name="ce258" style:family="table-cell" style:parent-style-name="Default">
      <style:map style:condition="is-true-formula(IF([.M307]=1;ORG.OPENOFFICE.STYLE(&quot;Red&quot;);ORG.OPENOFFICE.STYLE(&quot;default&quot;)))" style:apply-style-name="Default" style:base-cell-address="Sheet1.D307"/>
    </style:style>
    <style:style style:name="ce259" style:family="table-cell" style:parent-style-name="Default">
      <style:table-cell-properties fo:border-bottom="0.74pt solid #000000" fo:border-left="none" fo:border-right="none" fo:border-top="none"/>
      <style:map style:condition="is-true-formula(IF([.M307]=1;ORG.OPENOFFICE.STYLE(&quot;Red&quot;);ORG.OPENOFFICE.STYLE(&quot;default&quot;)))" style:apply-style-name="Default" style:base-cell-address="Sheet1.D307"/>
    </style:style>
    <style:style style:name="ce260" style:family="table-cell" style:parent-style-name="Default">
      <style:table-cell-properties fo:border-bottom="none" fo:border-left="none" fo:border-right="none" fo:border-top="0.74pt solid #000000"/>
      <style:map style:condition="is-true-formula(IF([.M316]=1;ORG.OPENOFFICE.STYLE(&quot;Red&quot;);ORG.OPENOFFICE.STYLE(&quot;default&quot;)))" style:apply-style-name="Default" style:base-cell-address="Sheet1.D316"/>
    </style:style>
    <style:style style:name="ce261" style:family="table-cell" style:parent-style-name="Default">
      <style:map style:condition="is-true-formula(IF([.M316]=1;ORG.OPENOFFICE.STYLE(&quot;Red&quot;);ORG.OPENOFFICE.STYLE(&quot;default&quot;)))" style:apply-style-name="Default" style:base-cell-address="Sheet1.D316"/>
    </style:style>
    <style:style style:name="ce262" style:family="table-cell" style:parent-style-name="Default">
      <style:table-cell-properties fo:border-bottom="0.74pt solid #000000" fo:border-left="none" fo:border-right="none" fo:border-top="none"/>
      <style:map style:condition="is-true-formula(IF([.M316]=1;ORG.OPENOFFICE.STYLE(&quot;Red&quot;);ORG.OPENOFFICE.STYLE(&quot;default&quot;)))" style:apply-style-name="Default" style:base-cell-address="Sheet1.D316"/>
    </style:style>
    <style:style style:name="ce263" style:family="table-cell" style:parent-style-name="Default">
      <style:table-cell-properties fo:border-bottom="none" fo:border-left="none" fo:border-right="none" fo:border-top="0.74pt solid #000000"/>
      <style:map style:condition="is-true-formula(IF([.M325]=1;ORG.OPENOFFICE.STYLE(&quot;Red&quot;);ORG.OPENOFFICE.STYLE(&quot;default&quot;)))" style:apply-style-name="Default" style:base-cell-address="Sheet1.D325"/>
    </style:style>
    <style:style style:name="ce264" style:family="table-cell" style:parent-style-name="Default">
      <style:map style:condition="is-true-formula(IF([.M325]=1;ORG.OPENOFFICE.STYLE(&quot;Red&quot;);ORG.OPENOFFICE.STYLE(&quot;default&quot;)))" style:apply-style-name="Default" style:base-cell-address="Sheet1.D325"/>
    </style:style>
    <style:style style:name="ce265" style:family="table-cell" style:parent-style-name="Default">
      <style:table-cell-properties fo:border-bottom="0.74pt solid #000000" fo:border-left="none" fo:border-right="none" fo:border-top="none"/>
      <style:map style:condition="is-true-formula(IF([.M325]=1;ORG.OPENOFFICE.STYLE(&quot;Red&quot;);ORG.OPENOFFICE.STYLE(&quot;default&quot;)))" style:apply-style-name="Default" style:base-cell-address="Sheet1.D325"/>
    </style:style>
    <style:style style:name="ce266" style:family="table-cell" style:parent-style-name="Default">
      <style:table-cell-properties fo:border-bottom="none" fo:border-left="none" fo:border-right="none" fo:border-top="0.74pt solid #000000"/>
      <style:map style:condition="is-true-formula(IF([.M334]=1;ORG.OPENOFFICE.STYLE(&quot;Red&quot;);ORG.OPENOFFICE.STYLE(&quot;default&quot;)))" style:apply-style-name="Default" style:base-cell-address="Sheet1.D334"/>
    </style:style>
    <style:style style:name="ce267" style:family="table-cell" style:parent-style-name="Default">
      <style:map style:condition="is-true-formula(IF([.M334]=1;ORG.OPENOFFICE.STYLE(&quot;Red&quot;);ORG.OPENOFFICE.STYLE(&quot;default&quot;)))" style:apply-style-name="Default" style:base-cell-address="Sheet1.D334"/>
    </style:style>
    <style:style style:name="ce268" style:family="table-cell" style:parent-style-name="Red">
      <style:map style:condition="is-true-formula(IF([.M334]=1;ORG.OPENOFFICE.STYLE(&quot;Red&quot;);ORG.OPENOFFICE.STYLE(&quot;default&quot;)))" style:apply-style-name="Default" style:base-cell-address="Sheet1.D334"/>
    </style:style>
    <style:style style:name="ce269" style:family="table-cell" style:parent-style-name="Default">
      <style:table-cell-properties fo:border-bottom="0.74pt solid #000000" fo:border-left="none" fo:border-right="none" fo:border-top="none"/>
      <style:map style:condition="is-true-formula(IF([.M334]=1;ORG.OPENOFFICE.STYLE(&quot;Red&quot;);ORG.OPENOFFICE.STYLE(&quot;default&quot;)))" style:apply-style-name="Default" style:base-cell-address="Sheet1.D334"/>
    </style:style>
    <style:style style:name="ce270" style:family="table-cell" style:parent-style-name="Default">
      <style:table-cell-properties fo:border-bottom="none" fo:border-left="none" fo:border-right="none" fo:border-top="0.74pt solid #000000"/>
      <style:map style:condition="is-true-formula(IF([.M343]=1;ORG.OPENOFFICE.STYLE(&quot;Red&quot;);ORG.OPENOFFICE.STYLE(&quot;default&quot;)))" style:apply-style-name="Default" style:base-cell-address="Sheet1.D343"/>
    </style:style>
    <style:style style:name="ce271" style:family="table-cell" style:parent-style-name="Default">
      <style:map style:condition="is-true-formula(IF([.M343]=1;ORG.OPENOFFICE.STYLE(&quot;Red&quot;);ORG.OPENOFFICE.STYLE(&quot;default&quot;)))" style:apply-style-name="Default" style:base-cell-address="Sheet1.D343"/>
    </style:style>
    <style:style style:name="ce272" style:family="table-cell" style:parent-style-name="Default">
      <style:table-cell-properties fo:border-bottom="0.74pt solid #000000" fo:border-left="none" fo:border-right="none" fo:border-top="none"/>
      <style:map style:condition="is-true-formula(IF([.M343]=1;ORG.OPENOFFICE.STYLE(&quot;Red&quot;);ORG.OPENOFFICE.STYLE(&quot;default&quot;)))" style:apply-style-name="Default" style:base-cell-address="Sheet1.D343"/>
    </style:style>
    <style:style style:name="ce273" style:family="table-cell" style:parent-style-name="Default">
      <style:table-cell-properties fo:border-bottom="none" fo:border-left="none" fo:border-right="none" fo:border-top="0.74pt solid #000000"/>
      <style:map style:condition="is-true-formula(IF([.M352]=1;ORG.OPENOFFICE.STYLE(&quot;Red&quot;);ORG.OPENOFFICE.STYLE(&quot;default&quot;)))" style:apply-style-name="Default" style:base-cell-address="Sheet1.D352"/>
    </style:style>
    <style:style style:name="ce274" style:family="table-cell" style:parent-style-name="Default">
      <style:map style:condition="is-true-formula(IF([.M352]=1;ORG.OPENOFFICE.STYLE(&quot;Red&quot;);ORG.OPENOFFICE.STYLE(&quot;default&quot;)))" style:apply-style-name="Default" style:base-cell-address="Sheet1.D352"/>
    </style:style>
    <style:style style:name="ce275" style:family="table-cell" style:parent-style-name="Default">
      <style:table-cell-properties fo:border-bottom="0.74pt solid #000000" fo:border-left="none" fo:border-right="none" fo:border-top="none"/>
      <style:map style:condition="is-true-formula(IF([.M352]=1;ORG.OPENOFFICE.STYLE(&quot;Red&quot;);ORG.OPENOFFICE.STYLE(&quot;default&quot;)))" style:apply-style-name="Default" style:base-cell-address="Sheet1.D352"/>
    </style:style>
    <style:style style:name="ce276" style:family="table-cell" style:parent-style-name="Default">
      <style:table-cell-properties fo:border-bottom="none" fo:border-left="none" fo:border-right="none" fo:border-top="0.74pt solid #000000"/>
      <style:map style:condition="is-true-formula(IF([.M361]=1;ORG.OPENOFFICE.STYLE(&quot;Red&quot;);ORG.OPENOFFICE.STYLE(&quot;default&quot;)))" style:apply-style-name="Default" style:base-cell-address="Sheet1.D361"/>
    </style:style>
    <style:style style:name="ce277" style:family="table-cell" style:parent-style-name="Default">
      <style:map style:condition="is-true-formula(IF([.M361]=1;ORG.OPENOFFICE.STYLE(&quot;Red&quot;);ORG.OPENOFFICE.STYLE(&quot;default&quot;)))" style:apply-style-name="Default" style:base-cell-address="Sheet1.D361"/>
    </style:style>
    <style:style style:name="ce278" style:family="table-cell" style:parent-style-name="Default">
      <style:table-cell-properties fo:border-bottom="0.74pt solid #000000" fo:border-left="none" fo:border-right="none" fo:border-top="none"/>
      <style:map style:condition="is-true-formula(IF([.M361]=1;ORG.OPENOFFICE.STYLE(&quot;Red&quot;);ORG.OPENOFFICE.STYLE(&quot;default&quot;)))" style:apply-style-name="Default" style:base-cell-address="Sheet1.D361"/>
    </style:style>
    <style:style style:name="ce279" style:family="table-cell" style:parent-style-name="Default">
      <style:table-cell-properties fo:border-bottom="none" fo:border-left="none" fo:border-right="none" fo:border-top="0.74pt solid #000000"/>
      <style:map style:condition="is-true-formula(IF([.M370]=1;ORG.OPENOFFICE.STYLE(&quot;Red&quot;);ORG.OPENOFFICE.STYLE(&quot;default&quot;)))" style:apply-style-name="Default" style:base-cell-address="Sheet1.D370"/>
    </style:style>
    <style:style style:name="ce280" style:family="table-cell" style:parent-style-name="Default">
      <style:map style:condition="is-true-formula(IF([.M370]=1;ORG.OPENOFFICE.STYLE(&quot;Red&quot;);ORG.OPENOFFICE.STYLE(&quot;default&quot;)))" style:apply-style-name="Default" style:base-cell-address="Sheet1.D370"/>
    </style:style>
    <style:style style:name="ce281" style:family="table-cell" style:parent-style-name="Default">
      <style:table-cell-properties fo:border-bottom="0.74pt solid #000000" fo:border-left="none" fo:border-right="none" fo:border-top="none"/>
      <style:map style:condition="is-true-formula(IF([.M370]=1;ORG.OPENOFFICE.STYLE(&quot;Red&quot;);ORG.OPENOFFICE.STYLE(&quot;default&quot;)))" style:apply-style-name="Default" style:base-cell-address="Sheet1.D370"/>
    </style:style>
    <style:style style:name="ce282" style:family="table-cell" style:parent-style-name="Default">
      <style:table-cell-properties fo:border-bottom="none" fo:border-left="none" fo:border-right="none" fo:border-top="0.74pt solid #000000"/>
      <style:map style:condition="is-true-formula(IF([.M379]=1;ORG.OPENOFFICE.STYLE(&quot;Red&quot;);ORG.OPENOFFICE.STYLE(&quot;default&quot;)))" style:apply-style-name="Default" style:base-cell-address="Sheet1.D379"/>
    </style:style>
    <style:style style:name="ce283" style:family="table-cell" style:parent-style-name="Default">
      <style:map style:condition="is-true-formula(IF([.M379]=1;ORG.OPENOFFICE.STYLE(&quot;Red&quot;);ORG.OPENOFFICE.STYLE(&quot;default&quot;)))" style:apply-style-name="Default" style:base-cell-address="Sheet1.D379"/>
    </style:style>
    <style:style style:name="ce284" style:family="table-cell" style:parent-style-name="Default">
      <style:table-cell-properties fo:border-bottom="0.74pt solid #000000" fo:border-left="none" fo:border-right="none" fo:border-top="none"/>
      <style:map style:condition="is-true-formula(IF([.M379]=1;ORG.OPENOFFICE.STYLE(&quot;Red&quot;);ORG.OPENOFFICE.STYLE(&quot;default&quot;)))" style:apply-style-name="Default" style:base-cell-address="Sheet1.D379"/>
    </style:style>
    <style:style style:name="ce285" style:family="table-cell" style:parent-style-name="Default">
      <style:table-cell-properties fo:border-bottom="none" fo:border-left="none" fo:border-right="none" fo:border-top="0.74pt solid #000000"/>
      <style:map style:condition="is-true-formula(IF([.M388]=1;ORG.OPENOFFICE.STYLE(&quot;Red&quot;);ORG.OPENOFFICE.STYLE(&quot;default&quot;)))" style:apply-style-name="Default" style:base-cell-address="Sheet1.D388"/>
    </style:style>
    <style:style style:name="ce286" style:family="table-cell" style:parent-style-name="Default">
      <style:map style:condition="is-true-formula(IF([.M388]=1;ORG.OPENOFFICE.STYLE(&quot;Red&quot;);ORG.OPENOFFICE.STYLE(&quot;default&quot;)))" style:apply-style-name="Default" style:base-cell-address="Sheet1.D388"/>
    </style:style>
    <style:style style:name="ce287" style:family="table-cell" style:parent-style-name="Default">
      <style:table-cell-properties fo:border-bottom="0.74pt solid #000000" fo:border-left="none" fo:border-right="none" fo:border-top="none"/>
      <style:map style:condition="is-true-formula(IF([.M388]=1;ORG.OPENOFFICE.STYLE(&quot;Red&quot;);ORG.OPENOFFICE.STYLE(&quot;default&quot;)))" style:apply-style-name="Default" style:base-cell-address="Sheet1.D388"/>
    </style:style>
    <style:style style:name="ce288" style:family="table-cell" style:parent-style-name="Default">
      <style:table-cell-properties fo:border-bottom="none" fo:border-left="none" fo:border-right="none" fo:border-top="0.74pt solid #000000"/>
      <style:map style:condition="is-true-formula(IF([.M397]=1;ORG.OPENOFFICE.STYLE(&quot;Red&quot;);ORG.OPENOFFICE.STYLE(&quot;default&quot;)))" style:apply-style-name="Default" style:base-cell-address="Sheet1.D397"/>
    </style:style>
    <style:style style:name="ce289" style:family="table-cell" style:parent-style-name="Default">
      <style:map style:condition="is-true-formula(IF([.M397]=1;ORG.OPENOFFICE.STYLE(&quot;Red&quot;);ORG.OPENOFFICE.STYLE(&quot;default&quot;)))" style:apply-style-name="Default" style:base-cell-address="Sheet1.D397"/>
    </style:style>
    <style:style style:name="ce290" style:family="table-cell" style:parent-style-name="Default">
      <style:table-cell-properties fo:border-bottom="0.74pt solid #000000" fo:border-left="none" fo:border-right="none" fo:border-top="none"/>
      <style:map style:condition="is-true-formula(IF([.M397]=1;ORG.OPENOFFICE.STYLE(&quot;Red&quot;);ORG.OPENOFFICE.STYLE(&quot;default&quot;)))" style:apply-style-name="Default" style:base-cell-address="Sheet1.D397"/>
    </style:style>
    <style:style style:name="ce291" style:family="table-cell" style:parent-style-name="Default">
      <style:table-cell-properties fo:border-bottom="none" fo:border-left="none" fo:border-right="none" fo:border-top="0.74pt solid #000000"/>
      <style:map style:condition="is-true-formula(IF([.M406]=1;ORG.OPENOFFICE.STYLE(&quot;Red&quot;);ORG.OPENOFFICE.STYLE(&quot;default&quot;)))" style:apply-style-name="Default" style:base-cell-address="Sheet1.D406"/>
    </style:style>
    <style:style style:name="ce292" style:family="table-cell" style:parent-style-name="Default">
      <style:map style:condition="is-true-formula(IF([.M407]=1;ORG.OPENOFFICE.STYLE(&quot;Red&quot;);ORG.OPENOFFICE.STYLE(&quot;default&quot;)))" style:apply-style-name="Default" style:base-cell-address="Sheet1.D407"/>
    </style:style>
    <style:style style:name="ce293" style:family="table-cell" style:parent-style-name="Default">
      <style:table-cell-properties fo:border-bottom="0.74pt solid #000000" fo:border-left="none" fo:border-right="none" fo:border-top="none"/>
      <style:map style:condition="is-true-formula(IF([.M407]=1;ORG.OPENOFFICE.STYLE(&quot;Red&quot;);ORG.OPENOFFICE.STYLE(&quot;default&quot;)))" style:apply-style-name="Default" style:base-cell-address="Sheet1.D407"/>
    </style:style>
    <style:style style:name="ce294" style:family="table-cell" style:parent-style-name="Default">
      <style:table-cell-properties fo:border-bottom="none" fo:border-left="none" fo:border-right="none" fo:border-top="0.74pt solid #000000"/>
      <style:map style:condition="is-true-formula(IF([.M415]=1;ORG.OPENOFFICE.STYLE(&quot;Red&quot;);ORG.OPENOFFICE.STYLE(&quot;default&quot;)))" style:apply-style-name="Default" style:base-cell-address="Sheet1.D415"/>
    </style:style>
    <style:style style:name="ce295" style:family="table-cell" style:parent-style-name="Default">
      <style:map style:condition="is-true-formula(IF([.M415]=1;ORG.OPENOFFICE.STYLE(&quot;Red&quot;);ORG.OPENOFFICE.STYLE(&quot;default&quot;)))" style:apply-style-name="Default" style:base-cell-address="Sheet1.D415"/>
    </style:style>
    <style:style style:name="ce296" style:family="table-cell" style:parent-style-name="Red">
      <style:map style:condition="is-true-formula(IF([.M415]=1;ORG.OPENOFFICE.STYLE(&quot;Red&quot;);ORG.OPENOFFICE.STYLE(&quot;default&quot;)))" style:apply-style-name="Default" style:base-cell-address="Sheet1.D415"/>
    </style:style>
    <style:style style:name="ce297" style:family="table-cell" style:parent-style-name="Default">
      <style:table-cell-properties fo:border-bottom="0.74pt solid #000000" fo:border-left="none" fo:border-right="none" fo:border-top="none"/>
      <style:map style:condition="is-true-formula(IF([.M415]=1;ORG.OPENOFFICE.STYLE(&quot;Red&quot;);ORG.OPENOFFICE.STYLE(&quot;default&quot;)))" style:apply-style-name="Default" style:base-cell-address="Sheet1.D415"/>
    </style:style>
    <style:style style:name="ce298" style:family="table-cell" style:parent-style-name="Default">
      <style:table-cell-properties fo:border-bottom="none" fo:border-left="none" fo:border-right="none" fo:border-top="0.74pt solid #000000"/>
      <style:map style:condition="is-true-formula(IF([.M424]=1;ORG.OPENOFFICE.STYLE(&quot;Red&quot;);ORG.OPENOFFICE.STYLE(&quot;default&quot;)))" style:apply-style-name="Default" style:base-cell-address="Sheet1.D424"/>
    </style:style>
    <style:style style:name="ce299" style:family="table-cell" style:parent-style-name="Default">
      <style:map style:condition="is-true-formula(IF([.M425]=1;ORG.OPENOFFICE.STYLE(&quot;Red&quot;);ORG.OPENOFFICE.STYLE(&quot;default&quot;)))" style:apply-style-name="Default" style:base-cell-address="Sheet1.D425"/>
    </style:style>
    <style:style style:name="ce300" style:family="table-cell" style:parent-style-name="Default">
      <style:table-cell-properties fo:border-bottom="0.74pt solid #000000" fo:border-left="none" fo:border-right="none" fo:border-top="none"/>
      <style:map style:condition="is-true-formula(IF([.M425]=1;ORG.OPENOFFICE.STYLE(&quot;Red&quot;);ORG.OPENOFFICE.STYLE(&quot;default&quot;)))" style:apply-style-name="Default" style:base-cell-address="Sheet1.D425"/>
    </style:style>
    <style:style style:name="ce301" style:family="table-cell" style:parent-style-name="Default">
      <style:table-cell-properties fo:border-bottom="none" fo:border-left="none" fo:border-right="none" fo:border-top="0.74pt solid #000000"/>
      <style:map style:condition="is-true-formula(IF([.M433]=1;ORG.OPENOFFICE.STYLE(&quot;Red&quot;);ORG.OPENOFFICE.STYLE(&quot;default&quot;)))" style:apply-style-name="Default" style:base-cell-address="Sheet1.D433"/>
    </style:style>
    <style:style style:name="ce302" style:family="table-cell" style:parent-style-name="Default">
      <style:map style:condition="is-true-formula(IF([.M434]=1;ORG.OPENOFFICE.STYLE(&quot;Red&quot;);ORG.OPENOFFICE.STYLE(&quot;default&quot;)))" style:apply-style-name="Default" style:base-cell-address="Sheet1.D434"/>
    </style:style>
    <style:style style:name="ce303" style:family="table-cell" style:parent-style-name="Default">
      <style:table-cell-properties fo:border-bottom="0.74pt solid #000000" fo:border-left="none" fo:border-right="none" fo:border-top="none"/>
      <style:map style:condition="is-true-formula(IF([.M434]=1;ORG.OPENOFFICE.STYLE(&quot;Red&quot;);ORG.OPENOFFICE.STYLE(&quot;default&quot;)))" style:apply-style-name="Default" style:base-cell-address="Sheet1.D434"/>
    </style:style>
    <style:style style:name="ce304" style:family="table-cell" style:parent-style-name="Default">
      <style:table-cell-properties fo:border-bottom="none" fo:border-left="none" fo:border-right="none" fo:border-top="0.74pt solid #000000"/>
      <style:map style:condition="is-true-formula(IF([.M442]=1;ORG.OPENOFFICE.STYLE(&quot;Red&quot;);ORG.OPENOFFICE.STYLE(&quot;default&quot;)))" style:apply-style-name="Default" style:base-cell-address="Sheet1.D442"/>
    </style:style>
    <style:style style:name="ce305" style:family="table-cell" style:parent-style-name="Default">
      <style:map style:condition="is-true-formula(IF([.M443]=1;ORG.OPENOFFICE.STYLE(&quot;Red&quot;);ORG.OPENOFFICE.STYLE(&quot;default&quot;)))" style:apply-style-name="Default" style:base-cell-address="Sheet1.D443"/>
    </style:style>
    <style:style style:name="ce306" style:family="table-cell" style:parent-style-name="Default">
      <style:table-cell-properties fo:border-bottom="0.74pt solid #000000" fo:border-left="none" fo:border-right="none" fo:border-top="none"/>
      <style:map style:condition="is-true-formula(IF([.M443]=1;ORG.OPENOFFICE.STYLE(&quot;Red&quot;);ORG.OPENOFFICE.STYLE(&quot;default&quot;)))" style:apply-style-name="Default" style:base-cell-address="Sheet1.D443"/>
    </style:style>
    <style:style style:name="ce307" style:family="table-cell" style:parent-style-name="Default">
      <style:table-cell-properties fo:border-bottom="none" fo:border-left="none" fo:border-right="none" fo:border-top="0.74pt solid #000000"/>
      <style:map style:condition="is-true-formula(IF([.L1]=1;ORG.OPENOFFICE.STYLE(&quot;Red&quot;);ORG.OPENOFFICE.STYLE(&quot;default&quot;)))" style:apply-style-name="Default" style:base-cell-address="Sheet1.C1"/>
    </style:style>
    <style:style style:name="ce308" style:family="table-cell" style:parent-style-name="Default">
      <style:map style:condition="is-true-formula(IF([.L1]=1;ORG.OPENOFFICE.STYLE(&quot;Red&quot;);ORG.OPENOFFICE.STYLE(&quot;default&quot;)))" style:apply-style-name="Default" style:base-cell-address="Sheet1.C1"/>
    </style:style>
    <style:style style:name="ce309" style:family="table-cell" style:parent-style-name="Red">
      <style:map style:condition="is-true-formula(IF([.L1]=1;ORG.OPENOFFICE.STYLE(&quot;Red&quot;);ORG.OPENOFFICE.STYLE(&quot;default&quot;)))" style:apply-style-name="Default" style:base-cell-address="Sheet1.C1"/>
    </style:style>
    <style:style style:name="ce310" style:family="table-cell" style:parent-style-name="Red">
      <style:table-cell-properties fo:border-bottom="0.74pt solid #000000" fo:border-left="none" fo:border-right="none" fo:border-top="none"/>
      <style:map style:condition="is-true-formula(IF([.L1]=1;ORG.OPENOFFICE.STYLE(&quot;Red&quot;);ORG.OPENOFFICE.STYLE(&quot;default&quot;)))" style:apply-style-name="Default" style:base-cell-address="Sheet1.C1"/>
    </style:style>
    <style:style style:name="ce311" style:family="table-cell" style:parent-style-name="Default">
      <style:table-cell-properties fo:border-bottom="none" fo:border-left="none" fo:border-right="none" fo:border-top="0.74pt solid #000000"/>
      <style:map style:condition="is-true-formula(IF([.L10]=1;ORG.OPENOFFICE.STYLE(&quot;Red&quot;);ORG.OPENOFFICE.STYLE(&quot;default&quot;)))" style:apply-style-name="Default" style:base-cell-address="Sheet1.C10"/>
    </style:style>
    <style:style style:name="ce312" style:family="table-cell" style:parent-style-name="Red">
      <style:map style:condition="is-true-formula(IF([.L10]=1;ORG.OPENOFFICE.STYLE(&quot;Red&quot;);ORG.OPENOFFICE.STYLE(&quot;default&quot;)))" style:apply-style-name="Default" style:base-cell-address="Sheet1.C10"/>
    </style:style>
    <style:style style:name="ce313" style:family="table-cell" style:parent-style-name="Red">
      <style:table-cell-properties fo:border-bottom="0.74pt solid #000000" fo:border-left="none" fo:border-right="none" fo:border-top="none"/>
      <style:map style:condition="is-true-formula(IF([.L10]=1;ORG.OPENOFFICE.STYLE(&quot;Red&quot;);ORG.OPENOFFICE.STYLE(&quot;default&quot;)))" style:apply-style-name="Default" style:base-cell-address="Sheet1.C10"/>
    </style:style>
    <style:style style:name="ce314" style:family="table-cell" style:parent-style-name="Default">
      <style:table-cell-properties fo:border-bottom="none" fo:border-left="none" fo:border-right="none" fo:border-top="0.74pt solid #000000"/>
      <style:map style:condition="is-true-formula(IF([.L19]=1;ORG.OPENOFFICE.STYLE(&quot;Red&quot;);ORG.OPENOFFICE.STYLE(&quot;default&quot;)))" style:apply-style-name="Default" style:base-cell-address="Sheet1.C19"/>
    </style:style>
    <style:style style:name="ce315" style:family="table-cell" style:parent-style-name="Default">
      <style:map style:condition="is-true-formula(IF([.L19]=1;ORG.OPENOFFICE.STYLE(&quot;Red&quot;);ORG.OPENOFFICE.STYLE(&quot;default&quot;)))" style:apply-style-name="Default" style:base-cell-address="Sheet1.C19"/>
    </style:style>
    <style:style style:name="ce316" style:family="table-cell" style:parent-style-name="Red">
      <style:map style:condition="is-true-formula(IF([.L19]=1;ORG.OPENOFFICE.STYLE(&quot;Red&quot;);ORG.OPENOFFICE.STYLE(&quot;default&quot;)))" style:apply-style-name="Default" style:base-cell-address="Sheet1.C19"/>
    </style:style>
    <style:style style:name="ce317" style:family="table-cell" style:parent-style-name="Default">
      <style:table-cell-properties fo:border-bottom="0.74pt solid #000000" fo:border-left="none" fo:border-right="none" fo:border-top="none"/>
      <style:map style:condition="is-true-formula(IF([.L19]=1;ORG.OPENOFFICE.STYLE(&quot;Red&quot;);ORG.OPENOFFICE.STYLE(&quot;default&quot;)))" style:apply-style-name="Default" style:base-cell-address="Sheet1.C19"/>
    </style:style>
    <style:style style:name="ce318" style:family="table-cell" style:parent-style-name="Default">
      <style:table-cell-properties fo:border-bottom="none" fo:border-left="none" fo:border-right="none" fo:border-top="0.74pt solid #000000"/>
      <style:map style:condition="is-true-formula(IF([.L28]=1;ORG.OPENOFFICE.STYLE(&quot;Red&quot;);ORG.OPENOFFICE.STYLE(&quot;default&quot;)))" style:apply-style-name="Default" style:base-cell-address="Sheet1.C28"/>
    </style:style>
    <style:style style:name="ce319" style:family="table-cell" style:parent-style-name="Red">
      <style:map style:condition="is-true-formula(IF([.L28]=1;ORG.OPENOFFICE.STYLE(&quot;Red&quot;);ORG.OPENOFFICE.STYLE(&quot;default&quot;)))" style:apply-style-name="Default" style:base-cell-address="Sheet1.C28"/>
    </style:style>
    <style:style style:name="ce320" style:family="table-cell" style:parent-style-name="Red">
      <style:table-cell-properties fo:border-bottom="0.74pt solid #000000" fo:border-left="none" fo:border-right="none" fo:border-top="none"/>
      <style:map style:condition="is-true-formula(IF([.L28]=1;ORG.OPENOFFICE.STYLE(&quot;Red&quot;);ORG.OPENOFFICE.STYLE(&quot;default&quot;)))" style:apply-style-name="Default" style:base-cell-address="Sheet1.C28"/>
    </style:style>
    <style:style style:name="ce321" style:family="table-cell" style:parent-style-name="Default">
      <style:table-cell-properties fo:border-bottom="none" fo:border-left="none" fo:border-right="none" fo:border-top="0.74pt solid #000000"/>
      <style:map style:condition="is-true-formula(IF([.L37]=1;ORG.OPENOFFICE.STYLE(&quot;Red&quot;);ORG.OPENOFFICE.STYLE(&quot;default&quot;)))" style:apply-style-name="Default" style:base-cell-address="Sheet1.C37"/>
    </style:style>
    <style:style style:name="ce322" style:family="table-cell" style:parent-style-name="Red">
      <style:map style:condition="is-true-formula(IF([.L37]=1;ORG.OPENOFFICE.STYLE(&quot;Red&quot;);ORG.OPENOFFICE.STYLE(&quot;default&quot;)))" style:apply-style-name="Default" style:base-cell-address="Sheet1.C37"/>
    </style:style>
    <style:style style:name="ce323" style:family="table-cell" style:parent-style-name="Red">
      <style:table-cell-properties fo:border-bottom="0.74pt solid #000000" fo:border-left="none" fo:border-right="none" fo:border-top="none"/>
      <style:map style:condition="is-true-formula(IF([.L37]=1;ORG.OPENOFFICE.STYLE(&quot;Red&quot;);ORG.OPENOFFICE.STYLE(&quot;default&quot;)))" style:apply-style-name="Default" style:base-cell-address="Sheet1.C37"/>
    </style:style>
    <style:style style:name="ce324" style:family="table-cell" style:parent-style-name="Default">
      <style:table-cell-properties fo:border-bottom="none" fo:border-left="none" fo:border-right="none" fo:border-top="0.74pt solid #000000"/>
      <style:map style:condition="is-true-formula(IF([.L46]=1;ORG.OPENOFFICE.STYLE(&quot;Red&quot;);ORG.OPENOFFICE.STYLE(&quot;default&quot;)))" style:apply-style-name="Default" style:base-cell-address="Sheet1.C46"/>
    </style:style>
    <style:style style:name="ce325" style:family="table-cell" style:parent-style-name="Red">
      <style:map style:condition="is-true-formula(IF([.L46]=1;ORG.OPENOFFICE.STYLE(&quot;Red&quot;);ORG.OPENOFFICE.STYLE(&quot;default&quot;)))" style:apply-style-name="Default" style:base-cell-address="Sheet1.C46"/>
    </style:style>
    <style:style style:name="ce326" style:family="table-cell" style:parent-style-name="Red">
      <style:table-cell-properties fo:border-bottom="0.74pt solid #000000" fo:border-left="none" fo:border-right="none" fo:border-top="none"/>
      <style:map style:condition="is-true-formula(IF([.L46]=1;ORG.OPENOFFICE.STYLE(&quot;Red&quot;);ORG.OPENOFFICE.STYLE(&quot;default&quot;)))" style:apply-style-name="Default" style:base-cell-address="Sheet1.C46"/>
    </style:style>
    <style:style style:name="ce327" style:family="table-cell" style:parent-style-name="Default">
      <style:table-cell-properties fo:border-bottom="none" fo:border-left="none" fo:border-right="none" fo:border-top="0.74pt solid #000000"/>
      <style:map style:condition="is-true-formula(IF([.L55]=1;ORG.OPENOFFICE.STYLE(&quot;Red&quot;);ORG.OPENOFFICE.STYLE(&quot;default&quot;)))" style:apply-style-name="Default" style:base-cell-address="Sheet1.C55"/>
    </style:style>
    <style:style style:name="ce328" style:family="table-cell" style:parent-style-name="Default">
      <style:map style:condition="is-true-formula(IF([.L55]=1;ORG.OPENOFFICE.STYLE(&quot;Red&quot;);ORG.OPENOFFICE.STYLE(&quot;default&quot;)))" style:apply-style-name="Default" style:base-cell-address="Sheet1.C55"/>
    </style:style>
    <style:style style:name="ce329" style:family="table-cell" style:parent-style-name="Red">
      <style:map style:condition="is-true-formula(IF([.L55]=1;ORG.OPENOFFICE.STYLE(&quot;Red&quot;);ORG.OPENOFFICE.STYLE(&quot;default&quot;)))" style:apply-style-name="Default" style:base-cell-address="Sheet1.C55"/>
    </style:style>
    <style:style style:name="ce330" style:family="table-cell" style:parent-style-name="Default">
      <style:table-cell-properties fo:border-bottom="0.74pt solid #000000" fo:border-left="none" fo:border-right="none" fo:border-top="none"/>
      <style:map style:condition="is-true-formula(IF([.L55]=1;ORG.OPENOFFICE.STYLE(&quot;Red&quot;);ORG.OPENOFFICE.STYLE(&quot;default&quot;)))" style:apply-style-name="Default" style:base-cell-address="Sheet1.C55"/>
    </style:style>
    <style:style style:name="ce331" style:family="table-cell" style:parent-style-name="Default">
      <style:table-cell-properties fo:border-bottom="none" fo:border-left="none" fo:border-right="none" fo:border-top="0.74pt solid #000000"/>
      <style:map style:condition="is-true-formula(IF([.L64]=1;ORG.OPENOFFICE.STYLE(&quot;Red&quot;);ORG.OPENOFFICE.STYLE(&quot;default&quot;)))" style:apply-style-name="Default" style:base-cell-address="Sheet1.C64"/>
    </style:style>
    <style:style style:name="ce332" style:family="table-cell" style:parent-style-name="Red">
      <style:map style:condition="is-true-formula(IF([.L64]=1;ORG.OPENOFFICE.STYLE(&quot;Red&quot;);ORG.OPENOFFICE.STYLE(&quot;default&quot;)))" style:apply-style-name="Default" style:base-cell-address="Sheet1.C64"/>
    </style:style>
    <style:style style:name="ce333" style:family="table-cell" style:parent-style-name="Red">
      <style:table-cell-properties fo:border-bottom="0.74pt solid #000000" fo:border-left="none" fo:border-right="none" fo:border-top="none"/>
      <style:map style:condition="is-true-formula(IF([.L64]=1;ORG.OPENOFFICE.STYLE(&quot;Red&quot;);ORG.OPENOFFICE.STYLE(&quot;default&quot;)))" style:apply-style-name="Default" style:base-cell-address="Sheet1.C64"/>
    </style:style>
    <style:style style:name="ce334" style:family="table-cell" style:parent-style-name="Default">
      <style:table-cell-properties fo:border-bottom="none" fo:border-left="none" fo:border-right="none" fo:border-top="0.74pt solid #000000"/>
      <style:map style:condition="is-true-formula(IF([.L73]=1;ORG.OPENOFFICE.STYLE(&quot;Red&quot;);ORG.OPENOFFICE.STYLE(&quot;default&quot;)))" style:apply-style-name="Default" style:base-cell-address="Sheet1.C73"/>
    </style:style>
    <style:style style:name="ce335" style:family="table-cell" style:parent-style-name="Red">
      <style:map style:condition="is-true-formula(IF([.L73]=1;ORG.OPENOFFICE.STYLE(&quot;Red&quot;);ORG.OPENOFFICE.STYLE(&quot;default&quot;)))" style:apply-style-name="Default" style:base-cell-address="Sheet1.C73"/>
    </style:style>
    <style:style style:name="ce336" style:family="table-cell" style:parent-style-name="Default">
      <style:map style:condition="is-true-formula(IF([.L73]=1;ORG.OPENOFFICE.STYLE(&quot;Red&quot;);ORG.OPENOFFICE.STYLE(&quot;default&quot;)))" style:apply-style-name="Default" style:base-cell-address="Sheet1.C73"/>
    </style:style>
    <style:style style:name="ce337" style:family="table-cell" style:parent-style-name="Red">
      <style:table-cell-properties fo:border-bottom="0.74pt solid #000000" fo:border-left="none" fo:border-right="none" fo:border-top="none"/>
      <style:map style:condition="is-true-formula(IF([.L73]=1;ORG.OPENOFFICE.STYLE(&quot;Red&quot;);ORG.OPENOFFICE.STYLE(&quot;default&quot;)))" style:apply-style-name="Default" style:base-cell-address="Sheet1.C73"/>
    </style:style>
    <style:style style:name="ce338" style:family="table-cell" style:parent-style-name="Default">
      <style:table-cell-properties fo:border-bottom="none" fo:border-left="none" fo:border-right="none" fo:border-top="0.74pt solid #000000"/>
      <style:map style:condition="is-true-formula(IF([.L82]=1;ORG.OPENOFFICE.STYLE(&quot;Red&quot;);ORG.OPENOFFICE.STYLE(&quot;default&quot;)))" style:apply-style-name="Default" style:base-cell-address="Sheet1.C82"/>
    </style:style>
    <style:style style:name="ce339" style:family="table-cell" style:parent-style-name="Red">
      <style:map style:condition="is-true-formula(IF([.L82]=1;ORG.OPENOFFICE.STYLE(&quot;Red&quot;);ORG.OPENOFFICE.STYLE(&quot;default&quot;)))" style:apply-style-name="Default" style:base-cell-address="Sheet1.C82"/>
    </style:style>
    <style:style style:name="ce340" style:family="table-cell" style:parent-style-name="Default">
      <style:map style:condition="is-true-formula(IF([.L82]=1;ORG.OPENOFFICE.STYLE(&quot;Red&quot;);ORG.OPENOFFICE.STYLE(&quot;default&quot;)))" style:apply-style-name="Default" style:base-cell-address="Sheet1.C82"/>
    </style:style>
    <style:style style:name="ce341" style:family="table-cell" style:parent-style-name="Default">
      <style:table-cell-properties fo:border-bottom="0.74pt solid #000000" fo:border-left="none" fo:border-right="none" fo:border-top="none"/>
      <style:map style:condition="is-true-formula(IF([.L82]=1;ORG.OPENOFFICE.STYLE(&quot;Red&quot;);ORG.OPENOFFICE.STYLE(&quot;default&quot;)))" style:apply-style-name="Default" style:base-cell-address="Sheet1.C82"/>
    </style:style>
    <style:style style:name="ce342" style:family="table-cell" style:parent-style-name="Default">
      <style:table-cell-properties fo:border-bottom="none" fo:border-left="none" fo:border-right="none" fo:border-top="0.74pt solid #000000"/>
      <style:map style:condition="is-true-formula(IF([.L91]=1;ORG.OPENOFFICE.STYLE(&quot;Red&quot;);ORG.OPENOFFICE.STYLE(&quot;default&quot;)))" style:apply-style-name="Default" style:base-cell-address="Sheet1.C91"/>
    </style:style>
    <style:style style:name="ce343" style:family="table-cell" style:parent-style-name="Red">
      <style:map style:condition="is-true-formula(IF([.L91]=1;ORG.OPENOFFICE.STYLE(&quot;Red&quot;);ORG.OPENOFFICE.STYLE(&quot;default&quot;)))" style:apply-style-name="Default" style:base-cell-address="Sheet1.C91"/>
    </style:style>
    <style:style style:name="ce344" style:family="table-cell" style:parent-style-name="Red">
      <style:table-cell-properties fo:border-bottom="0.74pt solid #000000" fo:border-left="none" fo:border-right="none" fo:border-top="none"/>
      <style:map style:condition="is-true-formula(IF([.L91]=1;ORG.OPENOFFICE.STYLE(&quot;Red&quot;);ORG.OPENOFFICE.STYLE(&quot;default&quot;)))" style:apply-style-name="Default" style:base-cell-address="Sheet1.C91"/>
    </style:style>
    <style:style style:name="ce345" style:family="table-cell" style:parent-style-name="Default">
      <style:table-cell-properties fo:border-bottom="none" fo:border-left="none" fo:border-right="none" fo:border-top="0.74pt solid #000000"/>
      <style:map style:condition="is-true-formula(IF([.L100]=1;ORG.OPENOFFICE.STYLE(&quot;Red&quot;);ORG.OPENOFFICE.STYLE(&quot;default&quot;)))" style:apply-style-name="Default" style:base-cell-address="Sheet1.C100"/>
    </style:style>
    <style:style style:name="ce346" style:family="table-cell" style:parent-style-name="Red">
      <style:map style:condition="is-true-formula(IF([.L100]=1;ORG.OPENOFFICE.STYLE(&quot;Red&quot;);ORG.OPENOFFICE.STYLE(&quot;default&quot;)))" style:apply-style-name="Default" style:base-cell-address="Sheet1.C100"/>
    </style:style>
    <style:style style:name="ce347" style:family="table-cell" style:parent-style-name="Red">
      <style:table-cell-properties fo:border-bottom="0.74pt solid #000000" fo:border-left="none" fo:border-right="none" fo:border-top="none"/>
      <style:map style:condition="is-true-formula(IF([.L100]=1;ORG.OPENOFFICE.STYLE(&quot;Red&quot;);ORG.OPENOFFICE.STYLE(&quot;default&quot;)))" style:apply-style-name="Default" style:base-cell-address="Sheet1.C100"/>
    </style:style>
    <style:style style:name="ce348" style:family="table-cell" style:parent-style-name="Default">
      <style:table-cell-properties fo:border-bottom="none" fo:border-left="none" fo:border-right="none" fo:border-top="0.74pt solid #000000"/>
      <style:map style:condition="is-true-formula(IF([.L109]=1;ORG.OPENOFFICE.STYLE(&quot;Red&quot;);ORG.OPENOFFICE.STYLE(&quot;default&quot;)))" style:apply-style-name="Default" style:base-cell-address="Sheet1.C109"/>
    </style:style>
    <style:style style:name="ce349" style:family="table-cell" style:parent-style-name="Default">
      <style:map style:condition="is-true-formula(IF([.L109]=1;ORG.OPENOFFICE.STYLE(&quot;Red&quot;);ORG.OPENOFFICE.STYLE(&quot;default&quot;)))" style:apply-style-name="Default" style:base-cell-address="Sheet1.C109"/>
    </style:style>
    <style:style style:name="ce350" style:family="table-cell" style:parent-style-name="Red">
      <style:map style:condition="is-true-formula(IF([.L109]=1;ORG.OPENOFFICE.STYLE(&quot;Red&quot;);ORG.OPENOFFICE.STYLE(&quot;default&quot;)))" style:apply-style-name="Default" style:base-cell-address="Sheet1.C109"/>
    </style:style>
    <style:style style:name="ce351" style:family="table-cell" style:parent-style-name="Default">
      <style:table-cell-properties fo:border-bottom="0.74pt solid #000000" fo:border-left="none" fo:border-right="none" fo:border-top="none"/>
      <style:map style:condition="is-true-formula(IF([.L109]=1;ORG.OPENOFFICE.STYLE(&quot;Red&quot;);ORG.OPENOFFICE.STYLE(&quot;default&quot;)))" style:apply-style-name="Default" style:base-cell-address="Sheet1.C109"/>
    </style:style>
    <style:style style:name="ce352" style:family="table-cell" style:parent-style-name="Default">
      <style:table-cell-properties fo:border-bottom="none" fo:border-left="none" fo:border-right="none" fo:border-top="0.74pt solid #000000"/>
      <style:map style:condition="is-true-formula(IF([.L118]=1;ORG.OPENOFFICE.STYLE(&quot;Red&quot;);ORG.OPENOFFICE.STYLE(&quot;default&quot;)))" style:apply-style-name="Default" style:base-cell-address="Sheet1.C118"/>
    </style:style>
    <style:style style:name="ce353" style:family="table-cell" style:parent-style-name="Default">
      <style:map style:condition="is-true-formula(IF([.L118]=1;ORG.OPENOFFICE.STYLE(&quot;Red&quot;);ORG.OPENOFFICE.STYLE(&quot;default&quot;)))" style:apply-style-name="Default" style:base-cell-address="Sheet1.C118"/>
    </style:style>
    <style:style style:name="ce354" style:family="table-cell" style:parent-style-name="Red">
      <style:map style:condition="is-true-formula(IF([.L118]=1;ORG.OPENOFFICE.STYLE(&quot;Red&quot;);ORG.OPENOFFICE.STYLE(&quot;default&quot;)))" style:apply-style-name="Default" style:base-cell-address="Sheet1.C118"/>
    </style:style>
    <style:style style:name="ce355" style:family="table-cell" style:parent-style-name="Default">
      <style:table-cell-properties fo:border-bottom="0.74pt solid #000000" fo:border-left="none" fo:border-right="none" fo:border-top="none"/>
      <style:map style:condition="is-true-formula(IF([.L118]=1;ORG.OPENOFFICE.STYLE(&quot;Red&quot;);ORG.OPENOFFICE.STYLE(&quot;default&quot;)))" style:apply-style-name="Default" style:base-cell-address="Sheet1.C118"/>
    </style:style>
    <style:style style:name="ce356" style:family="table-cell" style:parent-style-name="Default">
      <style:table-cell-properties fo:border-bottom="none" fo:border-left="none" fo:border-right="none" fo:border-top="0.74pt solid #000000"/>
      <style:map style:condition="is-true-formula(IF([.L127]=1;ORG.OPENOFFICE.STYLE(&quot;Red&quot;);ORG.OPENOFFICE.STYLE(&quot;default&quot;)))" style:apply-style-name="Default" style:base-cell-address="Sheet1.C127"/>
    </style:style>
    <style:style style:name="ce357" style:family="table-cell" style:parent-style-name="Default">
      <style:map style:condition="is-true-formula(IF([.L127]=1;ORG.OPENOFFICE.STYLE(&quot;Red&quot;);ORG.OPENOFFICE.STYLE(&quot;default&quot;)))" style:apply-style-name="Default" style:base-cell-address="Sheet1.C127"/>
    </style:style>
    <style:style style:name="ce358" style:family="table-cell" style:parent-style-name="Red">
      <style:map style:condition="is-true-formula(IF([.L127]=1;ORG.OPENOFFICE.STYLE(&quot;Red&quot;);ORG.OPENOFFICE.STYLE(&quot;default&quot;)))" style:apply-style-name="Default" style:base-cell-address="Sheet1.C127"/>
    </style:style>
    <style:style style:name="ce359" style:family="table-cell" style:parent-style-name="Default">
      <style:table-cell-properties fo:border-bottom="0.74pt solid #000000" fo:border-left="none" fo:border-right="none" fo:border-top="none"/>
      <style:map style:condition="is-true-formula(IF([.L127]=1;ORG.OPENOFFICE.STYLE(&quot;Red&quot;);ORG.OPENOFFICE.STYLE(&quot;default&quot;)))" style:apply-style-name="Default" style:base-cell-address="Sheet1.C127"/>
    </style:style>
    <style:style style:name="ce360" style:family="table-cell" style:parent-style-name="Default">
      <style:table-cell-properties fo:border-bottom="none" fo:border-left="none" fo:border-right="none" fo:border-top="0.74pt solid #000000"/>
      <style:map style:condition="is-true-formula(IF([.L136]=1;ORG.OPENOFFICE.STYLE(&quot;Red&quot;);ORG.OPENOFFICE.STYLE(&quot;default&quot;)))" style:apply-style-name="Default" style:base-cell-address="Sheet1.C136"/>
    </style:style>
    <style:style style:name="ce361" style:family="table-cell" style:parent-style-name="Red">
      <style:map style:condition="is-true-formula(IF([.L136]=1;ORG.OPENOFFICE.STYLE(&quot;Red&quot;);ORG.OPENOFFICE.STYLE(&quot;default&quot;)))" style:apply-style-name="Default" style:base-cell-address="Sheet1.C136"/>
    </style:style>
    <style:style style:name="ce362" style:family="table-cell" style:parent-style-name="Red">
      <style:table-cell-properties fo:border-bottom="0.74pt solid #000000" fo:border-left="none" fo:border-right="none" fo:border-top="none"/>
      <style:map style:condition="is-true-formula(IF([.L136]=1;ORG.OPENOFFICE.STYLE(&quot;Red&quot;);ORG.OPENOFFICE.STYLE(&quot;default&quot;)))" style:apply-style-name="Default" style:base-cell-address="Sheet1.C136"/>
    </style:style>
    <style:style style:name="ce363" style:family="table-cell" style:parent-style-name="Default">
      <style:table-cell-properties fo:border-bottom="none" fo:border-left="none" fo:border-right="none" fo:border-top="0.74pt solid #000000"/>
      <style:map style:condition="is-true-formula(IF([.L145]=1;ORG.OPENOFFICE.STYLE(&quot;Red&quot;);ORG.OPENOFFICE.STYLE(&quot;default&quot;)))" style:apply-style-name="Default" style:base-cell-address="Sheet1.C145"/>
    </style:style>
    <style:style style:name="ce364" style:family="table-cell" style:parent-style-name="Red">
      <style:map style:condition="is-true-formula(IF([.L145]=1;ORG.OPENOFFICE.STYLE(&quot;Red&quot;);ORG.OPENOFFICE.STYLE(&quot;default&quot;)))" style:apply-style-name="Default" style:base-cell-address="Sheet1.C145"/>
    </style:style>
    <style:style style:name="ce365" style:family="table-cell" style:parent-style-name="Default">
      <style:map style:condition="is-true-formula(IF([.L145]=1;ORG.OPENOFFICE.STYLE(&quot;Red&quot;);ORG.OPENOFFICE.STYLE(&quot;default&quot;)))" style:apply-style-name="Default" style:base-cell-address="Sheet1.C145"/>
    </style:style>
    <style:style style:name="ce366" style:family="table-cell" style:parent-style-name="Red">
      <style:table-cell-properties fo:border-bottom="0.74pt solid #000000" fo:border-left="none" fo:border-right="none" fo:border-top="none"/>
      <style:map style:condition="is-true-formula(IF([.L145]=1;ORG.OPENOFFICE.STYLE(&quot;Red&quot;);ORG.OPENOFFICE.STYLE(&quot;default&quot;)))" style:apply-style-name="Default" style:base-cell-address="Sheet1.C145"/>
    </style:style>
    <style:style style:name="ce367" style:family="table-cell" style:parent-style-name="Default">
      <style:table-cell-properties fo:border-bottom="none" fo:border-left="none" fo:border-right="none" fo:border-top="0.74pt solid #000000"/>
      <style:map style:condition="is-true-formula(IF([.L154]=1;ORG.OPENOFFICE.STYLE(&quot;Red&quot;);ORG.OPENOFFICE.STYLE(&quot;default&quot;)))" style:apply-style-name="Default" style:base-cell-address="Sheet1.C154"/>
    </style:style>
    <style:style style:name="ce368" style:family="table-cell" style:parent-style-name="Red">
      <style:map style:condition="is-true-formula(IF([.L154]=1;ORG.OPENOFFICE.STYLE(&quot;Red&quot;);ORG.OPENOFFICE.STYLE(&quot;default&quot;)))" style:apply-style-name="Default" style:base-cell-address="Sheet1.C154"/>
    </style:style>
    <style:style style:name="ce369" style:family="table-cell" style:parent-style-name="Red">
      <style:table-cell-properties fo:border-bottom="0.74pt solid #000000" fo:border-left="none" fo:border-right="none" fo:border-top="none"/>
      <style:map style:condition="is-true-formula(IF([.L154]=1;ORG.OPENOFFICE.STYLE(&quot;Red&quot;);ORG.OPENOFFICE.STYLE(&quot;default&quot;)))" style:apply-style-name="Default" style:base-cell-address="Sheet1.C154"/>
    </style:style>
    <style:style style:name="ce370" style:family="table-cell" style:parent-style-name="Default">
      <style:table-cell-properties fo:border-bottom="none" fo:border-left="none" fo:border-right="none" fo:border-top="0.74pt solid #000000"/>
      <style:map style:condition="is-true-formula(IF([.L163]=1;ORG.OPENOFFICE.STYLE(&quot;Red&quot;);ORG.OPENOFFICE.STYLE(&quot;default&quot;)))" style:apply-style-name="Default" style:base-cell-address="Sheet1.C163"/>
    </style:style>
    <style:style style:name="ce371" style:family="table-cell" style:parent-style-name="Default">
      <style:map style:condition="is-true-formula(IF([.L163]=1;ORG.OPENOFFICE.STYLE(&quot;Red&quot;);ORG.OPENOFFICE.STYLE(&quot;default&quot;)))" style:apply-style-name="Default" style:base-cell-address="Sheet1.C163"/>
    </style:style>
    <style:style style:name="ce372" style:family="table-cell" style:parent-style-name="Red">
      <style:map style:condition="is-true-formula(IF([.L163]=1;ORG.OPENOFFICE.STYLE(&quot;Red&quot;);ORG.OPENOFFICE.STYLE(&quot;default&quot;)))" style:apply-style-name="Default" style:base-cell-address="Sheet1.C163"/>
    </style:style>
    <style:style style:name="ce373" style:family="table-cell" style:parent-style-name="Red">
      <style:table-cell-properties fo:border-bottom="0.74pt solid #000000" fo:border-left="none" fo:border-right="none" fo:border-top="none"/>
      <style:map style:condition="is-true-formula(IF([.L163]=1;ORG.OPENOFFICE.STYLE(&quot;Red&quot;);ORG.OPENOFFICE.STYLE(&quot;default&quot;)))" style:apply-style-name="Default" style:base-cell-address="Sheet1.C163"/>
    </style:style>
    <style:style style:name="ce374" style:family="table-cell" style:parent-style-name="Default">
      <style:table-cell-properties fo:border-bottom="none" fo:border-left="none" fo:border-right="none" fo:border-top="0.74pt solid #000000"/>
      <style:map style:condition="is-true-formula(IF([.L172]=1;ORG.OPENOFFICE.STYLE(&quot;Red&quot;);ORG.OPENOFFICE.STYLE(&quot;default&quot;)))" style:apply-style-name="Default" style:base-cell-address="Sheet1.C172"/>
    </style:style>
    <style:style style:name="ce375" style:family="table-cell" style:parent-style-name="Red">
      <style:map style:condition="is-true-formula(IF([.L172]=1;ORG.OPENOFFICE.STYLE(&quot;Red&quot;);ORG.OPENOFFICE.STYLE(&quot;default&quot;)))" style:apply-style-name="Default" style:base-cell-address="Sheet1.C172"/>
    </style:style>
    <style:style style:name="ce376" style:family="table-cell" style:parent-style-name="Default">
      <style:map style:condition="is-true-formula(IF([.L172]=1;ORG.OPENOFFICE.STYLE(&quot;Red&quot;);ORG.OPENOFFICE.STYLE(&quot;default&quot;)))" style:apply-style-name="Default" style:base-cell-address="Sheet1.C172"/>
    </style:style>
    <style:style style:name="ce377" style:family="table-cell" style:parent-style-name="Default">
      <style:table-cell-properties fo:border-bottom="0.74pt solid #000000" fo:border-left="none" fo:border-right="none" fo:border-top="none"/>
      <style:map style:condition="is-true-formula(IF([.L172]=1;ORG.OPENOFFICE.STYLE(&quot;Red&quot;);ORG.OPENOFFICE.STYLE(&quot;default&quot;)))" style:apply-style-name="Default" style:base-cell-address="Sheet1.C172"/>
    </style:style>
    <style:style style:name="ce378" style:family="table-cell" style:parent-style-name="Default">
      <style:table-cell-properties fo:border-bottom="none" fo:border-left="none" fo:border-right="none" fo:border-top="0.74pt solid #000000"/>
      <style:map style:condition="is-true-formula(IF([.L181]=1;ORG.OPENOFFICE.STYLE(&quot;Red&quot;);ORG.OPENOFFICE.STYLE(&quot;default&quot;)))" style:apply-style-name="Default" style:base-cell-address="Sheet1.C181"/>
    </style:style>
    <style:style style:name="ce379" style:family="table-cell" style:parent-style-name="Default">
      <style:map style:condition="is-true-formula(IF([.L181]=1;ORG.OPENOFFICE.STYLE(&quot;Red&quot;);ORG.OPENOFFICE.STYLE(&quot;default&quot;)))" style:apply-style-name="Default" style:base-cell-address="Sheet1.C181"/>
    </style:style>
    <style:style style:name="ce380" style:family="table-cell" style:parent-style-name="Red">
      <style:table-cell-properties fo:border-bottom="0.74pt solid #000000" fo:border-left="none" fo:border-right="none" fo:border-top="none"/>
      <style:map style:condition="is-true-formula(IF([.L181]=1;ORG.OPENOFFICE.STYLE(&quot;Red&quot;);ORG.OPENOFFICE.STYLE(&quot;default&quot;)))" style:apply-style-name="Default" style:base-cell-address="Sheet1.C181"/>
    </style:style>
    <style:style style:name="ce381" style:family="table-cell" style:parent-style-name="Default">
      <style:table-cell-properties fo:border-bottom="none" fo:border-left="none" fo:border-right="none" fo:border-top="0.74pt solid #000000"/>
      <style:map style:condition="is-true-formula(IF([.L190]=1;ORG.OPENOFFICE.STYLE(&quot;Red&quot;);ORG.OPENOFFICE.STYLE(&quot;default&quot;)))" style:apply-style-name="Default" style:base-cell-address="Sheet1.C190"/>
    </style:style>
    <style:style style:name="ce382" style:family="table-cell" style:parent-style-name="Default">
      <style:map style:condition="is-true-formula(IF([.L190]=1;ORG.OPENOFFICE.STYLE(&quot;Red&quot;);ORG.OPENOFFICE.STYLE(&quot;default&quot;)))" style:apply-style-name="Default" style:base-cell-address="Sheet1.C190"/>
    </style:style>
    <style:style style:name="ce383" style:family="table-cell" style:parent-style-name="Red">
      <style:map style:condition="is-true-formula(IF([.L190]=1;ORG.OPENOFFICE.STYLE(&quot;Red&quot;);ORG.OPENOFFICE.STYLE(&quot;default&quot;)))" style:apply-style-name="Default" style:base-cell-address="Sheet1.C190"/>
    </style:style>
    <style:style style:name="ce384" style:family="table-cell" style:parent-style-name="Default">
      <style:table-cell-properties fo:border-bottom="0.74pt solid #000000" fo:border-left="none" fo:border-right="none" fo:border-top="none"/>
      <style:map style:condition="is-true-formula(IF([.L190]=1;ORG.OPENOFFICE.STYLE(&quot;Red&quot;);ORG.OPENOFFICE.STYLE(&quot;default&quot;)))" style:apply-style-name="Default" style:base-cell-address="Sheet1.C190"/>
    </style:style>
    <style:style style:name="ce385" style:family="table-cell" style:parent-style-name="Default">
      <style:table-cell-properties fo:border-bottom="none" fo:border-left="none" fo:border-right="none" fo:border-top="0.74pt solid #000000"/>
      <style:map style:condition="is-true-formula(IF([.L199]=1;ORG.OPENOFFICE.STYLE(&quot;Red&quot;);ORG.OPENOFFICE.STYLE(&quot;default&quot;)))" style:apply-style-name="Default" style:base-cell-address="Sheet1.C199"/>
    </style:style>
    <style:style style:name="ce386" style:family="table-cell" style:parent-style-name="Default">
      <style:map style:condition="is-true-formula(IF([.L199]=1;ORG.OPENOFFICE.STYLE(&quot;Red&quot;);ORG.OPENOFFICE.STYLE(&quot;default&quot;)))" style:apply-style-name="Default" style:base-cell-address="Sheet1.C199"/>
    </style:style>
    <style:style style:name="ce387" style:family="table-cell" style:parent-style-name="Red">
      <style:map style:condition="is-true-formula(IF([.L199]=1;ORG.OPENOFFICE.STYLE(&quot;Red&quot;);ORG.OPENOFFICE.STYLE(&quot;default&quot;)))" style:apply-style-name="Default" style:base-cell-address="Sheet1.C199"/>
    </style:style>
    <style:style style:name="ce388" style:family="table-cell" style:parent-style-name="Default">
      <style:table-cell-properties fo:border-bottom="0.74pt solid #000000" fo:border-left="none" fo:border-right="none" fo:border-top="none"/>
      <style:map style:condition="is-true-formula(IF([.L199]=1;ORG.OPENOFFICE.STYLE(&quot;Red&quot;);ORG.OPENOFFICE.STYLE(&quot;default&quot;)))" style:apply-style-name="Default" style:base-cell-address="Sheet1.C199"/>
    </style:style>
    <style:style style:name="ce389" style:family="table-cell" style:parent-style-name="Default">
      <style:table-cell-properties fo:border-bottom="none" fo:border-left="none" fo:border-right="none" fo:border-top="0.74pt solid #000000"/>
      <style:map style:condition="is-true-formula(IF([.L208]=1;ORG.OPENOFFICE.STYLE(&quot;Red&quot;);ORG.OPENOFFICE.STYLE(&quot;default&quot;)))" style:apply-style-name="Default" style:base-cell-address="Sheet1.C208"/>
    </style:style>
    <style:style style:name="ce390" style:family="table-cell" style:parent-style-name="Default">
      <style:map style:condition="is-true-formula(IF([.L208]=1;ORG.OPENOFFICE.STYLE(&quot;Red&quot;);ORG.OPENOFFICE.STYLE(&quot;default&quot;)))" style:apply-style-name="Default" style:base-cell-address="Sheet1.C208"/>
    </style:style>
    <style:style style:name="ce391" style:family="table-cell" style:parent-style-name="Red">
      <style:map style:condition="is-true-formula(IF([.L208]=1;ORG.OPENOFFICE.STYLE(&quot;Red&quot;);ORG.OPENOFFICE.STYLE(&quot;default&quot;)))" style:apply-style-name="Default" style:base-cell-address="Sheet1.C208"/>
    </style:style>
    <style:style style:name="ce392" style:family="table-cell" style:parent-style-name="Default">
      <style:table-cell-properties fo:border-bottom="0.74pt solid #000000" fo:border-left="none" fo:border-right="none" fo:border-top="none"/>
      <style:map style:condition="is-true-formula(IF([.L208]=1;ORG.OPENOFFICE.STYLE(&quot;Red&quot;);ORG.OPENOFFICE.STYLE(&quot;default&quot;)))" style:apply-style-name="Default" style:base-cell-address="Sheet1.C208"/>
    </style:style>
    <style:style style:name="ce393" style:family="table-cell" style:parent-style-name="Default">
      <style:table-cell-properties fo:border-bottom="none" fo:border-left="none" fo:border-right="none" fo:border-top="0.74pt solid #000000"/>
      <style:map style:condition="is-true-formula(IF([.L217]=1;ORG.OPENOFFICE.STYLE(&quot;Red&quot;);ORG.OPENOFFICE.STYLE(&quot;default&quot;)))" style:apply-style-name="Default" style:base-cell-address="Sheet1.C217"/>
    </style:style>
    <style:style style:name="ce394" style:family="table-cell" style:parent-style-name="Default">
      <style:map style:condition="is-true-formula(IF([.L217]=1;ORG.OPENOFFICE.STYLE(&quot;Red&quot;);ORG.OPENOFFICE.STYLE(&quot;default&quot;)))" style:apply-style-name="Default" style:base-cell-address="Sheet1.C217"/>
    </style:style>
    <style:style style:name="ce395" style:family="table-cell" style:parent-style-name="Red">
      <style:map style:condition="is-true-formula(IF([.L217]=1;ORG.OPENOFFICE.STYLE(&quot;Red&quot;);ORG.OPENOFFICE.STYLE(&quot;default&quot;)))" style:apply-style-name="Default" style:base-cell-address="Sheet1.C217"/>
    </style:style>
    <style:style style:name="ce396" style:family="table-cell" style:parent-style-name="Default">
      <style:table-cell-properties fo:border-bottom="0.74pt solid #000000" fo:border-left="none" fo:border-right="none" fo:border-top="none"/>
      <style:map style:condition="is-true-formula(IF([.L217]=1;ORG.OPENOFFICE.STYLE(&quot;Red&quot;);ORG.OPENOFFICE.STYLE(&quot;default&quot;)))" style:apply-style-name="Default" style:base-cell-address="Sheet1.C217"/>
    </style:style>
    <style:style style:name="ce397" style:family="table-cell" style:parent-style-name="Default">
      <style:table-cell-properties fo:border-bottom="none" fo:border-left="none" fo:border-right="none" fo:border-top="0.74pt solid #000000"/>
      <style:map style:condition="is-true-formula(IF([.L226]=1;ORG.OPENOFFICE.STYLE(&quot;Red&quot;);ORG.OPENOFFICE.STYLE(&quot;default&quot;)))" style:apply-style-name="Default" style:base-cell-address="Sheet1.C226"/>
    </style:style>
    <style:style style:name="ce398" style:family="table-cell" style:parent-style-name="Red">
      <style:map style:condition="is-true-formula(IF([.L226]=1;ORG.OPENOFFICE.STYLE(&quot;Red&quot;);ORG.OPENOFFICE.STYLE(&quot;default&quot;)))" style:apply-style-name="Default" style:base-cell-address="Sheet1.C226"/>
    </style:style>
    <style:style style:name="ce399" style:family="table-cell" style:parent-style-name="Default">
      <style:map style:condition="is-true-formula(IF([.L226]=1;ORG.OPENOFFICE.STYLE(&quot;Red&quot;);ORG.OPENOFFICE.STYLE(&quot;default&quot;)))" style:apply-style-name="Default" style:base-cell-address="Sheet1.C226"/>
    </style:style>
    <style:style style:name="ce400" style:family="table-cell" style:parent-style-name="Red">
      <style:table-cell-properties fo:border-bottom="0.74pt solid #000000" fo:border-left="none" fo:border-right="none" fo:border-top="none"/>
      <style:map style:condition="is-true-formula(IF([.L226]=1;ORG.OPENOFFICE.STYLE(&quot;Red&quot;);ORG.OPENOFFICE.STYLE(&quot;default&quot;)))" style:apply-style-name="Default" style:base-cell-address="Sheet1.C226"/>
    </style:style>
    <style:style style:name="ce401" style:family="table-cell" style:parent-style-name="Default">
      <style:table-cell-properties fo:border-bottom="none" fo:border-left="none" fo:border-right="none" fo:border-top="0.74pt solid #000000"/>
      <style:map style:condition="is-true-formula(IF([.L235]=1;ORG.OPENOFFICE.STYLE(&quot;Red&quot;);ORG.OPENOFFICE.STYLE(&quot;default&quot;)))" style:apply-style-name="Default" style:base-cell-address="Sheet1.C235"/>
    </style:style>
    <style:style style:name="ce402" style:family="table-cell" style:parent-style-name="Default">
      <style:map style:condition="is-true-formula(IF([.L235]=1;ORG.OPENOFFICE.STYLE(&quot;Red&quot;);ORG.OPENOFFICE.STYLE(&quot;default&quot;)))" style:apply-style-name="Default" style:base-cell-address="Sheet1.C235"/>
    </style:style>
    <style:style style:name="ce403" style:family="table-cell" style:parent-style-name="Red">
      <style:map style:condition="is-true-formula(IF([.L235]=1;ORG.OPENOFFICE.STYLE(&quot;Red&quot;);ORG.OPENOFFICE.STYLE(&quot;default&quot;)))" style:apply-style-name="Default" style:base-cell-address="Sheet1.C235"/>
    </style:style>
    <style:style style:name="ce404" style:family="table-cell" style:parent-style-name="Default">
      <style:table-cell-properties fo:border-bottom="0.74pt solid #000000" fo:border-left="none" fo:border-right="none" fo:border-top="none"/>
      <style:map style:condition="is-true-formula(IF([.L235]=1;ORG.OPENOFFICE.STYLE(&quot;Red&quot;);ORG.OPENOFFICE.STYLE(&quot;default&quot;)))" style:apply-style-name="Default" style:base-cell-address="Sheet1.C235"/>
    </style:style>
    <style:style style:name="ce405" style:family="table-cell" style:parent-style-name="Default">
      <style:table-cell-properties fo:border-bottom="none" fo:border-left="none" fo:border-right="none" fo:border-top="0.74pt solid #000000"/>
      <style:map style:condition="is-true-formula(IF([.L244]=1;ORG.OPENOFFICE.STYLE(&quot;Red&quot;);ORG.OPENOFFICE.STYLE(&quot;default&quot;)))" style:apply-style-name="Default" style:base-cell-address="Sheet1.C244"/>
    </style:style>
    <style:style style:name="ce406" style:family="table-cell" style:parent-style-name="Default">
      <style:map style:condition="is-true-formula(IF([.L244]=1;ORG.OPENOFFICE.STYLE(&quot;Red&quot;);ORG.OPENOFFICE.STYLE(&quot;default&quot;)))" style:apply-style-name="Default" style:base-cell-address="Sheet1.C244"/>
    </style:style>
    <style:style style:name="ce407" style:family="table-cell" style:parent-style-name="Red">
      <style:map style:condition="is-true-formula(IF([.L244]=1;ORG.OPENOFFICE.STYLE(&quot;Red&quot;);ORG.OPENOFFICE.STYLE(&quot;default&quot;)))" style:apply-style-name="Default" style:base-cell-address="Sheet1.C244"/>
    </style:style>
    <style:style style:name="ce408" style:family="table-cell" style:parent-style-name="Red">
      <style:table-cell-properties fo:border-bottom="0.74pt solid #000000" fo:border-left="none" fo:border-right="none" fo:border-top="none"/>
      <style:map style:condition="is-true-formula(IF([.L244]=1;ORG.OPENOFFICE.STYLE(&quot;Red&quot;);ORG.OPENOFFICE.STYLE(&quot;default&quot;)))" style:apply-style-name="Default" style:base-cell-address="Sheet1.C244"/>
    </style:style>
    <style:style style:name="ce409" style:family="table-cell" style:parent-style-name="Default">
      <style:table-cell-properties fo:border-bottom="none" fo:border-left="none" fo:border-right="none" fo:border-top="0.74pt solid #000000"/>
      <style:map style:condition="is-true-formula(IF([.L253]=1;ORG.OPENOFFICE.STYLE(&quot;Red&quot;);ORG.OPENOFFICE.STYLE(&quot;default&quot;)))" style:apply-style-name="Default" style:base-cell-address="Sheet1.C253"/>
    </style:style>
    <style:style style:name="ce410" style:family="table-cell" style:parent-style-name="Red">
      <style:map style:condition="is-true-formula(IF([.L253]=1;ORG.OPENOFFICE.STYLE(&quot;Red&quot;);ORG.OPENOFFICE.STYLE(&quot;default&quot;)))" style:apply-style-name="Default" style:base-cell-address="Sheet1.C253"/>
    </style:style>
    <style:style style:name="ce411" style:family="table-cell" style:parent-style-name="Default">
      <style:map style:condition="is-true-formula(IF([.L253]=1;ORG.OPENOFFICE.STYLE(&quot;Red&quot;);ORG.OPENOFFICE.STYLE(&quot;default&quot;)))" style:apply-style-name="Default" style:base-cell-address="Sheet1.C253"/>
    </style:style>
    <style:style style:name="ce412" style:family="table-cell" style:parent-style-name="Red">
      <style:table-cell-properties fo:border-bottom="0.74pt solid #000000" fo:border-left="none" fo:border-right="none" fo:border-top="none"/>
      <style:map style:condition="is-true-formula(IF([.L253]=1;ORG.OPENOFFICE.STYLE(&quot;Red&quot;);ORG.OPENOFFICE.STYLE(&quot;default&quot;)))" style:apply-style-name="Default" style:base-cell-address="Sheet1.C253"/>
    </style:style>
    <style:style style:name="ce413" style:family="table-cell" style:parent-style-name="Default">
      <style:table-cell-properties fo:border-bottom="none" fo:border-left="none" fo:border-right="none" fo:border-top="0.74pt solid #000000"/>
      <style:map style:condition="is-true-formula(IF([.L262]=1;ORG.OPENOFFICE.STYLE(&quot;Red&quot;);ORG.OPENOFFICE.STYLE(&quot;default&quot;)))" style:apply-style-name="Default" style:base-cell-address="Sheet1.C262"/>
    </style:style>
    <style:style style:name="ce414" style:family="table-cell" style:parent-style-name="Red">
      <style:map style:condition="is-true-formula(IF([.L262]=1;ORG.OPENOFFICE.STYLE(&quot;Red&quot;);ORG.OPENOFFICE.STYLE(&quot;default&quot;)))" style:apply-style-name="Default" style:base-cell-address="Sheet1.C262"/>
    </style:style>
    <style:style style:name="ce415" style:family="table-cell" style:parent-style-name="Default">
      <style:map style:condition="is-true-formula(IF([.L262]=1;ORG.OPENOFFICE.STYLE(&quot;Red&quot;);ORG.OPENOFFICE.STYLE(&quot;default&quot;)))" style:apply-style-name="Default" style:base-cell-address="Sheet1.C262"/>
    </style:style>
    <style:style style:name="ce416" style:family="table-cell" style:parent-style-name="Red">
      <style:table-cell-properties fo:border-bottom="0.74pt solid #000000" fo:border-left="none" fo:border-right="none" fo:border-top="none"/>
      <style:map style:condition="is-true-formula(IF([.L262]=1;ORG.OPENOFFICE.STYLE(&quot;Red&quot;);ORG.OPENOFFICE.STYLE(&quot;default&quot;)))" style:apply-style-name="Default" style:base-cell-address="Sheet1.C262"/>
    </style:style>
    <style:style style:name="ce417" style:family="table-cell" style:parent-style-name="Default">
      <style:table-cell-properties fo:border-bottom="none" fo:border-left="none" fo:border-right="none" fo:border-top="0.74pt solid #000000"/>
      <style:map style:condition="is-true-formula(IF([.L271]=1;ORG.OPENOFFICE.STYLE(&quot;Red&quot;);ORG.OPENOFFICE.STYLE(&quot;default&quot;)))" style:apply-style-name="Default" style:base-cell-address="Sheet1.C271"/>
    </style:style>
    <style:style style:name="ce418" style:family="table-cell" style:parent-style-name="Red">
      <style:map style:condition="is-true-formula(IF([.L271]=1;ORG.OPENOFFICE.STYLE(&quot;Red&quot;);ORG.OPENOFFICE.STYLE(&quot;default&quot;)))" style:apply-style-name="Default" style:base-cell-address="Sheet1.C271"/>
    </style:style>
    <style:style style:name="ce419" style:family="table-cell" style:parent-style-name="Default">
      <style:map style:condition="is-true-formula(IF([.L271]=1;ORG.OPENOFFICE.STYLE(&quot;Red&quot;);ORG.OPENOFFICE.STYLE(&quot;default&quot;)))" style:apply-style-name="Default" style:base-cell-address="Sheet1.C271"/>
    </style:style>
    <style:style style:name="ce420" style:family="table-cell" style:parent-style-name="Default">
      <style:table-cell-properties fo:border-bottom="0.74pt solid #000000" fo:border-left="none" fo:border-right="none" fo:border-top="none"/>
      <style:map style:condition="is-true-formula(IF([.L271]=1;ORG.OPENOFFICE.STYLE(&quot;Red&quot;);ORG.OPENOFFICE.STYLE(&quot;default&quot;)))" style:apply-style-name="Default" style:base-cell-address="Sheet1.C271"/>
    </style:style>
    <style:style style:name="ce421" style:family="table-cell" style:parent-style-name="Default">
      <style:table-cell-properties fo:border-bottom="none" fo:border-left="none" fo:border-right="none" fo:border-top="0.74pt solid #000000"/>
      <style:map style:condition="is-true-formula(IF([.L280]=1;ORG.OPENOFFICE.STYLE(&quot;Red&quot;);ORG.OPENOFFICE.STYLE(&quot;default&quot;)))" style:apply-style-name="Default" style:base-cell-address="Sheet1.C280"/>
    </style:style>
    <style:style style:name="ce422" style:family="table-cell" style:parent-style-name="Red">
      <style:map style:condition="is-true-formula(IF([.L280]=1;ORG.OPENOFFICE.STYLE(&quot;Red&quot;);ORG.OPENOFFICE.STYLE(&quot;default&quot;)))" style:apply-style-name="Default" style:base-cell-address="Sheet1.C280"/>
    </style:style>
    <style:style style:name="ce423" style:family="table-cell" style:parent-style-name="Default">
      <style:map style:condition="is-true-formula(IF([.L280]=1;ORG.OPENOFFICE.STYLE(&quot;Red&quot;);ORG.OPENOFFICE.STYLE(&quot;default&quot;)))" style:apply-style-name="Default" style:base-cell-address="Sheet1.C280"/>
    </style:style>
    <style:style style:name="ce424" style:family="table-cell" style:parent-style-name="Red">
      <style:table-cell-properties fo:border-bottom="0.74pt solid #000000" fo:border-left="none" fo:border-right="none" fo:border-top="none"/>
      <style:map style:condition="is-true-formula(IF([.L280]=1;ORG.OPENOFFICE.STYLE(&quot;Red&quot;);ORG.OPENOFFICE.STYLE(&quot;default&quot;)))" style:apply-style-name="Default" style:base-cell-address="Sheet1.C280"/>
    </style:style>
    <style:style style:name="ce425" style:family="table-cell" style:parent-style-name="Default">
      <style:table-cell-properties fo:border-bottom="none" fo:border-left="none" fo:border-right="none" fo:border-top="0.74pt solid #000000"/>
      <style:map style:condition="is-true-formula(IF([.L289]=1;ORG.OPENOFFICE.STYLE(&quot;Red&quot;);ORG.OPENOFFICE.STYLE(&quot;default&quot;)))" style:apply-style-name="Default" style:base-cell-address="Sheet1.C289"/>
    </style:style>
    <style:style style:name="ce426" style:family="table-cell" style:parent-style-name="Default">
      <style:map style:condition="is-true-formula(IF([.L289]=1;ORG.OPENOFFICE.STYLE(&quot;Red&quot;);ORG.OPENOFFICE.STYLE(&quot;default&quot;)))" style:apply-style-name="Default" style:base-cell-address="Sheet1.C289"/>
    </style:style>
    <style:style style:name="ce427" style:family="table-cell" style:parent-style-name="Red">
      <style:map style:condition="is-true-formula(IF([.L289]=1;ORG.OPENOFFICE.STYLE(&quot;Red&quot;);ORG.OPENOFFICE.STYLE(&quot;default&quot;)))" style:apply-style-name="Default" style:base-cell-address="Sheet1.C289"/>
    </style:style>
    <style:style style:name="ce428" style:family="table-cell" style:parent-style-name="Default">
      <style:table-cell-properties fo:border-bottom="0.74pt solid #000000" fo:border-left="none" fo:border-right="none" fo:border-top="none"/>
      <style:map style:condition="is-true-formula(IF([.L289]=1;ORG.OPENOFFICE.STYLE(&quot;Red&quot;);ORG.OPENOFFICE.STYLE(&quot;default&quot;)))" style:apply-style-name="Default" style:base-cell-address="Sheet1.C289"/>
    </style:style>
    <style:style style:name="ce429" style:family="table-cell" style:parent-style-name="Default">
      <style:table-cell-properties fo:border-bottom="none" fo:border-left="none" fo:border-right="none" fo:border-top="0.74pt solid #000000"/>
      <style:map style:condition="is-true-formula(IF([.L298]=1;ORG.OPENOFFICE.STYLE(&quot;Red&quot;);ORG.OPENOFFICE.STYLE(&quot;default&quot;)))" style:apply-style-name="Default" style:base-cell-address="Sheet1.C298"/>
    </style:style>
    <style:style style:name="ce430" style:family="table-cell" style:parent-style-name="Red">
      <style:map style:condition="is-true-formula(IF([.L298]=1;ORG.OPENOFFICE.STYLE(&quot;Red&quot;);ORG.OPENOFFICE.STYLE(&quot;default&quot;)))" style:apply-style-name="Default" style:base-cell-address="Sheet1.C298"/>
    </style:style>
    <style:style style:name="ce431" style:family="table-cell" style:parent-style-name="Default">
      <style:map style:condition="is-true-formula(IF([.L298]=1;ORG.OPENOFFICE.STYLE(&quot;Red&quot;);ORG.OPENOFFICE.STYLE(&quot;default&quot;)))" style:apply-style-name="Default" style:base-cell-address="Sheet1.C298"/>
    </style:style>
    <style:style style:name="ce432" style:family="table-cell" style:parent-style-name="Default">
      <style:table-cell-properties fo:border-bottom="0.74pt solid #000000" fo:border-left="none" fo:border-right="none" fo:border-top="none"/>
      <style:map style:condition="is-true-formula(IF([.L298]=1;ORG.OPENOFFICE.STYLE(&quot;Red&quot;);ORG.OPENOFFICE.STYLE(&quot;default&quot;)))" style:apply-style-name="Default" style:base-cell-address="Sheet1.C298"/>
    </style:style>
    <style:style style:name="ce433" style:family="table-cell" style:parent-style-name="Default">
      <style:table-cell-properties fo:border-bottom="none" fo:border-left="none" fo:border-right="none" fo:border-top="0.74pt solid #000000"/>
      <style:map style:condition="is-true-formula(IF([.L307]=1;ORG.OPENOFFICE.STYLE(&quot;Red&quot;);ORG.OPENOFFICE.STYLE(&quot;default&quot;)))" style:apply-style-name="Default" style:base-cell-address="Sheet1.C307"/>
    </style:style>
    <style:style style:name="ce434" style:family="table-cell" style:parent-style-name="Default">
      <style:map style:condition="is-true-formula(IF([.L307]=1;ORG.OPENOFFICE.STYLE(&quot;Red&quot;);ORG.OPENOFFICE.STYLE(&quot;default&quot;)))" style:apply-style-name="Default" style:base-cell-address="Sheet1.C307"/>
    </style:style>
    <style:style style:name="ce435" style:family="table-cell" style:parent-style-name="Red">
      <style:map style:condition="is-true-formula(IF([.L307]=1;ORG.OPENOFFICE.STYLE(&quot;Red&quot;);ORG.OPENOFFICE.STYLE(&quot;default&quot;)))" style:apply-style-name="Default" style:base-cell-address="Sheet1.C307"/>
    </style:style>
    <style:style style:name="ce436" style:family="table-cell" style:parent-style-name="Default">
      <style:table-cell-properties fo:border-bottom="0.74pt solid #000000" fo:border-left="none" fo:border-right="none" fo:border-top="none"/>
      <style:map style:condition="is-true-formula(IF([.L307]=1;ORG.OPENOFFICE.STYLE(&quot;Red&quot;);ORG.OPENOFFICE.STYLE(&quot;default&quot;)))" style:apply-style-name="Default" style:base-cell-address="Sheet1.C307"/>
    </style:style>
    <style:style style:name="ce437" style:family="table-cell" style:parent-style-name="Default">
      <style:table-cell-properties fo:border-bottom="none" fo:border-left="none" fo:border-right="none" fo:border-top="0.74pt solid #000000"/>
      <style:map style:condition="is-true-formula(IF([.L316]=1;ORG.OPENOFFICE.STYLE(&quot;Red&quot;);ORG.OPENOFFICE.STYLE(&quot;default&quot;)))" style:apply-style-name="Default" style:base-cell-address="Sheet1.C316"/>
    </style:style>
    <style:style style:name="ce438" style:family="table-cell" style:parent-style-name="Default">
      <style:map style:condition="is-true-formula(IF([.L316]=1;ORG.OPENOFFICE.STYLE(&quot;Red&quot;);ORG.OPENOFFICE.STYLE(&quot;default&quot;)))" style:apply-style-name="Default" style:base-cell-address="Sheet1.C316"/>
    </style:style>
    <style:style style:name="ce439" style:family="table-cell" style:parent-style-name="Red">
      <style:map style:condition="is-true-formula(IF([.L316]=1;ORG.OPENOFFICE.STYLE(&quot;Red&quot;);ORG.OPENOFFICE.STYLE(&quot;default&quot;)))" style:apply-style-name="Default" style:base-cell-address="Sheet1.C316"/>
    </style:style>
    <style:style style:name="ce440" style:family="table-cell" style:parent-style-name="Default">
      <style:table-cell-properties fo:border-bottom="0.74pt solid #000000" fo:border-left="none" fo:border-right="none" fo:border-top="none"/>
      <style:map style:condition="is-true-formula(IF([.L316]=1;ORG.OPENOFFICE.STYLE(&quot;Red&quot;);ORG.OPENOFFICE.STYLE(&quot;default&quot;)))" style:apply-style-name="Default" style:base-cell-address="Sheet1.C316"/>
    </style:style>
    <style:style style:name="ce441" style:family="table-cell" style:parent-style-name="Default">
      <style:table-cell-properties fo:border-bottom="none" fo:border-left="none" fo:border-right="none" fo:border-top="0.74pt solid #000000"/>
      <style:map style:condition="is-true-formula(IF([.L325]=1;ORG.OPENOFFICE.STYLE(&quot;Red&quot;);ORG.OPENOFFICE.STYLE(&quot;default&quot;)))" style:apply-style-name="Default" style:base-cell-address="Sheet1.C325"/>
    </style:style>
    <style:style style:name="ce442" style:family="table-cell" style:parent-style-name="Default">
      <style:map style:condition="is-true-formula(IF([.L325]=1;ORG.OPENOFFICE.STYLE(&quot;Red&quot;);ORG.OPENOFFICE.STYLE(&quot;default&quot;)))" style:apply-style-name="Default" style:base-cell-address="Sheet1.C325"/>
    </style:style>
    <style:style style:name="ce443" style:family="table-cell" style:parent-style-name="Red">
      <style:map style:condition="is-true-formula(IF([.L325]=1;ORG.OPENOFFICE.STYLE(&quot;Red&quot;);ORG.OPENOFFICE.STYLE(&quot;default&quot;)))" style:apply-style-name="Default" style:base-cell-address="Sheet1.C325"/>
    </style:style>
    <style:style style:name="ce444" style:family="table-cell" style:parent-style-name="Default">
      <style:table-cell-properties fo:border-bottom="0.74pt solid #000000" fo:border-left="none" fo:border-right="none" fo:border-top="none"/>
      <style:map style:condition="is-true-formula(IF([.L325]=1;ORG.OPENOFFICE.STYLE(&quot;Red&quot;);ORG.OPENOFFICE.STYLE(&quot;default&quot;)))" style:apply-style-name="Default" style:base-cell-address="Sheet1.C325"/>
    </style:style>
    <style:style style:name="ce445" style:family="table-cell" style:parent-style-name="Default">
      <style:table-cell-properties fo:border-bottom="none" fo:border-left="none" fo:border-right="none" fo:border-top="0.74pt solid #000000"/>
      <style:map style:condition="is-true-formula(IF([.L334]=1;ORG.OPENOFFICE.STYLE(&quot;Red&quot;);ORG.OPENOFFICE.STYLE(&quot;default&quot;)))" style:apply-style-name="Default" style:base-cell-address="Sheet1.C334"/>
    </style:style>
    <style:style style:name="ce446" style:family="table-cell" style:parent-style-name="Default">
      <style:map style:condition="is-true-formula(IF([.L334]=1;ORG.OPENOFFICE.STYLE(&quot;Red&quot;);ORG.OPENOFFICE.STYLE(&quot;default&quot;)))" style:apply-style-name="Default" style:base-cell-address="Sheet1.C334"/>
    </style:style>
    <style:style style:name="ce447" style:family="table-cell" style:parent-style-name="Red">
      <style:map style:condition="is-true-formula(IF([.L334]=1;ORG.OPENOFFICE.STYLE(&quot;Red&quot;);ORG.OPENOFFICE.STYLE(&quot;default&quot;)))" style:apply-style-name="Default" style:base-cell-address="Sheet1.C334"/>
    </style:style>
    <style:style style:name="ce448" style:family="table-cell" style:parent-style-name="Default">
      <style:table-cell-properties fo:border-bottom="0.74pt solid #000000" fo:border-left="none" fo:border-right="none" fo:border-top="none"/>
      <style:map style:condition="is-true-formula(IF([.L334]=1;ORG.OPENOFFICE.STYLE(&quot;Red&quot;);ORG.OPENOFFICE.STYLE(&quot;default&quot;)))" style:apply-style-name="Default" style:base-cell-address="Sheet1.C334"/>
    </style:style>
    <style:style style:name="ce449" style:family="table-cell" style:parent-style-name="Default">
      <style:table-cell-properties fo:border-bottom="none" fo:border-left="none" fo:border-right="none" fo:border-top="0.74pt solid #000000"/>
      <style:map style:condition="is-true-formula(IF([.L343]=1;ORG.OPENOFFICE.STYLE(&quot;Red&quot;);ORG.OPENOFFICE.STYLE(&quot;default&quot;)))" style:apply-style-name="Default" style:base-cell-address="Sheet1.C343"/>
    </style:style>
    <style:style style:name="ce450" style:family="table-cell" style:parent-style-name="Default">
      <style:map style:condition="is-true-formula(IF([.L343]=1;ORG.OPENOFFICE.STYLE(&quot;Red&quot;);ORG.OPENOFFICE.STYLE(&quot;default&quot;)))" style:apply-style-name="Default" style:base-cell-address="Sheet1.C343"/>
    </style:style>
    <style:style style:name="ce451" style:family="table-cell" style:parent-style-name="Red">
      <style:map style:condition="is-true-formula(IF([.L343]=1;ORG.OPENOFFICE.STYLE(&quot;Red&quot;);ORG.OPENOFFICE.STYLE(&quot;default&quot;)))" style:apply-style-name="Default" style:base-cell-address="Sheet1.C343"/>
    </style:style>
    <style:style style:name="ce452" style:family="table-cell" style:parent-style-name="Default">
      <style:table-cell-properties fo:border-bottom="0.74pt solid #000000" fo:border-left="none" fo:border-right="none" fo:border-top="none"/>
      <style:map style:condition="is-true-formula(IF([.L343]=1;ORG.OPENOFFICE.STYLE(&quot;Red&quot;);ORG.OPENOFFICE.STYLE(&quot;default&quot;)))" style:apply-style-name="Default" style:base-cell-address="Sheet1.C343"/>
    </style:style>
    <style:style style:name="ce453" style:family="table-cell" style:parent-style-name="Default">
      <style:table-cell-properties fo:border-bottom="none" fo:border-left="none" fo:border-right="none" fo:border-top="0.74pt solid #000000"/>
      <style:map style:condition="is-true-formula(IF([.L352]=1;ORG.OPENOFFICE.STYLE(&quot;Red&quot;);ORG.OPENOFFICE.STYLE(&quot;default&quot;)))" style:apply-style-name="Default" style:base-cell-address="Sheet1.C352"/>
    </style:style>
    <style:style style:name="ce454" style:family="table-cell" style:parent-style-name="Default">
      <style:map style:condition="is-true-formula(IF([.L352]=1;ORG.OPENOFFICE.STYLE(&quot;Red&quot;);ORG.OPENOFFICE.STYLE(&quot;default&quot;)))" style:apply-style-name="Default" style:base-cell-address="Sheet1.C352"/>
    </style:style>
    <style:style style:name="ce455" style:family="table-cell" style:parent-style-name="Default">
      <style:table-cell-properties fo:border-bottom="0.74pt solid #000000" fo:border-left="none" fo:border-right="none" fo:border-top="none"/>
      <style:map style:condition="is-true-formula(IF([.L352]=1;ORG.OPENOFFICE.STYLE(&quot;Red&quot;);ORG.OPENOFFICE.STYLE(&quot;default&quot;)))" style:apply-style-name="Default" style:base-cell-address="Sheet1.C352"/>
    </style:style>
    <style:style style:name="ce456" style:family="table-cell" style:parent-style-name="Default">
      <style:table-cell-properties fo:border-bottom="none" fo:border-left="none" fo:border-right="none" fo:border-top="0.74pt solid #000000"/>
      <style:map style:condition="is-true-formula(IF([.L361]=1;ORG.OPENOFFICE.STYLE(&quot;Red&quot;);ORG.OPENOFFICE.STYLE(&quot;default&quot;)))" style:apply-style-name="Default" style:base-cell-address="Sheet1.C361"/>
    </style:style>
    <style:style style:name="ce457" style:family="table-cell" style:parent-style-name="Default">
      <style:map style:condition="is-true-formula(IF([.L361]=1;ORG.OPENOFFICE.STYLE(&quot;Red&quot;);ORG.OPENOFFICE.STYLE(&quot;default&quot;)))" style:apply-style-name="Default" style:base-cell-address="Sheet1.C361"/>
    </style:style>
    <style:style style:name="ce458" style:family="table-cell" style:parent-style-name="Default">
      <style:table-cell-properties fo:border-bottom="0.74pt solid #000000" fo:border-left="none" fo:border-right="none" fo:border-top="none"/>
      <style:map style:condition="is-true-formula(IF([.L361]=1;ORG.OPENOFFICE.STYLE(&quot;Red&quot;);ORG.OPENOFFICE.STYLE(&quot;default&quot;)))" style:apply-style-name="Default" style:base-cell-address="Sheet1.C361"/>
    </style:style>
    <style:style style:name="ce459" style:family="table-cell" style:parent-style-name="Default">
      <style:table-cell-properties fo:border-bottom="none" fo:border-left="none" fo:border-right="none" fo:border-top="0.74pt solid #000000"/>
      <style:map style:condition="is-true-formula(IF([.L370]=1;ORG.OPENOFFICE.STYLE(&quot;Red&quot;);ORG.OPENOFFICE.STYLE(&quot;default&quot;)))" style:apply-style-name="Default" style:base-cell-address="Sheet1.C370"/>
    </style:style>
    <style:style style:name="ce460" style:family="table-cell" style:parent-style-name="Default">
      <style:map style:condition="is-true-formula(IF([.L370]=1;ORG.OPENOFFICE.STYLE(&quot;Red&quot;);ORG.OPENOFFICE.STYLE(&quot;default&quot;)))" style:apply-style-name="Default" style:base-cell-address="Sheet1.C370"/>
    </style:style>
    <style:style style:name="ce461" style:family="table-cell" style:parent-style-name="Default">
      <style:table-cell-properties fo:border-bottom="0.74pt solid #000000" fo:border-left="none" fo:border-right="none" fo:border-top="none"/>
      <style:map style:condition="is-true-formula(IF([.L370]=1;ORG.OPENOFFICE.STYLE(&quot;Red&quot;);ORG.OPENOFFICE.STYLE(&quot;default&quot;)))" style:apply-style-name="Default" style:base-cell-address="Sheet1.C370"/>
    </style:style>
    <style:style style:name="ce462" style:family="table-cell" style:parent-style-name="Default">
      <style:table-cell-properties fo:border-bottom="none" fo:border-left="none" fo:border-right="none" fo:border-top="0.74pt solid #000000"/>
      <style:map style:condition="is-true-formula(IF([.L379]=1;ORG.OPENOFFICE.STYLE(&quot;Red&quot;);ORG.OPENOFFICE.STYLE(&quot;default&quot;)))" style:apply-style-name="Default" style:base-cell-address="Sheet1.C379"/>
    </style:style>
    <style:style style:name="ce463" style:family="table-cell" style:parent-style-name="Default">
      <style:map style:condition="is-true-formula(IF([.L379]=1;ORG.OPENOFFICE.STYLE(&quot;Red&quot;);ORG.OPENOFFICE.STYLE(&quot;default&quot;)))" style:apply-style-name="Default" style:base-cell-address="Sheet1.C379"/>
    </style:style>
    <style:style style:name="ce464" style:family="table-cell" style:parent-style-name="Default">
      <style:table-cell-properties fo:border-bottom="0.74pt solid #000000" fo:border-left="none" fo:border-right="none" fo:border-top="none"/>
      <style:map style:condition="is-true-formula(IF([.L379]=1;ORG.OPENOFFICE.STYLE(&quot;Red&quot;);ORG.OPENOFFICE.STYLE(&quot;default&quot;)))" style:apply-style-name="Default" style:base-cell-address="Sheet1.C379"/>
    </style:style>
    <style:style style:name="ce465" style:family="table-cell" style:parent-style-name="Default">
      <style:table-cell-properties fo:border-bottom="none" fo:border-left="none" fo:border-right="none" fo:border-top="0.74pt solid #000000"/>
      <style:map style:condition="is-true-formula(IF([.L388]=1;ORG.OPENOFFICE.STYLE(&quot;Red&quot;);ORG.OPENOFFICE.STYLE(&quot;default&quot;)))" style:apply-style-name="Default" style:base-cell-address="Sheet1.C388"/>
    </style:style>
    <style:style style:name="ce466" style:family="table-cell" style:parent-style-name="Default">
      <style:map style:condition="is-true-formula(IF([.L388]=1;ORG.OPENOFFICE.STYLE(&quot;Red&quot;);ORG.OPENOFFICE.STYLE(&quot;default&quot;)))" style:apply-style-name="Default" style:base-cell-address="Sheet1.C388"/>
    </style:style>
    <style:style style:name="ce467" style:family="table-cell" style:parent-style-name="Default">
      <style:table-cell-properties fo:border-bottom="0.74pt solid #000000" fo:border-left="none" fo:border-right="none" fo:border-top="none"/>
      <style:map style:condition="is-true-formula(IF([.L388]=1;ORG.OPENOFFICE.STYLE(&quot;Red&quot;);ORG.OPENOFFICE.STYLE(&quot;default&quot;)))" style:apply-style-name="Default" style:base-cell-address="Sheet1.C388"/>
    </style:style>
    <style:style style:name="ce468" style:family="table-cell" style:parent-style-name="Default">
      <style:table-cell-properties fo:border-bottom="none" fo:border-left="none" fo:border-right="none" fo:border-top="0.74pt solid #000000"/>
      <style:map style:condition="is-true-formula(IF([.L397]=1;ORG.OPENOFFICE.STYLE(&quot;Red&quot;);ORG.OPENOFFICE.STYLE(&quot;default&quot;)))" style:apply-style-name="Default" style:base-cell-address="Sheet1.C397"/>
    </style:style>
    <style:style style:name="ce469" style:family="table-cell" style:parent-style-name="Default">
      <style:map style:condition="is-true-formula(IF([.L397]=1;ORG.OPENOFFICE.STYLE(&quot;Red&quot;);ORG.OPENOFFICE.STYLE(&quot;default&quot;)))" style:apply-style-name="Default" style:base-cell-address="Sheet1.C397"/>
    </style:style>
    <style:style style:name="ce470" style:family="table-cell" style:parent-style-name="Default">
      <style:table-cell-properties fo:border-bottom="0.74pt solid #000000" fo:border-left="none" fo:border-right="none" fo:border-top="none"/>
      <style:map style:condition="is-true-formula(IF([.L397]=1;ORG.OPENOFFICE.STYLE(&quot;Red&quot;);ORG.OPENOFFICE.STYLE(&quot;default&quot;)))" style:apply-style-name="Default" style:base-cell-address="Sheet1.C397"/>
    </style:style>
    <style:style style:name="ce471" style:family="table-cell" style:parent-style-name="Default">
      <style:table-cell-properties fo:border-bottom="none" fo:border-left="none" fo:border-right="none" fo:border-top="0.74pt solid #000000"/>
      <style:map style:condition="is-true-formula(IF([.L406]=1;ORG.OPENOFFICE.STYLE(&quot;Red&quot;);ORG.OPENOFFICE.STYLE(&quot;default&quot;)))" style:apply-style-name="Default" style:base-cell-address="Sheet1.C406"/>
    </style:style>
    <style:style style:name="ce472" style:family="table-cell" style:parent-style-name="Default">
      <style:map style:condition="is-true-formula(IF([.L407]=1;ORG.OPENOFFICE.STYLE(&quot;Red&quot;);ORG.OPENOFFICE.STYLE(&quot;default&quot;)))" style:apply-style-name="Default" style:base-cell-address="Sheet1.C407"/>
    </style:style>
    <style:style style:name="ce473" style:family="table-cell" style:parent-style-name="Red">
      <style:table-cell-properties fo:border-bottom="0.74pt solid #000000" fo:border-left="none" fo:border-right="none" fo:border-top="none"/>
      <style:map style:condition="is-true-formula(IF([.L407]=1;ORG.OPENOFFICE.STYLE(&quot;Red&quot;);ORG.OPENOFFICE.STYLE(&quot;default&quot;)))" style:apply-style-name="Default" style:base-cell-address="Sheet1.C407"/>
    </style:style>
    <style:style style:name="ce474" style:family="table-cell" style:parent-style-name="Default">
      <style:table-cell-properties fo:border-bottom="none" fo:border-left="none" fo:border-right="none" fo:border-top="0.74pt solid #000000"/>
      <style:map style:condition="is-true-formula(IF([.L415]=1;ORG.OPENOFFICE.STYLE(&quot;Red&quot;);ORG.OPENOFFICE.STYLE(&quot;default&quot;)))" style:apply-style-name="Default" style:base-cell-address="Sheet1.C415"/>
    </style:style>
    <style:style style:name="ce475" style:family="table-cell" style:parent-style-name="Red">
      <style:map style:condition="is-true-formula(IF([.L415]=1;ORG.OPENOFFICE.STYLE(&quot;Red&quot;);ORG.OPENOFFICE.STYLE(&quot;default&quot;)))" style:apply-style-name="Default" style:base-cell-address="Sheet1.C415"/>
    </style:style>
    <style:style style:name="ce476" style:family="table-cell" style:parent-style-name="Default">
      <style:table-cell-properties fo:border-bottom="0.74pt solid #000000" fo:border-left="none" fo:border-right="none" fo:border-top="none"/>
      <style:map style:condition="is-true-formula(IF([.L415]=1;ORG.OPENOFFICE.STYLE(&quot;Red&quot;);ORG.OPENOFFICE.STYLE(&quot;default&quot;)))" style:apply-style-name="Default" style:base-cell-address="Sheet1.C415"/>
    </style:style>
    <style:style style:name="ce477" style:family="table-cell" style:parent-style-name="Default">
      <style:table-cell-properties fo:border-bottom="none" fo:border-left="none" fo:border-right="none" fo:border-top="0.74pt solid #000000"/>
      <style:map style:condition="is-true-formula(IF([.L424]=1;ORG.OPENOFFICE.STYLE(&quot;Red&quot;);ORG.OPENOFFICE.STYLE(&quot;default&quot;)))" style:apply-style-name="Default" style:base-cell-address="Sheet1.C424"/>
    </style:style>
    <style:style style:name="ce478" style:family="table-cell" style:parent-style-name="Default">
      <style:map style:condition="is-true-formula(IF([.L425]=1;ORG.OPENOFFICE.STYLE(&quot;Red&quot;);ORG.OPENOFFICE.STYLE(&quot;default&quot;)))" style:apply-style-name="Default" style:base-cell-address="Sheet1.C425"/>
    </style:style>
    <style:style style:name="ce479" style:family="table-cell" style:parent-style-name="Red">
      <style:map style:condition="is-true-formula(IF([.L425]=1;ORG.OPENOFFICE.STYLE(&quot;Red&quot;);ORG.OPENOFFICE.STYLE(&quot;default&quot;)))" style:apply-style-name="Default" style:base-cell-address="Sheet1.C425"/>
    </style:style>
    <style:style style:name="ce480" style:family="table-cell" style:parent-style-name="Default">
      <style:table-cell-properties fo:border-bottom="0.74pt solid #000000" fo:border-left="none" fo:border-right="none" fo:border-top="none"/>
      <style:map style:condition="is-true-formula(IF([.L425]=1;ORG.OPENOFFICE.STYLE(&quot;Red&quot;);ORG.OPENOFFICE.STYLE(&quot;default&quot;)))" style:apply-style-name="Default" style:base-cell-address="Sheet1.C425"/>
    </style:style>
    <style:style style:name="ce481" style:family="table-cell" style:parent-style-name="Default">
      <style:table-cell-properties fo:border-bottom="none" fo:border-left="none" fo:border-right="none" fo:border-top="0.74pt solid #000000"/>
      <style:map style:condition="is-true-formula(IF([.L433]=1;ORG.OPENOFFICE.STYLE(&quot;Red&quot;);ORG.OPENOFFICE.STYLE(&quot;default&quot;)))" style:apply-style-name="Default" style:base-cell-address="Sheet1.C433"/>
    </style:style>
    <style:style style:name="ce482" style:family="table-cell" style:parent-style-name="Default">
      <style:map style:condition="is-true-formula(IF([.L434]=1;ORG.OPENOFFICE.STYLE(&quot;Red&quot;);ORG.OPENOFFICE.STYLE(&quot;default&quot;)))" style:apply-style-name="Default" style:base-cell-address="Sheet1.C434"/>
    </style:style>
    <style:style style:name="ce483" style:family="table-cell" style:parent-style-name="Red">
      <style:map style:condition="is-true-formula(IF([.L434]=1;ORG.OPENOFFICE.STYLE(&quot;Red&quot;);ORG.OPENOFFICE.STYLE(&quot;default&quot;)))" style:apply-style-name="Default" style:base-cell-address="Sheet1.C434"/>
    </style:style>
    <style:style style:name="ce484" style:family="table-cell" style:parent-style-name="Default">
      <style:table-cell-properties fo:border-bottom="0.74pt solid #000000" fo:border-left="none" fo:border-right="none" fo:border-top="none"/>
      <style:map style:condition="is-true-formula(IF([.L434]=1;ORG.OPENOFFICE.STYLE(&quot;Red&quot;);ORG.OPENOFFICE.STYLE(&quot;default&quot;)))" style:apply-style-name="Default" style:base-cell-address="Sheet1.C434"/>
    </style:style>
    <style:style style:name="ce485" style:family="table-cell" style:parent-style-name="Default">
      <style:table-cell-properties fo:border-bottom="none" fo:border-left="none" fo:border-right="none" fo:border-top="0.74pt solid #000000"/>
      <style:map style:condition="is-true-formula(IF([.L442]=1;ORG.OPENOFFICE.STYLE(&quot;Red&quot;);ORG.OPENOFFICE.STYLE(&quot;default&quot;)))" style:apply-style-name="Default" style:base-cell-address="Sheet1.C442"/>
    </style:style>
    <style:style style:name="ce486" style:family="table-cell" style:parent-style-name="Default">
      <style:map style:condition="is-true-formula(IF([.L443]=1;ORG.OPENOFFICE.STYLE(&quot;Red&quot;);ORG.OPENOFFICE.STYLE(&quot;default&quot;)))" style:apply-style-name="Default" style:base-cell-address="Sheet1.C443"/>
    </style:style>
    <style:style style:name="ce487" style:family="table-cell" style:parent-style-name="Default">
      <style:table-cell-properties fo:border-bottom="0.74pt solid #000000" fo:border-left="none" fo:border-right="none" fo:border-top="none"/>
      <style:map style:condition="is-true-formula(IF([.L443]=1;ORG.OPENOFFICE.STYLE(&quot;Red&quot;);ORG.OPENOFFICE.STYLE(&quot;default&quot;)))" style:apply-style-name="Default" style:base-cell-address="Sheet1.C443"/>
    </style:style>
    <style:style style:name="ce488" style:family="table-cell" style:parent-style-name="Default">
      <style:table-cell-properties fo:border-bottom="none" fo:border-left="none" fo:border-right="none" fo:border-top="0.74pt solid #000000"/>
      <style:map style:condition="is-true-formula(IF([.M1]=1;ORG.OPENOFFICE.STYLE(&quot;Red&quot;);ORG.OPENOFFICE.STYLE(&quot;default&quot;)))" style:apply-style-name="Default" style:base-cell-address="Sheet1.D1"/>
    </style:style>
    <style:style style:name="ce489" style:family="table-cell" style:parent-style-name="Red">
      <style:map style:condition="is-true-formula(IF([.M1]=1;ORG.OPENOFFICE.STYLE(&quot;Red&quot;);ORG.OPENOFFICE.STYLE(&quot;default&quot;)))" style:apply-style-name="Default" style:base-cell-address="Sheet1.D1"/>
    </style:style>
    <style:style style:name="ce490" style:family="table-cell" style:parent-style-name="Red">
      <style:map style:condition="is-true-formula(IF([.M10]=1;ORG.OPENOFFICE.STYLE(&quot;Red&quot;);ORG.OPENOFFICE.STYLE(&quot;default&quot;)))" style:apply-style-name="Default" style:base-cell-address="Sheet1.D10"/>
    </style:style>
    <style:style style:name="ce491" style:family="table-cell" style:parent-style-name="Red">
      <style:table-cell-properties fo:border-bottom="0.74pt solid #000000" fo:border-left="none" fo:border-right="none" fo:border-top="none"/>
      <style:map style:condition="is-true-formula(IF([.M10]=1;ORG.OPENOFFICE.STYLE(&quot;Red&quot;);ORG.OPENOFFICE.STYLE(&quot;default&quot;)))" style:apply-style-name="Default" style:base-cell-address="Sheet1.D10"/>
    </style:style>
    <style:style style:name="ce492" style:family="table-cell" style:parent-style-name="Default">
      <style:table-cell-properties fo:border-bottom="none" fo:border-left="none" fo:border-right="none" fo:border-top="0.74pt solid #000000"/>
      <style:map style:condition="is-true-formula(IF([.M19]=1;ORG.OPENOFFICE.STYLE(&quot;Red&quot;);ORG.OPENOFFICE.STYLE(&quot;default&quot;)))" style:apply-style-name="Default" style:base-cell-address="Sheet1.D19"/>
    </style:style>
    <style:style style:name="ce493" style:family="table-cell" style:parent-style-name="Red">
      <style:map style:condition="is-true-formula(IF([.M19]=1;ORG.OPENOFFICE.STYLE(&quot;Red&quot;);ORG.OPENOFFICE.STYLE(&quot;default&quot;)))" style:apply-style-name="Default" style:base-cell-address="Sheet1.D19"/>
    </style:style>
    <style:style style:name="ce494" style:family="table-cell" style:parent-style-name="Red">
      <style:table-cell-properties fo:border-bottom="0.74pt solid #000000" fo:border-left="none" fo:border-right="none" fo:border-top="none"/>
      <style:map style:condition="is-true-formula(IF([.M19]=1;ORG.OPENOFFICE.STYLE(&quot;Red&quot;);ORG.OPENOFFICE.STYLE(&quot;default&quot;)))" style:apply-style-name="Default" style:base-cell-address="Sheet1.D19"/>
    </style:style>
    <style:style style:name="ce495" style:family="table-cell" style:parent-style-name="Red">
      <style:map style:condition="is-true-formula(IF([.M28]=1;ORG.OPENOFFICE.STYLE(&quot;Red&quot;);ORG.OPENOFFICE.STYLE(&quot;default&quot;)))" style:apply-style-name="Default" style:base-cell-address="Sheet1.D28"/>
    </style:style>
    <style:style style:name="ce496" style:family="table-cell" style:parent-style-name="Red">
      <style:table-cell-properties fo:border-bottom="0.74pt solid #000000" fo:border-left="none" fo:border-right="none" fo:border-top="none"/>
      <style:map style:condition="is-true-formula(IF([.M28]=1;ORG.OPENOFFICE.STYLE(&quot;Red&quot;);ORG.OPENOFFICE.STYLE(&quot;default&quot;)))" style:apply-style-name="Default" style:base-cell-address="Sheet1.D28"/>
    </style:style>
    <style:style style:name="ce497" style:family="table-cell" style:parent-style-name="Red">
      <style:map style:condition="is-true-formula(IF([.M37]=1;ORG.OPENOFFICE.STYLE(&quot;Red&quot;);ORG.OPENOFFICE.STYLE(&quot;default&quot;)))" style:apply-style-name="Default" style:base-cell-address="Sheet1.D37"/>
    </style:style>
    <style:style style:name="ce498" style:family="table-cell" style:parent-style-name="Red">
      <style:table-cell-properties fo:border-bottom="0.74pt solid #000000" fo:border-left="none" fo:border-right="none" fo:border-top="none"/>
      <style:map style:condition="is-true-formula(IF([.M37]=1;ORG.OPENOFFICE.STYLE(&quot;Red&quot;);ORG.OPENOFFICE.STYLE(&quot;default&quot;)))" style:apply-style-name="Default" style:base-cell-address="Sheet1.D37"/>
    </style:style>
    <style:style style:name="ce499" style:family="table-cell" style:parent-style-name="Red">
      <style:map style:condition="is-true-formula(IF([.M46]=1;ORG.OPENOFFICE.STYLE(&quot;Red&quot;);ORG.OPENOFFICE.STYLE(&quot;default&quot;)))" style:apply-style-name="Default" style:base-cell-address="Sheet1.D46"/>
    </style:style>
    <style:style style:name="ce500" style:family="table-cell" style:parent-style-name="Red">
      <style:map style:condition="is-true-formula(IF([.M55]=1;ORG.OPENOFFICE.STYLE(&quot;Red&quot;);ORG.OPENOFFICE.STYLE(&quot;default&quot;)))" style:apply-style-name="Default" style:base-cell-address="Sheet1.D55"/>
    </style:style>
    <style:style style:name="ce501" style:family="table-cell" style:parent-style-name="Red">
      <style:table-cell-properties fo:border-bottom="0.74pt solid #000000" fo:border-left="none" fo:border-right="none" fo:border-top="none"/>
      <style:map style:condition="is-true-formula(IF([.M55]=1;ORG.OPENOFFICE.STYLE(&quot;Red&quot;);ORG.OPENOFFICE.STYLE(&quot;default&quot;)))" style:apply-style-name="Default" style:base-cell-address="Sheet1.D55"/>
    </style:style>
    <style:style style:name="ce502" style:family="table-cell" style:parent-style-name="Red">
      <style:map style:condition="is-true-formula(IF([.M64]=1;ORG.OPENOFFICE.STYLE(&quot;Red&quot;);ORG.OPENOFFICE.STYLE(&quot;default&quot;)))" style:apply-style-name="Default" style:base-cell-address="Sheet1.D64"/>
    </style:style>
    <style:style style:name="ce503" style:family="table-cell" style:parent-style-name="Red">
      <style:map style:condition="is-true-formula(IF([.M73]=1;ORG.OPENOFFICE.STYLE(&quot;Red&quot;);ORG.OPENOFFICE.STYLE(&quot;default&quot;)))" style:apply-style-name="Default" style:base-cell-address="Sheet1.D73"/>
    </style:style>
    <style:style style:name="ce504" style:family="table-cell" style:parent-style-name="Red">
      <style:table-cell-properties fo:border-bottom="0.74pt solid #000000" fo:border-left="none" fo:border-right="none" fo:border-top="none"/>
      <style:map style:condition="is-true-formula(IF([.M73]=1;ORG.OPENOFFICE.STYLE(&quot;Red&quot;);ORG.OPENOFFICE.STYLE(&quot;default&quot;)))" style:apply-style-name="Default" style:base-cell-address="Sheet1.D73"/>
    </style:style>
    <style:style style:name="ce505" style:family="table-cell" style:parent-style-name="Red">
      <style:map style:condition="is-true-formula(IF([.M82]=1;ORG.OPENOFFICE.STYLE(&quot;Red&quot;);ORG.OPENOFFICE.STYLE(&quot;default&quot;)))" style:apply-style-name="Default" style:base-cell-address="Sheet1.D82"/>
    </style:style>
    <style:style style:name="ce506" style:family="table-cell" style:parent-style-name="Red">
      <style:table-cell-properties fo:border-bottom="0.74pt solid #000000" fo:border-left="none" fo:border-right="none" fo:border-top="none"/>
      <style:map style:condition="is-true-formula(IF([.M82]=1;ORG.OPENOFFICE.STYLE(&quot;Red&quot;);ORG.OPENOFFICE.STYLE(&quot;default&quot;)))" style:apply-style-name="Default" style:base-cell-address="Sheet1.D82"/>
    </style:style>
    <style:style style:name="ce507" style:family="table-cell" style:parent-style-name="Red">
      <style:map style:condition="is-true-formula(IF([.M91]=1;ORG.OPENOFFICE.STYLE(&quot;Red&quot;);ORG.OPENOFFICE.STYLE(&quot;default&quot;)))" style:apply-style-name="Default" style:base-cell-address="Sheet1.D91"/>
    </style:style>
    <style:style style:name="ce508" style:family="table-cell" style:parent-style-name="Red">
      <style:table-cell-properties fo:border-bottom="0.74pt solid #000000" fo:border-left="none" fo:border-right="none" fo:border-top="none"/>
      <style:map style:condition="is-true-formula(IF([.M100]=1;ORG.OPENOFFICE.STYLE(&quot;Red&quot;);ORG.OPENOFFICE.STYLE(&quot;default&quot;)))" style:apply-style-name="Default" style:base-cell-address="Sheet1.D100"/>
    </style:style>
    <style:style style:name="ce509" style:family="table-cell" style:parent-style-name="Default">
      <style:map style:condition="is-true-formula(IF([.M109]=1;ORG.OPENOFFICE.STYLE(&quot;Red&quot;);ORG.OPENOFFICE.STYLE(&quot;default&quot;)))" style:apply-style-name="Default" style:base-cell-address="Sheet1.D109"/>
    </style:style>
    <style:style style:name="ce510" style:family="table-cell" style:parent-style-name="Default">
      <style:table-cell-properties fo:border-bottom="0.74pt solid #000000" fo:border-left="none" fo:border-right="none" fo:border-top="none"/>
      <style:map style:condition="is-true-formula(IF([.M109]=1;ORG.OPENOFFICE.STYLE(&quot;Red&quot;);ORG.OPENOFFICE.STYLE(&quot;default&quot;)))" style:apply-style-name="Default" style:base-cell-address="Sheet1.D109"/>
    </style:style>
    <style:style style:name="ce511" style:family="table-cell" style:parent-style-name="Default">
      <style:map style:condition="is-true-formula(IF([.M118]=1;ORG.OPENOFFICE.STYLE(&quot;Red&quot;);ORG.OPENOFFICE.STYLE(&quot;default&quot;)))" style:apply-style-name="Default" style:base-cell-address="Sheet1.D118"/>
    </style:style>
    <style:style style:name="ce512" style:family="table-cell" style:parent-style-name="Default">
      <style:table-cell-properties fo:border-bottom="0.74pt solid #000000" fo:border-left="none" fo:border-right="none" fo:border-top="none"/>
      <style:map style:condition="is-true-formula(IF([.M118]=1;ORG.OPENOFFICE.STYLE(&quot;Red&quot;);ORG.OPENOFFICE.STYLE(&quot;default&quot;)))" style:apply-style-name="Default" style:base-cell-address="Sheet1.D118"/>
    </style:style>
    <style:style style:name="ce513" style:family="table-cell" style:parent-style-name="Red">
      <style:map style:condition="is-true-formula(IF([.M127]=1;ORG.OPENOFFICE.STYLE(&quot;Red&quot;);ORG.OPENOFFICE.STYLE(&quot;default&quot;)))" style:apply-style-name="Default" style:base-cell-address="Sheet1.D127"/>
    </style:style>
    <style:style style:name="ce514" style:family="table-cell" style:parent-style-name="Red">
      <style:table-cell-properties fo:border-bottom="0.74pt solid #000000" fo:border-left="none" fo:border-right="none" fo:border-top="none"/>
      <style:map style:condition="is-true-formula(IF([.M127]=1;ORG.OPENOFFICE.STYLE(&quot;Red&quot;);ORG.OPENOFFICE.STYLE(&quot;default&quot;)))" style:apply-style-name="Default" style:base-cell-address="Sheet1.D127"/>
    </style:style>
    <style:style style:name="ce515" style:family="table-cell" style:parent-style-name="Red">
      <style:map style:condition="is-true-formula(IF([.M136]=1;ORG.OPENOFFICE.STYLE(&quot;Red&quot;);ORG.OPENOFFICE.STYLE(&quot;default&quot;)))" style:apply-style-name="Default" style:base-cell-address="Sheet1.D136"/>
    </style:style>
    <style:style style:name="ce516" style:family="table-cell" style:parent-style-name="Red">
      <style:table-cell-properties fo:border-bottom="0.74pt solid #000000" fo:border-left="none" fo:border-right="none" fo:border-top="none"/>
      <style:map style:condition="is-true-formula(IF([.M145]=1;ORG.OPENOFFICE.STYLE(&quot;Red&quot;);ORG.OPENOFFICE.STYLE(&quot;default&quot;)))" style:apply-style-name="Default" style:base-cell-address="Sheet1.D145"/>
    </style:style>
    <style:style style:name="ce517" style:family="table-cell" style:parent-style-name="Red">
      <style:map style:condition="is-true-formula(IF([.M154]=1;ORG.OPENOFFICE.STYLE(&quot;Red&quot;);ORG.OPENOFFICE.STYLE(&quot;default&quot;)))" style:apply-style-name="Default" style:base-cell-address="Sheet1.D154"/>
    </style:style>
    <style:style style:name="ce518" style:family="table-cell" style:parent-style-name="Red">
      <style:map style:condition="is-true-formula(IF([.M163]=1;ORG.OPENOFFICE.STYLE(&quot;Red&quot;);ORG.OPENOFFICE.STYLE(&quot;default&quot;)))" style:apply-style-name="Default" style:base-cell-address="Sheet1.D163"/>
    </style:style>
    <style:style style:name="ce519" style:family="table-cell" style:parent-style-name="Red">
      <style:table-cell-properties fo:border-bottom="0.74pt solid #000000" fo:border-left="none" fo:border-right="none" fo:border-top="none"/>
      <style:map style:condition="is-true-formula(IF([.M163]=1;ORG.OPENOFFICE.STYLE(&quot;Red&quot;);ORG.OPENOFFICE.STYLE(&quot;default&quot;)))" style:apply-style-name="Default" style:base-cell-address="Sheet1.D163"/>
    </style:style>
    <style:style style:name="ce520" style:family="table-cell" style:parent-style-name="Red">
      <style:table-cell-properties fo:border-bottom="0.74pt solid #000000" fo:border-left="none" fo:border-right="none" fo:border-top="none"/>
      <style:map style:condition="is-true-formula(IF([.M172]=1;ORG.OPENOFFICE.STYLE(&quot;Red&quot;);ORG.OPENOFFICE.STYLE(&quot;default&quot;)))" style:apply-style-name="Default" style:base-cell-address="Sheet1.D172"/>
    </style:style>
    <style:style style:name="ce521" style:family="table-cell" style:parent-style-name="Default">
      <style:map style:condition="is-true-formula(IF([.M181]=1;ORG.OPENOFFICE.STYLE(&quot;Red&quot;);ORG.OPENOFFICE.STYLE(&quot;default&quot;)))" style:apply-style-name="Default" style:base-cell-address="Sheet1.D181"/>
    </style:style>
    <style:style style:name="ce522" style:family="table-cell" style:parent-style-name="Red">
      <style:table-cell-properties fo:border-bottom="0.74pt solid #000000" fo:border-left="none" fo:border-right="none" fo:border-top="none"/>
      <style:map style:condition="is-true-formula(IF([.M181]=1;ORG.OPENOFFICE.STYLE(&quot;Red&quot;);ORG.OPENOFFICE.STYLE(&quot;default&quot;)))" style:apply-style-name="Default" style:base-cell-address="Sheet1.D181"/>
    </style:style>
    <style:style style:name="ce523" style:family="table-cell" style:parent-style-name="Red">
      <style:table-cell-properties fo:border-bottom="0.74pt solid #000000" fo:border-left="none" fo:border-right="none" fo:border-top="none"/>
      <style:map style:condition="is-true-formula(IF([.M190]=1;ORG.OPENOFFICE.STYLE(&quot;Red&quot;);ORG.OPENOFFICE.STYLE(&quot;default&quot;)))" style:apply-style-name="Default" style:base-cell-address="Sheet1.D190"/>
    </style:style>
    <style:style style:name="ce524" style:family="table-cell" style:parent-style-name="Default">
      <style:map style:condition="is-true-formula(IF([.M199]=1;ORG.OPENOFFICE.STYLE(&quot;Red&quot;);ORG.OPENOFFICE.STYLE(&quot;default&quot;)))" style:apply-style-name="Default" style:base-cell-address="Sheet1.D199"/>
    </style:style>
    <style:style style:name="ce525" style:family="table-cell" style:parent-style-name="Default">
      <style:table-cell-properties fo:border-bottom="0.74pt solid #000000" fo:border-left="none" fo:border-right="none" fo:border-top="none"/>
      <style:map style:condition="is-true-formula(IF([.M199]=1;ORG.OPENOFFICE.STYLE(&quot;Red&quot;);ORG.OPENOFFICE.STYLE(&quot;default&quot;)))" style:apply-style-name="Default" style:base-cell-address="Sheet1.D199"/>
    </style:style>
    <style:style style:name="ce526" style:family="table-cell" style:parent-style-name="Default">
      <style:table-cell-properties fo:border-bottom="0.74pt solid #000000" fo:border-left="none" fo:border-right="none" fo:border-top="none"/>
      <style:map style:condition="is-true-formula(IF([.M208]=1;ORG.OPENOFFICE.STYLE(&quot;Red&quot;);ORG.OPENOFFICE.STYLE(&quot;default&quot;)))" style:apply-style-name="Default" style:base-cell-address="Sheet1.D208"/>
    </style:style>
    <style:style style:name="ce527" style:family="table-cell" style:parent-style-name="Red">
      <style:table-cell-properties fo:border-bottom="0.74pt solid #000000" fo:border-left="none" fo:border-right="none" fo:border-top="none"/>
      <style:map style:condition="is-true-formula(IF([.M217]=1;ORG.OPENOFFICE.STYLE(&quot;Red&quot;);ORG.OPENOFFICE.STYLE(&quot;default&quot;)))" style:apply-style-name="Default" style:base-cell-address="Sheet1.D217"/>
    </style:style>
    <style:style style:name="ce528" style:family="table-cell" style:parent-style-name="Red">
      <style:map style:condition="is-true-formula(IF([.M226]=1;ORG.OPENOFFICE.STYLE(&quot;Red&quot;);ORG.OPENOFFICE.STYLE(&quot;default&quot;)))" style:apply-style-name="Default" style:base-cell-address="Sheet1.D226"/>
    </style:style>
    <style:style style:name="ce529" style:family="table-cell" style:parent-style-name="Red">
      <style:table-cell-properties fo:border-bottom="0.74pt solid #000000" fo:border-left="none" fo:border-right="none" fo:border-top="none"/>
      <style:map style:condition="is-true-formula(IF([.M226]=1;ORG.OPENOFFICE.STYLE(&quot;Red&quot;);ORG.OPENOFFICE.STYLE(&quot;default&quot;)))" style:apply-style-name="Default" style:base-cell-address="Sheet1.D226"/>
    </style:style>
    <style:style style:name="ce530" style:family="table-cell" style:parent-style-name="Red">
      <style:map style:condition="is-true-formula(IF([.M235]=1;ORG.OPENOFFICE.STYLE(&quot;Red&quot;);ORG.OPENOFFICE.STYLE(&quot;default&quot;)))" style:apply-style-name="Default" style:base-cell-address="Sheet1.D235"/>
    </style:style>
    <style:style style:name="ce531" style:family="table-cell" style:parent-style-name="Red">
      <style:table-cell-properties fo:border-bottom="0.74pt solid #000000" fo:border-left="none" fo:border-right="none" fo:border-top="none"/>
      <style:map style:condition="is-true-formula(IF([.M235]=1;ORG.OPENOFFICE.STYLE(&quot;Red&quot;);ORG.OPENOFFICE.STYLE(&quot;default&quot;)))" style:apply-style-name="Default" style:base-cell-address="Sheet1.D235"/>
    </style:style>
    <style:style style:name="ce532" style:family="table-cell" style:parent-style-name="Red">
      <style:map style:condition="is-true-formula(IF([.M244]=1;ORG.OPENOFFICE.STYLE(&quot;Red&quot;);ORG.OPENOFFICE.STYLE(&quot;default&quot;)))" style:apply-style-name="Default" style:base-cell-address="Sheet1.D244"/>
    </style:style>
    <style:style style:name="ce533" style:family="table-cell" style:parent-style-name="Red">
      <style:table-cell-properties fo:border-bottom="0.74pt solid #000000" fo:border-left="none" fo:border-right="none" fo:border-top="none"/>
      <style:map style:condition="is-true-formula(IF([.M244]=1;ORG.OPENOFFICE.STYLE(&quot;Red&quot;);ORG.OPENOFFICE.STYLE(&quot;default&quot;)))" style:apply-style-name="Default" style:base-cell-address="Sheet1.D244"/>
    </style:style>
    <style:style style:name="ce534" style:family="table-cell" style:parent-style-name="Red">
      <style:map style:condition="is-true-formula(IF([.M253]=1;ORG.OPENOFFICE.STYLE(&quot;Red&quot;);ORG.OPENOFFICE.STYLE(&quot;default&quot;)))" style:apply-style-name="Default" style:base-cell-address="Sheet1.D253"/>
    </style:style>
    <style:style style:name="ce535" style:family="table-cell" style:parent-style-name="Red">
      <style:table-cell-properties fo:border-bottom="0.74pt solid #000000" fo:border-left="none" fo:border-right="none" fo:border-top="none"/>
      <style:map style:condition="is-true-formula(IF([.M253]=1;ORG.OPENOFFICE.STYLE(&quot;Red&quot;);ORG.OPENOFFICE.STYLE(&quot;default&quot;)))" style:apply-style-name="Default" style:base-cell-address="Sheet1.D253"/>
    </style:style>
    <style:style style:name="ce536" style:family="table-cell" style:parent-style-name="Red">
      <style:map style:condition="is-true-formula(IF([.M262]=1;ORG.OPENOFFICE.STYLE(&quot;Red&quot;);ORG.OPENOFFICE.STYLE(&quot;default&quot;)))" style:apply-style-name="Default" style:base-cell-address="Sheet1.D262"/>
    </style:style>
    <style:style style:name="ce537" style:family="table-cell" style:parent-style-name="Red">
      <style:table-cell-properties fo:border-bottom="0.74pt solid #000000" fo:border-left="none" fo:border-right="none" fo:border-top="none"/>
      <style:map style:condition="is-true-formula(IF([.M262]=1;ORG.OPENOFFICE.STYLE(&quot;Red&quot;);ORG.OPENOFFICE.STYLE(&quot;default&quot;)))" style:apply-style-name="Default" style:base-cell-address="Sheet1.D262"/>
    </style:style>
    <style:style style:name="ce538" style:family="table-cell" style:parent-style-name="Red">
      <style:map style:condition="is-true-formula(IF([.M271]=1;ORG.OPENOFFICE.STYLE(&quot;Red&quot;);ORG.OPENOFFICE.STYLE(&quot;default&quot;)))" style:apply-style-name="Default" style:base-cell-address="Sheet1.D271"/>
    </style:style>
    <style:style style:name="ce539" style:family="table-cell" style:parent-style-name="Red">
      <style:map style:condition="is-true-formula(IF([.M280]=1;ORG.OPENOFFICE.STYLE(&quot;Red&quot;);ORG.OPENOFFICE.STYLE(&quot;default&quot;)))" style:apply-style-name="Default" style:base-cell-address="Sheet1.D280"/>
    </style:style>
    <style:style style:name="ce540" style:family="table-cell" style:parent-style-name="Red">
      <style:table-cell-properties fo:border-bottom="0.74pt solid #000000" fo:border-left="none" fo:border-right="none" fo:border-top="none"/>
      <style:map style:condition="is-true-formula(IF([.M280]=1;ORG.OPENOFFICE.STYLE(&quot;Red&quot;);ORG.OPENOFFICE.STYLE(&quot;default&quot;)))" style:apply-style-name="Default" style:base-cell-address="Sheet1.D280"/>
    </style:style>
    <style:style style:name="ce541" style:family="table-cell" style:parent-style-name="Red">
      <style:map style:condition="is-true-formula(IF([.M289]=1;ORG.OPENOFFICE.STYLE(&quot;Red&quot;);ORG.OPENOFFICE.STYLE(&quot;default&quot;)))" style:apply-style-name="Default" style:base-cell-address="Sheet1.D289"/>
    </style:style>
    <style:style style:name="ce542" style:family="table-cell" style:parent-style-name="Red">
      <style:table-cell-properties fo:border-bottom="0.74pt solid #000000" fo:border-left="none" fo:border-right="none" fo:border-top="none"/>
      <style:map style:condition="is-true-formula(IF([.M289]=1;ORG.OPENOFFICE.STYLE(&quot;Red&quot;);ORG.OPENOFFICE.STYLE(&quot;default&quot;)))" style:apply-style-name="Default" style:base-cell-address="Sheet1.D289"/>
    </style:style>
    <style:style style:name="ce543" style:family="table-cell" style:parent-style-name="Red">
      <style:map style:condition="is-true-formula(IF([.M298]=1;ORG.OPENOFFICE.STYLE(&quot;Red&quot;);ORG.OPENOFFICE.STYLE(&quot;default&quot;)))" style:apply-style-name="Default" style:base-cell-address="Sheet1.D298"/>
    </style:style>
    <style:style style:name="ce544" style:family="table-cell" style:parent-style-name="Red">
      <style:table-cell-properties fo:border-bottom="0.74pt solid #000000" fo:border-left="none" fo:border-right="none" fo:border-top="none"/>
      <style:map style:condition="is-true-formula(IF([.M298]=1;ORG.OPENOFFICE.STYLE(&quot;Red&quot;);ORG.OPENOFFICE.STYLE(&quot;default&quot;)))" style:apply-style-name="Default" style:base-cell-address="Sheet1.D298"/>
    </style:style>
    <style:style style:name="ce545" style:family="table-cell" style:parent-style-name="Red">
      <style:map style:condition="is-true-formula(IF([.M307]=1;ORG.OPENOFFICE.STYLE(&quot;Red&quot;);ORG.OPENOFFICE.STYLE(&quot;default&quot;)))" style:apply-style-name="Default" style:base-cell-address="Sheet1.D307"/>
    </style:style>
    <style:style style:name="ce546" style:family="table-cell" style:parent-style-name="Red">
      <style:table-cell-properties fo:border-bottom="0.74pt solid #000000" fo:border-left="none" fo:border-right="none" fo:border-top="none"/>
      <style:map style:condition="is-true-formula(IF([.M307]=1;ORG.OPENOFFICE.STYLE(&quot;Red&quot;);ORG.OPENOFFICE.STYLE(&quot;default&quot;)))" style:apply-style-name="Default" style:base-cell-address="Sheet1.D307"/>
    </style:style>
    <style:style style:name="ce547" style:family="table-cell" style:parent-style-name="Red">
      <style:map style:condition="is-true-formula(IF([.M316]=1;ORG.OPENOFFICE.STYLE(&quot;Red&quot;);ORG.OPENOFFICE.STYLE(&quot;default&quot;)))" style:apply-style-name="Default" style:base-cell-address="Sheet1.D316"/>
    </style:style>
    <style:style style:name="ce548" style:family="table-cell" style:parent-style-name="Red">
      <style:table-cell-properties fo:border-bottom="0.74pt solid #000000" fo:border-left="none" fo:border-right="none" fo:border-top="none"/>
      <style:map style:condition="is-true-formula(IF([.M316]=1;ORG.OPENOFFICE.STYLE(&quot;Red&quot;);ORG.OPENOFFICE.STYLE(&quot;default&quot;)))" style:apply-style-name="Default" style:base-cell-address="Sheet1.D316"/>
    </style:style>
    <style:style style:name="ce549" style:family="table-cell" style:parent-style-name="Red">
      <style:map style:condition="is-true-formula(IF([.M325]=1;ORG.OPENOFFICE.STYLE(&quot;Red&quot;);ORG.OPENOFFICE.STYLE(&quot;default&quot;)))" style:apply-style-name="Default" style:base-cell-address="Sheet1.D325"/>
    </style:style>
    <style:style style:name="ce550" style:family="table-cell" style:parent-style-name="Red">
      <style:map style:condition="is-true-formula(IF([.M343]=1;ORG.OPENOFFICE.STYLE(&quot;Red&quot;);ORG.OPENOFFICE.STYLE(&quot;default&quot;)))" style:apply-style-name="Default" style:base-cell-address="Sheet1.D343"/>
    </style:style>
    <style:style style:name="ce551" style:family="table-cell" style:parent-style-name="Red">
      <style:map style:condition="is-true-formula(IF([.M352]=1;ORG.OPENOFFICE.STYLE(&quot;Red&quot;);ORG.OPENOFFICE.STYLE(&quot;default&quot;)))" style:apply-style-name="Default" style:base-cell-address="Sheet1.D352"/>
    </style:style>
    <style:style style:name="ce552" style:family="table-cell" style:parent-style-name="Red">
      <style:map style:condition="is-true-formula(IF([.M361]=1;ORG.OPENOFFICE.STYLE(&quot;Red&quot;);ORG.OPENOFFICE.STYLE(&quot;default&quot;)))" style:apply-style-name="Default" style:base-cell-address="Sheet1.D361"/>
    </style:style>
    <style:style style:name="ce553" style:family="table-cell" style:parent-style-name="Red">
      <style:table-cell-properties fo:border-bottom="0.74pt solid #000000" fo:border-left="none" fo:border-right="none" fo:border-top="none"/>
      <style:map style:condition="is-true-formula(IF([.M361]=1;ORG.OPENOFFICE.STYLE(&quot;Red&quot;);ORG.OPENOFFICE.STYLE(&quot;default&quot;)))" style:apply-style-name="Default" style:base-cell-address="Sheet1.D361"/>
    </style:style>
    <style:style style:name="ce554" style:family="table-cell" style:parent-style-name="Red">
      <style:map style:condition="is-true-formula(IF([.M370]=1;ORG.OPENOFFICE.STYLE(&quot;Red&quot;);ORG.OPENOFFICE.STYLE(&quot;default&quot;)))" style:apply-style-name="Default" style:base-cell-address="Sheet1.D370"/>
    </style:style>
    <style:style style:name="ce555" style:family="table-cell" style:parent-style-name="Red">
      <style:table-cell-properties fo:border-bottom="0.74pt solid #000000" fo:border-left="none" fo:border-right="none" fo:border-top="none"/>
      <style:map style:condition="is-true-formula(IF([.M379]=1;ORG.OPENOFFICE.STYLE(&quot;Red&quot;);ORG.OPENOFFICE.STYLE(&quot;default&quot;)))" style:apply-style-name="Default" style:base-cell-address="Sheet1.D379"/>
    </style:style>
    <style:style style:name="ce556" style:family="table-cell" style:parent-style-name="Red">
      <style:map style:condition="is-true-formula(IF([.M388]=1;ORG.OPENOFFICE.STYLE(&quot;Red&quot;);ORG.OPENOFFICE.STYLE(&quot;default&quot;)))" style:apply-style-name="Default" style:base-cell-address="Sheet1.D388"/>
    </style:style>
    <style:style style:name="ce557" style:family="table-cell" style:parent-style-name="Red">
      <style:map style:condition="is-true-formula(IF([.M397]=1;ORG.OPENOFFICE.STYLE(&quot;Red&quot;);ORG.OPENOFFICE.STYLE(&quot;default&quot;)))" style:apply-style-name="Default" style:base-cell-address="Sheet1.D397"/>
    </style:style>
    <style:style style:name="ce558" style:family="table-cell" style:parent-style-name="Red">
      <style:table-cell-properties fo:border-bottom="0.74pt solid #000000" fo:border-left="none" fo:border-right="none" fo:border-top="none"/>
      <style:map style:condition="is-true-formula(IF([.M397]=1;ORG.OPENOFFICE.STYLE(&quot;Red&quot;);ORG.OPENOFFICE.STYLE(&quot;default&quot;)))" style:apply-style-name="Default" style:base-cell-address="Sheet1.D397"/>
    </style:style>
    <style:style style:name="ce559" style:family="table-cell" style:parent-style-name="Red">
      <style:map style:condition="is-true-formula(IF([.M407]=1;ORG.OPENOFFICE.STYLE(&quot;Red&quot;);ORG.OPENOFFICE.STYLE(&quot;default&quot;)))" style:apply-style-name="Default" style:base-cell-address="Sheet1.D407"/>
    </style:style>
    <style:style style:name="ce560" style:family="table-cell" style:parent-style-name="Red">
      <style:map style:condition="is-true-formula(IF([.M425]=1;ORG.OPENOFFICE.STYLE(&quot;Red&quot;);ORG.OPENOFFICE.STYLE(&quot;default&quot;)))" style:apply-style-name="Default" style:base-cell-address="Sheet1.D425"/>
    </style:style>
    <style:style style:name="ce561" style:family="table-cell" style:parent-style-name="Red">
      <style:table-cell-properties fo:border-bottom="0.74pt solid #000000" fo:border-left="none" fo:border-right="none" fo:border-top="none"/>
      <style:map style:condition="is-true-formula(IF([.M425]=1;ORG.OPENOFFICE.STYLE(&quot;Red&quot;);ORG.OPENOFFICE.STYLE(&quot;default&quot;)))" style:apply-style-name="Default" style:base-cell-address="Sheet1.D425"/>
    </style:style>
    <style:style style:name="ce562" style:family="table-cell" style:parent-style-name="Red">
      <style:map style:condition="is-true-formula(IF([.M434]=1;ORG.OPENOFFICE.STYLE(&quot;Red&quot;);ORG.OPENOFFICE.STYLE(&quot;default&quot;)))" style:apply-style-name="Default" style:base-cell-address="Sheet1.D434"/>
    </style:style>
    <style:style style:name="ce563" style:family="table-cell" style:parent-style-name="Red">
      <style:table-cell-properties fo:border-bottom="0.74pt solid #000000" fo:border-left="none" fo:border-right="none" fo:border-top="none"/>
      <style:map style:condition="is-true-formula(IF([.M434]=1;ORG.OPENOFFICE.STYLE(&quot;Red&quot;);ORG.OPENOFFICE.STYLE(&quot;default&quot;)))" style:apply-style-name="Default" style:base-cell-address="Sheet1.D434"/>
    </style:style>
    <style:style style:name="ce564" style:family="table-cell" style:parent-style-name="Default">
      <style:table-cell-properties fo:border-bottom="0.74pt solid #000000" fo:border-left="none" fo:border-right="none" fo:border-top="none"/>
      <style:map style:condition="is-true-formula(IF([.L1]=1;ORG.OPENOFFICE.STYLE(&quot;Red&quot;);ORG.OPENOFFICE.STYLE(&quot;default&quot;)))" style:apply-style-name="Default" style:base-cell-address="Sheet1.C1"/>
    </style:style>
    <style:style style:name="ce565" style:family="table-cell" style:parent-style-name="Default">
      <style:map style:condition="is-true-formula(IF([.L10]=1;ORG.OPENOFFICE.STYLE(&quot;Red&quot;);ORG.OPENOFFICE.STYLE(&quot;default&quot;)))" style:apply-style-name="Default" style:base-cell-address="Sheet1.C10"/>
    </style:style>
    <style:style style:name="ce566" style:family="table-cell" style:parent-style-name="Red">
      <style:table-cell-properties fo:border-bottom="0.74pt solid #000000" fo:border-left="none" fo:border-right="none" fo:border-top="none"/>
      <style:map style:condition="is-true-formula(IF([.L19]=1;ORG.OPENOFFICE.STYLE(&quot;Red&quot;);ORG.OPENOFFICE.STYLE(&quot;default&quot;)))" style:apply-style-name="Default" style:base-cell-address="Sheet1.C19"/>
    </style:style>
    <style:style style:name="ce567" style:family="table-cell" style:parent-style-name="Default">
      <style:map style:condition="is-true-formula(IF([.L28]=1;ORG.OPENOFFICE.STYLE(&quot;Red&quot;);ORG.OPENOFFICE.STYLE(&quot;default&quot;)))" style:apply-style-name="Default" style:base-cell-address="Sheet1.C28"/>
    </style:style>
    <style:style style:name="ce568" style:family="table-cell" style:parent-style-name="Default">
      <style:map style:condition="is-true-formula(IF([.L37]=1;ORG.OPENOFFICE.STYLE(&quot;Red&quot;);ORG.OPENOFFICE.STYLE(&quot;default&quot;)))" style:apply-style-name="Default" style:base-cell-address="Sheet1.C37"/>
    </style:style>
    <style:style style:name="ce569" style:family="table-cell" style:parent-style-name="Default">
      <style:map style:condition="is-true-formula(IF([.L46]=1;ORG.OPENOFFICE.STYLE(&quot;Red&quot;);ORG.OPENOFFICE.STYLE(&quot;default&quot;)))" style:apply-style-name="Default" style:base-cell-address="Sheet1.C46"/>
    </style:style>
    <style:style style:name="ce570" style:family="table-cell" style:parent-style-name="Default">
      <style:table-cell-properties fo:border-bottom="0.74pt solid #000000" fo:border-left="none" fo:border-right="none" fo:border-top="none"/>
      <style:map style:condition="is-true-formula(IF([.L46]=1;ORG.OPENOFFICE.STYLE(&quot;Red&quot;);ORG.OPENOFFICE.STYLE(&quot;default&quot;)))" style:apply-style-name="Default" style:base-cell-address="Sheet1.C46"/>
    </style:style>
    <style:style style:name="ce571" style:family="table-cell" style:parent-style-name="Red">
      <style:table-cell-properties fo:border-bottom="0.74pt solid #000000" fo:border-left="none" fo:border-right="none" fo:border-top="none"/>
      <style:map style:condition="is-true-formula(IF([.L55]=1;ORG.OPENOFFICE.STYLE(&quot;Red&quot;);ORG.OPENOFFICE.STYLE(&quot;default&quot;)))" style:apply-style-name="Default" style:base-cell-address="Sheet1.C55"/>
    </style:style>
    <style:style style:name="ce572" style:family="table-cell" style:parent-style-name="Default">
      <style:map style:condition="is-true-formula(IF([.L64]=1;ORG.OPENOFFICE.STYLE(&quot;Red&quot;);ORG.OPENOFFICE.STYLE(&quot;default&quot;)))" style:apply-style-name="Default" style:base-cell-address="Sheet1.C64"/>
    </style:style>
    <style:style style:name="ce573" style:family="table-cell" style:parent-style-name="Default">
      <style:table-cell-properties fo:border-bottom="0.74pt solid #000000" fo:border-left="none" fo:border-right="none" fo:border-top="none"/>
      <style:map style:condition="is-true-formula(IF([.L64]=1;ORG.OPENOFFICE.STYLE(&quot;Red&quot;);ORG.OPENOFFICE.STYLE(&quot;default&quot;)))" style:apply-style-name="Default" style:base-cell-address="Sheet1.C64"/>
    </style:style>
    <style:style style:name="ce574" style:family="table-cell" style:parent-style-name="Red">
      <style:table-cell-properties fo:border-bottom="0.74pt solid #000000" fo:border-left="none" fo:border-right="none" fo:border-top="none"/>
      <style:map style:condition="is-true-formula(IF([.L82]=1;ORG.OPENOFFICE.STYLE(&quot;Red&quot;);ORG.OPENOFFICE.STYLE(&quot;default&quot;)))" style:apply-style-name="Default" style:base-cell-address="Sheet1.C82"/>
    </style:style>
    <style:style style:name="ce575" style:family="table-cell" style:parent-style-name="Default">
      <style:map style:condition="is-true-formula(IF([.L91]=1;ORG.OPENOFFICE.STYLE(&quot;Red&quot;);ORG.OPENOFFICE.STYLE(&quot;default&quot;)))" style:apply-style-name="Default" style:base-cell-address="Sheet1.C91"/>
    </style:style>
    <style:style style:name="ce576" style:family="table-cell" style:parent-style-name="Default">
      <style:table-cell-properties fo:border-bottom="0.74pt solid #000000" fo:border-left="none" fo:border-right="none" fo:border-top="none"/>
      <style:map style:condition="is-true-formula(IF([.L91]=1;ORG.OPENOFFICE.STYLE(&quot;Red&quot;);ORG.OPENOFFICE.STYLE(&quot;default&quot;)))" style:apply-style-name="Default" style:base-cell-address="Sheet1.C91"/>
    </style:style>
    <style:style style:name="ce577" style:family="table-cell" style:parent-style-name="Default">
      <style:map style:condition="is-true-formula(IF([.L100]=1;ORG.OPENOFFICE.STYLE(&quot;Red&quot;);ORG.OPENOFFICE.STYLE(&quot;default&quot;)))" style:apply-style-name="Default" style:base-cell-address="Sheet1.C100"/>
    </style:style>
    <style:style style:name="ce578" style:family="table-cell" style:parent-style-name="Red">
      <style:table-cell-properties fo:border-bottom="0.74pt solid #000000" fo:border-left="none" fo:border-right="none" fo:border-top="none"/>
      <style:map style:condition="is-true-formula(IF([.L127]=1;ORG.OPENOFFICE.STYLE(&quot;Red&quot;);ORG.OPENOFFICE.STYLE(&quot;default&quot;)))" style:apply-style-name="Default" style:base-cell-address="Sheet1.C127"/>
    </style:style>
    <style:style style:name="ce579" style:family="table-cell" style:parent-style-name="Default">
      <style:map style:condition="is-true-formula(IF([.L136]=1;ORG.OPENOFFICE.STYLE(&quot;Red&quot;);ORG.OPENOFFICE.STYLE(&quot;default&quot;)))" style:apply-style-name="Default" style:base-cell-address="Sheet1.C136"/>
    </style:style>
    <style:style style:name="ce580" style:family="table-cell" style:parent-style-name="Default">
      <style:table-cell-properties fo:border-bottom="0.74pt solid #000000" fo:border-left="none" fo:border-right="none" fo:border-top="none"/>
      <style:map style:condition="is-true-formula(IF([.L136]=1;ORG.OPENOFFICE.STYLE(&quot;Red&quot;);ORG.OPENOFFICE.STYLE(&quot;default&quot;)))" style:apply-style-name="Default" style:base-cell-address="Sheet1.C136"/>
    </style:style>
    <style:style style:name="ce581" style:family="table-cell" style:parent-style-name="Default">
      <style:map style:condition="is-true-formula(IF([.L154]=1;ORG.OPENOFFICE.STYLE(&quot;Red&quot;);ORG.OPENOFFICE.STYLE(&quot;default&quot;)))" style:apply-style-name="Default" style:base-cell-address="Sheet1.C154"/>
    </style:style>
    <style:style style:name="ce582" style:family="table-cell" style:parent-style-name="Default">
      <style:table-cell-properties fo:border-bottom="0.74pt solid #000000" fo:border-left="none" fo:border-right="none" fo:border-top="none"/>
      <style:map style:condition="is-true-formula(IF([.L154]=1;ORG.OPENOFFICE.STYLE(&quot;Red&quot;);ORG.OPENOFFICE.STYLE(&quot;default&quot;)))" style:apply-style-name="Default" style:base-cell-address="Sheet1.C154"/>
    </style:style>
    <style:style style:name="ce583" style:family="table-cell" style:parent-style-name="Red">
      <style:table-cell-properties fo:border-bottom="0.74pt solid #000000" fo:border-left="none" fo:border-right="none" fo:border-top="none"/>
      <style:map style:condition="is-true-formula(IF([.L190]=1;ORG.OPENOFFICE.STYLE(&quot;Red&quot;);ORG.OPENOFFICE.STYLE(&quot;default&quot;)))" style:apply-style-name="Default" style:base-cell-address="Sheet1.C190"/>
    </style:style>
    <style:style style:name="ce584" style:family="table-cell" style:parent-style-name="Red">
      <style:table-cell-properties fo:border-bottom="0.74pt solid #000000" fo:border-left="none" fo:border-right="none" fo:border-top="none"/>
      <style:map style:condition="is-true-formula(IF([.L235]=1;ORG.OPENOFFICE.STYLE(&quot;Red&quot;);ORG.OPENOFFICE.STYLE(&quot;default&quot;)))" style:apply-style-name="Default" style:base-cell-address="Sheet1.C235"/>
    </style:style>
    <style:style style:name="ce585" style:family="table-cell" style:parent-style-name="Red">
      <style:table-cell-properties fo:border-bottom="0.74pt solid #000000" fo:border-left="none" fo:border-right="none" fo:border-top="none"/>
      <style:map style:condition="is-true-formula(IF([.L271]=1;ORG.OPENOFFICE.STYLE(&quot;Red&quot;);ORG.OPENOFFICE.STYLE(&quot;default&quot;)))" style:apply-style-name="Default" style:base-cell-address="Sheet1.C271"/>
    </style:style>
    <style:style style:name="ce586" style:family="table-cell" style:parent-style-name="Red">
      <style:table-cell-properties fo:border-bottom="0.74pt solid #000000" fo:border-left="none" fo:border-right="none" fo:border-top="none"/>
      <style:map style:condition="is-true-formula(IF([.L289]=1;ORG.OPENOFFICE.STYLE(&quot;Red&quot;);ORG.OPENOFFICE.STYLE(&quot;default&quot;)))" style:apply-style-name="Default" style:base-cell-address="Sheet1.C289"/>
    </style:style>
    <style:style style:name="ce587" style:family="table-cell" style:parent-style-name="Red">
      <style:table-cell-properties fo:border-bottom="0.74pt solid #000000" fo:border-left="none" fo:border-right="none" fo:border-top="none"/>
      <style:map style:condition="is-true-formula(IF([.L307]=1;ORG.OPENOFFICE.STYLE(&quot;Red&quot;);ORG.OPENOFFICE.STYLE(&quot;default&quot;)))" style:apply-style-name="Default" style:base-cell-address="Sheet1.C307"/>
    </style:style>
    <style:style style:name="ce588" style:family="table-cell" style:parent-style-name="Red">
      <style:table-cell-properties fo:border-bottom="0.74pt solid #000000" fo:border-left="none" fo:border-right="none" fo:border-top="none"/>
      <style:map style:condition="is-true-formula(IF([.L316]=1;ORG.OPENOFFICE.STYLE(&quot;Red&quot;);ORG.OPENOFFICE.STYLE(&quot;default&quot;)))" style:apply-style-name="Default" style:base-cell-address="Sheet1.C316"/>
    </style:style>
    <style:style style:name="ce589" style:family="table-cell" style:parent-style-name="Red">
      <style:map style:condition="is-true-formula(IF([.L352]=1;ORG.OPENOFFICE.STYLE(&quot;Red&quot;);ORG.OPENOFFICE.STYLE(&quot;default&quot;)))" style:apply-style-name="Default" style:base-cell-address="Sheet1.C352"/>
    </style:style>
    <style:style style:name="ce590" style:family="table-cell" style:parent-style-name="Red">
      <style:map style:condition="is-true-formula(IF([.L361]=1;ORG.OPENOFFICE.STYLE(&quot;Red&quot;);ORG.OPENOFFICE.STYLE(&quot;default&quot;)))" style:apply-style-name="Default" style:base-cell-address="Sheet1.C361"/>
    </style:style>
    <style:style style:name="ce591" style:family="table-cell" style:parent-style-name="Red">
      <style:map style:condition="is-true-formula(IF([.L370]=1;ORG.OPENOFFICE.STYLE(&quot;Red&quot;);ORG.OPENOFFICE.STYLE(&quot;default&quot;)))" style:apply-style-name="Default" style:base-cell-address="Sheet1.C370"/>
    </style:style>
    <style:style style:name="ce592" style:family="table-cell" style:parent-style-name="Default">
      <style:table-cell-properties fo:border-bottom="0.74pt solid #000000" fo:border-left="none" fo:border-right="none" fo:border-top="none"/>
      <style:map style:condition="is-true-formula(IF([.L407]=1;ORG.OPENOFFICE.STYLE(&quot;Red&quot;);ORG.OPENOFFICE.STYLE(&quot;default&quot;)))" style:apply-style-name="Default" style:base-cell-address="Sheet1.C407"/>
    </style:style>
    <style:style style:name="ce593" style:family="table-cell" style:parent-style-name="Default">
      <style:map style:condition="is-true-formula(IF([.L415]=1;ORG.OPENOFFICE.STYLE(&quot;Red&quot;);ORG.OPENOFFICE.STYLE(&quot;default&quot;)))" style:apply-style-name="Default" style:base-cell-address="Sheet1.C415"/>
    </style:style>
    <style:style style:name="ce594" style:family="table-cell" style:parent-style-name="Red">
      <style:table-cell-properties fo:border-bottom="0.74pt solid #000000" fo:border-left="none" fo:border-right="none" fo:border-top="none"/>
      <style:map style:condition="is-true-formula(IF([.L425]=1;ORG.OPENOFFICE.STYLE(&quot;Red&quot;);ORG.OPENOFFICE.STYLE(&quot;default&quot;)))" style:apply-style-name="Default" style:base-cell-address="Sheet1.C425"/>
    </style:style>
    <style:style style:name="ce595" style:family="table-cell" style:parent-style-name="Red">
      <style:table-cell-properties fo:border-bottom="0.74pt solid #000000" fo:border-left="none" fo:border-right="none" fo:border-top="none"/>
      <style:map style:condition="is-true-formula(IF([.M1]=1;ORG.OPENOFFICE.STYLE(&quot;Red&quot;);ORG.OPENOFFICE.STYLE(&quot;default&quot;)))" style:apply-style-name="Default" style:base-cell-address="Sheet1.D1"/>
    </style:style>
    <style:style style:name="ce596" style:family="table-cell" style:parent-style-name="Red">
      <style:table-cell-properties fo:border-bottom="0.74pt solid #000000" fo:border-left="none" fo:border-right="none" fo:border-top="none"/>
      <style:map style:condition="is-true-formula(IF([.M64]=1;ORG.OPENOFFICE.STYLE(&quot;Red&quot;);ORG.OPENOFFICE.STYLE(&quot;default&quot;)))" style:apply-style-name="Default" style:base-cell-address="Sheet1.D64"/>
    </style:style>
    <style:style style:name="ce597" style:family="table-cell" style:parent-style-name="Red">
      <style:table-cell-properties fo:border-bottom="0.74pt solid #000000" fo:border-left="none" fo:border-right="none" fo:border-top="none"/>
      <style:map style:condition="is-true-formula(IF([.M91]=1;ORG.OPENOFFICE.STYLE(&quot;Red&quot;);ORG.OPENOFFICE.STYLE(&quot;default&quot;)))" style:apply-style-name="Default" style:base-cell-address="Sheet1.D91"/>
    </style:style>
    <style:style style:name="ce598" style:family="table-cell" style:parent-style-name="Red">
      <style:table-cell-properties fo:border-bottom="0.74pt solid #000000" fo:border-left="none" fo:border-right="none" fo:border-top="none"/>
      <style:map style:condition="is-true-formula(IF([.M154]=1;ORG.OPENOFFICE.STYLE(&quot;Red&quot;);ORG.OPENOFFICE.STYLE(&quot;default&quot;)))" style:apply-style-name="Default" style:base-cell-address="Sheet1.D154"/>
    </style:style>
    <style:style style:name="ce599" style:family="table-cell" style:parent-style-name="Red">
      <style:table-cell-properties fo:border-bottom="0.74pt solid #000000" fo:border-left="none" fo:border-right="none" fo:border-top="none"/>
      <style:map style:condition="is-true-formula(IF([.M370]=1;ORG.OPENOFFICE.STYLE(&quot;Red&quot;);ORG.OPENOFFICE.STYLE(&quot;default&quot;)))" style:apply-style-name="Default" style:base-cell-address="Sheet1.D370"/>
    </style:style>
    <style:style style:name="ce600" style:family="table-cell" style:parent-style-name="Default">
      <style:table-cell-properties fo:border-bottom="0.74pt solid #000000" fo:border-left="none" fo:border-right="none" fo:border-top="none"/>
      <style:map style:condition="is-true-formula(IF([.L10]=1;ORG.OPENOFFICE.STYLE(&quot;Red&quot;);ORG.OPENOFFICE.STYLE(&quot;default&quot;)))" style:apply-style-name="Default" style:base-cell-address="Sheet1.C10"/>
    </style:style>
    <style:style style:name="ce601" style:family="table-cell" style:parent-style-name="Default">
      <style:table-cell-properties fo:border-bottom="0.74pt solid #000000" fo:border-left="none" fo:border-right="none" fo:border-top="none"/>
      <style:map style:condition="is-true-formula(IF([.L28]=1;ORG.OPENOFFICE.STYLE(&quot;Red&quot;);ORG.OPENOFFICE.STYLE(&quot;default&quot;)))" style:apply-style-name="Default" style:base-cell-address="Sheet1.C28"/>
    </style:style>
    <style:style style:name="ce602" style:family="table-cell" style:parent-style-name="Default">
      <style:table-cell-properties fo:border-bottom="0.74pt solid #000000" fo:border-left="none" fo:border-right="none" fo:border-top="none"/>
      <style:map style:condition="is-true-formula(IF([.L37]=1;ORG.OPENOFFICE.STYLE(&quot;Red&quot;);ORG.OPENOFFICE.STYLE(&quot;default&quot;)))" style:apply-style-name="Default" style:base-cell-address="Sheet1.C37"/>
    </style:style>
    <style:style style:name="ce603" style:family="table-cell" style:parent-style-name="Default">
      <style:table-cell-properties fo:border-bottom="0.74pt solid #000000" fo:border-left="none" fo:border-right="none" fo:border-top="none"/>
      <style:map style:condition="is-true-formula(IF([.L73]=1;ORG.OPENOFFICE.STYLE(&quot;Red&quot;);ORG.OPENOFFICE.STYLE(&quot;default&quot;)))" style:apply-style-name="Default" style:base-cell-address="Sheet1.C73"/>
    </style:style>
    <style:style style:name="ce604" style:family="table-cell" style:parent-style-name="Default">
      <style:table-cell-properties fo:border-bottom="0.74pt solid #000000" fo:border-left="none" fo:border-right="none" fo:border-top="none"/>
      <style:map style:condition="is-true-formula(IF([.L100]=1;ORG.OPENOFFICE.STYLE(&quot;Red&quot;);ORG.OPENOFFICE.STYLE(&quot;default&quot;)))" style:apply-style-name="Default" style:base-cell-address="Sheet1.C100"/>
    </style:style>
    <style:style style:name="ce605" style:family="table-cell" style:parent-style-name="Default">
      <style:table-cell-properties fo:border-bottom="0.74pt solid #000000" fo:border-left="none" fo:border-right="none" fo:border-top="none"/>
      <style:map style:condition="is-true-formula(IF([.L145]=1;ORG.OPENOFFICE.STYLE(&quot;Red&quot;);ORG.OPENOFFICE.STYLE(&quot;default&quot;)))" style:apply-style-name="Default" style:base-cell-address="Sheet1.C145"/>
    </style:style>
    <style:style style:name="ce606" style:family="table-cell" style:parent-style-name="Default">
      <style:table-cell-properties fo:border-bottom="0.74pt solid #000000" fo:border-left="none" fo:border-right="none" fo:border-top="none"/>
      <style:map style:condition="is-true-formula(IF([.L163]=1;ORG.OPENOFFICE.STYLE(&quot;Red&quot;);ORG.OPENOFFICE.STYLE(&quot;default&quot;)))" style:apply-style-name="Default" style:base-cell-address="Sheet1.C163"/>
    </style:style>
    <style:style style:name="ce607" style:family="table-cell" style:parent-style-name="Default">
      <style:table-cell-properties fo:border-bottom="0.74pt solid #000000" fo:border-left="none" fo:border-right="none" fo:border-top="none"/>
      <style:map style:condition="is-true-formula(IF([.L181]=1;ORG.OPENOFFICE.STYLE(&quot;Red&quot;);ORG.OPENOFFICE.STYLE(&quot;default&quot;)))" style:apply-style-name="Default" style:base-cell-address="Sheet1.C181"/>
    </style:style>
    <style:style style:name="ce608" style:family="table-cell" style:parent-style-name="Default">
      <style:table-cell-properties fo:border-bottom="0.74pt solid #000000" fo:border-left="none" fo:border-right="none" fo:border-top="none"/>
      <style:map style:condition="is-true-formula(IF([.L226]=1;ORG.OPENOFFICE.STYLE(&quot;Red&quot;);ORG.OPENOFFICE.STYLE(&quot;default&quot;)))" style:apply-style-name="Default" style:base-cell-address="Sheet1.C226"/>
    </style:style>
    <style:style style:name="ce609" style:family="table-cell" style:parent-style-name="Default">
      <style:table-cell-properties fo:border-bottom="0.74pt solid #000000" fo:border-left="none" fo:border-right="none" fo:border-top="none"/>
      <style:map style:condition="is-true-formula(IF([.L244]=1;ORG.OPENOFFICE.STYLE(&quot;Red&quot;);ORG.OPENOFFICE.STYLE(&quot;default&quot;)))" style:apply-style-name="Default" style:base-cell-address="Sheet1.C244"/>
    </style:style>
    <style:style style:name="ce610" style:family="table-cell" style:parent-style-name="Default">
      <style:table-cell-properties fo:border-bottom="0.74pt solid #000000" fo:border-left="none" fo:border-right="none" fo:border-top="none"/>
      <style:map style:condition="is-true-formula(IF([.L253]=1;ORG.OPENOFFICE.STYLE(&quot;Red&quot;);ORG.OPENOFFICE.STYLE(&quot;default&quot;)))" style:apply-style-name="Default" style:base-cell-address="Sheet1.C253"/>
    </style:style>
    <style:style style:name="ce611" style:family="table-cell" style:parent-style-name="Default">
      <style:table-cell-properties fo:border-bottom="0.74pt solid #000000" fo:border-left="none" fo:border-right="none" fo:border-top="none"/>
      <style:map style:condition="is-true-formula(IF([.L262]=1;ORG.OPENOFFICE.STYLE(&quot;Red&quot;);ORG.OPENOFFICE.STYLE(&quot;default&quot;)))" style:apply-style-name="Default" style:base-cell-address="Sheet1.C262"/>
    </style:style>
    <style:style style:name="ce612" style:family="table-cell" style:parent-style-name="Default">
      <style:table-cell-properties fo:border-bottom="0.74pt solid #000000" fo:border-left="none" fo:border-right="none" fo:border-top="none"/>
      <style:map style:condition="is-true-formula(IF([.L280]=1;ORG.OPENOFFICE.STYLE(&quot;Red&quot;);ORG.OPENOFFICE.STYLE(&quot;default&quot;)))" style:apply-style-name="Default" style:base-cell-address="Sheet1.C280"/>
    </style:style>
    <style:style style:name="ce613" style:family="table-cell" style:parent-style-name="Default">
      <style:table-cell-properties fo:border-bottom="none" fo:border-left="none" fo:border-right="0.74pt solid #000000" fo:border-top="0.74pt solid #000000"/>
      <style:map style:condition="is-true-formula(IF([.M1]=1;ORG.OPENOFFICE.STYLE(&quot;Red&quot;);ORG.OPENOFFICE.STYLE(&quot;default&quot;)))" style:apply-style-name="Default" style:base-cell-address="Sheet1.D1"/>
    </style:style>
    <style:style style:name="ce614" style:family="table-cell" style:parent-style-name="Default">
      <style:table-cell-properties fo:border-bottom="none" fo:border-left="none" fo:border-right="0.74pt solid #000000" fo:border-top="none"/>
      <style:map style:condition="is-true-formula(IF([.M1]=1;ORG.OPENOFFICE.STYLE(&quot;Red&quot;);ORG.OPENOFFICE.STYLE(&quot;default&quot;)))" style:apply-style-name="Default" style:base-cell-address="Sheet1.D1"/>
    </style:style>
    <style:style style:name="ce615" style:family="table-cell" style:parent-style-name="Default">
      <style:table-cell-properties fo:border-bottom="0.74pt solid #000000" fo:border-left="none" fo:border-right="0.74pt solid #000000" fo:border-top="none"/>
      <style:map style:condition="is-true-formula(IF([.S8]=1;ORG.OPENOFFICE.STYLE(&quot;Red&quot;);ORG.OPENOFFICE.STYLE(&quot;default&quot;)))" style:apply-style-name="Default" style:base-cell-address="Sheet1.J8"/>
    </style:style>
    <style:style style:name="ce616" style:family="table-cell" style:parent-style-name="Default">
      <style:table-cell-properties fo:border-bottom="none" fo:border-left="none" fo:border-right="0.74pt solid #000000" fo:border-top="0.74pt solid #000000"/>
      <style:map style:condition="is-true-formula(IF([.M10]=1;ORG.OPENOFFICE.STYLE(&quot;Red&quot;);ORG.OPENOFFICE.STYLE(&quot;default&quot;)))" style:apply-style-name="Default" style:base-cell-address="Sheet1.D10"/>
    </style:style>
    <style:style style:name="ce617" style:family="table-cell" style:parent-style-name="Default">
      <style:table-cell-properties fo:border-bottom="none" fo:border-left="none" fo:border-right="0.74pt solid #000000" fo:border-top="none"/>
      <style:map style:condition="is-true-formula(IF([.M10]=1;ORG.OPENOFFICE.STYLE(&quot;Red&quot;);ORG.OPENOFFICE.STYLE(&quot;default&quot;)))" style:apply-style-name="Default" style:base-cell-address="Sheet1.D10"/>
    </style:style>
    <style:style style:name="ce618" style:family="table-cell" style:parent-style-name="Default">
      <style:table-cell-properties fo:border-bottom="0.74pt solid #000000" fo:border-left="none" fo:border-right="0.74pt solid #000000" fo:border-top="none"/>
      <style:map style:condition="is-true-formula(IF([.M10]=1;ORG.OPENOFFICE.STYLE(&quot;Red&quot;);ORG.OPENOFFICE.STYLE(&quot;default&quot;)))" style:apply-style-name="Default" style:base-cell-address="Sheet1.D10"/>
    </style:style>
    <style:style style:name="ce619" style:family="table-cell" style:parent-style-name="Default">
      <style:table-cell-properties fo:border-bottom="none" fo:border-left="none" fo:border-right="0.74pt solid #000000" fo:border-top="0.74pt solid #000000"/>
      <style:map style:condition="is-true-formula(IF([.M19]=1;ORG.OPENOFFICE.STYLE(&quot;Red&quot;);ORG.OPENOFFICE.STYLE(&quot;default&quot;)))" style:apply-style-name="Default" style:base-cell-address="Sheet1.D19"/>
    </style:style>
    <style:style style:name="ce620" style:family="table-cell" style:parent-style-name="Default">
      <style:table-cell-properties fo:border-bottom="none" fo:border-left="none" fo:border-right="0.74pt solid #000000" fo:border-top="none"/>
      <style:map style:condition="is-true-formula(IF([.M19]=1;ORG.OPENOFFICE.STYLE(&quot;Red&quot;);ORG.OPENOFFICE.STYLE(&quot;default&quot;)))" style:apply-style-name="Default" style:base-cell-address="Sheet1.D19"/>
    </style:style>
    <style:style style:name="ce621" style:family="table-cell" style:parent-style-name="Default">
      <style:table-cell-properties fo:border-bottom="0.74pt solid #000000" fo:border-left="none" fo:border-right="0.74pt solid #000000" fo:border-top="none"/>
      <style:map style:condition="is-true-formula(IF([.S26]=1;ORG.OPENOFFICE.STYLE(&quot;Red&quot;);ORG.OPENOFFICE.STYLE(&quot;default&quot;)))" style:apply-style-name="Default" style:base-cell-address="Sheet1.J26"/>
    </style:style>
    <style:style style:name="ce622" style:family="table-cell" style:parent-style-name="Default">
      <style:table-cell-properties fo:border-bottom="none" fo:border-left="none" fo:border-right="0.74pt solid #000000" fo:border-top="0.74pt solid #000000"/>
      <style:map style:condition="is-true-formula(IF([.M28]=1;ORG.OPENOFFICE.STYLE(&quot;Red&quot;);ORG.OPENOFFICE.STYLE(&quot;default&quot;)))" style:apply-style-name="Default" style:base-cell-address="Sheet1.D28"/>
    </style:style>
    <style:style style:name="ce623" style:family="table-cell" style:parent-style-name="Default">
      <style:table-cell-properties fo:border-bottom="none" fo:border-left="none" fo:border-right="0.74pt solid #000000" fo:border-top="none"/>
      <style:map style:condition="is-true-formula(IF([.M28]=1;ORG.OPENOFFICE.STYLE(&quot;Red&quot;);ORG.OPENOFFICE.STYLE(&quot;default&quot;)))" style:apply-style-name="Default" style:base-cell-address="Sheet1.D28"/>
    </style:style>
    <style:style style:name="ce624" style:family="table-cell" style:parent-style-name="Default">
      <style:table-cell-properties fo:border-bottom="0.74pt solid #000000" fo:border-left="none" fo:border-right="0.74pt solid #000000" fo:border-top="none"/>
      <style:map style:condition="is-true-formula(IF([.M28]=1;ORG.OPENOFFICE.STYLE(&quot;Red&quot;);ORG.OPENOFFICE.STYLE(&quot;default&quot;)))" style:apply-style-name="Default" style:base-cell-address="Sheet1.D28"/>
    </style:style>
    <style:style style:name="ce625" style:family="table-cell" style:parent-style-name="Default">
      <style:table-cell-properties fo:border-bottom="none" fo:border-left="none" fo:border-right="0.74pt solid #000000" fo:border-top="0.74pt solid #000000"/>
      <style:map style:condition="is-true-formula(IF([.M37]=1;ORG.OPENOFFICE.STYLE(&quot;Red&quot;);ORG.OPENOFFICE.STYLE(&quot;default&quot;)))" style:apply-style-name="Default" style:base-cell-address="Sheet1.D37"/>
    </style:style>
    <style:style style:name="ce626" style:family="table-cell" style:parent-style-name="Default">
      <style:table-cell-properties fo:border-bottom="none" fo:border-left="none" fo:border-right="0.74pt solid #000000" fo:border-top="none"/>
      <style:map style:condition="is-true-formula(IF([.M37]=1;ORG.OPENOFFICE.STYLE(&quot;Red&quot;);ORG.OPENOFFICE.STYLE(&quot;default&quot;)))" style:apply-style-name="Default" style:base-cell-address="Sheet1.D37"/>
    </style:style>
    <style:style style:name="ce627" style:family="table-cell" style:parent-style-name="Default">
      <style:table-cell-properties fo:border-bottom="0.74pt solid #000000" fo:border-left="none" fo:border-right="0.74pt solid #000000" fo:border-top="none"/>
      <style:map style:condition="is-true-formula(IF([.M37]=1;ORG.OPENOFFICE.STYLE(&quot;Red&quot;);ORG.OPENOFFICE.STYLE(&quot;default&quot;)))" style:apply-style-name="Default" style:base-cell-address="Sheet1.D37"/>
    </style:style>
    <style:style style:name="ce628" style:family="table-cell" style:parent-style-name="Default">
      <style:table-cell-properties fo:border-bottom="none" fo:border-left="none" fo:border-right="0.74pt solid #000000" fo:border-top="0.74pt solid #000000"/>
      <style:map style:condition="is-true-formula(IF([.M46]=1;ORG.OPENOFFICE.STYLE(&quot;Red&quot;);ORG.OPENOFFICE.STYLE(&quot;default&quot;)))" style:apply-style-name="Default" style:base-cell-address="Sheet1.D46"/>
    </style:style>
    <style:style style:name="ce629" style:family="table-cell" style:parent-style-name="Default">
      <style:table-cell-properties fo:border-bottom="none" fo:border-left="none" fo:border-right="0.74pt solid #000000" fo:border-top="none"/>
      <style:map style:condition="is-true-formula(IF([.M46]=1;ORG.OPENOFFICE.STYLE(&quot;Red&quot;);ORG.OPENOFFICE.STYLE(&quot;default&quot;)))" style:apply-style-name="Default" style:base-cell-address="Sheet1.D46"/>
    </style:style>
    <style:style style:name="ce630" style:family="table-cell" style:parent-style-name="Default">
      <style:table-cell-properties fo:border-bottom="0.74pt solid #000000" fo:border-left="none" fo:border-right="0.74pt solid #000000" fo:border-top="none"/>
      <style:map style:condition="is-true-formula(IF([.M46]=1;ORG.OPENOFFICE.STYLE(&quot;Red&quot;);ORG.OPENOFFICE.STYLE(&quot;default&quot;)))" style:apply-style-name="Default" style:base-cell-address="Sheet1.D46"/>
    </style:style>
    <style:style style:name="ce631" style:family="table-cell" style:parent-style-name="Default">
      <style:table-cell-properties fo:border-bottom="none" fo:border-left="none" fo:border-right="0.74pt solid #000000" fo:border-top="0.74pt solid #000000"/>
      <style:map style:condition="is-true-formula(IF([.M55]=1;ORG.OPENOFFICE.STYLE(&quot;Red&quot;);ORG.OPENOFFICE.STYLE(&quot;default&quot;)))" style:apply-style-name="Default" style:base-cell-address="Sheet1.D55"/>
    </style:style>
    <style:style style:name="ce632" style:family="table-cell" style:parent-style-name="Default">
      <style:table-cell-properties fo:border-bottom="none" fo:border-left="none" fo:border-right="0.74pt solid #000000" fo:border-top="none"/>
      <style:map style:condition="is-true-formula(IF([.M55]=1;ORG.OPENOFFICE.STYLE(&quot;Red&quot;);ORG.OPENOFFICE.STYLE(&quot;default&quot;)))" style:apply-style-name="Default" style:base-cell-address="Sheet1.D55"/>
    </style:style>
    <style:style style:name="ce633" style:family="table-cell" style:parent-style-name="Default">
      <style:table-cell-properties fo:border-bottom="0.74pt solid #000000" fo:border-left="none" fo:border-right="0.74pt solid #000000" fo:border-top="none"/>
      <style:map style:condition="is-true-formula(IF([.M55]=1;ORG.OPENOFFICE.STYLE(&quot;Red&quot;);ORG.OPENOFFICE.STYLE(&quot;default&quot;)))" style:apply-style-name="Default" style:base-cell-address="Sheet1.D55"/>
    </style:style>
    <style:style style:name="ce634" style:family="table-cell" style:parent-style-name="Default">
      <style:table-cell-properties fo:border-bottom="none" fo:border-left="none" fo:border-right="0.74pt solid #000000" fo:border-top="0.74pt solid #000000"/>
      <style:map style:condition="is-true-formula(IF([.M64]=1;ORG.OPENOFFICE.STYLE(&quot;Red&quot;);ORG.OPENOFFICE.STYLE(&quot;default&quot;)))" style:apply-style-name="Default" style:base-cell-address="Sheet1.D64"/>
    </style:style>
    <style:style style:name="ce635" style:family="table-cell" style:parent-style-name="Default">
      <style:table-cell-properties fo:border-bottom="none" fo:border-left="none" fo:border-right="0.74pt solid #000000" fo:border-top="none"/>
      <style:map style:condition="is-true-formula(IF([.M64]=1;ORG.OPENOFFICE.STYLE(&quot;Red&quot;);ORG.OPENOFFICE.STYLE(&quot;default&quot;)))" style:apply-style-name="Default" style:base-cell-address="Sheet1.D64"/>
    </style:style>
    <style:style style:name="ce636" style:family="table-cell" style:parent-style-name="Default">
      <style:table-cell-properties fo:border-bottom="0.74pt solid #000000" fo:border-left="none" fo:border-right="0.74pt solid #000000" fo:border-top="none"/>
      <style:map style:condition="is-true-formula(IF([.M64]=1;ORG.OPENOFFICE.STYLE(&quot;Red&quot;);ORG.OPENOFFICE.STYLE(&quot;default&quot;)))" style:apply-style-name="Default" style:base-cell-address="Sheet1.D64"/>
    </style:style>
    <style:style style:name="ce637" style:family="table-cell" style:parent-style-name="Default">
      <style:table-cell-properties fo:border-bottom="none" fo:border-left="none" fo:border-right="0.74pt solid #000000" fo:border-top="0.74pt solid #000000"/>
      <style:map style:condition="is-true-formula(IF([.M73]=1;ORG.OPENOFFICE.STYLE(&quot;Red&quot;);ORG.OPENOFFICE.STYLE(&quot;default&quot;)))" style:apply-style-name="Default" style:base-cell-address="Sheet1.D73"/>
    </style:style>
    <style:style style:name="ce638" style:family="table-cell" style:parent-style-name="Default">
      <style:table-cell-properties fo:border-bottom="none" fo:border-left="none" fo:border-right="0.74pt solid #000000" fo:border-top="none"/>
      <style:map style:condition="is-true-formula(IF([.M73]=1;ORG.OPENOFFICE.STYLE(&quot;Red&quot;);ORG.OPENOFFICE.STYLE(&quot;default&quot;)))" style:apply-style-name="Default" style:base-cell-address="Sheet1.D73"/>
    </style:style>
    <style:style style:name="ce639" style:family="table-cell" style:parent-style-name="Default">
      <style:table-cell-properties fo:border-bottom="0.74pt solid #000000" fo:border-left="none" fo:border-right="0.74pt solid #000000" fo:border-top="none"/>
      <style:map style:condition="is-true-formula(IF([.M73]=1;ORG.OPENOFFICE.STYLE(&quot;Red&quot;);ORG.OPENOFFICE.STYLE(&quot;default&quot;)))" style:apply-style-name="Default" style:base-cell-address="Sheet1.D73"/>
    </style:style>
    <style:style style:name="ce640" style:family="table-cell" style:parent-style-name="Default">
      <style:table-cell-properties fo:border-bottom="none" fo:border-left="none" fo:border-right="0.74pt solid #000000" fo:border-top="0.74pt solid #000000"/>
      <style:map style:condition="is-true-formula(IF([.M82]=1;ORG.OPENOFFICE.STYLE(&quot;Red&quot;);ORG.OPENOFFICE.STYLE(&quot;default&quot;)))" style:apply-style-name="Default" style:base-cell-address="Sheet1.D82"/>
    </style:style>
    <style:style style:name="ce641" style:family="table-cell" style:parent-style-name="Default">
      <style:table-cell-properties fo:border-bottom="none" fo:border-left="none" fo:border-right="0.74pt solid #000000" fo:border-top="none"/>
      <style:map style:condition="is-true-formula(IF([.M82]=1;ORG.OPENOFFICE.STYLE(&quot;Red&quot;);ORG.OPENOFFICE.STYLE(&quot;default&quot;)))" style:apply-style-name="Default" style:base-cell-address="Sheet1.D82"/>
    </style:style>
    <style:style style:name="ce642" style:family="table-cell" style:parent-style-name="Default">
      <style:table-cell-properties fo:border-bottom="0.74pt solid #000000" fo:border-left="none" fo:border-right="0.74pt solid #000000" fo:border-top="none"/>
      <style:map style:condition="is-true-formula(IF([.M82]=1;ORG.OPENOFFICE.STYLE(&quot;Red&quot;);ORG.OPENOFFICE.STYLE(&quot;default&quot;)))" style:apply-style-name="Default" style:base-cell-address="Sheet1.D82"/>
    </style:style>
    <style:style style:name="ce643" style:family="table-cell" style:parent-style-name="Default">
      <style:table-cell-properties fo:border-bottom="none" fo:border-left="none" fo:border-right="0.74pt solid #000000" fo:border-top="0.74pt solid #000000"/>
      <style:map style:condition="is-true-formula(IF([.M91]=1;ORG.OPENOFFICE.STYLE(&quot;Red&quot;);ORG.OPENOFFICE.STYLE(&quot;default&quot;)))" style:apply-style-name="Default" style:base-cell-address="Sheet1.D91"/>
    </style:style>
    <style:style style:name="ce644" style:family="table-cell" style:parent-style-name="Default">
      <style:table-cell-properties fo:border-bottom="none" fo:border-left="none" fo:border-right="0.74pt solid #000000" fo:border-top="none"/>
      <style:map style:condition="is-true-formula(IF([.M91]=1;ORG.OPENOFFICE.STYLE(&quot;Red&quot;);ORG.OPENOFFICE.STYLE(&quot;default&quot;)))" style:apply-style-name="Default" style:base-cell-address="Sheet1.D91"/>
    </style:style>
    <style:style style:name="ce645" style:family="table-cell" style:parent-style-name="Default">
      <style:table-cell-properties fo:border-bottom="0.74pt solid #000000" fo:border-left="none" fo:border-right="0.74pt solid #000000" fo:border-top="none"/>
      <style:map style:condition="is-true-formula(IF([.M91]=1;ORG.OPENOFFICE.STYLE(&quot;Red&quot;);ORG.OPENOFFICE.STYLE(&quot;default&quot;)))" style:apply-style-name="Default" style:base-cell-address="Sheet1.D91"/>
    </style:style>
    <style:style style:name="ce646" style:family="table-cell" style:parent-style-name="Default">
      <style:table-cell-properties fo:border-bottom="none" fo:border-left="none" fo:border-right="0.74pt solid #000000" fo:border-top="0.74pt solid #000000"/>
      <style:map style:condition="is-true-formula(IF([.M100]=1;ORG.OPENOFFICE.STYLE(&quot;Red&quot;);ORG.OPENOFFICE.STYLE(&quot;default&quot;)))" style:apply-style-name="Default" style:base-cell-address="Sheet1.D100"/>
    </style:style>
    <style:style style:name="ce647" style:family="table-cell" style:parent-style-name="Default">
      <style:table-cell-properties fo:border-bottom="none" fo:border-left="none" fo:border-right="0.74pt solid #000000" fo:border-top="none"/>
      <style:map style:condition="is-true-formula(IF([.M100]=1;ORG.OPENOFFICE.STYLE(&quot;Red&quot;);ORG.OPENOFFICE.STYLE(&quot;default&quot;)))" style:apply-style-name="Default" style:base-cell-address="Sheet1.D100"/>
    </style:style>
    <style:style style:name="ce648" style:family="table-cell" style:parent-style-name="Default">
      <style:table-cell-properties fo:border-bottom="0.74pt solid #000000" fo:border-left="none" fo:border-right="0.74pt solid #000000" fo:border-top="none"/>
      <style:map style:condition="is-true-formula(IF([.M100]=1;ORG.OPENOFFICE.STYLE(&quot;Red&quot;);ORG.OPENOFFICE.STYLE(&quot;default&quot;)))" style:apply-style-name="Default" style:base-cell-address="Sheet1.D100"/>
    </style:style>
    <style:style style:name="ce649" style:family="table-cell" style:parent-style-name="Default">
      <style:table-cell-properties fo:border-bottom="none" fo:border-left="none" fo:border-right="0.74pt solid #000000" fo:border-top="0.74pt solid #000000"/>
      <style:map style:condition="is-true-formula(IF([.M109]=1;ORG.OPENOFFICE.STYLE(&quot;Red&quot;);ORG.OPENOFFICE.STYLE(&quot;default&quot;)))" style:apply-style-name="Default" style:base-cell-address="Sheet1.D109"/>
    </style:style>
    <style:style style:name="ce650" style:family="table-cell" style:parent-style-name="Default">
      <style:table-cell-properties fo:border-bottom="none" fo:border-left="none" fo:border-right="0.74pt solid #000000" fo:border-top="none"/>
      <style:map style:condition="is-true-formula(IF([.M109]=1;ORG.OPENOFFICE.STYLE(&quot;Red&quot;);ORG.OPENOFFICE.STYLE(&quot;default&quot;)))" style:apply-style-name="Default" style:base-cell-address="Sheet1.D109"/>
    </style:style>
    <style:style style:name="ce651" style:family="table-cell" style:parent-style-name="Default">
      <style:table-cell-properties fo:border-bottom="0.74pt solid #000000" fo:border-left="none" fo:border-right="0.74pt solid #000000" fo:border-top="none"/>
      <style:map style:condition="is-true-formula(IF([.M109]=1;ORG.OPENOFFICE.STYLE(&quot;Red&quot;);ORG.OPENOFFICE.STYLE(&quot;default&quot;)))" style:apply-style-name="Default" style:base-cell-address="Sheet1.D109"/>
    </style:style>
    <style:style style:name="ce652" style:family="table-cell" style:parent-style-name="Default">
      <style:table-cell-properties fo:border-bottom="none" fo:border-left="none" fo:border-right="0.74pt solid #000000" fo:border-top="0.74pt solid #000000"/>
      <style:map style:condition="is-true-formula(IF([.M118]=1;ORG.OPENOFFICE.STYLE(&quot;Red&quot;);ORG.OPENOFFICE.STYLE(&quot;default&quot;)))" style:apply-style-name="Default" style:base-cell-address="Sheet1.D118"/>
    </style:style>
    <style:style style:name="ce653" style:family="table-cell" style:parent-style-name="Default">
      <style:table-cell-properties fo:border-bottom="none" fo:border-left="none" fo:border-right="0.74pt solid #000000" fo:border-top="none"/>
      <style:map style:condition="is-true-formula(IF([.M118]=1;ORG.OPENOFFICE.STYLE(&quot;Red&quot;);ORG.OPENOFFICE.STYLE(&quot;default&quot;)))" style:apply-style-name="Default" style:base-cell-address="Sheet1.D118"/>
    </style:style>
    <style:style style:name="ce654" style:family="table-cell" style:parent-style-name="Default">
      <style:table-cell-properties fo:border-bottom="0.74pt solid #000000" fo:border-left="none" fo:border-right="0.74pt solid #000000" fo:border-top="none"/>
      <style:map style:condition="is-true-formula(IF([.M118]=1;ORG.OPENOFFICE.STYLE(&quot;Red&quot;);ORG.OPENOFFICE.STYLE(&quot;default&quot;)))" style:apply-style-name="Default" style:base-cell-address="Sheet1.D118"/>
    </style:style>
    <style:style style:name="ce655" style:family="table-cell" style:parent-style-name="Default">
      <style:table-cell-properties fo:border-bottom="none" fo:border-left="none" fo:border-right="0.74pt solid #000000" fo:border-top="0.74pt solid #000000"/>
      <style:map style:condition="is-true-formula(IF([.M127]=1;ORG.OPENOFFICE.STYLE(&quot;Red&quot;);ORG.OPENOFFICE.STYLE(&quot;default&quot;)))" style:apply-style-name="Default" style:base-cell-address="Sheet1.D127"/>
    </style:style>
    <style:style style:name="ce656" style:family="table-cell" style:parent-style-name="Default">
      <style:table-cell-properties fo:border-bottom="none" fo:border-left="none" fo:border-right="0.74pt solid #000000" fo:border-top="none"/>
      <style:map style:condition="is-true-formula(IF([.M127]=1;ORG.OPENOFFICE.STYLE(&quot;Red&quot;);ORG.OPENOFFICE.STYLE(&quot;default&quot;)))" style:apply-style-name="Default" style:base-cell-address="Sheet1.D127"/>
    </style:style>
    <style:style style:name="ce657" style:family="table-cell" style:parent-style-name="Default">
      <style:table-cell-properties fo:border-bottom="0.74pt solid #000000" fo:border-left="none" fo:border-right="0.74pt solid #000000" fo:border-top="none"/>
      <style:map style:condition="is-true-formula(IF([.M127]=1;ORG.OPENOFFICE.STYLE(&quot;Red&quot;);ORG.OPENOFFICE.STYLE(&quot;default&quot;)))" style:apply-style-name="Default" style:base-cell-address="Sheet1.D127"/>
    </style:style>
    <style:style style:name="ce658" style:family="table-cell" style:parent-style-name="Default">
      <style:table-cell-properties fo:border-bottom="none" fo:border-left="none" fo:border-right="0.74pt solid #000000" fo:border-top="0.74pt solid #000000"/>
      <style:map style:condition="is-true-formula(IF([.M136]=1;ORG.OPENOFFICE.STYLE(&quot;Red&quot;);ORG.OPENOFFICE.STYLE(&quot;default&quot;)))" style:apply-style-name="Default" style:base-cell-address="Sheet1.D136"/>
    </style:style>
    <style:style style:name="ce659" style:family="table-cell" style:parent-style-name="Default">
      <style:table-cell-properties fo:border-bottom="none" fo:border-left="none" fo:border-right="0.74pt solid #000000" fo:border-top="none"/>
      <style:map style:condition="is-true-formula(IF([.M136]=1;ORG.OPENOFFICE.STYLE(&quot;Red&quot;);ORG.OPENOFFICE.STYLE(&quot;default&quot;)))" style:apply-style-name="Default" style:base-cell-address="Sheet1.D136"/>
    </style:style>
    <style:style style:name="ce660" style:family="table-cell" style:parent-style-name="Default">
      <style:table-cell-properties fo:border-bottom="0.74pt solid #000000" fo:border-left="none" fo:border-right="0.74pt solid #000000" fo:border-top="none"/>
      <style:map style:condition="is-true-formula(IF([.M136]=1;ORG.OPENOFFICE.STYLE(&quot;Red&quot;);ORG.OPENOFFICE.STYLE(&quot;default&quot;)))" style:apply-style-name="Default" style:base-cell-address="Sheet1.D136"/>
    </style:style>
    <style:style style:name="ce661" style:family="table-cell" style:parent-style-name="Default">
      <style:table-cell-properties fo:border-bottom="none" fo:border-left="none" fo:border-right="0.74pt solid #000000" fo:border-top="0.74pt solid #000000"/>
      <style:map style:condition="is-true-formula(IF([.M145]=1;ORG.OPENOFFICE.STYLE(&quot;Red&quot;);ORG.OPENOFFICE.STYLE(&quot;default&quot;)))" style:apply-style-name="Default" style:base-cell-address="Sheet1.D145"/>
    </style:style>
    <style:style style:name="ce662" style:family="table-cell" style:parent-style-name="Default">
      <style:table-cell-properties fo:border-bottom="none" fo:border-left="none" fo:border-right="0.74pt solid #000000" fo:border-top="none"/>
      <style:map style:condition="is-true-formula(IF([.M145]=1;ORG.OPENOFFICE.STYLE(&quot;Red&quot;);ORG.OPENOFFICE.STYLE(&quot;default&quot;)))" style:apply-style-name="Default" style:base-cell-address="Sheet1.D145"/>
    </style:style>
    <style:style style:name="ce663" style:family="table-cell" style:parent-style-name="Default">
      <style:table-cell-properties fo:border-bottom="0.74pt solid #000000" fo:border-left="none" fo:border-right="0.74pt solid #000000" fo:border-top="none"/>
      <style:map style:condition="is-true-formula(IF([.M145]=1;ORG.OPENOFFICE.STYLE(&quot;Red&quot;);ORG.OPENOFFICE.STYLE(&quot;default&quot;)))" style:apply-style-name="Default" style:base-cell-address="Sheet1.D145"/>
    </style:style>
    <style:style style:name="ce664" style:family="table-cell" style:parent-style-name="Default">
      <style:table-cell-properties fo:border-bottom="none" fo:border-left="none" fo:border-right="0.74pt solid #000000" fo:border-top="0.74pt solid #000000"/>
      <style:map style:condition="is-true-formula(IF([.M154]=1;ORG.OPENOFFICE.STYLE(&quot;Red&quot;);ORG.OPENOFFICE.STYLE(&quot;default&quot;)))" style:apply-style-name="Default" style:base-cell-address="Sheet1.D154"/>
    </style:style>
    <style:style style:name="ce665" style:family="table-cell" style:parent-style-name="Default">
      <style:table-cell-properties fo:border-bottom="none" fo:border-left="none" fo:border-right="0.74pt solid #000000" fo:border-top="none"/>
      <style:map style:condition="is-true-formula(IF([.M154]=1;ORG.OPENOFFICE.STYLE(&quot;Red&quot;);ORG.OPENOFFICE.STYLE(&quot;default&quot;)))" style:apply-style-name="Default" style:base-cell-address="Sheet1.D154"/>
    </style:style>
    <style:style style:name="ce666" style:family="table-cell" style:parent-style-name="Default">
      <style:table-cell-properties fo:border-bottom="0.74pt solid #000000" fo:border-left="none" fo:border-right="0.74pt solid #000000" fo:border-top="none"/>
      <style:map style:condition="is-true-formula(IF([.M154]=1;ORG.OPENOFFICE.STYLE(&quot;Red&quot;);ORG.OPENOFFICE.STYLE(&quot;default&quot;)))" style:apply-style-name="Default" style:base-cell-address="Sheet1.D154"/>
    </style:style>
    <style:style style:name="ce667" style:family="table-cell" style:parent-style-name="Default">
      <style:table-cell-properties fo:border-bottom="none" fo:border-left="none" fo:border-right="0.74pt solid #000000" fo:border-top="0.74pt solid #000000"/>
      <style:map style:condition="is-true-formula(IF([.M163]=1;ORG.OPENOFFICE.STYLE(&quot;Red&quot;);ORG.OPENOFFICE.STYLE(&quot;default&quot;)))" style:apply-style-name="Default" style:base-cell-address="Sheet1.D163"/>
    </style:style>
    <style:style style:name="ce668" style:family="table-cell" style:parent-style-name="Default">
      <style:table-cell-properties fo:border-bottom="none" fo:border-left="none" fo:border-right="0.74pt solid #000000" fo:border-top="none"/>
      <style:map style:condition="is-true-formula(IF([.M163]=1;ORG.OPENOFFICE.STYLE(&quot;Red&quot;);ORG.OPENOFFICE.STYLE(&quot;default&quot;)))" style:apply-style-name="Default" style:base-cell-address="Sheet1.D163"/>
    </style:style>
    <style:style style:name="ce669" style:family="table-cell" style:parent-style-name="Default">
      <style:table-cell-properties fo:border-bottom="0.74pt solid #000000" fo:border-left="none" fo:border-right="0.74pt solid #000000" fo:border-top="none"/>
      <style:map style:condition="is-true-formula(IF([.M163]=1;ORG.OPENOFFICE.STYLE(&quot;Red&quot;);ORG.OPENOFFICE.STYLE(&quot;default&quot;)))" style:apply-style-name="Default" style:base-cell-address="Sheet1.D163"/>
    </style:style>
    <style:style style:name="ce670" style:family="table-cell" style:parent-style-name="Default">
      <style:table-cell-properties fo:border-bottom="none" fo:border-left="none" fo:border-right="0.74pt solid #000000" fo:border-top="0.74pt solid #000000"/>
      <style:map style:condition="is-true-formula(IF([.M172]=1;ORG.OPENOFFICE.STYLE(&quot;Red&quot;);ORG.OPENOFFICE.STYLE(&quot;default&quot;)))" style:apply-style-name="Default" style:base-cell-address="Sheet1.D172"/>
    </style:style>
    <style:style style:name="ce671" style:family="table-cell" style:parent-style-name="Default">
      <style:table-cell-properties fo:border-bottom="none" fo:border-left="none" fo:border-right="0.74pt solid #000000" fo:border-top="none"/>
      <style:map style:condition="is-true-formula(IF([.M172]=1;ORG.OPENOFFICE.STYLE(&quot;Red&quot;);ORG.OPENOFFICE.STYLE(&quot;default&quot;)))" style:apply-style-name="Default" style:base-cell-address="Sheet1.D172"/>
    </style:style>
    <style:style style:name="ce672" style:family="table-cell" style:parent-style-name="Default">
      <style:table-cell-properties fo:border-bottom="0.74pt solid #000000" fo:border-left="none" fo:border-right="0.74pt solid #000000" fo:border-top="none"/>
      <style:map style:condition="is-true-formula(IF([.M172]=1;ORG.OPENOFFICE.STYLE(&quot;Red&quot;);ORG.OPENOFFICE.STYLE(&quot;default&quot;)))" style:apply-style-name="Default" style:base-cell-address="Sheet1.D172"/>
    </style:style>
    <style:style style:name="ce673" style:family="table-cell" style:parent-style-name="Default">
      <style:table-cell-properties fo:border-bottom="none" fo:border-left="none" fo:border-right="0.74pt solid #000000" fo:border-top="0.74pt solid #000000"/>
      <style:map style:condition="is-true-formula(IF([.M181]=1;ORG.OPENOFFICE.STYLE(&quot;Red&quot;);ORG.OPENOFFICE.STYLE(&quot;default&quot;)))" style:apply-style-name="Default" style:base-cell-address="Sheet1.D181"/>
    </style:style>
    <style:style style:name="ce674" style:family="table-cell" style:parent-style-name="Default">
      <style:table-cell-properties fo:border-bottom="none" fo:border-left="none" fo:border-right="0.74pt solid #000000" fo:border-top="none"/>
      <style:map style:condition="is-true-formula(IF([.M181]=1;ORG.OPENOFFICE.STYLE(&quot;Red&quot;);ORG.OPENOFFICE.STYLE(&quot;default&quot;)))" style:apply-style-name="Default" style:base-cell-address="Sheet1.D181"/>
    </style:style>
    <style:style style:name="ce675" style:family="table-cell" style:parent-style-name="Default">
      <style:table-cell-properties fo:border-bottom="0.74pt solid #000000" fo:border-left="none" fo:border-right="0.74pt solid #000000" fo:border-top="none"/>
      <style:map style:condition="is-true-formula(IF([.M181]=1;ORG.OPENOFFICE.STYLE(&quot;Red&quot;);ORG.OPENOFFICE.STYLE(&quot;default&quot;)))" style:apply-style-name="Default" style:base-cell-address="Sheet1.D181"/>
    </style:style>
    <style:style style:name="ce676" style:family="table-cell" style:parent-style-name="Default">
      <style:table-cell-properties fo:border-bottom="none" fo:border-left="none" fo:border-right="0.74pt solid #000000" fo:border-top="0.74pt solid #000000"/>
      <style:map style:condition="is-true-formula(IF([.M190]=1;ORG.OPENOFFICE.STYLE(&quot;Red&quot;);ORG.OPENOFFICE.STYLE(&quot;default&quot;)))" style:apply-style-name="Default" style:base-cell-address="Sheet1.D190"/>
    </style:style>
    <style:style style:name="ce677" style:family="table-cell" style:parent-style-name="Default">
      <style:table-cell-properties fo:border-bottom="none" fo:border-left="none" fo:border-right="0.74pt solid #000000" fo:border-top="none"/>
      <style:map style:condition="is-true-formula(IF([.M190]=1;ORG.OPENOFFICE.STYLE(&quot;Red&quot;);ORG.OPENOFFICE.STYLE(&quot;default&quot;)))" style:apply-style-name="Default" style:base-cell-address="Sheet1.D190"/>
    </style:style>
    <style:style style:name="ce678" style:family="table-cell" style:parent-style-name="Default">
      <style:table-cell-properties fo:border-bottom="0.74pt solid #000000" fo:border-left="none" fo:border-right="0.74pt solid #000000" fo:border-top="none"/>
      <style:map style:condition="is-true-formula(IF([.M190]=1;ORG.OPENOFFICE.STYLE(&quot;Red&quot;);ORG.OPENOFFICE.STYLE(&quot;default&quot;)))" style:apply-style-name="Default" style:base-cell-address="Sheet1.D190"/>
    </style:style>
    <style:style style:name="ce679" style:family="table-cell" style:parent-style-name="Default">
      <style:table-cell-properties fo:border-bottom="none" fo:border-left="none" fo:border-right="0.74pt solid #000000" fo:border-top="0.74pt solid #000000"/>
      <style:map style:condition="is-true-formula(IF([.M199]=1;ORG.OPENOFFICE.STYLE(&quot;Red&quot;);ORG.OPENOFFICE.STYLE(&quot;default&quot;)))" style:apply-style-name="Default" style:base-cell-address="Sheet1.D199"/>
    </style:style>
    <style:style style:name="ce680" style:family="table-cell" style:parent-style-name="Default">
      <style:table-cell-properties fo:border-bottom="none" fo:border-left="none" fo:border-right="0.74pt solid #000000" fo:border-top="none"/>
      <style:map style:condition="is-true-formula(IF([.M199]=1;ORG.OPENOFFICE.STYLE(&quot;Red&quot;);ORG.OPENOFFICE.STYLE(&quot;default&quot;)))" style:apply-style-name="Default" style:base-cell-address="Sheet1.D199"/>
    </style:style>
    <style:style style:name="ce681" style:family="table-cell" style:parent-style-name="Default">
      <style:table-cell-properties fo:border-bottom="0.74pt solid #000000" fo:border-left="none" fo:border-right="0.74pt solid #000000" fo:border-top="none"/>
      <style:map style:condition="is-true-formula(IF([.M199]=1;ORG.OPENOFFICE.STYLE(&quot;Red&quot;);ORG.OPENOFFICE.STYLE(&quot;default&quot;)))" style:apply-style-name="Default" style:base-cell-address="Sheet1.D199"/>
    </style:style>
    <style:style style:name="ce682" style:family="table-cell" style:parent-style-name="Default">
      <style:table-cell-properties fo:border-bottom="none" fo:border-left="none" fo:border-right="0.74pt solid #000000" fo:border-top="0.74pt solid #000000"/>
      <style:map style:condition="is-true-formula(IF([.M208]=1;ORG.OPENOFFICE.STYLE(&quot;Red&quot;);ORG.OPENOFFICE.STYLE(&quot;default&quot;)))" style:apply-style-name="Default" style:base-cell-address="Sheet1.D208"/>
    </style:style>
    <style:style style:name="ce683" style:family="table-cell" style:parent-style-name="Default">
      <style:table-cell-properties fo:border-bottom="none" fo:border-left="none" fo:border-right="0.74pt solid #000000" fo:border-top="none"/>
      <style:map style:condition="is-true-formula(IF([.M208]=1;ORG.OPENOFFICE.STYLE(&quot;Red&quot;);ORG.OPENOFFICE.STYLE(&quot;default&quot;)))" style:apply-style-name="Default" style:base-cell-address="Sheet1.D208"/>
    </style:style>
    <style:style style:name="ce684" style:family="table-cell" style:parent-style-name="Default">
      <style:table-cell-properties fo:border-bottom="0.74pt solid #000000" fo:border-left="none" fo:border-right="0.74pt solid #000000" fo:border-top="none"/>
      <style:map style:condition="is-true-formula(IF([.M208]=1;ORG.OPENOFFICE.STYLE(&quot;Red&quot;);ORG.OPENOFFICE.STYLE(&quot;default&quot;)))" style:apply-style-name="Default" style:base-cell-address="Sheet1.D208"/>
    </style:style>
    <style:style style:name="ce685" style:family="table-cell" style:parent-style-name="Default">
      <style:table-cell-properties fo:border-bottom="none" fo:border-left="none" fo:border-right="0.74pt solid #000000" fo:border-top="0.74pt solid #000000"/>
      <style:map style:condition="is-true-formula(IF([.M217]=1;ORG.OPENOFFICE.STYLE(&quot;Red&quot;);ORG.OPENOFFICE.STYLE(&quot;default&quot;)))" style:apply-style-name="Default" style:base-cell-address="Sheet1.D217"/>
    </style:style>
    <style:style style:name="ce686" style:family="table-cell" style:parent-style-name="Default">
      <style:table-cell-properties fo:border-bottom="none" fo:border-left="none" fo:border-right="0.74pt solid #000000" fo:border-top="none"/>
      <style:map style:condition="is-true-formula(IF([.M217]=1;ORG.OPENOFFICE.STYLE(&quot;Red&quot;);ORG.OPENOFFICE.STYLE(&quot;default&quot;)))" style:apply-style-name="Default" style:base-cell-address="Sheet1.D217"/>
    </style:style>
    <style:style style:name="ce687" style:family="table-cell" style:parent-style-name="Default">
      <style:table-cell-properties fo:border-bottom="0.74pt solid #000000" fo:border-left="none" fo:border-right="0.74pt solid #000000" fo:border-top="none"/>
      <style:map style:condition="is-true-formula(IF([.M217]=1;ORG.OPENOFFICE.STYLE(&quot;Red&quot;);ORG.OPENOFFICE.STYLE(&quot;default&quot;)))" style:apply-style-name="Default" style:base-cell-address="Sheet1.D217"/>
    </style:style>
    <style:style style:name="ce688" style:family="table-cell" style:parent-style-name="Default">
      <style:table-cell-properties fo:border-bottom="none" fo:border-left="none" fo:border-right="0.74pt solid #000000" fo:border-top="0.74pt solid #000000"/>
      <style:map style:condition="is-true-formula(IF([.M226]=1;ORG.OPENOFFICE.STYLE(&quot;Red&quot;);ORG.OPENOFFICE.STYLE(&quot;default&quot;)))" style:apply-style-name="Default" style:base-cell-address="Sheet1.D226"/>
    </style:style>
    <style:style style:name="ce689" style:family="table-cell" style:parent-style-name="Default">
      <style:table-cell-properties fo:border-bottom="none" fo:border-left="none" fo:border-right="0.74pt solid #000000" fo:border-top="none"/>
      <style:map style:condition="is-true-formula(IF([.M226]=1;ORG.OPENOFFICE.STYLE(&quot;Red&quot;);ORG.OPENOFFICE.STYLE(&quot;default&quot;)))" style:apply-style-name="Default" style:base-cell-address="Sheet1.D226"/>
    </style:style>
    <style:style style:name="ce690" style:family="table-cell" style:parent-style-name="Default">
      <style:table-cell-properties fo:border-bottom="0.74pt solid #000000" fo:border-left="none" fo:border-right="0.74pt solid #000000" fo:border-top="none"/>
      <style:map style:condition="is-true-formula(IF([.M226]=1;ORG.OPENOFFICE.STYLE(&quot;Red&quot;);ORG.OPENOFFICE.STYLE(&quot;default&quot;)))" style:apply-style-name="Default" style:base-cell-address="Sheet1.D226"/>
    </style:style>
    <style:style style:name="ce691" style:family="table-cell" style:parent-style-name="Default">
      <style:table-cell-properties fo:border-bottom="none" fo:border-left="none" fo:border-right="0.74pt solid #000000" fo:border-top="0.74pt solid #000000"/>
      <style:map style:condition="is-true-formula(IF([.M235]=1;ORG.OPENOFFICE.STYLE(&quot;Red&quot;);ORG.OPENOFFICE.STYLE(&quot;default&quot;)))" style:apply-style-name="Default" style:base-cell-address="Sheet1.D235"/>
    </style:style>
    <style:style style:name="ce692" style:family="table-cell" style:parent-style-name="Default">
      <style:table-cell-properties fo:border-bottom="none" fo:border-left="none" fo:border-right="0.74pt solid #000000" fo:border-top="none"/>
      <style:map style:condition="is-true-formula(IF([.M235]=1;ORG.OPENOFFICE.STYLE(&quot;Red&quot;);ORG.OPENOFFICE.STYLE(&quot;default&quot;)))" style:apply-style-name="Default" style:base-cell-address="Sheet1.D235"/>
    </style:style>
    <style:style style:name="ce693" style:family="table-cell" style:parent-style-name="Default">
      <style:table-cell-properties fo:border-bottom="0.74pt solid #000000" fo:border-left="none" fo:border-right="0.74pt solid #000000" fo:border-top="none"/>
      <style:map style:condition="is-true-formula(IF([.M235]=1;ORG.OPENOFFICE.STYLE(&quot;Red&quot;);ORG.OPENOFFICE.STYLE(&quot;default&quot;)))" style:apply-style-name="Default" style:base-cell-address="Sheet1.D235"/>
    </style:style>
    <style:style style:name="ce694" style:family="table-cell" style:parent-style-name="Default">
      <style:table-cell-properties fo:border-bottom="none" fo:border-left="none" fo:border-right="0.74pt solid #000000" fo:border-top="0.74pt solid #000000"/>
      <style:map style:condition="is-true-formula(IF([.M244]=1;ORG.OPENOFFICE.STYLE(&quot;Red&quot;);ORG.OPENOFFICE.STYLE(&quot;default&quot;)))" style:apply-style-name="Default" style:base-cell-address="Sheet1.D244"/>
    </style:style>
    <style:style style:name="ce695" style:family="table-cell" style:parent-style-name="Default">
      <style:table-cell-properties fo:border-bottom="none" fo:border-left="none" fo:border-right="0.74pt solid #000000" fo:border-top="none"/>
      <style:map style:condition="is-true-formula(IF([.M244]=1;ORG.OPENOFFICE.STYLE(&quot;Red&quot;);ORG.OPENOFFICE.STYLE(&quot;default&quot;)))" style:apply-style-name="Default" style:base-cell-address="Sheet1.D244"/>
    </style:style>
    <style:style style:name="ce696" style:family="table-cell" style:parent-style-name="Default">
      <style:table-cell-properties fo:border-bottom="0.74pt solid #000000" fo:border-left="none" fo:border-right="0.74pt solid #000000" fo:border-top="none"/>
      <style:map style:condition="is-true-formula(IF([.M244]=1;ORG.OPENOFFICE.STYLE(&quot;Red&quot;);ORG.OPENOFFICE.STYLE(&quot;default&quot;)))" style:apply-style-name="Default" style:base-cell-address="Sheet1.D244"/>
    </style:style>
    <style:style style:name="ce697" style:family="table-cell" style:parent-style-name="Default">
      <style:table-cell-properties fo:border-bottom="none" fo:border-left="none" fo:border-right="0.74pt solid #000000" fo:border-top="0.74pt solid #000000"/>
      <style:map style:condition="is-true-formula(IF([.M253]=1;ORG.OPENOFFICE.STYLE(&quot;Red&quot;);ORG.OPENOFFICE.STYLE(&quot;default&quot;)))" style:apply-style-name="Default" style:base-cell-address="Sheet1.D253"/>
    </style:style>
    <style:style style:name="ce698" style:family="table-cell" style:parent-style-name="Default">
      <style:table-cell-properties fo:border-bottom="none" fo:border-left="none" fo:border-right="0.74pt solid #000000" fo:border-top="none"/>
      <style:map style:condition="is-true-formula(IF([.M253]=1;ORG.OPENOFFICE.STYLE(&quot;Red&quot;);ORG.OPENOFFICE.STYLE(&quot;default&quot;)))" style:apply-style-name="Default" style:base-cell-address="Sheet1.D253"/>
    </style:style>
    <style:style style:name="ce699" style:family="table-cell" style:parent-style-name="Default">
      <style:table-cell-properties fo:border-bottom="0.74pt solid #000000" fo:border-left="none" fo:border-right="0.74pt solid #000000" fo:border-top="none"/>
      <style:map style:condition="is-true-formula(IF([.M253]=1;ORG.OPENOFFICE.STYLE(&quot;Red&quot;);ORG.OPENOFFICE.STYLE(&quot;default&quot;)))" style:apply-style-name="Default" style:base-cell-address="Sheet1.D253"/>
    </style:style>
    <style:style style:name="ce700" style:family="table-cell" style:parent-style-name="Default">
      <style:table-cell-properties fo:border-bottom="none" fo:border-left="none" fo:border-right="0.74pt solid #000000" fo:border-top="0.74pt solid #000000"/>
      <style:map style:condition="is-true-formula(IF([.M262]=1;ORG.OPENOFFICE.STYLE(&quot;Red&quot;);ORG.OPENOFFICE.STYLE(&quot;default&quot;)))" style:apply-style-name="Default" style:base-cell-address="Sheet1.D262"/>
    </style:style>
    <style:style style:name="ce701" style:family="table-cell" style:parent-style-name="Default">
      <style:table-cell-properties fo:border-bottom="none" fo:border-left="none" fo:border-right="0.74pt solid #000000" fo:border-top="none"/>
      <style:map style:condition="is-true-formula(IF([.M262]=1;ORG.OPENOFFICE.STYLE(&quot;Red&quot;);ORG.OPENOFFICE.STYLE(&quot;default&quot;)))" style:apply-style-name="Default" style:base-cell-address="Sheet1.D262"/>
    </style:style>
    <style:style style:name="ce702" style:family="table-cell" style:parent-style-name="Default">
      <style:table-cell-properties fo:border-bottom="0.74pt solid #000000" fo:border-left="none" fo:border-right="0.74pt solid #000000" fo:border-top="none"/>
      <style:map style:condition="is-true-formula(IF([.M262]=1;ORG.OPENOFFICE.STYLE(&quot;Red&quot;);ORG.OPENOFFICE.STYLE(&quot;default&quot;)))" style:apply-style-name="Default" style:base-cell-address="Sheet1.D262"/>
    </style:style>
    <style:style style:name="ce703" style:family="table-cell" style:parent-style-name="Default">
      <style:table-cell-properties fo:border-bottom="none" fo:border-left="none" fo:border-right="0.74pt solid #000000" fo:border-top="0.74pt solid #000000"/>
      <style:map style:condition="is-true-formula(IF([.M271]=1;ORG.OPENOFFICE.STYLE(&quot;Red&quot;);ORG.OPENOFFICE.STYLE(&quot;default&quot;)))" style:apply-style-name="Default" style:base-cell-address="Sheet1.D271"/>
    </style:style>
    <style:style style:name="ce704" style:family="table-cell" style:parent-style-name="Default">
      <style:table-cell-properties fo:border-bottom="none" fo:border-left="none" fo:border-right="0.74pt solid #000000" fo:border-top="none"/>
      <style:map style:condition="is-true-formula(IF([.M271]=1;ORG.OPENOFFICE.STYLE(&quot;Red&quot;);ORG.OPENOFFICE.STYLE(&quot;default&quot;)))" style:apply-style-name="Default" style:base-cell-address="Sheet1.D271"/>
    </style:style>
    <style:style style:name="ce705" style:family="table-cell" style:parent-style-name="Default">
      <style:table-cell-properties fo:border-bottom="0.74pt solid #000000" fo:border-left="none" fo:border-right="0.74pt solid #000000" fo:border-top="none"/>
      <style:map style:condition="is-true-formula(IF([.M271]=1;ORG.OPENOFFICE.STYLE(&quot;Red&quot;);ORG.OPENOFFICE.STYLE(&quot;default&quot;)))" style:apply-style-name="Default" style:base-cell-address="Sheet1.D271"/>
    </style:style>
    <style:style style:name="ce706" style:family="table-cell" style:parent-style-name="Default">
      <style:table-cell-properties fo:border-bottom="none" fo:border-left="none" fo:border-right="0.74pt solid #000000" fo:border-top="0.74pt solid #000000"/>
      <style:map style:condition="is-true-formula(IF([.M280]=1;ORG.OPENOFFICE.STYLE(&quot;Red&quot;);ORG.OPENOFFICE.STYLE(&quot;default&quot;)))" style:apply-style-name="Default" style:base-cell-address="Sheet1.D280"/>
    </style:style>
    <style:style style:name="ce707" style:family="table-cell" style:parent-style-name="Default">
      <style:table-cell-properties fo:border-bottom="none" fo:border-left="none" fo:border-right="0.74pt solid #000000" fo:border-top="none"/>
      <style:map style:condition="is-true-formula(IF([.M280]=1;ORG.OPENOFFICE.STYLE(&quot;Red&quot;);ORG.OPENOFFICE.STYLE(&quot;default&quot;)))" style:apply-style-name="Default" style:base-cell-address="Sheet1.D280"/>
    </style:style>
    <style:style style:name="ce708" style:family="table-cell" style:parent-style-name="Default">
      <style:table-cell-properties fo:border-bottom="0.74pt solid #000000" fo:border-left="none" fo:border-right="0.74pt solid #000000" fo:border-top="none"/>
      <style:map style:condition="is-true-formula(IF([.M280]=1;ORG.OPENOFFICE.STYLE(&quot;Red&quot;);ORG.OPENOFFICE.STYLE(&quot;default&quot;)))" style:apply-style-name="Default" style:base-cell-address="Sheet1.D280"/>
    </style:style>
    <style:style style:name="ce709" style:family="table-cell" style:parent-style-name="Default">
      <style:table-cell-properties fo:border-bottom="none" fo:border-left="none" fo:border-right="0.74pt solid #000000" fo:border-top="0.74pt solid #000000"/>
      <style:map style:condition="is-true-formula(IF([.M289]=1;ORG.OPENOFFICE.STYLE(&quot;Red&quot;);ORG.OPENOFFICE.STYLE(&quot;default&quot;)))" style:apply-style-name="Default" style:base-cell-address="Sheet1.D289"/>
    </style:style>
    <style:style style:name="ce710" style:family="table-cell" style:parent-style-name="Default">
      <style:table-cell-properties fo:border-bottom="none" fo:border-left="none" fo:border-right="0.74pt solid #000000" fo:border-top="none"/>
      <style:map style:condition="is-true-formula(IF([.M289]=1;ORG.OPENOFFICE.STYLE(&quot;Red&quot;);ORG.OPENOFFICE.STYLE(&quot;default&quot;)))" style:apply-style-name="Default" style:base-cell-address="Sheet1.D289"/>
    </style:style>
    <style:style style:name="ce711" style:family="table-cell" style:parent-style-name="Default">
      <style:table-cell-properties fo:border-bottom="0.74pt solid #000000" fo:border-left="none" fo:border-right="0.74pt solid #000000" fo:border-top="none"/>
      <style:map style:condition="is-true-formula(IF([.M289]=1;ORG.OPENOFFICE.STYLE(&quot;Red&quot;);ORG.OPENOFFICE.STYLE(&quot;default&quot;)))" style:apply-style-name="Default" style:base-cell-address="Sheet1.D289"/>
    </style:style>
    <style:style style:name="ce712" style:family="table-cell" style:parent-style-name="Default">
      <style:table-cell-properties fo:border-bottom="none" fo:border-left="none" fo:border-right="0.74pt solid #000000" fo:border-top="0.74pt solid #000000"/>
      <style:map style:condition="is-true-formula(IF([.M298]=1;ORG.OPENOFFICE.STYLE(&quot;Red&quot;);ORG.OPENOFFICE.STYLE(&quot;default&quot;)))" style:apply-style-name="Default" style:base-cell-address="Sheet1.D298"/>
    </style:style>
    <style:style style:name="ce713" style:family="table-cell" style:parent-style-name="Default">
      <style:table-cell-properties fo:border-bottom="none" fo:border-left="none" fo:border-right="0.74pt solid #000000" fo:border-top="none"/>
      <style:map style:condition="is-true-formula(IF([.M298]=1;ORG.OPENOFFICE.STYLE(&quot;Red&quot;);ORG.OPENOFFICE.STYLE(&quot;default&quot;)))" style:apply-style-name="Default" style:base-cell-address="Sheet1.D298"/>
    </style:style>
    <style:style style:name="ce714" style:family="table-cell" style:parent-style-name="Default">
      <style:table-cell-properties fo:border-bottom="0.74pt solid #000000" fo:border-left="none" fo:border-right="0.74pt solid #000000" fo:border-top="none"/>
      <style:map style:condition="is-true-formula(IF([.M298]=1;ORG.OPENOFFICE.STYLE(&quot;Red&quot;);ORG.OPENOFFICE.STYLE(&quot;default&quot;)))" style:apply-style-name="Default" style:base-cell-address="Sheet1.D298"/>
    </style:style>
    <style:style style:name="ce715" style:family="table-cell" style:parent-style-name="Default">
      <style:table-cell-properties fo:border-bottom="none" fo:border-left="none" fo:border-right="0.74pt solid #000000" fo:border-top="0.74pt solid #000000"/>
      <style:map style:condition="is-true-formula(IF([.M307]=1;ORG.OPENOFFICE.STYLE(&quot;Red&quot;);ORG.OPENOFFICE.STYLE(&quot;default&quot;)))" style:apply-style-name="Default" style:base-cell-address="Sheet1.D307"/>
    </style:style>
    <style:style style:name="ce716" style:family="table-cell" style:parent-style-name="Default">
      <style:table-cell-properties fo:border-bottom="none" fo:border-left="none" fo:border-right="0.74pt solid #000000" fo:border-top="none"/>
      <style:map style:condition="is-true-formula(IF([.M307]=1;ORG.OPENOFFICE.STYLE(&quot;Red&quot;);ORG.OPENOFFICE.STYLE(&quot;default&quot;)))" style:apply-style-name="Default" style:base-cell-address="Sheet1.D307"/>
    </style:style>
    <style:style style:name="ce717" style:family="table-cell" style:parent-style-name="Default">
      <style:table-cell-properties fo:border-bottom="0.74pt solid #000000" fo:border-left="none" fo:border-right="0.74pt solid #000000" fo:border-top="none"/>
      <style:map style:condition="is-true-formula(IF([.M307]=1;ORG.OPENOFFICE.STYLE(&quot;Red&quot;);ORG.OPENOFFICE.STYLE(&quot;default&quot;)))" style:apply-style-name="Default" style:base-cell-address="Sheet1.D307"/>
    </style:style>
    <style:style style:name="ce718" style:family="table-cell" style:parent-style-name="Default">
      <style:table-cell-properties fo:border-bottom="none" fo:border-left="none" fo:border-right="0.74pt solid #000000" fo:border-top="0.74pt solid #000000"/>
      <style:map style:condition="is-true-formula(IF([.M316]=1;ORG.OPENOFFICE.STYLE(&quot;Red&quot;);ORG.OPENOFFICE.STYLE(&quot;default&quot;)))" style:apply-style-name="Default" style:base-cell-address="Sheet1.D316"/>
    </style:style>
    <style:style style:name="ce719" style:family="table-cell" style:parent-style-name="Default">
      <style:table-cell-properties fo:border-bottom="none" fo:border-left="none" fo:border-right="0.74pt solid #000000" fo:border-top="none"/>
      <style:map style:condition="is-true-formula(IF([.M316]=1;ORG.OPENOFFICE.STYLE(&quot;Red&quot;);ORG.OPENOFFICE.STYLE(&quot;default&quot;)))" style:apply-style-name="Default" style:base-cell-address="Sheet1.D316"/>
    </style:style>
    <style:style style:name="ce720" style:family="table-cell" style:parent-style-name="Default">
      <style:table-cell-properties fo:border-bottom="0.74pt solid #000000" fo:border-left="none" fo:border-right="0.74pt solid #000000" fo:border-top="none"/>
      <style:map style:condition="is-true-formula(IF([.M316]=1;ORG.OPENOFFICE.STYLE(&quot;Red&quot;);ORG.OPENOFFICE.STYLE(&quot;default&quot;)))" style:apply-style-name="Default" style:base-cell-address="Sheet1.D316"/>
    </style:style>
    <style:style style:name="ce721" style:family="table-cell" style:parent-style-name="Default">
      <style:table-cell-properties fo:border-bottom="none" fo:border-left="none" fo:border-right="0.74pt solid #000000" fo:border-top="0.74pt solid #000000"/>
      <style:map style:condition="is-true-formula(IF([.M325]=1;ORG.OPENOFFICE.STYLE(&quot;Red&quot;);ORG.OPENOFFICE.STYLE(&quot;default&quot;)))" style:apply-style-name="Default" style:base-cell-address="Sheet1.D325"/>
    </style:style>
    <style:style style:name="ce722" style:family="table-cell" style:parent-style-name="Default">
      <style:table-cell-properties fo:border-bottom="none" fo:border-left="none" fo:border-right="0.74pt solid #000000" fo:border-top="none"/>
      <style:map style:condition="is-true-formula(IF([.M325]=1;ORG.OPENOFFICE.STYLE(&quot;Red&quot;);ORG.OPENOFFICE.STYLE(&quot;default&quot;)))" style:apply-style-name="Default" style:base-cell-address="Sheet1.D325"/>
    </style:style>
    <style:style style:name="ce723" style:family="table-cell" style:parent-style-name="Default">
      <style:table-cell-properties fo:border-bottom="0.74pt solid #000000" fo:border-left="none" fo:border-right="0.74pt solid #000000" fo:border-top="none"/>
      <style:map style:condition="is-true-formula(IF([.M325]=1;ORG.OPENOFFICE.STYLE(&quot;Red&quot;);ORG.OPENOFFICE.STYLE(&quot;default&quot;)))" style:apply-style-name="Default" style:base-cell-address="Sheet1.D325"/>
    </style:style>
    <style:style style:name="ce724" style:family="table-cell" style:parent-style-name="Default">
      <style:table-cell-properties fo:border-bottom="none" fo:border-left="none" fo:border-right="0.74pt solid #000000" fo:border-top="0.74pt solid #000000"/>
      <style:map style:condition="is-true-formula(IF([.M334]=1;ORG.OPENOFFICE.STYLE(&quot;Red&quot;);ORG.OPENOFFICE.STYLE(&quot;default&quot;)))" style:apply-style-name="Default" style:base-cell-address="Sheet1.D334"/>
    </style:style>
    <style:style style:name="ce725" style:family="table-cell" style:parent-style-name="Default">
      <style:table-cell-properties fo:border-bottom="none" fo:border-left="none" fo:border-right="0.74pt solid #000000" fo:border-top="none"/>
      <style:map style:condition="is-true-formula(IF([.M334]=1;ORG.OPENOFFICE.STYLE(&quot;Red&quot;);ORG.OPENOFFICE.STYLE(&quot;default&quot;)))" style:apply-style-name="Default" style:base-cell-address="Sheet1.D334"/>
    </style:style>
    <style:style style:name="ce726" style:family="table-cell" style:parent-style-name="Default">
      <style:table-cell-properties fo:border-bottom="0.74pt solid #000000" fo:border-left="none" fo:border-right="0.74pt solid #000000" fo:border-top="none"/>
      <style:map style:condition="is-true-formula(IF([.M334]=1;ORG.OPENOFFICE.STYLE(&quot;Red&quot;);ORG.OPENOFFICE.STYLE(&quot;default&quot;)))" style:apply-style-name="Default" style:base-cell-address="Sheet1.D334"/>
    </style:style>
    <style:style style:name="ce727" style:family="table-cell" style:parent-style-name="Default">
      <style:table-cell-properties fo:border-bottom="none" fo:border-left="none" fo:border-right="0.74pt solid #000000" fo:border-top="0.74pt solid #000000"/>
      <style:map style:condition="is-true-formula(IF([.M343]=1;ORG.OPENOFFICE.STYLE(&quot;Red&quot;);ORG.OPENOFFICE.STYLE(&quot;default&quot;)))" style:apply-style-name="Default" style:base-cell-address="Sheet1.D343"/>
    </style:style>
    <style:style style:name="ce728" style:family="table-cell" style:parent-style-name="Default">
      <style:table-cell-properties fo:border-bottom="none" fo:border-left="none" fo:border-right="0.74pt solid #000000" fo:border-top="none"/>
      <style:map style:condition="is-true-formula(IF([.M343]=1;ORG.OPENOFFICE.STYLE(&quot;Red&quot;);ORG.OPENOFFICE.STYLE(&quot;default&quot;)))" style:apply-style-name="Default" style:base-cell-address="Sheet1.D343"/>
    </style:style>
    <style:style style:name="ce729" style:family="table-cell" style:parent-style-name="Default">
      <style:table-cell-properties fo:border-bottom="0.74pt solid #000000" fo:border-left="none" fo:border-right="0.74pt solid #000000" fo:border-top="none"/>
      <style:map style:condition="is-true-formula(IF([.M343]=1;ORG.OPENOFFICE.STYLE(&quot;Red&quot;);ORG.OPENOFFICE.STYLE(&quot;default&quot;)))" style:apply-style-name="Default" style:base-cell-address="Sheet1.D343"/>
    </style:style>
    <style:style style:name="ce730" style:family="table-cell" style:parent-style-name="Default">
      <style:table-cell-properties fo:border-bottom="none" fo:border-left="none" fo:border-right="0.74pt solid #000000" fo:border-top="0.74pt solid #000000"/>
      <style:map style:condition="is-true-formula(IF([.M352]=1;ORG.OPENOFFICE.STYLE(&quot;Red&quot;);ORG.OPENOFFICE.STYLE(&quot;default&quot;)))" style:apply-style-name="Default" style:base-cell-address="Sheet1.D352"/>
    </style:style>
    <style:style style:name="ce731" style:family="table-cell" style:parent-style-name="Default">
      <style:table-cell-properties fo:border-bottom="none" fo:border-left="none" fo:border-right="0.74pt solid #000000" fo:border-top="none"/>
      <style:map style:condition="is-true-formula(IF([.M352]=1;ORG.OPENOFFICE.STYLE(&quot;Red&quot;);ORG.OPENOFFICE.STYLE(&quot;default&quot;)))" style:apply-style-name="Default" style:base-cell-address="Sheet1.D352"/>
    </style:style>
    <style:style style:name="ce732" style:family="table-cell" style:parent-style-name="Default">
      <style:table-cell-properties fo:border-bottom="0.74pt solid #000000" fo:border-left="none" fo:border-right="0.74pt solid #000000" fo:border-top="none"/>
      <style:map style:condition="is-true-formula(IF([.M352]=1;ORG.OPENOFFICE.STYLE(&quot;Red&quot;);ORG.OPENOFFICE.STYLE(&quot;default&quot;)))" style:apply-style-name="Default" style:base-cell-address="Sheet1.D352"/>
    </style:style>
    <style:style style:name="ce733" style:family="table-cell" style:parent-style-name="Default">
      <style:table-cell-properties fo:border-bottom="none" fo:border-left="none" fo:border-right="0.74pt solid #000000" fo:border-top="0.74pt solid #000000"/>
      <style:map style:condition="is-true-formula(IF([.M361]=1;ORG.OPENOFFICE.STYLE(&quot;Red&quot;);ORG.OPENOFFICE.STYLE(&quot;default&quot;)))" style:apply-style-name="Default" style:base-cell-address="Sheet1.D361"/>
    </style:style>
    <style:style style:name="ce734" style:family="table-cell" style:parent-style-name="Default">
      <style:table-cell-properties fo:border-bottom="none" fo:border-left="none" fo:border-right="0.74pt solid #000000" fo:border-top="none"/>
      <style:map style:condition="is-true-formula(IF([.M361]=1;ORG.OPENOFFICE.STYLE(&quot;Red&quot;);ORG.OPENOFFICE.STYLE(&quot;default&quot;)))" style:apply-style-name="Default" style:base-cell-address="Sheet1.D361"/>
    </style:style>
    <style:style style:name="ce735" style:family="table-cell" style:parent-style-name="Default">
      <style:table-cell-properties fo:border-bottom="0.74pt solid #000000" fo:border-left="none" fo:border-right="0.74pt solid #000000" fo:border-top="none"/>
      <style:map style:condition="is-true-formula(IF([.M361]=1;ORG.OPENOFFICE.STYLE(&quot;Red&quot;);ORG.OPENOFFICE.STYLE(&quot;default&quot;)))" style:apply-style-name="Default" style:base-cell-address="Sheet1.D361"/>
    </style:style>
    <style:style style:name="ce736" style:family="table-cell" style:parent-style-name="Default">
      <style:table-cell-properties fo:border-bottom="none" fo:border-left="none" fo:border-right="0.74pt solid #000000" fo:border-top="0.74pt solid #000000"/>
      <style:map style:condition="is-true-formula(IF([.M370]=1;ORG.OPENOFFICE.STYLE(&quot;Red&quot;);ORG.OPENOFFICE.STYLE(&quot;default&quot;)))" style:apply-style-name="Default" style:base-cell-address="Sheet1.D370"/>
    </style:style>
    <style:style style:name="ce737" style:family="table-cell" style:parent-style-name="Default">
      <style:table-cell-properties fo:border-bottom="none" fo:border-left="none" fo:border-right="0.74pt solid #000000" fo:border-top="none"/>
      <style:map style:condition="is-true-formula(IF([.M370]=1;ORG.OPENOFFICE.STYLE(&quot;Red&quot;);ORG.OPENOFFICE.STYLE(&quot;default&quot;)))" style:apply-style-name="Default" style:base-cell-address="Sheet1.D370"/>
    </style:style>
    <style:style style:name="ce738" style:family="table-cell" style:parent-style-name="Default">
      <style:table-cell-properties fo:border-bottom="0.74pt solid #000000" fo:border-left="none" fo:border-right="0.74pt solid #000000" fo:border-top="none"/>
      <style:map style:condition="is-true-formula(IF([.M370]=1;ORG.OPENOFFICE.STYLE(&quot;Red&quot;);ORG.OPENOFFICE.STYLE(&quot;default&quot;)))" style:apply-style-name="Default" style:base-cell-address="Sheet1.D370"/>
    </style:style>
    <style:style style:name="ce739" style:family="table-cell" style:parent-style-name="Default">
      <style:table-cell-properties fo:border-bottom="none" fo:border-left="none" fo:border-right="0.74pt solid #000000" fo:border-top="0.74pt solid #000000"/>
      <style:map style:condition="is-true-formula(IF([.M379]=1;ORG.OPENOFFICE.STYLE(&quot;Red&quot;);ORG.OPENOFFICE.STYLE(&quot;default&quot;)))" style:apply-style-name="Default" style:base-cell-address="Sheet1.D379"/>
    </style:style>
    <style:style style:name="ce740" style:family="table-cell" style:parent-style-name="Default">
      <style:table-cell-properties fo:border-bottom="none" fo:border-left="none" fo:border-right="0.74pt solid #000000" fo:border-top="none"/>
      <style:map style:condition="is-true-formula(IF([.M379]=1;ORG.OPENOFFICE.STYLE(&quot;Red&quot;);ORG.OPENOFFICE.STYLE(&quot;default&quot;)))" style:apply-style-name="Default" style:base-cell-address="Sheet1.D379"/>
    </style:style>
    <style:style style:name="ce741" style:family="table-cell" style:parent-style-name="Default">
      <style:table-cell-properties fo:border-bottom="0.74pt solid #000000" fo:border-left="none" fo:border-right="0.74pt solid #000000" fo:border-top="none"/>
      <style:map style:condition="is-true-formula(IF([.M379]=1;ORG.OPENOFFICE.STYLE(&quot;Red&quot;);ORG.OPENOFFICE.STYLE(&quot;default&quot;)))" style:apply-style-name="Default" style:base-cell-address="Sheet1.D379"/>
    </style:style>
    <style:style style:name="ce742" style:family="table-cell" style:parent-style-name="Default">
      <style:table-cell-properties fo:border-bottom="none" fo:border-left="none" fo:border-right="0.74pt solid #000000" fo:border-top="0.74pt solid #000000"/>
      <style:map style:condition="is-true-formula(IF([.M388]=1;ORG.OPENOFFICE.STYLE(&quot;Red&quot;);ORG.OPENOFFICE.STYLE(&quot;default&quot;)))" style:apply-style-name="Default" style:base-cell-address="Sheet1.D388"/>
    </style:style>
    <style:style style:name="ce743" style:family="table-cell" style:parent-style-name="Default">
      <style:table-cell-properties fo:border-bottom="none" fo:border-left="none" fo:border-right="0.74pt solid #000000" fo:border-top="none"/>
      <style:map style:condition="is-true-formula(IF([.M388]=1;ORG.OPENOFFICE.STYLE(&quot;Red&quot;);ORG.OPENOFFICE.STYLE(&quot;default&quot;)))" style:apply-style-name="Default" style:base-cell-address="Sheet1.D388"/>
    </style:style>
    <style:style style:name="ce744" style:family="table-cell" style:parent-style-name="Default">
      <style:table-cell-properties fo:border-bottom="0.74pt solid #000000" fo:border-left="none" fo:border-right="0.74pt solid #000000" fo:border-top="none"/>
      <style:map style:condition="is-true-formula(IF([.M388]=1;ORG.OPENOFFICE.STYLE(&quot;Red&quot;);ORG.OPENOFFICE.STYLE(&quot;default&quot;)))" style:apply-style-name="Default" style:base-cell-address="Sheet1.D388"/>
    </style:style>
    <style:style style:name="ce745" style:family="table-cell" style:parent-style-name="Default">
      <style:table-cell-properties fo:border-bottom="none" fo:border-left="none" fo:border-right="0.74pt solid #000000" fo:border-top="0.74pt solid #000000"/>
      <style:map style:condition="is-true-formula(IF([.M397]=1;ORG.OPENOFFICE.STYLE(&quot;Red&quot;);ORG.OPENOFFICE.STYLE(&quot;default&quot;)))" style:apply-style-name="Default" style:base-cell-address="Sheet1.D397"/>
    </style:style>
    <style:style style:name="ce746" style:family="table-cell" style:parent-style-name="Default">
      <style:table-cell-properties fo:border-bottom="none" fo:border-left="none" fo:border-right="0.74pt solid #000000" fo:border-top="none"/>
      <style:map style:condition="is-true-formula(IF([.M397]=1;ORG.OPENOFFICE.STYLE(&quot;Red&quot;);ORG.OPENOFFICE.STYLE(&quot;default&quot;)))" style:apply-style-name="Default" style:base-cell-address="Sheet1.D397"/>
    </style:style>
    <style:style style:name="ce747" style:family="table-cell" style:parent-style-name="Default">
      <style:table-cell-properties fo:border-bottom="0.74pt solid #000000" fo:border-left="none" fo:border-right="0.74pt solid #000000" fo:border-top="none"/>
      <style:map style:condition="is-true-formula(IF([.M397]=1;ORG.OPENOFFICE.STYLE(&quot;Red&quot;);ORG.OPENOFFICE.STYLE(&quot;default&quot;)))" style:apply-style-name="Default" style:base-cell-address="Sheet1.D397"/>
    </style:style>
    <style:style style:name="ce748" style:family="table-cell" style:parent-style-name="Default">
      <style:table-cell-properties fo:border-bottom="none" fo:border-left="none" fo:border-right="0.74pt solid #000000" fo:border-top="0.74pt solid #000000"/>
      <style:map style:condition="is-true-formula(IF([.M406]=1;ORG.OPENOFFICE.STYLE(&quot;Red&quot;);ORG.OPENOFFICE.STYLE(&quot;default&quot;)))" style:apply-style-name="Default" style:base-cell-address="Sheet1.D406"/>
    </style:style>
    <style:style style:name="ce749" style:family="table-cell" style:parent-style-name="Default">
      <style:table-cell-properties fo:border-bottom="none" fo:border-left="none" fo:border-right="0.74pt solid #000000" fo:border-top="none"/>
      <style:map style:condition="is-true-formula(IF([.M407]=1;ORG.OPENOFFICE.STYLE(&quot;Red&quot;);ORG.OPENOFFICE.STYLE(&quot;default&quot;)))" style:apply-style-name="Default" style:base-cell-address="Sheet1.D407"/>
    </style:style>
    <style:style style:name="ce750" style:family="table-cell" style:parent-style-name="Default">
      <style:table-cell-properties fo:border-bottom="0.74pt solid #000000" fo:border-left="none" fo:border-right="0.74pt solid #000000" fo:border-top="none"/>
      <style:map style:condition="is-true-formula(IF([.M407]=1;ORG.OPENOFFICE.STYLE(&quot;Red&quot;);ORG.OPENOFFICE.STYLE(&quot;default&quot;)))" style:apply-style-name="Default" style:base-cell-address="Sheet1.D407"/>
    </style:style>
    <style:style style:name="ce751" style:family="table-cell" style:parent-style-name="Default">
      <style:table-cell-properties fo:border-bottom="none" fo:border-left="none" fo:border-right="0.74pt solid #000000" fo:border-top="0.74pt solid #000000"/>
      <style:map style:condition="is-true-formula(IF([.M415]=1;ORG.OPENOFFICE.STYLE(&quot;Red&quot;);ORG.OPENOFFICE.STYLE(&quot;default&quot;)))" style:apply-style-name="Default" style:base-cell-address="Sheet1.D415"/>
    </style:style>
    <style:style style:name="ce752" style:family="table-cell" style:parent-style-name="Default">
      <style:table-cell-properties fo:border-bottom="none" fo:border-left="none" fo:border-right="0.74pt solid #000000" fo:border-top="none"/>
      <style:map style:condition="is-true-formula(IF([.M415]=1;ORG.OPENOFFICE.STYLE(&quot;Red&quot;);ORG.OPENOFFICE.STYLE(&quot;default&quot;)))" style:apply-style-name="Default" style:base-cell-address="Sheet1.D415"/>
    </style:style>
    <style:style style:name="ce753" style:family="table-cell" style:parent-style-name="Default">
      <style:table-cell-properties fo:border-bottom="0.74pt solid #000000" fo:border-left="none" fo:border-right="0.74pt solid #000000" fo:border-top="none"/>
      <style:map style:condition="is-true-formula(IF([.M415]=1;ORG.OPENOFFICE.STYLE(&quot;Red&quot;);ORG.OPENOFFICE.STYLE(&quot;default&quot;)))" style:apply-style-name="Default" style:base-cell-address="Sheet1.D415"/>
    </style:style>
    <style:style style:name="ce754" style:family="table-cell" style:parent-style-name="Default">
      <style:table-cell-properties fo:border-bottom="none" fo:border-left="none" fo:border-right="0.74pt solid #000000" fo:border-top="0.74pt solid #000000"/>
      <style:map style:condition="is-true-formula(IF([.M424]=1;ORG.OPENOFFICE.STYLE(&quot;Red&quot;);ORG.OPENOFFICE.STYLE(&quot;default&quot;)))" style:apply-style-name="Default" style:base-cell-address="Sheet1.D424"/>
    </style:style>
    <style:style style:name="ce755" style:family="table-cell" style:parent-style-name="Default">
      <style:table-cell-properties fo:border-bottom="none" fo:border-left="none" fo:border-right="0.74pt solid #000000" fo:border-top="none"/>
      <style:map style:condition="is-true-formula(IF([.M425]=1;ORG.OPENOFFICE.STYLE(&quot;Red&quot;);ORG.OPENOFFICE.STYLE(&quot;default&quot;)))" style:apply-style-name="Default" style:base-cell-address="Sheet1.D425"/>
    </style:style>
    <style:style style:name="ce756" style:family="table-cell" style:parent-style-name="Default">
      <style:table-cell-properties fo:border-bottom="0.74pt solid #000000" fo:border-left="none" fo:border-right="0.74pt solid #000000" fo:border-top="none"/>
      <style:map style:condition="is-true-formula(IF([.M425]=1;ORG.OPENOFFICE.STYLE(&quot;Red&quot;);ORG.OPENOFFICE.STYLE(&quot;default&quot;)))" style:apply-style-name="Default" style:base-cell-address="Sheet1.D425"/>
    </style:style>
    <style:style style:name="ce757" style:family="table-cell" style:parent-style-name="Default">
      <style:table-cell-properties fo:border-bottom="none" fo:border-left="none" fo:border-right="0.74pt solid #000000" fo:border-top="0.74pt solid #000000"/>
      <style:map style:condition="is-true-formula(IF([.M433]=1;ORG.OPENOFFICE.STYLE(&quot;Red&quot;);ORG.OPENOFFICE.STYLE(&quot;default&quot;)))" style:apply-style-name="Default" style:base-cell-address="Sheet1.D433"/>
    </style:style>
    <style:style style:name="ce758" style:family="table-cell" style:parent-style-name="Default">
      <style:table-cell-properties fo:border-bottom="none" fo:border-left="none" fo:border-right="0.74pt solid #000000" fo:border-top="none"/>
      <style:map style:condition="is-true-formula(IF([.M434]=1;ORG.OPENOFFICE.STYLE(&quot;Red&quot;);ORG.OPENOFFICE.STYLE(&quot;default&quot;)))" style:apply-style-name="Default" style:base-cell-address="Sheet1.D434"/>
    </style:style>
    <style:style style:name="ce759" style:family="table-cell" style:parent-style-name="Default">
      <style:table-cell-properties fo:border-bottom="0.74pt solid #000000" fo:border-left="none" fo:border-right="0.74pt solid #000000" fo:border-top="none"/>
      <style:map style:condition="is-true-formula(IF([.M434]=1;ORG.OPENOFFICE.STYLE(&quot;Red&quot;);ORG.OPENOFFICE.STYLE(&quot;default&quot;)))" style:apply-style-name="Default" style:base-cell-address="Sheet1.D434"/>
    </style:style>
    <style:style style:name="ce760" style:family="table-cell" style:parent-style-name="Default">
      <style:table-cell-properties fo:border-bottom="none" fo:border-left="none" fo:border-right="0.74pt solid #000000" fo:border-top="0.74pt solid #000000"/>
      <style:map style:condition="is-true-formula(IF([.M442]=1;ORG.OPENOFFICE.STYLE(&quot;Red&quot;);ORG.OPENOFFICE.STYLE(&quot;default&quot;)))" style:apply-style-name="Default" style:base-cell-address="Sheet1.D442"/>
    </style:style>
    <style:style style:name="ce761" style:family="table-cell" style:parent-style-name="Default">
      <style:table-cell-properties fo:border-bottom="none" fo:border-left="none" fo:border-right="0.74pt solid #000000" fo:border-top="none"/>
      <style:map style:condition="is-true-formula(IF([.M443]=1;ORG.OPENOFFICE.STYLE(&quot;Red&quot;);ORG.OPENOFFICE.STYLE(&quot;default&quot;)))" style:apply-style-name="Default" style:base-cell-address="Sheet1.D443"/>
    </style:style>
    <style:style style:name="ce762" style:family="table-cell" style:parent-style-name="Default">
      <style:table-cell-properties fo:border-bottom="0.74pt solid #000000" fo:border-left="none" fo:border-right="0.74pt solid #000000" fo:border-top="none"/>
      <style:map style:condition="is-true-formula(IF([.M443]=1;ORG.OPENOFFICE.STYLE(&quot;Red&quot;);ORG.OPENOFFICE.STYLE(&quot;default&quot;)))" style:apply-style-name="Default" style:base-cell-address="Sheet1.D443"/>
    </style:style>
    <style:style style:name="ce763" style:family="table-cell" style:parent-style-name="Default">
      <style:table-cell-properties fo:background-color="#ffffff"/>
    </style:style>
    <style:style style:name="ce764" style:family="table-cell" style:parent-style-name="Default">
      <style:map style:condition="is-true-formula(IF([.T8]=1;ORG.OPENOFFICE.STYLE(&quot;Red&quot;);ORG.OPENOFFICE.STYLE(&quot;default&quot;)))" style:apply-style-name="Default" style:base-cell-address="Sheet1.K8"/>
    </style:style>
    <style:style style:name="ce765" style:family="table-cell" style:parent-style-name="Default">
      <style:map style:condition="is-true-formula(IF([.T26]=1;ORG.OPENOFFICE.STYLE(&quot;Red&quot;);ORG.OPENOFFICE.STYLE(&quot;default&quot;)))" style:apply-style-name="Default" style:base-cell-address="Sheet1.K26"/>
    </style:style>
    <style:style style:name="ce766" style:family="table-cell" style:parent-style-name="Default">
      <style:table-cell-properties fo:border-bottom="none" fo:border-left="0.74pt solid #000000" fo:border-right="none" fo:border-top="none"/>
    </style:style>
    <style:style style:name="ce767" style:family="table-cell" style:parent-style-name="Default">
      <style:table-cell-properties fo:border-bottom="0.74pt solid #000000" fo:border-left="0.74pt solid #000000" fo:border-right="none" fo:border-top="none"/>
    </style:style>
    <style:style style:name="ce768" style:family="table-cell" style:parent-style-name="Default">
      <style:table-cell-properties fo:border-bottom="0.74pt solid #000000" fo:border-left="none" fo:border-right="none" fo:border-top="none"/>
    </style:style>
    <style:style style:name="ce769" style:family="table-cell" style:parent-style-name="Default">
      <style:table-cell-properties fo:border-bottom="none" fo:border-left="none" fo:border-right="0.74pt solid #000000" fo:border-top="0.74pt solid #000000"/>
    </style:style>
    <style:style style:name="ce770" style:family="table-cell" style:parent-style-name="Default">
      <style:table-cell-properties fo:border-bottom="none" fo:border-left="none" fo:border-right="0.74pt solid #000000" fo:border-top="none"/>
    </style:style>
    <style:style style:name="ce77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ce766"/>
        <table:table-column table:style-name="co2" table:number-columns-repeated="6" table:default-cell-style-name="Default"/>
        <table:table-column table:style-name="co2" table:default-cell-style-name="ce770"/>
        <table:table-column table:style-name="co1" table:number-columns-repeated="9" table:default-cell-style-name="Default"/>
        <table:table-row table:style-name="ro1">
          <table:table-cell table:style-name="ce1"/>
          <table:table-cell office:value-type="string" calcext:value-type="string">
            <text:p>A</text:p>
          </table:table-cell>
          <table:table-cell table:style-name="ce2"/>
          <table:table-cell table:style-name="ce151"/>
          <table:table-cell table:style-name="ce307"/>
          <table:table-cell table:style-name="ce488"/>
          <table:table-cell table:style-name="ce307"/>
          <table:table-cell table:style-name="ce488"/>
          <table:table-cell table:style-name="ce307"/>
          <table:table-cell table:style-name="ce613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]*1+[.L2]*2+[.L3]*4+[.L4]*8+[.L5]*16+[.L6]*32+[.L7]*64+[.L8]*128" office:value-type="float" office:value="0" calcext:value-type="float">
            <text:p>0</text:p>
          </table:table-cell>
          <table:table-cell table:formula="of:=[.M1]*1+[.M2]*2+[.M3]*4+[.M4]*8+[.M5]*16+[.M6]*32+[.M7]*64+[.M8]*128" office:value-type="float" office:value="0" calcext:value-type="float">
            <text:p>0</text:p>
          </table:table-cell>
          <table:table-cell table:formula="of:=[.N1]*1+[.N2]*2+[.N3]*4+[.N4]*8+[.N5]*16+[.N6]*32+[.N7]*64+[.N8]*128" office:value-type="float" office:value="252" calcext:value-type="float">
            <text:p>252</text:p>
          </table:table-cell>
          <table:table-cell table:formula="of:=[.O1]*1+[.O2]*2+[.O3]*4+[.O4]*8+[.O5]*16+[.O6]*32+[.O7]*64+[.O8]*128" office:value-type="float" office:value="18" calcext:value-type="float">
            <text:p>18</text:p>
          </table:table-cell>
          <table:table-cell table:formula="of:=[.P1]*1+[.P2]*2+[.P3]*4+[.P4]*8+[.P5]*16+[.P6]*32+[.P7]*64+[.P8]*128" office:value-type="float" office:value="18" calcext:value-type="float">
            <text:p>18</text:p>
          </table:table-cell>
          <table:table-cell table:formula="of:=[.Q1]*1+[.Q2]*2+[.Q3]*4+[.Q4]*8+[.Q5]*16+[.Q6]*32+[.Q7]*64+[.Q8]*128" office:value-type="float" office:value="252" calcext:value-type="float">
            <text:p>252</text:p>
          </table:table-cell>
          <table:table-cell table:formula="of:=[.R1]*1+[.R2]*2+[.R3]*4+[.R4]*8+[.R5]*16+[.R6]*32+[.R7]*64+[.R8]*128" office:value-type="float" office:value="0" calcext:value-type="float">
            <text:p>0</text:p>
          </table:table-cell>
          <table:table-cell table:formula="of:=[.S1]*1+[.S2]*2+[.S3]*4+[.S4]*8+[.S5]*16+[.S6]*32+[.S7]*64+[.S8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152"/>
          <table:table-cell table:style-name="ce308"/>
          <table:table-cell table:style-name="ce489"/>
          <table:table-cell table:style-name="ce309"/>
          <table:table-cell table:style-name="ce152"/>
          <table:table-cell table:style-name="ce308"/>
          <table:table-cell table:style-name="ce614"/>
          <table:table-cell table:style-name="ce76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52"/>
          <table:table-cell table:style-name="ce309"/>
          <table:table-cell table:style-name="ce152"/>
          <table:table-cell table:style-name="ce308"/>
          <table:table-cell table:style-name="ce489"/>
          <table:table-cell table:style-name="ce308"/>
          <table:table-cell table:style-name="ce61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52"/>
          <table:table-cell table:style-name="ce309"/>
          <table:table-cell table:style-name="ce152"/>
          <table:table-cell table:style-name="ce308"/>
          <table:table-cell table:style-name="ce489"/>
          <table:table-cell table:style-name="ce308"/>
          <table:table-cell table:style-name="ce61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52"/>
          <table:table-cell table:style-name="ce309"/>
          <table:table-cell table:style-name="ce489"/>
          <table:table-cell table:style-name="ce309"/>
          <table:table-cell table:style-name="ce489"/>
          <table:table-cell table:style-name="ce308"/>
          <table:table-cell table:style-name="ce614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52"/>
          <table:table-cell table:style-name="ce309"/>
          <table:table-cell table:style-name="ce152"/>
          <table:table-cell table:style-name="ce308"/>
          <table:table-cell table:style-name="ce489"/>
          <table:table-cell table:style-name="ce308"/>
          <table:table-cell table:style-name="ce61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52"/>
          <table:table-cell table:style-name="ce309"/>
          <table:table-cell table:style-name="ce152"/>
          <table:table-cell table:style-name="ce308"/>
          <table:table-cell table:style-name="ce489"/>
          <table:table-cell table:style-name="ce308"/>
          <table:table-cell table:style-name="ce61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53"/>
          <table:table-cell table:style-name="ce310"/>
          <table:table-cell table:style-name="ce153"/>
          <table:table-cell table:style-name="ce564"/>
          <table:table-cell table:style-name="ce595"/>
          <table:table-cell table:style-name="ce564"/>
          <table:table-cell table:style-name="ce615"/>
          <table:table-cell table:style-name="ce764"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/>
          <table:table-cell table:style-name="ce154"/>
          <table:table-cell table:style-name="ce311"/>
          <table:table-cell table:style-name="ce154"/>
          <table:table-cell table:style-name="ce311"/>
          <table:table-cell table:style-name="ce154"/>
          <table:table-cell table:style-name="ce311"/>
          <table:table-cell table:style-name="ce616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0]*1+[.L11]*2+[.L12]*4+[.L13]*8+[.L14]*16+[.L15]*32+[.L16]*64+[.L17]*128" office:value-type="float" office:value="0" calcext:value-type="float">
            <text:p>0</text:p>
          </table:table-cell>
          <table:table-cell table:formula="of:=[.M10]*1+[.M11]*2+[.M12]*4+[.M13]*8+[.M14]*16+[.M15]*32+[.M16]*64+[.M17]*128" office:value-type="float" office:value="0" calcext:value-type="float">
            <text:p>0</text:p>
          </table:table-cell>
          <table:table-cell table:formula="of:=[.N10]*1+[.N11]*2+[.N12]*4+[.N13]*8+[.N14]*16+[.N15]*32+[.N16]*64+[.N17]*128" office:value-type="float" office:value="254" calcext:value-type="float">
            <text:p>254</text:p>
          </table:table-cell>
          <table:table-cell table:formula="of:=[.O10]*1+[.O11]*2+[.O12]*4+[.O13]*8+[.O14]*16+[.O15]*32+[.O16]*64+[.O17]*128" office:value-type="float" office:value="146" calcext:value-type="float">
            <text:p>146</text:p>
          </table:table-cell>
          <table:table-cell table:formula="of:=[.P10]*1+[.P11]*2+[.P12]*4+[.P13]*8+[.P14]*16+[.P15]*32+[.P16]*64+[.P17]*128" office:value-type="float" office:value="146" calcext:value-type="float">
            <text:p>146</text:p>
          </table:table-cell>
          <table:table-cell table:formula="of:=[.Q10]*1+[.Q11]*2+[.Q12]*4+[.Q13]*8+[.Q14]*16+[.Q15]*32+[.Q16]*64+[.Q17]*128" office:value-type="float" office:value="108" calcext:value-type="float">
            <text:p>108</text:p>
          </table:table-cell>
          <table:table-cell table:formula="of:=[.R10]*1+[.R11]*2+[.R12]*4+[.R13]*8+[.R14]*16+[.R15]*32+[.R16]*64+[.R17]*128" office:value-type="float" office:value="0" calcext:value-type="float">
            <text:p>0</text:p>
          </table:table-cell>
          <table:table-cell table:formula="of:=[.S10]*1+[.S11]*2+[.S12]*4+[.S13]*8+[.S14]*16+[.S15]*32+[.S16]*64+[.S17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55"/>
          <table:table-cell table:style-name="ce312"/>
          <table:table-cell table:style-name="ce490"/>
          <table:table-cell table:style-name="ce312"/>
          <table:table-cell table:style-name="ce155"/>
          <table:table-cell table:style-name="ce565"/>
          <table:table-cell table:style-name="ce61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155"/>
          <table:table-cell table:style-name="ce312"/>
          <table:table-cell table:style-name="ce155"/>
          <table:table-cell table:style-name="ce565"/>
          <table:table-cell table:style-name="ce490"/>
          <table:table-cell table:style-name="ce565"/>
          <table:table-cell table:style-name="ce61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155"/>
          <table:table-cell table:style-name="ce312"/>
          <table:table-cell table:style-name="ce155"/>
          <table:table-cell table:style-name="ce565"/>
          <table:table-cell table:style-name="ce490"/>
          <table:table-cell table:style-name="ce565"/>
          <table:table-cell table:style-name="ce61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155"/>
          <table:table-cell table:style-name="ce312"/>
          <table:table-cell table:style-name="ce490"/>
          <table:table-cell table:style-name="ce312"/>
          <table:table-cell table:style-name="ce155"/>
          <table:table-cell table:style-name="ce565"/>
          <table:table-cell table:style-name="ce61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155"/>
          <table:table-cell table:style-name="ce312"/>
          <table:table-cell table:style-name="ce155"/>
          <table:table-cell table:style-name="ce565"/>
          <table:table-cell table:style-name="ce490"/>
          <table:table-cell table:style-name="ce565"/>
          <table:table-cell table:style-name="ce61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155"/>
          <table:table-cell table:style-name="ce312"/>
          <table:table-cell table:style-name="ce155"/>
          <table:table-cell table:style-name="ce565"/>
          <table:table-cell table:style-name="ce490"/>
          <table:table-cell table:style-name="ce565"/>
          <table:table-cell table:style-name="ce61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/>
          <table:table-cell table:style-name="ce156"/>
          <table:table-cell table:style-name="ce313"/>
          <table:table-cell table:style-name="ce491"/>
          <table:table-cell table:style-name="ce313"/>
          <table:table-cell table:style-name="ce156"/>
          <table:table-cell table:style-name="ce600"/>
          <table:table-cell table:style-name="ce618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/>
          <table:table-cell table:style-name="ce151"/>
          <table:table-cell table:style-name="ce314"/>
          <table:table-cell table:style-name="ce492"/>
          <table:table-cell table:style-name="ce314"/>
          <table:table-cell table:style-name="ce492"/>
          <table:table-cell table:style-name="ce314"/>
          <table:table-cell table:style-name="ce619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9]*1+[.L20]*2+[.L21]*4+[.L22]*8+[.L23]*16+[.L24]*32+[.L25]*64+[.L26]*128" office:value-type="float" office:value="0" calcext:value-type="float">
            <text:p>0</text:p>
          </table:table-cell>
          <table:table-cell table:formula="of:=[.M19]*1+[.M20]*2+[.M21]*4+[.M22]*8+[.M23]*16+[.M24]*32+[.M25]*64+[.M26]*128" office:value-type="float" office:value="0" calcext:value-type="float">
            <text:p>0</text:p>
          </table:table-cell>
          <table:table-cell table:formula="of:=[.N19]*1+[.N20]*2+[.N21]*4+[.N22]*8+[.N23]*16+[.N24]*32+[.N25]*64+[.N26]*128" office:value-type="float" office:value="124" calcext:value-type="float">
            <text:p>124</text:p>
          </table:table-cell>
          <table:table-cell table:formula="of:=[.O19]*1+[.O20]*2+[.O21]*4+[.O22]*8+[.O23]*16+[.O24]*32+[.O25]*64+[.O26]*128" office:value-type="float" office:value="130" calcext:value-type="float">
            <text:p>130</text:p>
          </table:table-cell>
          <table:table-cell table:formula="of:=[.P19]*1+[.P20]*2+[.P21]*4+[.P22]*8+[.P23]*16+[.P24]*32+[.P25]*64+[.P26]*128" office:value-type="float" office:value="130" calcext:value-type="float">
            <text:p>130</text:p>
          </table:table-cell>
          <table:table-cell table:formula="of:=[.Q19]*1+[.Q20]*2+[.Q21]*4+[.Q22]*8+[.Q23]*16+[.Q24]*32+[.Q25]*64+[.Q26]*128" office:value-type="float" office:value="130" calcext:value-type="float">
            <text:p>130</text:p>
          </table:table-cell>
          <table:table-cell table:formula="of:=[.R19]*1+[.R20]*2+[.R21]*4+[.R22]*8+[.R23]*16+[.R24]*32+[.R25]*64+[.R26]*128" office:value-type="float" office:value="0" calcext:value-type="float">
            <text:p>0</text:p>
          </table:table-cell>
          <table:table-cell table:formula="of:=[.S19]*1+[.S20]*2+[.S21]*4+[.S22]*8+[.S23]*16+[.S24]*32+[.S25]*64+[.S26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57"/>
          <table:table-cell table:style-name="ce315"/>
          <table:table-cell table:style-name="ce493"/>
          <table:table-cell table:style-name="ce316"/>
          <table:table-cell table:style-name="ce493"/>
          <table:table-cell table:style-name="ce315"/>
          <table:table-cell table:style-name="ce620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style-name="ce157"/>
          <table:table-cell table:style-name="ce316"/>
          <table:table-cell table:style-name="ce157"/>
          <table:table-cell table:style-name="ce315"/>
          <table:table-cell table:style-name="ce157"/>
          <table:table-cell table:style-name="ce315"/>
          <table:table-cell table:style-name="ce620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style-name="ce157"/>
          <table:table-cell table:style-name="ce316"/>
          <table:table-cell table:style-name="ce157"/>
          <table:table-cell table:style-name="ce315"/>
          <table:table-cell table:style-name="ce157"/>
          <table:table-cell table:style-name="ce315"/>
          <table:table-cell table:style-name="ce620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style-name="ce157"/>
          <table:table-cell table:style-name="ce316"/>
          <table:table-cell table:style-name="ce157"/>
          <table:table-cell table:style-name="ce315"/>
          <table:table-cell table:style-name="ce157"/>
          <table:table-cell table:style-name="ce315"/>
          <table:table-cell table:style-name="ce620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style-name="ce157"/>
          <table:table-cell table:style-name="ce316"/>
          <table:table-cell table:style-name="ce157"/>
          <table:table-cell table:style-name="ce315"/>
          <table:table-cell table:style-name="ce157"/>
          <table:table-cell table:style-name="ce315"/>
          <table:table-cell table:style-name="ce620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style-name="ce157"/>
          <table:table-cell table:style-name="ce316"/>
          <table:table-cell table:style-name="ce157"/>
          <table:table-cell table:style-name="ce315"/>
          <table:table-cell table:style-name="ce157"/>
          <table:table-cell table:style-name="ce315"/>
          <table:table-cell table:style-name="ce620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158"/>
          <table:table-cell table:style-name="ce317"/>
          <table:table-cell table:style-name="ce494"/>
          <table:table-cell table:style-name="ce566"/>
          <table:table-cell table:style-name="ce494"/>
          <table:table-cell table:style-name="ce317"/>
          <table:table-cell table:style-name="ce621"/>
          <table:table-cell table:style-name="ce765"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10"/>
          <table:table-cell table:style-name="ce159"/>
          <table:table-cell table:style-name="ce318"/>
          <table:table-cell table:style-name="ce159"/>
          <table:table-cell table:style-name="ce318"/>
          <table:table-cell table:style-name="ce159"/>
          <table:table-cell table:style-name="ce318"/>
          <table:table-cell table:style-name="ce622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8]*1+[.L29]*2+[.L30]*4+[.L31]*8+[.L32]*16+[.L33]*32+[.L34]*64+[.L35]*128" office:value-type="float" office:value="0" calcext:value-type="float">
            <text:p>0</text:p>
          </table:table-cell>
          <table:table-cell table:formula="of:=[.M28]*1+[.M29]*2+[.M30]*4+[.M31]*8+[.M32]*16+[.M33]*32+[.M34]*64+[.M35]*128" office:value-type="float" office:value="0" calcext:value-type="float">
            <text:p>0</text:p>
          </table:table-cell>
          <table:table-cell table:formula="of:=[.N28]*1+[.N29]*2+[.N30]*4+[.N31]*8+[.N32]*16+[.N33]*32+[.N34]*64+[.N35]*128" office:value-type="float" office:value="254" calcext:value-type="float">
            <text:p>254</text:p>
          </table:table-cell>
          <table:table-cell table:formula="of:=[.O28]*1+[.O29]*2+[.O30]*4+[.O31]*8+[.O32]*16+[.O33]*32+[.O34]*64+[.O35]*128" office:value-type="float" office:value="130" calcext:value-type="float">
            <text:p>130</text:p>
          </table:table-cell>
          <table:table-cell table:formula="of:=[.P28]*1+[.P29]*2+[.P30]*4+[.P31]*8+[.P32]*16+[.P33]*32+[.P34]*64+[.P35]*128" office:value-type="float" office:value="130" calcext:value-type="float">
            <text:p>130</text:p>
          </table:table-cell>
          <table:table-cell table:formula="of:=[.Q28]*1+[.Q29]*2+[.Q30]*4+[.Q31]*8+[.Q32]*16+[.Q33]*32+[.Q34]*64+[.Q35]*128" office:value-type="float" office:value="124" calcext:value-type="float">
            <text:p>124</text:p>
          </table:table-cell>
          <table:table-cell table:formula="of:=[.R28]*1+[.R29]*2+[.R30]*4+[.R31]*8+[.R32]*16+[.R33]*32+[.R34]*64+[.R35]*128" office:value-type="float" office:value="0" calcext:value-type="float">
            <text:p>0</text:p>
          </table:table-cell>
          <table:table-cell table:formula="of:=[.S28]*1+[.S29]*2+[.S30]*4+[.S31]*8+[.S32]*16+[.S33]*32+[.S34]*64+[.S35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60"/>
          <table:table-cell table:style-name="ce319"/>
          <table:table-cell table:style-name="ce495"/>
          <table:table-cell table:style-name="ce319"/>
          <table:table-cell table:style-name="ce160"/>
          <table:table-cell table:style-name="ce567"/>
          <table:table-cell table:style-name="ce623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/>
          <table:table-cell table:style-name="ce160"/>
          <table:table-cell table:style-name="ce319"/>
          <table:table-cell table:style-name="ce160"/>
          <table:table-cell table:style-name="ce567"/>
          <table:table-cell table:style-name="ce495"/>
          <table:table-cell table:style-name="ce567"/>
          <table:table-cell table:style-name="ce623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/>
          <table:table-cell table:style-name="ce160"/>
          <table:table-cell table:style-name="ce319"/>
          <table:table-cell table:style-name="ce160"/>
          <table:table-cell table:style-name="ce567"/>
          <table:table-cell table:style-name="ce495"/>
          <table:table-cell table:style-name="ce567"/>
          <table:table-cell table:style-name="ce623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/>
          <table:table-cell table:style-name="ce160"/>
          <table:table-cell table:style-name="ce319"/>
          <table:table-cell table:style-name="ce160"/>
          <table:table-cell table:style-name="ce567"/>
          <table:table-cell table:style-name="ce495"/>
          <table:table-cell table:style-name="ce567"/>
          <table:table-cell table:style-name="ce623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/>
          <table:table-cell table:style-name="ce160"/>
          <table:table-cell table:style-name="ce319"/>
          <table:table-cell table:style-name="ce160"/>
          <table:table-cell table:style-name="ce567"/>
          <table:table-cell table:style-name="ce495"/>
          <table:table-cell table:style-name="ce567"/>
          <table:table-cell table:style-name="ce623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/>
          <table:table-cell table:style-name="ce160"/>
          <table:table-cell table:style-name="ce319"/>
          <table:table-cell table:style-name="ce160"/>
          <table:table-cell table:style-name="ce567"/>
          <table:table-cell table:style-name="ce495"/>
          <table:table-cell table:style-name="ce567"/>
          <table:table-cell table:style-name="ce623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table:style-name="ce161"/>
          <table:table-cell table:style-name="ce320"/>
          <table:table-cell table:style-name="ce496"/>
          <table:table-cell table:style-name="ce320"/>
          <table:table-cell table:style-name="ce161"/>
          <table:table-cell table:style-name="ce601"/>
          <table:table-cell table:style-name="ce624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13"/>
          <table:table-cell table:style-name="ce162"/>
          <table:table-cell table:style-name="ce321"/>
          <table:table-cell table:style-name="ce162"/>
          <table:table-cell table:style-name="ce321"/>
          <table:table-cell table:style-name="ce162"/>
          <table:table-cell table:style-name="ce321"/>
          <table:table-cell table:style-name="ce625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7]*1+[.L38]*2+[.L39]*4+[.L40]*8+[.L41]*16+[.L42]*32+[.L43]*64+[.L44]*128" office:value-type="float" office:value="0" calcext:value-type="float">
            <text:p>0</text:p>
          </table:table-cell>
          <table:table-cell table:formula="of:=[.M37]*1+[.M38]*2+[.M39]*4+[.M40]*8+[.M41]*16+[.M42]*32+[.M43]*64+[.M44]*128" office:value-type="float" office:value="0" calcext:value-type="float">
            <text:p>0</text:p>
          </table:table-cell>
          <table:table-cell table:formula="of:=[.N37]*1+[.N38]*2+[.N39]*4+[.N40]*8+[.N41]*16+[.N42]*32+[.N43]*64+[.N44]*128" office:value-type="float" office:value="254" calcext:value-type="float">
            <text:p>254</text:p>
          </table:table-cell>
          <table:table-cell table:formula="of:=[.O37]*1+[.O38]*2+[.O39]*4+[.O40]*8+[.O41]*16+[.O42]*32+[.O43]*64+[.O44]*128" office:value-type="float" office:value="146" calcext:value-type="float">
            <text:p>146</text:p>
          </table:table-cell>
          <table:table-cell table:formula="of:=[.P37]*1+[.P38]*2+[.P39]*4+[.P40]*8+[.P41]*16+[.P42]*32+[.P43]*64+[.P44]*128" office:value-type="float" office:value="146" calcext:value-type="float">
            <text:p>146</text:p>
          </table:table-cell>
          <table:table-cell table:formula="of:=[.Q37]*1+[.Q38]*2+[.Q39]*4+[.Q40]*8+[.Q41]*16+[.Q42]*32+[.Q43]*64+[.Q44]*128" office:value-type="float" office:value="130" calcext:value-type="float">
            <text:p>130</text:p>
          </table:table-cell>
          <table:table-cell table:formula="of:=[.R37]*1+[.R38]*2+[.R39]*4+[.R40]*8+[.R41]*16+[.R42]*32+[.R43]*64+[.R44]*128" office:value-type="float" office:value="0" calcext:value-type="float">
            <text:p>0</text:p>
          </table:table-cell>
          <table:table-cell table:formula="of:=[.S37]*1+[.S38]*2+[.S39]*4+[.S40]*8+[.S41]*16+[.S42]*32+[.S43]*64+[.S44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/>
          <table:table-cell table:style-name="ce163"/>
          <table:table-cell table:style-name="ce322"/>
          <table:table-cell table:style-name="ce497"/>
          <table:table-cell table:style-name="ce322"/>
          <table:table-cell table:style-name="ce497"/>
          <table:table-cell table:style-name="ce568"/>
          <table:table-cell table:style-name="ce626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/>
          <table:table-cell table:style-name="ce163"/>
          <table:table-cell table:style-name="ce322"/>
          <table:table-cell table:style-name="ce163"/>
          <table:table-cell table:style-name="ce568"/>
          <table:table-cell table:style-name="ce163"/>
          <table:table-cell table:style-name="ce568"/>
          <table:table-cell table:style-name="ce62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/>
          <table:table-cell table:style-name="ce163"/>
          <table:table-cell table:style-name="ce322"/>
          <table:table-cell table:style-name="ce163"/>
          <table:table-cell table:style-name="ce568"/>
          <table:table-cell table:style-name="ce163"/>
          <table:table-cell table:style-name="ce568"/>
          <table:table-cell table:style-name="ce62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/>
          <table:table-cell table:style-name="ce163"/>
          <table:table-cell table:style-name="ce322"/>
          <table:table-cell table:style-name="ce497"/>
          <table:table-cell table:style-name="ce322"/>
          <table:table-cell table:style-name="ce163"/>
          <table:table-cell table:style-name="ce568"/>
          <table:table-cell table:style-name="ce626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/>
          <table:table-cell table:style-name="ce163"/>
          <table:table-cell table:style-name="ce322"/>
          <table:table-cell table:style-name="ce163"/>
          <table:table-cell table:style-name="ce568"/>
          <table:table-cell table:style-name="ce163"/>
          <table:table-cell table:style-name="ce568"/>
          <table:table-cell table:style-name="ce62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/>
          <table:table-cell table:style-name="ce163"/>
          <table:table-cell table:style-name="ce322"/>
          <table:table-cell table:style-name="ce163"/>
          <table:table-cell table:style-name="ce568"/>
          <table:table-cell table:style-name="ce163"/>
          <table:table-cell table:style-name="ce568"/>
          <table:table-cell table:style-name="ce62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/>
          <table:table-cell table:style-name="ce164"/>
          <table:table-cell table:style-name="ce323"/>
          <table:table-cell table:style-name="ce498"/>
          <table:table-cell table:style-name="ce323"/>
          <table:table-cell table:style-name="ce498"/>
          <table:table-cell table:style-name="ce602"/>
          <table:table-cell table:style-name="ce627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4"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6"/>
          <table:table-cell table:style-name="ce165"/>
          <table:table-cell table:style-name="ce324"/>
          <table:table-cell table:style-name="ce165"/>
          <table:table-cell table:style-name="ce324"/>
          <table:table-cell table:style-name="ce165"/>
          <table:table-cell table:style-name="ce324"/>
          <table:table-cell table:style-name="ce628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46]*1+[.L47]*2+[.L48]*4+[.L49]*8+[.L50]*16+[.L51]*32+[.L52]*64+[.L53]*128" office:value-type="float" office:value="0" calcext:value-type="float">
            <text:p>0</text:p>
          </table:table-cell>
          <table:table-cell table:formula="of:=[.M46]*1+[.M47]*2+[.M48]*4+[.M49]*8+[.M50]*16+[.M51]*32+[.M52]*64+[.M53]*128" office:value-type="float" office:value="0" calcext:value-type="float">
            <text:p>0</text:p>
          </table:table-cell>
          <table:table-cell table:formula="of:=[.N46]*1+[.N47]*2+[.N48]*4+[.N49]*8+[.N50]*16+[.N51]*32+[.N52]*64+[.N53]*128" office:value-type="float" office:value="254" calcext:value-type="float">
            <text:p>254</text:p>
          </table:table-cell>
          <table:table-cell table:formula="of:=[.O46]*1+[.O47]*2+[.O48]*4+[.O49]*8+[.O50]*16+[.O51]*32+[.O52]*64+[.O53]*128" office:value-type="float" office:value="18" calcext:value-type="float">
            <text:p>18</text:p>
          </table:table-cell>
          <table:table-cell table:formula="of:=[.P46]*1+[.P47]*2+[.P48]*4+[.P49]*8+[.P50]*16+[.P51]*32+[.P52]*64+[.P53]*128" office:value-type="float" office:value="18" calcext:value-type="float">
            <text:p>18</text:p>
          </table:table-cell>
          <table:table-cell table:formula="of:=[.Q46]*1+[.Q47]*2+[.Q48]*4+[.Q49]*8+[.Q50]*16+[.Q51]*32+[.Q52]*64+[.Q53]*128" office:value-type="float" office:value="2" calcext:value-type="float">
            <text:p>2</text:p>
          </table:table-cell>
          <table:table-cell table:formula="of:=[.R46]*1+[.R47]*2+[.R48]*4+[.R49]*8+[.R50]*16+[.R51]*32+[.R52]*64+[.R53]*128" office:value-type="float" office:value="0" calcext:value-type="float">
            <text:p>0</text:p>
          </table:table-cell>
          <table:table-cell table:formula="of:=[.S46]*1+[.S47]*2+[.S48]*4+[.S49]*8+[.S50]*16+[.S51]*32+[.S52]*64+[.S53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7"/>
          <table:table-cell table:style-name="ce166"/>
          <table:table-cell table:style-name="ce325"/>
          <table:table-cell table:style-name="ce499"/>
          <table:table-cell table:style-name="ce325"/>
          <table:table-cell table:style-name="ce499"/>
          <table:table-cell table:style-name="ce569"/>
          <table:table-cell table:style-name="ce629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7"/>
          <table:table-cell table:style-name="ce166"/>
          <table:table-cell table:style-name="ce325"/>
          <table:table-cell table:style-name="ce166"/>
          <table:table-cell table:style-name="ce569"/>
          <table:table-cell table:style-name="ce166"/>
          <table:table-cell table:style-name="ce569"/>
          <table:table-cell table:style-name="ce62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7"/>
          <table:table-cell table:style-name="ce166"/>
          <table:table-cell table:style-name="ce325"/>
          <table:table-cell table:style-name="ce166"/>
          <table:table-cell table:style-name="ce569"/>
          <table:table-cell table:style-name="ce166"/>
          <table:table-cell table:style-name="ce569"/>
          <table:table-cell table:style-name="ce62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7"/>
          <table:table-cell table:style-name="ce166"/>
          <table:table-cell table:style-name="ce325"/>
          <table:table-cell table:style-name="ce499"/>
          <table:table-cell table:style-name="ce325"/>
          <table:table-cell table:style-name="ce166"/>
          <table:table-cell table:style-name="ce569"/>
          <table:table-cell table:style-name="ce629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7"/>
          <table:table-cell table:style-name="ce166"/>
          <table:table-cell table:style-name="ce325"/>
          <table:table-cell table:style-name="ce166"/>
          <table:table-cell table:style-name="ce569"/>
          <table:table-cell table:style-name="ce166"/>
          <table:table-cell table:style-name="ce569"/>
          <table:table-cell table:style-name="ce62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7"/>
          <table:table-cell table:style-name="ce166"/>
          <table:table-cell table:style-name="ce325"/>
          <table:table-cell table:style-name="ce166"/>
          <table:table-cell table:style-name="ce569"/>
          <table:table-cell table:style-name="ce166"/>
          <table:table-cell table:style-name="ce569"/>
          <table:table-cell table:style-name="ce62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"/>
          <table:table-cell table:style-name="ce167"/>
          <table:table-cell table:style-name="ce326"/>
          <table:table-cell table:style-name="ce167"/>
          <table:table-cell table:style-name="ce570"/>
          <table:table-cell table:style-name="ce167"/>
          <table:table-cell table:style-name="ce570"/>
          <table:table-cell table:style-name="ce630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4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ce19"/>
          <table:table-cell table:style-name="ce168"/>
          <table:table-cell table:style-name="ce327"/>
          <table:table-cell table:style-name="ce168"/>
          <table:table-cell table:style-name="ce327"/>
          <table:table-cell table:style-name="ce168"/>
          <table:table-cell table:style-name="ce327"/>
          <table:table-cell table:style-name="ce631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55]*1+[.L56]*2+[.L57]*4+[.L58]*8+[.L59]*16+[.L60]*32+[.L61]*64+[.L62]*128" office:value-type="float" office:value="0" calcext:value-type="float">
            <text:p>0</text:p>
          </table:table-cell>
          <table:table-cell table:formula="of:=[.M55]*1+[.M56]*2+[.M57]*4+[.M58]*8+[.M59]*16+[.M60]*32+[.M61]*64+[.M62]*128" office:value-type="float" office:value="0" calcext:value-type="float">
            <text:p>0</text:p>
          </table:table-cell>
          <table:table-cell table:formula="of:=[.N55]*1+[.N56]*2+[.N57]*4+[.N58]*8+[.N59]*16+[.N60]*32+[.N61]*64+[.N62]*128" office:value-type="float" office:value="124" calcext:value-type="float">
            <text:p>124</text:p>
          </table:table-cell>
          <table:table-cell table:formula="of:=[.O55]*1+[.O56]*2+[.O57]*4+[.O58]*8+[.O59]*16+[.O60]*32+[.O61]*64+[.O62]*128" office:value-type="float" office:value="130" calcext:value-type="float">
            <text:p>130</text:p>
          </table:table-cell>
          <table:table-cell table:formula="of:=[.P55]*1+[.P56]*2+[.P57]*4+[.P58]*8+[.P59]*16+[.P60]*32+[.P61]*64+[.P62]*128" office:value-type="float" office:value="146" calcext:value-type="float">
            <text:p>146</text:p>
          </table:table-cell>
          <table:table-cell table:formula="of:=[.Q55]*1+[.Q56]*2+[.Q57]*4+[.Q58]*8+[.Q59]*16+[.Q60]*32+[.Q61]*64+[.Q62]*128" office:value-type="float" office:value="242" calcext:value-type="float">
            <text:p>242</text:p>
          </table:table-cell>
          <table:table-cell table:formula="of:=[.R55]*1+[.R56]*2+[.R57]*4+[.R58]*8+[.R59]*16+[.R60]*32+[.R61]*64+[.R62]*128" office:value-type="float" office:value="0" calcext:value-type="float">
            <text:p>0</text:p>
          </table:table-cell>
          <table:table-cell table:formula="of:=[.S55]*1+[.S56]*2+[.S57]*4+[.S58]*8+[.S59]*16+[.S60]*32+[.S61]*64+[.S62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/>
          <table:table-cell table:style-name="ce169"/>
          <table:table-cell table:style-name="ce328"/>
          <table:table-cell table:style-name="ce500"/>
          <table:table-cell table:style-name="ce329"/>
          <table:table-cell table:style-name="ce500"/>
          <table:table-cell table:style-name="ce328"/>
          <table:table-cell table:style-name="ce632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style-name="ce169"/>
          <table:table-cell table:style-name="ce329"/>
          <table:table-cell table:style-name="ce169"/>
          <table:table-cell table:style-name="ce328"/>
          <table:table-cell table:style-name="ce169"/>
          <table:table-cell table:style-name="ce328"/>
          <table:table-cell table:style-name="ce63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style-name="ce169"/>
          <table:table-cell table:style-name="ce329"/>
          <table:table-cell table:style-name="ce169"/>
          <table:table-cell table:style-name="ce328"/>
          <table:table-cell table:style-name="ce169"/>
          <table:table-cell table:style-name="ce328"/>
          <table:table-cell table:style-name="ce63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style-name="ce169"/>
          <table:table-cell table:style-name="ce329"/>
          <table:table-cell table:style-name="ce169"/>
          <table:table-cell table:style-name="ce329"/>
          <table:table-cell table:style-name="ce500"/>
          <table:table-cell table:style-name="ce328"/>
          <table:table-cell table:style-name="ce63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style-name="ce169"/>
          <table:table-cell table:style-name="ce329"/>
          <table:table-cell table:style-name="ce169"/>
          <table:table-cell table:style-name="ce328"/>
          <table:table-cell table:style-name="ce500"/>
          <table:table-cell table:style-name="ce328"/>
          <table:table-cell table:style-name="ce63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style-name="ce169"/>
          <table:table-cell table:style-name="ce329"/>
          <table:table-cell table:style-name="ce169"/>
          <table:table-cell table:style-name="ce328"/>
          <table:table-cell table:style-name="ce500"/>
          <table:table-cell table:style-name="ce328"/>
          <table:table-cell table:style-name="ce63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1"/>
          <table:table-cell table:style-name="ce170"/>
          <table:table-cell table:style-name="ce330"/>
          <table:table-cell table:style-name="ce501"/>
          <table:table-cell table:style-name="ce571"/>
          <table:table-cell table:style-name="ce501"/>
          <table:table-cell table:style-name="ce330"/>
          <table:table-cell table:style-name="ce633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22"/>
          <table:table-cell table:style-name="ce171"/>
          <table:table-cell table:style-name="ce331"/>
          <table:table-cell table:style-name="ce171"/>
          <table:table-cell table:style-name="ce331"/>
          <table:table-cell table:style-name="ce171"/>
          <table:table-cell table:style-name="ce331"/>
          <table:table-cell table:style-name="ce634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64]*1+[.L65]*2+[.L66]*4+[.L67]*8+[.L68]*16+[.L69]*32+[.L70]*64+[.L71]*128" office:value-type="float" office:value="0" calcext:value-type="float">
            <text:p>0</text:p>
          </table:table-cell>
          <table:table-cell table:formula="of:=[.M64]*1+[.M65]*2+[.M66]*4+[.M67]*8+[.M68]*16+[.M69]*32+[.M70]*64+[.M71]*128" office:value-type="float" office:value="0" calcext:value-type="float">
            <text:p>0</text:p>
          </table:table-cell>
          <table:table-cell table:formula="of:=[.N64]*1+[.N65]*2+[.N66]*4+[.N67]*8+[.N68]*16+[.N69]*32+[.N70]*64+[.N71]*128" office:value-type="float" office:value="254" calcext:value-type="float">
            <text:p>254</text:p>
          </table:table-cell>
          <table:table-cell table:formula="of:=[.O64]*1+[.O65]*2+[.O66]*4+[.O67]*8+[.O68]*16+[.O69]*32+[.O70]*64+[.O71]*128" office:value-type="float" office:value="16" calcext:value-type="float">
            <text:p>16</text:p>
          </table:table-cell>
          <table:table-cell table:formula="of:=[.P64]*1+[.P65]*2+[.P66]*4+[.P67]*8+[.P68]*16+[.P69]*32+[.P70]*64+[.P71]*128" office:value-type="float" office:value="16" calcext:value-type="float">
            <text:p>16</text:p>
          </table:table-cell>
          <table:table-cell table:formula="of:=[.Q64]*1+[.Q65]*2+[.Q66]*4+[.Q67]*8+[.Q68]*16+[.Q69]*32+[.Q70]*64+[.Q71]*128" office:value-type="float" office:value="254" calcext:value-type="float">
            <text:p>254</text:p>
          </table:table-cell>
          <table:table-cell table:formula="of:=[.R64]*1+[.R65]*2+[.R66]*4+[.R67]*8+[.R68]*16+[.R69]*32+[.R70]*64+[.R71]*128" office:value-type="float" office:value="0" calcext:value-type="float">
            <text:p>0</text:p>
          </table:table-cell>
          <table:table-cell table:formula="of:=[.S64]*1+[.S65]*2+[.S66]*4+[.S67]*8+[.S68]*16+[.S69]*32+[.S70]*64+[.S71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3"/>
          <table:table-cell table:style-name="ce172"/>
          <table:table-cell table:style-name="ce332"/>
          <table:table-cell table:style-name="ce172"/>
          <table:table-cell table:style-name="ce572"/>
          <table:table-cell table:style-name="ce502"/>
          <table:table-cell table:style-name="ce572"/>
          <table:table-cell table:style-name="ce63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/>
          <table:table-cell table:style-name="ce172"/>
          <table:table-cell table:style-name="ce332"/>
          <table:table-cell table:style-name="ce172"/>
          <table:table-cell table:style-name="ce572"/>
          <table:table-cell table:style-name="ce502"/>
          <table:table-cell table:style-name="ce572"/>
          <table:table-cell table:style-name="ce63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/>
          <table:table-cell table:style-name="ce172"/>
          <table:table-cell table:style-name="ce332"/>
          <table:table-cell table:style-name="ce172"/>
          <table:table-cell table:style-name="ce572"/>
          <table:table-cell table:style-name="ce502"/>
          <table:table-cell table:style-name="ce572"/>
          <table:table-cell table:style-name="ce63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/>
          <table:table-cell table:style-name="ce172"/>
          <table:table-cell table:style-name="ce332"/>
          <table:table-cell table:style-name="ce502"/>
          <table:table-cell table:style-name="ce332"/>
          <table:table-cell table:style-name="ce502"/>
          <table:table-cell table:style-name="ce572"/>
          <table:table-cell table:style-name="ce635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/>
          <table:table-cell table:style-name="ce172"/>
          <table:table-cell table:style-name="ce332"/>
          <table:table-cell table:style-name="ce172"/>
          <table:table-cell table:style-name="ce572"/>
          <table:table-cell table:style-name="ce502"/>
          <table:table-cell table:style-name="ce572"/>
          <table:table-cell table:style-name="ce63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/>
          <table:table-cell table:style-name="ce172"/>
          <table:table-cell table:style-name="ce332"/>
          <table:table-cell table:style-name="ce172"/>
          <table:table-cell table:style-name="ce572"/>
          <table:table-cell table:style-name="ce502"/>
          <table:table-cell table:style-name="ce572"/>
          <table:table-cell table:style-name="ce63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"/>
          <table:table-cell table:style-name="ce173"/>
          <table:table-cell table:style-name="ce333"/>
          <table:table-cell table:style-name="ce173"/>
          <table:table-cell table:style-name="ce573"/>
          <table:table-cell table:style-name="ce596"/>
          <table:table-cell table:style-name="ce573"/>
          <table:table-cell table:style-name="ce636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25"/>
          <table:table-cell table:style-name="ce174"/>
          <table:table-cell table:style-name="ce334"/>
          <table:table-cell table:style-name="ce174"/>
          <table:table-cell table:style-name="ce334"/>
          <table:table-cell table:style-name="ce174"/>
          <table:table-cell table:style-name="ce334"/>
          <table:table-cell table:style-name="ce637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73]*1+[.L74]*2+[.L75]*4+[.L76]*8+[.L77]*16+[.L78]*32+[.L79]*64+[.L80]*128" office:value-type="float" office:value="0" calcext:value-type="float">
            <text:p>0</text:p>
          </table:table-cell>
          <table:table-cell table:formula="of:=[.M73]*1+[.M74]*2+[.M75]*4+[.M76]*8+[.M77]*16+[.M78]*32+[.M79]*64+[.M80]*128" office:value-type="float" office:value="0" calcext:value-type="float">
            <text:p>0</text:p>
          </table:table-cell>
          <table:table-cell table:formula="of:=[.N73]*1+[.N74]*2+[.N75]*4+[.N76]*8+[.N77]*16+[.N78]*32+[.N79]*64+[.N80]*128" office:value-type="float" office:value="130" calcext:value-type="float">
            <text:p>130</text:p>
          </table:table-cell>
          <table:table-cell table:formula="of:=[.O73]*1+[.O74]*2+[.O75]*4+[.O76]*8+[.O77]*16+[.O78]*32+[.O79]*64+[.O80]*128" office:value-type="float" office:value="254" calcext:value-type="float">
            <text:p>254</text:p>
          </table:table-cell>
          <table:table-cell table:formula="of:=[.P73]*1+[.P74]*2+[.P75]*4+[.P76]*8+[.P77]*16+[.P78]*32+[.P79]*64+[.P80]*128" office:value-type="float" office:value="130" calcext:value-type="float">
            <text:p>130</text:p>
          </table:table-cell>
          <table:table-cell table:formula="of:=[.Q73]*1+[.Q74]*2+[.Q75]*4+[.Q76]*8+[.Q77]*16+[.Q78]*32+[.Q79]*64+[.Q80]*128" office:value-type="float" office:value="0" calcext:value-type="float">
            <text:p>0</text:p>
          </table:table-cell>
          <table:table-cell table:formula="of:=[.R73]*1+[.R74]*2+[.R75]*4+[.R76]*8+[.R77]*16+[.R78]*32+[.R79]*64+[.R80]*128" office:value-type="float" office:value="0" calcext:value-type="float">
            <text:p>0</text:p>
          </table:table-cell>
          <table:table-cell table:formula="of:=[.S73]*1+[.S74]*2+[.S75]*4+[.S76]*8+[.S77]*16+[.S78]*32+[.S79]*64+[.S80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6"/>
          <table:table-cell table:style-name="ce175"/>
          <table:table-cell table:style-name="ce335"/>
          <table:table-cell table:style-name="ce503"/>
          <table:table-cell table:style-name="ce335"/>
          <table:table-cell table:style-name="ce175"/>
          <table:table-cell table:style-name="ce336"/>
          <table:table-cell table:style-name="ce638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"/>
          <table:table-cell table:style-name="ce175"/>
          <table:table-cell table:style-name="ce336"/>
          <table:table-cell table:style-name="ce503"/>
          <table:table-cell table:style-name="ce336"/>
          <table:table-cell table:style-name="ce175"/>
          <table:table-cell table:style-name="ce336"/>
          <table:table-cell table:style-name="ce63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"/>
          <table:table-cell table:style-name="ce175"/>
          <table:table-cell table:style-name="ce336"/>
          <table:table-cell table:style-name="ce503"/>
          <table:table-cell table:style-name="ce336"/>
          <table:table-cell table:style-name="ce175"/>
          <table:table-cell table:style-name="ce336"/>
          <table:table-cell table:style-name="ce63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"/>
          <table:table-cell table:style-name="ce175"/>
          <table:table-cell table:style-name="ce336"/>
          <table:table-cell table:style-name="ce503"/>
          <table:table-cell table:style-name="ce336"/>
          <table:table-cell table:style-name="ce175"/>
          <table:table-cell table:style-name="ce336"/>
          <table:table-cell table:style-name="ce63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"/>
          <table:table-cell table:style-name="ce175"/>
          <table:table-cell table:style-name="ce336"/>
          <table:table-cell table:style-name="ce503"/>
          <table:table-cell table:style-name="ce336"/>
          <table:table-cell table:style-name="ce175"/>
          <table:table-cell table:style-name="ce336"/>
          <table:table-cell table:style-name="ce63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"/>
          <table:table-cell table:style-name="ce175"/>
          <table:table-cell table:style-name="ce336"/>
          <table:table-cell table:style-name="ce503"/>
          <table:table-cell table:style-name="ce336"/>
          <table:table-cell table:style-name="ce175"/>
          <table:table-cell table:style-name="ce336"/>
          <table:table-cell table:style-name="ce63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7"/>
          <table:table-cell table:style-name="ce176"/>
          <table:table-cell table:style-name="ce337"/>
          <table:table-cell table:style-name="ce504"/>
          <table:table-cell table:style-name="ce337"/>
          <table:table-cell table:style-name="ce176"/>
          <table:table-cell table:style-name="ce603"/>
          <table:table-cell table:style-name="ce639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28"/>
          <table:table-cell table:style-name="ce177"/>
          <table:table-cell table:style-name="ce338"/>
          <table:table-cell table:style-name="ce177"/>
          <table:table-cell table:style-name="ce338"/>
          <table:table-cell table:style-name="ce177"/>
          <table:table-cell table:style-name="ce338"/>
          <table:table-cell table:style-name="ce640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82]*1+[.L83]*2+[.L84]*4+[.L85]*8+[.L86]*16+[.L87]*32+[.L88]*64+[.L89]*128" office:value-type="float" office:value="0" calcext:value-type="float">
            <text:p>0</text:p>
          </table:table-cell>
          <table:table-cell table:formula="of:=[.M82]*1+[.M83]*2+[.M84]*4+[.M85]*8+[.M86]*16+[.M87]*32+[.M88]*64+[.M89]*128" office:value-type="float" office:value="0" calcext:value-type="float">
            <text:p>0</text:p>
          </table:table-cell>
          <table:table-cell table:formula="of:=[.N82]*1+[.N83]*2+[.N84]*4+[.N85]*8+[.N86]*16+[.N87]*32+[.N88]*64+[.N89]*128" office:value-type="float" office:value="66" calcext:value-type="float">
            <text:p>66</text:p>
          </table:table-cell>
          <table:table-cell table:formula="of:=[.O82]*1+[.O83]*2+[.O84]*4+[.O85]*8+[.O86]*16+[.O87]*32+[.O88]*64+[.O89]*128" office:value-type="float" office:value="130" calcext:value-type="float">
            <text:p>130</text:p>
          </table:table-cell>
          <table:table-cell table:formula="of:=[.P82]*1+[.P83]*2+[.P84]*4+[.P85]*8+[.P86]*16+[.P87]*32+[.P88]*64+[.P89]*128" office:value-type="float" office:value="130" calcext:value-type="float">
            <text:p>130</text:p>
          </table:table-cell>
          <table:table-cell table:formula="of:=[.Q82]*1+[.Q83]*2+[.Q84]*4+[.Q85]*8+[.Q86]*16+[.Q87]*32+[.Q88]*64+[.Q89]*128" office:value-type="float" office:value="126" calcext:value-type="float">
            <text:p>126</text:p>
          </table:table-cell>
          <table:table-cell table:formula="of:=[.R82]*1+[.R83]*2+[.R84]*4+[.R85]*8+[.R86]*16+[.R87]*32+[.R88]*64+[.R89]*128" office:value-type="float" office:value="0" calcext:value-type="float">
            <text:p>0</text:p>
          </table:table-cell>
          <table:table-cell table:formula="of:=[.S82]*1+[.S83]*2+[.S84]*4+[.S85]*8+[.S86]*16+[.S87]*32+[.S88]*64+[.S89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9"/>
          <table:table-cell table:style-name="ce178"/>
          <table:table-cell table:style-name="ce339"/>
          <table:table-cell table:style-name="ce505"/>
          <table:table-cell table:style-name="ce339"/>
          <table:table-cell table:style-name="ce505"/>
          <table:table-cell table:style-name="ce340"/>
          <table:table-cell table:style-name="ce641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9"/>
          <table:table-cell table:style-name="ce178"/>
          <table:table-cell table:style-name="ce340"/>
          <table:table-cell table:style-name="ce178"/>
          <table:table-cell table:style-name="ce340"/>
          <table:table-cell table:style-name="ce505"/>
          <table:table-cell table:style-name="ce340"/>
          <table:table-cell table:style-name="ce641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9"/>
          <table:table-cell table:style-name="ce178"/>
          <table:table-cell table:style-name="ce340"/>
          <table:table-cell table:style-name="ce178"/>
          <table:table-cell table:style-name="ce340"/>
          <table:table-cell table:style-name="ce505"/>
          <table:table-cell table:style-name="ce340"/>
          <table:table-cell table:style-name="ce641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9"/>
          <table:table-cell table:style-name="ce178"/>
          <table:table-cell table:style-name="ce340"/>
          <table:table-cell table:style-name="ce178"/>
          <table:table-cell table:style-name="ce340"/>
          <table:table-cell table:style-name="ce505"/>
          <table:table-cell table:style-name="ce340"/>
          <table:table-cell table:style-name="ce641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9"/>
          <table:table-cell table:style-name="ce178"/>
          <table:table-cell table:style-name="ce340"/>
          <table:table-cell table:style-name="ce178"/>
          <table:table-cell table:style-name="ce340"/>
          <table:table-cell table:style-name="ce505"/>
          <table:table-cell table:style-name="ce340"/>
          <table:table-cell table:style-name="ce641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9"/>
          <table:table-cell table:style-name="ce178"/>
          <table:table-cell table:style-name="ce339"/>
          <table:table-cell table:style-name="ce178"/>
          <table:table-cell table:style-name="ce340"/>
          <table:table-cell table:style-name="ce505"/>
          <table:table-cell table:style-name="ce340"/>
          <table:table-cell table:style-name="ce641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0"/>
          <table:table-cell table:style-name="ce179"/>
          <table:table-cell table:style-name="ce341"/>
          <table:table-cell table:style-name="ce506"/>
          <table:table-cell table:style-name="ce574"/>
          <table:table-cell table:style-name="ce179"/>
          <table:table-cell table:style-name="ce341"/>
          <table:table-cell table:style-name="ce642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2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style-name="ce31"/>
          <table:table-cell table:style-name="ce180"/>
          <table:table-cell table:style-name="ce342"/>
          <table:table-cell table:style-name="ce180"/>
          <table:table-cell table:style-name="ce342"/>
          <table:table-cell table:style-name="ce180"/>
          <table:table-cell table:style-name="ce342"/>
          <table:table-cell table:style-name="ce643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91]*1+[.L92]*2+[.L93]*4+[.L94]*8+[.L95]*16+[.L96]*32+[.L97]*64+[.L98]*128" office:value-type="float" office:value="0" calcext:value-type="float">
            <text:p>0</text:p>
          </table:table-cell>
          <table:table-cell table:formula="of:=[.M91]*1+[.M92]*2+[.M93]*4+[.M94]*8+[.M95]*16+[.M96]*32+[.M97]*64+[.M98]*128" office:value-type="float" office:value="0" calcext:value-type="float">
            <text:p>0</text:p>
          </table:table-cell>
          <table:table-cell table:formula="of:=[.N91]*1+[.N92]*2+[.N93]*4+[.N94]*8+[.N95]*16+[.N96]*32+[.N97]*64+[.N98]*128" office:value-type="float" office:value="254" calcext:value-type="float">
            <text:p>254</text:p>
          </table:table-cell>
          <table:table-cell table:formula="of:=[.O91]*1+[.O92]*2+[.O93]*4+[.O94]*8+[.O95]*16+[.O96]*32+[.O97]*64+[.O98]*128" office:value-type="float" office:value="16" calcext:value-type="float">
            <text:p>16</text:p>
          </table:table-cell>
          <table:table-cell table:formula="of:=[.P91]*1+[.P92]*2+[.P93]*4+[.P94]*8+[.P95]*16+[.P96]*32+[.P97]*64+[.P98]*128" office:value-type="float" office:value="40" calcext:value-type="float">
            <text:p>40</text:p>
          </table:table-cell>
          <table:table-cell table:formula="of:=[.Q91]*1+[.Q92]*2+[.Q93]*4+[.Q94]*8+[.Q95]*16+[.Q96]*32+[.Q97]*64+[.Q98]*128" office:value-type="float" office:value="198" calcext:value-type="float">
            <text:p>198</text:p>
          </table:table-cell>
          <table:table-cell table:formula="of:=[.R91]*1+[.R92]*2+[.R93]*4+[.R94]*8+[.R95]*16+[.R96]*32+[.R97]*64+[.R98]*128" office:value-type="float" office:value="0" calcext:value-type="float">
            <text:p>0</text:p>
          </table:table-cell>
          <table:table-cell table:formula="of:=[.S91]*1+[.S92]*2+[.S93]*4+[.S94]*8+[.S95]*16+[.S96]*32+[.S97]*64+[.S98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2"/>
          <table:table-cell table:style-name="ce181"/>
          <table:table-cell table:style-name="ce343"/>
          <table:table-cell table:style-name="ce181"/>
          <table:table-cell table:style-name="ce575"/>
          <table:table-cell table:style-name="ce507"/>
          <table:table-cell table:style-name="ce575"/>
          <table:table-cell table:style-name="ce64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2"/>
          <table:table-cell table:style-name="ce181"/>
          <table:table-cell table:style-name="ce343"/>
          <table:table-cell table:style-name="ce181"/>
          <table:table-cell table:style-name="ce575"/>
          <table:table-cell table:style-name="ce507"/>
          <table:table-cell table:style-name="ce575"/>
          <table:table-cell table:style-name="ce64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2"/>
          <table:table-cell table:style-name="ce181"/>
          <table:table-cell table:style-name="ce343"/>
          <table:table-cell table:style-name="ce181"/>
          <table:table-cell table:style-name="ce343"/>
          <table:table-cell table:style-name="ce181"/>
          <table:table-cell table:style-name="ce575"/>
          <table:table-cell table:style-name="ce64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2"/>
          <table:table-cell table:style-name="ce181"/>
          <table:table-cell table:style-name="ce343"/>
          <table:table-cell table:style-name="ce507"/>
          <table:table-cell table:style-name="ce575"/>
          <table:table-cell table:style-name="ce181"/>
          <table:table-cell table:style-name="ce575"/>
          <table:table-cell table:style-name="ce644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2"/>
          <table:table-cell table:style-name="ce181"/>
          <table:table-cell table:style-name="ce343"/>
          <table:table-cell table:style-name="ce181"/>
          <table:table-cell table:style-name="ce343"/>
          <table:table-cell table:style-name="ce181"/>
          <table:table-cell table:style-name="ce575"/>
          <table:table-cell table:style-name="ce64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2"/>
          <table:table-cell table:style-name="ce181"/>
          <table:table-cell table:style-name="ce343"/>
          <table:table-cell table:style-name="ce181"/>
          <table:table-cell table:style-name="ce575"/>
          <table:table-cell table:style-name="ce507"/>
          <table:table-cell table:style-name="ce575"/>
          <table:table-cell table:style-name="ce64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3"/>
          <table:table-cell table:style-name="ce182"/>
          <table:table-cell table:style-name="ce344"/>
          <table:table-cell table:style-name="ce182"/>
          <table:table-cell table:style-name="ce576"/>
          <table:table-cell table:style-name="ce597"/>
          <table:table-cell table:style-name="ce576"/>
          <table:table-cell table:style-name="ce645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34"/>
          <table:table-cell table:style-name="ce183"/>
          <table:table-cell table:style-name="ce345"/>
          <table:table-cell table:style-name="ce183"/>
          <table:table-cell table:style-name="ce345"/>
          <table:table-cell table:style-name="ce183"/>
          <table:table-cell table:style-name="ce345"/>
          <table:table-cell table:style-name="ce646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00]*1+[.L101]*2+[.L102]*4+[.L103]*8+[.L104]*16+[.L105]*32+[.L106]*64+[.L107]*128" office:value-type="float" office:value="0" calcext:value-type="float">
            <text:p>0</text:p>
          </table:table-cell>
          <table:table-cell table:formula="of:=[.M100]*1+[.M101]*2+[.M102]*4+[.M103]*8+[.M104]*16+[.M105]*32+[.M106]*64+[.M107]*128" office:value-type="float" office:value="0" calcext:value-type="float">
            <text:p>0</text:p>
          </table:table-cell>
          <table:table-cell table:formula="of:=[.N100]*1+[.N101]*2+[.N102]*4+[.N103]*8+[.N104]*16+[.N105]*32+[.N106]*64+[.N107]*128" office:value-type="float" office:value="254" calcext:value-type="float">
            <text:p>254</text:p>
          </table:table-cell>
          <table:table-cell table:formula="of:=[.O100]*1+[.O101]*2+[.O102]*4+[.O103]*8+[.O104]*16+[.O105]*32+[.O106]*64+[.O107]*128" office:value-type="float" office:value="128" calcext:value-type="float">
            <text:p>128</text:p>
          </table:table-cell>
          <table:table-cell table:formula="of:=[.P100]*1+[.P101]*2+[.P102]*4+[.P103]*8+[.P104]*16+[.P105]*32+[.P106]*64+[.P107]*128" office:value-type="float" office:value="128" calcext:value-type="float">
            <text:p>128</text:p>
          </table:table-cell>
          <table:table-cell table:formula="of:=[.Q100]*1+[.Q101]*2+[.Q102]*4+[.Q103]*8+[.Q104]*16+[.Q105]*32+[.Q106]*64+[.Q107]*128" office:value-type="float" office:value="128" calcext:value-type="float">
            <text:p>128</text:p>
          </table:table-cell>
          <table:table-cell table:formula="of:=[.R100]*1+[.R101]*2+[.R102]*4+[.R103]*8+[.R104]*16+[.R105]*32+[.R106]*64+[.R107]*128" office:value-type="float" office:value="0" calcext:value-type="float">
            <text:p>0</text:p>
          </table:table-cell>
          <table:table-cell table:formula="of:=[.S100]*1+[.S101]*2+[.S102]*4+[.S103]*8+[.S104]*16+[.S105]*32+[.S106]*64+[.S107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5"/>
          <table:table-cell table:style-name="ce184"/>
          <table:table-cell table:style-name="ce346"/>
          <table:table-cell table:style-name="ce184"/>
          <table:table-cell table:style-name="ce577"/>
          <table:table-cell table:style-name="ce184"/>
          <table:table-cell table:style-name="ce577"/>
          <table:table-cell table:style-name="ce64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5"/>
          <table:table-cell table:style-name="ce184"/>
          <table:table-cell table:style-name="ce346"/>
          <table:table-cell table:style-name="ce184"/>
          <table:table-cell table:style-name="ce577"/>
          <table:table-cell table:style-name="ce184"/>
          <table:table-cell table:style-name="ce577"/>
          <table:table-cell table:style-name="ce64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5"/>
          <table:table-cell table:style-name="ce184"/>
          <table:table-cell table:style-name="ce346"/>
          <table:table-cell table:style-name="ce184"/>
          <table:table-cell table:style-name="ce577"/>
          <table:table-cell table:style-name="ce184"/>
          <table:table-cell table:style-name="ce577"/>
          <table:table-cell table:style-name="ce64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5"/>
          <table:table-cell table:style-name="ce184"/>
          <table:table-cell table:style-name="ce346"/>
          <table:table-cell table:style-name="ce184"/>
          <table:table-cell table:style-name="ce577"/>
          <table:table-cell table:style-name="ce184"/>
          <table:table-cell table:style-name="ce577"/>
          <table:table-cell table:style-name="ce64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5"/>
          <table:table-cell table:style-name="ce184"/>
          <table:table-cell table:style-name="ce346"/>
          <table:table-cell table:style-name="ce184"/>
          <table:table-cell table:style-name="ce577"/>
          <table:table-cell table:style-name="ce184"/>
          <table:table-cell table:style-name="ce577"/>
          <table:table-cell table:style-name="ce64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5"/>
          <table:table-cell table:style-name="ce184"/>
          <table:table-cell table:style-name="ce346"/>
          <table:table-cell table:style-name="ce184"/>
          <table:table-cell table:style-name="ce577"/>
          <table:table-cell table:style-name="ce184"/>
          <table:table-cell table:style-name="ce577"/>
          <table:table-cell table:style-name="ce64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6"/>
          <table:table-cell table:style-name="ce185"/>
          <table:table-cell table:style-name="ce347"/>
          <table:table-cell table:style-name="ce508"/>
          <table:table-cell table:style-name="ce347"/>
          <table:table-cell table:style-name="ce508"/>
          <table:table-cell table:style-name="ce604"/>
          <table:table-cell table:style-name="ce648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4"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37"/>
          <table:table-cell table:style-name="ce186"/>
          <table:table-cell table:style-name="ce348"/>
          <table:table-cell table:style-name="ce186"/>
          <table:table-cell table:style-name="ce348"/>
          <table:table-cell table:style-name="ce186"/>
          <table:table-cell table:style-name="ce348"/>
          <table:table-cell table:style-name="ce649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09]*1+[.L110]*2+[.L111]*4+[.L112]*8+[.L113]*16+[.L114]*32+[.L115]*64+[.L116]*128" office:value-type="float" office:value="0" calcext:value-type="float">
            <text:p>0</text:p>
          </table:table-cell>
          <table:table-cell table:formula="of:=[.M109]*1+[.M110]*2+[.M111]*4+[.M112]*8+[.M113]*16+[.M114]*32+[.M115]*64+[.M116]*128" office:value-type="float" office:value="254" calcext:value-type="float">
            <text:p>254</text:p>
          </table:table-cell>
          <table:table-cell table:formula="of:=[.N109]*1+[.N110]*2+[.N111]*4+[.N112]*8+[.N113]*16+[.N114]*32+[.N115]*64+[.N116]*128" office:value-type="float" office:value="4" calcext:value-type="float">
            <text:p>4</text:p>
          </table:table-cell>
          <table:table-cell table:formula="of:=[.O109]*1+[.O110]*2+[.O111]*4+[.O112]*8+[.O113]*16+[.O114]*32+[.O115]*64+[.O116]*128" office:value-type="float" office:value="8" calcext:value-type="float">
            <text:p>8</text:p>
          </table:table-cell>
          <table:table-cell table:formula="of:=[.P109]*1+[.P110]*2+[.P111]*4+[.P112]*8+[.P113]*16+[.P114]*32+[.P115]*64+[.P116]*128" office:value-type="float" office:value="4" calcext:value-type="float">
            <text:p>4</text:p>
          </table:table-cell>
          <table:table-cell table:formula="of:=[.Q109]*1+[.Q110]*2+[.Q111]*4+[.Q112]*8+[.Q113]*16+[.Q114]*32+[.Q115]*64+[.Q116]*128" office:value-type="float" office:value="254" calcext:value-type="float">
            <text:p>254</text:p>
          </table:table-cell>
          <table:table-cell table:formula="of:=[.R109]*1+[.R110]*2+[.R111]*4+[.R112]*8+[.R113]*16+[.R114]*32+[.R115]*64+[.R116]*128" office:value-type="float" office:value="0" calcext:value-type="float">
            <text:p>0</text:p>
          </table:table-cell>
          <table:table-cell table:formula="of:=[.S109]*1+[.S110]*2+[.S111]*4+[.S112]*8+[.S113]*16+[.S114]*32+[.S115]*64+[.S116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8"/>
          <table:table-cell table:style-name="ce187"/>
          <table:table-cell table:style-name="ce349"/>
          <table:table-cell table:style-name="ce509"/>
          <table:table-cell table:style-name="ce349"/>
          <table:table-cell table:style-name="ce187"/>
          <table:table-cell table:style-name="ce349"/>
          <table:table-cell table:style-name="ce65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/>
          <table:table-cell table:style-name="ce187"/>
          <table:table-cell table:style-name="ce350"/>
          <table:table-cell table:style-name="ce509"/>
          <table:table-cell table:style-name="ce350"/>
          <table:table-cell table:style-name="ce187"/>
          <table:table-cell table:style-name="ce349"/>
          <table:table-cell table:style-name="ce650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/>
          <table:table-cell table:style-name="ce187"/>
          <table:table-cell table:style-name="ce349"/>
          <table:table-cell table:style-name="ce187"/>
          <table:table-cell table:style-name="ce349"/>
          <table:table-cell table:style-name="ce187"/>
          <table:table-cell table:style-name="ce349"/>
          <table:table-cell table:style-name="ce65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/>
          <table:table-cell table:style-name="ce187"/>
          <table:table-cell table:style-name="ce349"/>
          <table:table-cell table:style-name="ce509"/>
          <table:table-cell table:style-name="ce349"/>
          <table:table-cell table:style-name="ce187"/>
          <table:table-cell table:style-name="ce349"/>
          <table:table-cell table:style-name="ce65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/>
          <table:table-cell table:style-name="ce187"/>
          <table:table-cell table:style-name="ce349"/>
          <table:table-cell table:style-name="ce509"/>
          <table:table-cell table:style-name="ce349"/>
          <table:table-cell table:style-name="ce187"/>
          <table:table-cell table:style-name="ce349"/>
          <table:table-cell table:style-name="ce65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/>
          <table:table-cell table:style-name="ce187"/>
          <table:table-cell table:style-name="ce349"/>
          <table:table-cell table:style-name="ce509"/>
          <table:table-cell table:style-name="ce349"/>
          <table:table-cell table:style-name="ce187"/>
          <table:table-cell table:style-name="ce349"/>
          <table:table-cell table:style-name="ce65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 table:style-name="ce188"/>
          <table:table-cell table:style-name="ce351"/>
          <table:table-cell table:style-name="ce510"/>
          <table:table-cell table:style-name="ce351"/>
          <table:table-cell table:style-name="ce188"/>
          <table:table-cell table:style-name="ce351"/>
          <table:table-cell table:style-name="ce651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40"/>
          <table:table-cell table:style-name="ce189"/>
          <table:table-cell table:style-name="ce352"/>
          <table:table-cell table:style-name="ce189"/>
          <table:table-cell table:style-name="ce352"/>
          <table:table-cell table:style-name="ce189"/>
          <table:table-cell table:style-name="ce352"/>
          <table:table-cell table:style-name="ce652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18]*1+[.L119]*2+[.L120]*4+[.L121]*8+[.L122]*16+[.L123]*32+[.L124]*64+[.L125]*128" office:value-type="float" office:value="0" calcext:value-type="float">
            <text:p>0</text:p>
          </table:table-cell>
          <table:table-cell table:formula="of:=[.M118]*1+[.M119]*2+[.M120]*4+[.M121]*8+[.M122]*16+[.M123]*32+[.M124]*64+[.M125]*128" office:value-type="float" office:value="254" calcext:value-type="float">
            <text:p>254</text:p>
          </table:table-cell>
          <table:table-cell table:formula="of:=[.N118]*1+[.N119]*2+[.N120]*4+[.N121]*8+[.N122]*16+[.N123]*32+[.N124]*64+[.N125]*128" office:value-type="float" office:value="4" calcext:value-type="float">
            <text:p>4</text:p>
          </table:table-cell>
          <table:table-cell table:formula="of:=[.O118]*1+[.O119]*2+[.O120]*4+[.O121]*8+[.O122]*16+[.O123]*32+[.O124]*64+[.O125]*128" office:value-type="float" office:value="24" calcext:value-type="float">
            <text:p>24</text:p>
          </table:table-cell>
          <table:table-cell table:formula="of:=[.P118]*1+[.P119]*2+[.P120]*4+[.P121]*8+[.P122]*16+[.P123]*32+[.P124]*64+[.P125]*128" office:value-type="float" office:value="32" calcext:value-type="float">
            <text:p>32</text:p>
          </table:table-cell>
          <table:table-cell table:formula="of:=[.Q118]*1+[.Q119]*2+[.Q120]*4+[.Q121]*8+[.Q122]*16+[.Q123]*32+[.Q124]*64+[.Q125]*128" office:value-type="float" office:value="254" calcext:value-type="float">
            <text:p>254</text:p>
          </table:table-cell>
          <table:table-cell table:formula="of:=[.R118]*1+[.R119]*2+[.R120]*4+[.R121]*8+[.R122]*16+[.R123]*32+[.R124]*64+[.R125]*128" office:value-type="float" office:value="0" calcext:value-type="float">
            <text:p>0</text:p>
          </table:table-cell>
          <table:table-cell table:formula="of:=[.S118]*1+[.S119]*2+[.S120]*4+[.S121]*8+[.S122]*16+[.S123]*32+[.S124]*64+[.S125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1"/>
          <table:table-cell table:style-name="ce190"/>
          <table:table-cell table:style-name="ce353"/>
          <table:table-cell table:style-name="ce511"/>
          <table:table-cell table:style-name="ce353"/>
          <table:table-cell table:style-name="ce190"/>
          <table:table-cell table:style-name="ce353"/>
          <table:table-cell table:style-name="ce65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1"/>
          <table:table-cell table:style-name="ce190"/>
          <table:table-cell table:style-name="ce354"/>
          <table:table-cell table:style-name="ce511"/>
          <table:table-cell table:style-name="ce353"/>
          <table:table-cell table:style-name="ce190"/>
          <table:table-cell table:style-name="ce353"/>
          <table:table-cell table:style-name="ce653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1"/>
          <table:table-cell table:style-name="ce190"/>
          <table:table-cell table:style-name="ce353"/>
          <table:table-cell table:style-name="ce190"/>
          <table:table-cell table:style-name="ce353"/>
          <table:table-cell table:style-name="ce190"/>
          <table:table-cell table:style-name="ce353"/>
          <table:table-cell table:style-name="ce65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1"/>
          <table:table-cell table:style-name="ce190"/>
          <table:table-cell table:style-name="ce353"/>
          <table:table-cell table:style-name="ce190"/>
          <table:table-cell table:style-name="ce353"/>
          <table:table-cell table:style-name="ce190"/>
          <table:table-cell table:style-name="ce353"/>
          <table:table-cell table:style-name="ce65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1"/>
          <table:table-cell table:style-name="ce190"/>
          <table:table-cell table:style-name="ce353"/>
          <table:table-cell table:style-name="ce511"/>
          <table:table-cell table:style-name="ce354"/>
          <table:table-cell table:style-name="ce190"/>
          <table:table-cell table:style-name="ce353"/>
          <table:table-cell table:style-name="ce65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1"/>
          <table:table-cell table:style-name="ce190"/>
          <table:table-cell table:style-name="ce353"/>
          <table:table-cell table:style-name="ce511"/>
          <table:table-cell table:style-name="ce353"/>
          <table:table-cell table:style-name="ce190"/>
          <table:table-cell table:style-name="ce353"/>
          <table:table-cell table:style-name="ce65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2"/>
          <table:table-cell table:style-name="ce191"/>
          <table:table-cell table:style-name="ce355"/>
          <table:table-cell table:style-name="ce512"/>
          <table:table-cell table:style-name="ce355"/>
          <table:table-cell table:style-name="ce191"/>
          <table:table-cell table:style-name="ce355"/>
          <table:table-cell table:style-name="ce654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3"/>
          <table:table-cell table:style-name="ce192"/>
          <table:table-cell table:style-name="ce356"/>
          <table:table-cell table:style-name="ce192"/>
          <table:table-cell table:style-name="ce356"/>
          <table:table-cell table:style-name="ce192"/>
          <table:table-cell table:style-name="ce356"/>
          <table:table-cell table:style-name="ce655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27]*1+[.L128]*2+[.L129]*4+[.L130]*8+[.L131]*16+[.L132]*32+[.L133]*64+[.L134]*128" office:value-type="float" office:value="0" calcext:value-type="float">
            <text:p>0</text:p>
          </table:table-cell>
          <table:table-cell table:formula="of:=[.M127]*1+[.M128]*2+[.M129]*4+[.M130]*8+[.M131]*16+[.M132]*32+[.M133]*64+[.M134]*128" office:value-type="float" office:value="0" calcext:value-type="float">
            <text:p>0</text:p>
          </table:table-cell>
          <table:table-cell table:formula="of:=[.N127]*1+[.N128]*2+[.N129]*4+[.N130]*8+[.N131]*16+[.N132]*32+[.N133]*64+[.N134]*128" office:value-type="float" office:value="124" calcext:value-type="float">
            <text:p>124</text:p>
          </table:table-cell>
          <table:table-cell table:formula="of:=[.O127]*1+[.O128]*2+[.O129]*4+[.O130]*8+[.O131]*16+[.O132]*32+[.O133]*64+[.O134]*128" office:value-type="float" office:value="130" calcext:value-type="float">
            <text:p>130</text:p>
          </table:table-cell>
          <table:table-cell table:formula="of:=[.P127]*1+[.P128]*2+[.P129]*4+[.P130]*8+[.P131]*16+[.P132]*32+[.P133]*64+[.P134]*128" office:value-type="float" office:value="130" calcext:value-type="float">
            <text:p>130</text:p>
          </table:table-cell>
          <table:table-cell table:formula="of:=[.Q127]*1+[.Q128]*2+[.Q129]*4+[.Q130]*8+[.Q131]*16+[.Q132]*32+[.Q133]*64+[.Q134]*128" office:value-type="float" office:value="124" calcext:value-type="float">
            <text:p>124</text:p>
          </table:table-cell>
          <table:table-cell table:formula="of:=[.R127]*1+[.R128]*2+[.R129]*4+[.R130]*8+[.R131]*16+[.R132]*32+[.R133]*64+[.R134]*128" office:value-type="float" office:value="0" calcext:value-type="float">
            <text:p>0</text:p>
          </table:table-cell>
          <table:table-cell table:formula="of:=[.S127]*1+[.S128]*2+[.S129]*4+[.S130]*8+[.S131]*16+[.S132]*32+[.S133]*64+[.S134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4"/>
          <table:table-cell table:style-name="ce193"/>
          <table:table-cell table:style-name="ce357"/>
          <table:table-cell table:style-name="ce513"/>
          <table:table-cell table:style-name="ce358"/>
          <table:table-cell table:style-name="ce193"/>
          <table:table-cell table:style-name="ce357"/>
          <table:table-cell table:style-name="ce656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4"/>
          <table:table-cell table:style-name="ce193"/>
          <table:table-cell table:style-name="ce358"/>
          <table:table-cell table:style-name="ce193"/>
          <table:table-cell table:style-name="ce357"/>
          <table:table-cell table:style-name="ce513"/>
          <table:table-cell table:style-name="ce357"/>
          <table:table-cell table:style-name="ce65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4"/>
          <table:table-cell table:style-name="ce193"/>
          <table:table-cell table:style-name="ce358"/>
          <table:table-cell table:style-name="ce193"/>
          <table:table-cell table:style-name="ce357"/>
          <table:table-cell table:style-name="ce513"/>
          <table:table-cell table:style-name="ce357"/>
          <table:table-cell table:style-name="ce65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4"/>
          <table:table-cell table:style-name="ce193"/>
          <table:table-cell table:style-name="ce358"/>
          <table:table-cell table:style-name="ce193"/>
          <table:table-cell table:style-name="ce357"/>
          <table:table-cell table:style-name="ce513"/>
          <table:table-cell table:style-name="ce357"/>
          <table:table-cell table:style-name="ce65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4"/>
          <table:table-cell table:style-name="ce193"/>
          <table:table-cell table:style-name="ce358"/>
          <table:table-cell table:style-name="ce193"/>
          <table:table-cell table:style-name="ce357"/>
          <table:table-cell table:style-name="ce513"/>
          <table:table-cell table:style-name="ce357"/>
          <table:table-cell table:style-name="ce65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4"/>
          <table:table-cell table:style-name="ce193"/>
          <table:table-cell table:style-name="ce358"/>
          <table:table-cell table:style-name="ce193"/>
          <table:table-cell table:style-name="ce357"/>
          <table:table-cell table:style-name="ce513"/>
          <table:table-cell table:style-name="ce357"/>
          <table:table-cell table:style-name="ce65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/>
          <table:table-cell table:style-name="ce194"/>
          <table:table-cell table:style-name="ce359"/>
          <table:table-cell table:style-name="ce514"/>
          <table:table-cell table:style-name="ce578"/>
          <table:table-cell table:style-name="ce194"/>
          <table:table-cell table:style-name="ce359"/>
          <table:table-cell table:style-name="ce657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2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46"/>
          <table:table-cell table:style-name="ce195"/>
          <table:table-cell table:style-name="ce360"/>
          <table:table-cell table:style-name="ce195"/>
          <table:table-cell table:style-name="ce360"/>
          <table:table-cell table:style-name="ce195"/>
          <table:table-cell table:style-name="ce360"/>
          <table:table-cell table:style-name="ce658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36]*1+[.L137]*2+[.L138]*4+[.L139]*8+[.L140]*16+[.L141]*32+[.L142]*64+[.L143]*128" office:value-type="float" office:value="0" calcext:value-type="float">
            <text:p>0</text:p>
          </table:table-cell>
          <table:table-cell table:formula="of:=[.M136]*1+[.M137]*2+[.M138]*4+[.M139]*8+[.M140]*16+[.M141]*32+[.M142]*64+[.M143]*128" office:value-type="float" office:value="0" calcext:value-type="float">
            <text:p>0</text:p>
          </table:table-cell>
          <table:table-cell table:formula="of:=[.N136]*1+[.N137]*2+[.N138]*4+[.N139]*8+[.N140]*16+[.N141]*32+[.N142]*64+[.N143]*128" office:value-type="float" office:value="254" calcext:value-type="float">
            <text:p>254</text:p>
          </table:table-cell>
          <table:table-cell table:formula="of:=[.O136]*1+[.O137]*2+[.O138]*4+[.O139]*8+[.O140]*16+[.O141]*32+[.O142]*64+[.O143]*128" office:value-type="float" office:value="18" calcext:value-type="float">
            <text:p>18</text:p>
          </table:table-cell>
          <table:table-cell table:formula="of:=[.P136]*1+[.P137]*2+[.P138]*4+[.P139]*8+[.P140]*16+[.P141]*32+[.P142]*64+[.P143]*128" office:value-type="float" office:value="18" calcext:value-type="float">
            <text:p>18</text:p>
          </table:table-cell>
          <table:table-cell table:formula="of:=[.Q136]*1+[.Q137]*2+[.Q138]*4+[.Q139]*8+[.Q140]*16+[.Q141]*32+[.Q142]*64+[.Q143]*128" office:value-type="float" office:value="12" calcext:value-type="float">
            <text:p>12</text:p>
          </table:table-cell>
          <table:table-cell table:formula="of:=[.R136]*1+[.R137]*2+[.R138]*4+[.R139]*8+[.R140]*16+[.R141]*32+[.R142]*64+[.R143]*128" office:value-type="float" office:value="0" calcext:value-type="float">
            <text:p>0</text:p>
          </table:table-cell>
          <table:table-cell table:formula="of:=[.S136]*1+[.S137]*2+[.S138]*4+[.S139]*8+[.S140]*16+[.S141]*32+[.S142]*64+[.S143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/>
          <table:table-cell table:style-name="ce196"/>
          <table:table-cell table:style-name="ce361"/>
          <table:table-cell table:style-name="ce515"/>
          <table:table-cell table:style-name="ce361"/>
          <table:table-cell table:style-name="ce196"/>
          <table:table-cell table:style-name="ce579"/>
          <table:table-cell table:style-name="ce659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7"/>
          <table:table-cell table:style-name="ce196"/>
          <table:table-cell table:style-name="ce361"/>
          <table:table-cell table:style-name="ce196"/>
          <table:table-cell table:style-name="ce579"/>
          <table:table-cell table:style-name="ce515"/>
          <table:table-cell table:style-name="ce579"/>
          <table:table-cell table:style-name="ce65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7"/>
          <table:table-cell table:style-name="ce196"/>
          <table:table-cell table:style-name="ce361"/>
          <table:table-cell table:style-name="ce196"/>
          <table:table-cell table:style-name="ce579"/>
          <table:table-cell table:style-name="ce515"/>
          <table:table-cell table:style-name="ce579"/>
          <table:table-cell table:style-name="ce65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7"/>
          <table:table-cell table:style-name="ce196"/>
          <table:table-cell table:style-name="ce361"/>
          <table:table-cell table:style-name="ce515"/>
          <table:table-cell table:style-name="ce361"/>
          <table:table-cell table:style-name="ce196"/>
          <table:table-cell table:style-name="ce579"/>
          <table:table-cell table:style-name="ce659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7"/>
          <table:table-cell table:style-name="ce196"/>
          <table:table-cell table:style-name="ce361"/>
          <table:table-cell table:style-name="ce196"/>
          <table:table-cell table:style-name="ce579"/>
          <table:table-cell table:style-name="ce196"/>
          <table:table-cell table:style-name="ce579"/>
          <table:table-cell table:style-name="ce65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7"/>
          <table:table-cell table:style-name="ce196"/>
          <table:table-cell table:style-name="ce361"/>
          <table:table-cell table:style-name="ce196"/>
          <table:table-cell table:style-name="ce579"/>
          <table:table-cell table:style-name="ce196"/>
          <table:table-cell table:style-name="ce579"/>
          <table:table-cell table:style-name="ce65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8"/>
          <table:table-cell table:style-name="ce197"/>
          <table:table-cell table:style-name="ce362"/>
          <table:table-cell table:style-name="ce197"/>
          <table:table-cell table:style-name="ce580"/>
          <table:table-cell table:style-name="ce197"/>
          <table:table-cell table:style-name="ce580"/>
          <table:table-cell table:style-name="ce660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4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style-name="ce49"/>
          <table:table-cell table:style-name="ce198"/>
          <table:table-cell table:style-name="ce363"/>
          <table:table-cell table:style-name="ce198"/>
          <table:table-cell table:style-name="ce363"/>
          <table:table-cell table:style-name="ce198"/>
          <table:table-cell table:style-name="ce363"/>
          <table:table-cell table:style-name="ce661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45]*1+[.L146]*2+[.L147]*4+[.L148]*8+[.L149]*16+[.L150]*32+[.L151]*64+[.L152]*128" office:value-type="float" office:value="0" calcext:value-type="float">
            <text:p>0</text:p>
          </table:table-cell>
          <table:table-cell table:formula="of:=[.M145]*1+[.M146]*2+[.M147]*4+[.M148]*8+[.M149]*16+[.M150]*32+[.M151]*64+[.M152]*128" office:value-type="float" office:value="124" calcext:value-type="float">
            <text:p>124</text:p>
          </table:table-cell>
          <table:table-cell table:formula="of:=[.N145]*1+[.N146]*2+[.N147]*4+[.N148]*8+[.N149]*16+[.N150]*32+[.N151]*64+[.N152]*128" office:value-type="float" office:value="130" calcext:value-type="float">
            <text:p>130</text:p>
          </table:table-cell>
          <table:table-cell table:formula="of:=[.O145]*1+[.O146]*2+[.O147]*4+[.O148]*8+[.O149]*16+[.O150]*32+[.O151]*64+[.O152]*128" office:value-type="float" office:value="130" calcext:value-type="float">
            <text:p>130</text:p>
          </table:table-cell>
          <table:table-cell table:formula="of:=[.P145]*1+[.P146]*2+[.P147]*4+[.P148]*8+[.P149]*16+[.P150]*32+[.P151]*64+[.P152]*128" office:value-type="float" office:value="252" calcext:value-type="float">
            <text:p>252</text:p>
          </table:table-cell>
          <table:table-cell table:formula="of:=[.Q145]*1+[.Q146]*2+[.Q147]*4+[.Q148]*8+[.Q149]*16+[.Q150]*32+[.Q151]*64+[.Q152]*128" office:value-type="float" office:value="128" calcext:value-type="float">
            <text:p>128</text:p>
          </table:table-cell>
          <table:table-cell table:formula="of:=[.R145]*1+[.R146]*2+[.R147]*4+[.R148]*8+[.R149]*16+[.R150]*32+[.R151]*64+[.R152]*128" office:value-type="float" office:value="0" calcext:value-type="float">
            <text:p>0</text:p>
          </table:table-cell>
          <table:table-cell table:formula="of:=[.S145]*1+[.S146]*2+[.S147]*4+[.S148]*8+[.S149]*16+[.S150]*32+[.S151]*64+[.S152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/>
          <table:table-cell table:style-name="ce199"/>
          <table:table-cell table:style-name="ce364"/>
          <table:table-cell table:style-name="ce200"/>
          <table:table-cell table:style-name="ce365"/>
          <table:table-cell table:style-name="ce199"/>
          <table:table-cell table:style-name="ce365"/>
          <table:table-cell table:style-name="ce662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0"/>
          <table:table-cell table:style-name="ce200"/>
          <table:table-cell table:style-name="ce365"/>
          <table:table-cell table:style-name="ce199"/>
          <table:table-cell table:style-name="ce364"/>
          <table:table-cell table:style-name="ce199"/>
          <table:table-cell table:style-name="ce365"/>
          <table:table-cell table:style-name="ce66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0"/>
          <table:table-cell table:style-name="ce200"/>
          <table:table-cell table:style-name="ce365"/>
          <table:table-cell table:style-name="ce199"/>
          <table:table-cell table:style-name="ce364"/>
          <table:table-cell table:style-name="ce199"/>
          <table:table-cell table:style-name="ce365"/>
          <table:table-cell table:style-name="ce66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0"/>
          <table:table-cell table:style-name="ce200"/>
          <table:table-cell table:style-name="ce365"/>
          <table:table-cell table:style-name="ce199"/>
          <table:table-cell table:style-name="ce364"/>
          <table:table-cell table:style-name="ce199"/>
          <table:table-cell table:style-name="ce365"/>
          <table:table-cell table:style-name="ce66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0"/>
          <table:table-cell table:style-name="ce200"/>
          <table:table-cell table:style-name="ce365"/>
          <table:table-cell table:style-name="ce199"/>
          <table:table-cell table:style-name="ce364"/>
          <table:table-cell table:style-name="ce199"/>
          <table:table-cell table:style-name="ce365"/>
          <table:table-cell table:style-name="ce66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0"/>
          <table:table-cell table:style-name="ce200"/>
          <table:table-cell table:style-name="ce365"/>
          <table:table-cell table:style-name="ce199"/>
          <table:table-cell table:style-name="ce364"/>
          <table:table-cell table:style-name="ce199"/>
          <table:table-cell table:style-name="ce365"/>
          <table:table-cell table:style-name="ce66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1"/>
          <table:table-cell table:style-name="ce201"/>
          <table:table-cell table:style-name="ce366"/>
          <table:table-cell table:style-name="ce516"/>
          <table:table-cell table:style-name="ce366"/>
          <table:table-cell table:style-name="ce516"/>
          <table:table-cell table:style-name="ce605"/>
          <table:table-cell table:style-name="ce663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4"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52"/>
          <table:table-cell table:style-name="ce202"/>
          <table:table-cell table:style-name="ce367"/>
          <table:table-cell table:style-name="ce202"/>
          <table:table-cell table:style-name="ce367"/>
          <table:table-cell table:style-name="ce202"/>
          <table:table-cell table:style-name="ce367"/>
          <table:table-cell table:style-name="ce664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54]*1+[.L155]*2+[.L156]*4+[.L157]*8+[.L158]*16+[.L159]*32+[.L160]*64+[.L161]*128" office:value-type="float" office:value="0" calcext:value-type="float">
            <text:p>0</text:p>
          </table:table-cell>
          <table:table-cell table:formula="of:=[.M154]*1+[.M155]*2+[.M156]*4+[.M157]*8+[.M158]*16+[.M159]*32+[.M160]*64+[.M161]*128" office:value-type="float" office:value="0" calcext:value-type="float">
            <text:p>0</text:p>
          </table:table-cell>
          <table:table-cell table:formula="of:=[.N154]*1+[.N155]*2+[.N156]*4+[.N157]*8+[.N158]*16+[.N159]*32+[.N160]*64+[.N161]*128" office:value-type="float" office:value="254" calcext:value-type="float">
            <text:p>254</text:p>
          </table:table-cell>
          <table:table-cell table:formula="of:=[.O154]*1+[.O155]*2+[.O156]*4+[.O157]*8+[.O158]*16+[.O159]*32+[.O160]*64+[.O161]*128" office:value-type="float" office:value="18" calcext:value-type="float">
            <text:p>18</text:p>
          </table:table-cell>
          <table:table-cell table:formula="of:=[.P154]*1+[.P155]*2+[.P156]*4+[.P157]*8+[.P158]*16+[.P159]*32+[.P160]*64+[.P161]*128" office:value-type="float" office:value="18" calcext:value-type="float">
            <text:p>18</text:p>
          </table:table-cell>
          <table:table-cell table:formula="of:=[.Q154]*1+[.Q155]*2+[.Q156]*4+[.Q157]*8+[.Q158]*16+[.Q159]*32+[.Q160]*64+[.Q161]*128" office:value-type="float" office:value="236" calcext:value-type="float">
            <text:p>236</text:p>
          </table:table-cell>
          <table:table-cell table:formula="of:=[.R154]*1+[.R155]*2+[.R156]*4+[.R157]*8+[.R158]*16+[.R159]*32+[.R160]*64+[.R161]*128" office:value-type="float" office:value="0" calcext:value-type="float">
            <text:p>0</text:p>
          </table:table-cell>
          <table:table-cell table:formula="of:=[.S154]*1+[.S155]*2+[.S156]*4+[.S157]*8+[.S158]*16+[.S159]*32+[.S160]*64+[.S161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3"/>
          <table:table-cell table:style-name="ce203"/>
          <table:table-cell table:style-name="ce368"/>
          <table:table-cell table:style-name="ce517"/>
          <table:table-cell table:style-name="ce368"/>
          <table:table-cell table:style-name="ce203"/>
          <table:table-cell table:style-name="ce581"/>
          <table:table-cell table:style-name="ce665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3"/>
          <table:table-cell table:style-name="ce203"/>
          <table:table-cell table:style-name="ce368"/>
          <table:table-cell table:style-name="ce203"/>
          <table:table-cell table:style-name="ce581"/>
          <table:table-cell table:style-name="ce517"/>
          <table:table-cell table:style-name="ce581"/>
          <table:table-cell table:style-name="ce66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3"/>
          <table:table-cell table:style-name="ce203"/>
          <table:table-cell table:style-name="ce368"/>
          <table:table-cell table:style-name="ce203"/>
          <table:table-cell table:style-name="ce581"/>
          <table:table-cell table:style-name="ce517"/>
          <table:table-cell table:style-name="ce581"/>
          <table:table-cell table:style-name="ce66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3"/>
          <table:table-cell table:style-name="ce203"/>
          <table:table-cell table:style-name="ce368"/>
          <table:table-cell table:style-name="ce517"/>
          <table:table-cell table:style-name="ce368"/>
          <table:table-cell table:style-name="ce203"/>
          <table:table-cell table:style-name="ce581"/>
          <table:table-cell table:style-name="ce665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3"/>
          <table:table-cell table:style-name="ce203"/>
          <table:table-cell table:style-name="ce368"/>
          <table:table-cell table:style-name="ce203"/>
          <table:table-cell table:style-name="ce581"/>
          <table:table-cell table:style-name="ce517"/>
          <table:table-cell table:style-name="ce581"/>
          <table:table-cell table:style-name="ce66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3"/>
          <table:table-cell table:style-name="ce203"/>
          <table:table-cell table:style-name="ce368"/>
          <table:table-cell table:style-name="ce203"/>
          <table:table-cell table:style-name="ce581"/>
          <table:table-cell table:style-name="ce517"/>
          <table:table-cell table:style-name="ce581"/>
          <table:table-cell table:style-name="ce66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4"/>
          <table:table-cell table:style-name="ce204"/>
          <table:table-cell table:style-name="ce369"/>
          <table:table-cell table:style-name="ce204"/>
          <table:table-cell table:style-name="ce582"/>
          <table:table-cell table:style-name="ce598"/>
          <table:table-cell table:style-name="ce582"/>
          <table:table-cell table:style-name="ce666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55"/>
          <table:table-cell table:style-name="ce205"/>
          <table:table-cell table:style-name="ce370"/>
          <table:table-cell table:style-name="ce205"/>
          <table:table-cell table:style-name="ce370"/>
          <table:table-cell table:style-name="ce205"/>
          <table:table-cell table:style-name="ce370"/>
          <table:table-cell table:style-name="ce667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63]*1+[.L164]*2+[.L165]*4+[.L166]*8+[.L167]*16+[.L168]*32+[.L169]*64+[.L170]*128" office:value-type="float" office:value="0" calcext:value-type="float">
            <text:p>0</text:p>
          </table:table-cell>
          <table:table-cell table:formula="of:=[.M163]*1+[.M164]*2+[.M165]*4+[.M166]*8+[.M167]*16+[.M168]*32+[.M169]*64+[.M170]*128" office:value-type="float" office:value="0" calcext:value-type="float">
            <text:p>0</text:p>
          </table:table-cell>
          <table:table-cell table:formula="of:=[.N163]*1+[.N164]*2+[.N165]*4+[.N166]*8+[.N167]*16+[.N168]*32+[.N169]*64+[.N170]*128" office:value-type="float" office:value="140" calcext:value-type="float">
            <text:p>140</text:p>
          </table:table-cell>
          <table:table-cell table:formula="of:=[.O163]*1+[.O164]*2+[.O165]*4+[.O166]*8+[.O167]*16+[.O168]*32+[.O169]*64+[.O170]*128" office:value-type="float" office:value="146" calcext:value-type="float">
            <text:p>146</text:p>
          </table:table-cell>
          <table:table-cell table:formula="of:=[.P163]*1+[.P164]*2+[.P165]*4+[.P166]*8+[.P167]*16+[.P168]*32+[.P169]*64+[.P170]*128" office:value-type="float" office:value="146" calcext:value-type="float">
            <text:p>146</text:p>
          </table:table-cell>
          <table:table-cell table:formula="of:=[.Q163]*1+[.Q164]*2+[.Q165]*4+[.Q166]*8+[.Q167]*16+[.Q168]*32+[.Q169]*64+[.Q170]*128" office:value-type="float" office:value="98" calcext:value-type="float">
            <text:p>98</text:p>
          </table:table-cell>
          <table:table-cell table:formula="of:=[.R163]*1+[.R164]*2+[.R165]*4+[.R166]*8+[.R167]*16+[.R168]*32+[.R169]*64+[.R170]*128" office:value-type="float" office:value="0" calcext:value-type="float">
            <text:p>0</text:p>
          </table:table-cell>
          <table:table-cell table:formula="of:=[.S163]*1+[.S164]*2+[.S165]*4+[.S166]*8+[.S167]*16+[.S168]*32+[.S169]*64+[.S170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6"/>
          <table:table-cell table:style-name="ce206"/>
          <table:table-cell table:style-name="ce371"/>
          <table:table-cell table:style-name="ce518"/>
          <table:table-cell table:style-name="ce372"/>
          <table:table-cell table:style-name="ce518"/>
          <table:table-cell table:style-name="ce371"/>
          <table:table-cell table:style-name="ce668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6"/>
          <table:table-cell table:style-name="ce206"/>
          <table:table-cell table:style-name="ce372"/>
          <table:table-cell table:style-name="ce206"/>
          <table:table-cell table:style-name="ce371"/>
          <table:table-cell table:style-name="ce206"/>
          <table:table-cell table:style-name="ce371"/>
          <table:table-cell table:style-name="ce668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6"/>
          <table:table-cell table:style-name="ce206"/>
          <table:table-cell table:style-name="ce372"/>
          <table:table-cell table:style-name="ce206"/>
          <table:table-cell table:style-name="ce371"/>
          <table:table-cell table:style-name="ce206"/>
          <table:table-cell table:style-name="ce371"/>
          <table:table-cell table:style-name="ce668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6"/>
          <table:table-cell table:style-name="ce206"/>
          <table:table-cell table:style-name="ce371"/>
          <table:table-cell table:style-name="ce518"/>
          <table:table-cell table:style-name="ce372"/>
          <table:table-cell table:style-name="ce206"/>
          <table:table-cell table:style-name="ce371"/>
          <table:table-cell table:style-name="ce668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6"/>
          <table:table-cell table:style-name="ce206"/>
          <table:table-cell table:style-name="ce371"/>
          <table:table-cell table:style-name="ce206"/>
          <table:table-cell table:style-name="ce371"/>
          <table:table-cell table:style-name="ce518"/>
          <table:table-cell table:style-name="ce371"/>
          <table:table-cell table:style-name="ce668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6"/>
          <table:table-cell table:style-name="ce206"/>
          <table:table-cell table:style-name="ce371"/>
          <table:table-cell table:style-name="ce206"/>
          <table:table-cell table:style-name="ce371"/>
          <table:table-cell table:style-name="ce518"/>
          <table:table-cell table:style-name="ce371"/>
          <table:table-cell table:style-name="ce668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7"/>
          <table:table-cell table:style-name="ce207"/>
          <table:table-cell table:style-name="ce373"/>
          <table:table-cell table:style-name="ce519"/>
          <table:table-cell table:style-name="ce373"/>
          <table:table-cell table:style-name="ce207"/>
          <table:table-cell table:style-name="ce606"/>
          <table:table-cell table:style-name="ce669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58"/>
          <table:table-cell table:style-name="ce208"/>
          <table:table-cell table:style-name="ce374"/>
          <table:table-cell table:style-name="ce208"/>
          <table:table-cell table:style-name="ce374"/>
          <table:table-cell table:style-name="ce208"/>
          <table:table-cell table:style-name="ce374"/>
          <table:table-cell table:style-name="ce670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72]*1+[.L173]*2+[.L174]*4+[.L175]*8+[.L176]*16+[.L177]*32+[.L178]*64+[.L179]*128" office:value-type="float" office:value="0" calcext:value-type="float">
            <text:p>0</text:p>
          </table:table-cell>
          <table:table-cell table:formula="of:=[.M172]*1+[.M173]*2+[.M174]*4+[.M175]*8+[.M176]*16+[.M177]*32+[.M178]*64+[.M179]*128" office:value-type="float" office:value="2" calcext:value-type="float">
            <text:p>2</text:p>
          </table:table-cell>
          <table:table-cell table:formula="of:=[.N172]*1+[.N173]*2+[.N174]*4+[.N175]*8+[.N176]*16+[.N177]*32+[.N178]*64+[.N179]*128" office:value-type="float" office:value="2" calcext:value-type="float">
            <text:p>2</text:p>
          </table:table-cell>
          <table:table-cell table:formula="of:=[.O172]*1+[.O173]*2+[.O174]*4+[.O175]*8+[.O176]*16+[.O177]*32+[.O178]*64+[.O179]*128" office:value-type="float" office:value="254" calcext:value-type="float">
            <text:p>254</text:p>
          </table:table-cell>
          <table:table-cell table:formula="of:=[.P172]*1+[.P173]*2+[.P174]*4+[.P175]*8+[.P176]*16+[.P177]*32+[.P178]*64+[.P179]*128" office:value-type="float" office:value="2" calcext:value-type="float">
            <text:p>2</text:p>
          </table:table-cell>
          <table:table-cell table:formula="of:=[.Q172]*1+[.Q173]*2+[.Q174]*4+[.Q175]*8+[.Q176]*16+[.Q177]*32+[.Q178]*64+[.Q179]*128" office:value-type="float" office:value="2" calcext:value-type="float">
            <text:p>2</text:p>
          </table:table-cell>
          <table:table-cell table:formula="of:=[.R172]*1+[.R173]*2+[.R174]*4+[.R175]*8+[.R176]*16+[.R177]*32+[.R178]*64+[.R179]*128" office:value-type="float" office:value="0" calcext:value-type="float">
            <text:p>0</text:p>
          </table:table-cell>
          <table:table-cell table:formula="of:=[.S172]*1+[.S173]*2+[.S174]*4+[.S175]*8+[.S176]*16+[.S177]*32+[.S178]*64+[.S179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/>
          <table:table-cell table:style-name="ce209"/>
          <table:table-cell table:style-name="ce375"/>
          <table:table-cell table:style-name="ce209"/>
          <table:table-cell table:style-name="ce375"/>
          <table:table-cell table:style-name="ce209"/>
          <table:table-cell table:style-name="ce376"/>
          <table:table-cell table:style-name="ce671"/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9"/>
          <table:table-cell table:style-name="ce210"/>
          <table:table-cell table:style-name="ce376"/>
          <table:table-cell table:style-name="ce209"/>
          <table:table-cell table:style-name="ce376"/>
          <table:table-cell table:style-name="ce210"/>
          <table:table-cell table:style-name="ce376"/>
          <table:table-cell table:style-name="ce671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9"/>
          <table:table-cell table:style-name="ce210"/>
          <table:table-cell table:style-name="ce376"/>
          <table:table-cell table:style-name="ce209"/>
          <table:table-cell table:style-name="ce376"/>
          <table:table-cell table:style-name="ce210"/>
          <table:table-cell table:style-name="ce376"/>
          <table:table-cell table:style-name="ce671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9"/>
          <table:table-cell table:style-name="ce210"/>
          <table:table-cell table:style-name="ce376"/>
          <table:table-cell table:style-name="ce209"/>
          <table:table-cell table:style-name="ce376"/>
          <table:table-cell table:style-name="ce210"/>
          <table:table-cell table:style-name="ce376"/>
          <table:table-cell table:style-name="ce671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9"/>
          <table:table-cell table:style-name="ce210"/>
          <table:table-cell table:style-name="ce376"/>
          <table:table-cell table:style-name="ce209"/>
          <table:table-cell table:style-name="ce376"/>
          <table:table-cell table:style-name="ce210"/>
          <table:table-cell table:style-name="ce376"/>
          <table:table-cell table:style-name="ce671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9"/>
          <table:table-cell table:style-name="ce210"/>
          <table:table-cell table:style-name="ce376"/>
          <table:table-cell table:style-name="ce209"/>
          <table:table-cell table:style-name="ce376"/>
          <table:table-cell table:style-name="ce210"/>
          <table:table-cell table:style-name="ce376"/>
          <table:table-cell table:style-name="ce671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0"/>
          <table:table-cell table:style-name="ce211"/>
          <table:table-cell table:style-name="ce377"/>
          <table:table-cell table:style-name="ce520"/>
          <table:table-cell table:style-name="ce377"/>
          <table:table-cell table:style-name="ce211"/>
          <table:table-cell table:style-name="ce377"/>
          <table:table-cell table:style-name="ce672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ce61"/>
          <table:table-cell table:style-name="ce212"/>
          <table:table-cell table:style-name="ce378"/>
          <table:table-cell table:style-name="ce212"/>
          <table:table-cell table:style-name="ce378"/>
          <table:table-cell table:style-name="ce212"/>
          <table:table-cell table:style-name="ce378"/>
          <table:table-cell table:style-name="ce673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81]*1+[.L182]*2+[.L183]*4+[.L184]*8+[.L185]*16+[.L186]*32+[.L187]*64+[.L188]*128" office:value-type="float" office:value="0" calcext:value-type="float">
            <text:p>0</text:p>
          </table:table-cell>
          <table:table-cell table:formula="of:=[.M181]*1+[.M182]*2+[.M183]*4+[.M184]*8+[.M185]*16+[.M186]*32+[.M187]*64+[.M188]*128" office:value-type="float" office:value="126" calcext:value-type="float">
            <text:p>126</text:p>
          </table:table-cell>
          <table:table-cell table:formula="of:=[.N181]*1+[.N182]*2+[.N183]*4+[.N184]*8+[.N185]*16+[.N186]*32+[.N187]*64+[.N188]*128" office:value-type="float" office:value="128" calcext:value-type="float">
            <text:p>128</text:p>
          </table:table-cell>
          <table:table-cell table:formula="of:=[.O181]*1+[.O182]*2+[.O183]*4+[.O184]*8+[.O185]*16+[.O186]*32+[.O187]*64+[.O188]*128" office:value-type="float" office:value="128" calcext:value-type="float">
            <text:p>128</text:p>
          </table:table-cell>
          <table:table-cell table:formula="of:=[.P181]*1+[.P182]*2+[.P183]*4+[.P184]*8+[.P185]*16+[.P186]*32+[.P187]*64+[.P188]*128" office:value-type="float" office:value="128" calcext:value-type="float">
            <text:p>128</text:p>
          </table:table-cell>
          <table:table-cell table:formula="of:=[.Q181]*1+[.Q182]*2+[.Q183]*4+[.Q184]*8+[.Q185]*16+[.Q186]*32+[.Q187]*64+[.Q188]*128" office:value-type="float" office:value="126" calcext:value-type="float">
            <text:p>126</text:p>
          </table:table-cell>
          <table:table-cell table:formula="of:=[.R181]*1+[.R182]*2+[.R183]*4+[.R184]*8+[.R185]*16+[.R186]*32+[.R187]*64+[.R188]*128" office:value-type="float" office:value="0" calcext:value-type="float">
            <text:p>0</text:p>
          </table:table-cell>
          <table:table-cell table:formula="of:=[.S181]*1+[.S182]*2+[.S183]*4+[.S184]*8+[.S185]*16+[.S186]*32+[.S187]*64+[.S188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2"/>
          <table:table-cell table:style-name="ce213"/>
          <table:table-cell table:style-name="ce379"/>
          <table:table-cell table:style-name="ce521"/>
          <table:table-cell table:style-name="ce379"/>
          <table:table-cell table:style-name="ce213"/>
          <table:table-cell table:style-name="ce379"/>
          <table:table-cell table:style-name="ce674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2"/>
          <table:table-cell table:style-name="ce213"/>
          <table:table-cell table:style-name="ce379"/>
          <table:table-cell table:style-name="ce521"/>
          <table:table-cell table:style-name="ce379"/>
          <table:table-cell table:style-name="ce213"/>
          <table:table-cell table:style-name="ce379"/>
          <table:table-cell table:style-name="ce674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2"/>
          <table:table-cell table:style-name="ce213"/>
          <table:table-cell table:style-name="ce379"/>
          <table:table-cell table:style-name="ce521"/>
          <table:table-cell table:style-name="ce379"/>
          <table:table-cell table:style-name="ce213"/>
          <table:table-cell table:style-name="ce379"/>
          <table:table-cell table:style-name="ce674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2"/>
          <table:table-cell table:style-name="ce213"/>
          <table:table-cell table:style-name="ce379"/>
          <table:table-cell table:style-name="ce521"/>
          <table:table-cell table:style-name="ce379"/>
          <table:table-cell table:style-name="ce213"/>
          <table:table-cell table:style-name="ce379"/>
          <table:table-cell table:style-name="ce674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2"/>
          <table:table-cell table:style-name="ce213"/>
          <table:table-cell table:style-name="ce379"/>
          <table:table-cell table:style-name="ce521"/>
          <table:table-cell table:style-name="ce379"/>
          <table:table-cell table:style-name="ce213"/>
          <table:table-cell table:style-name="ce379"/>
          <table:table-cell table:style-name="ce674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2"/>
          <table:table-cell table:style-name="ce213"/>
          <table:table-cell table:style-name="ce379"/>
          <table:table-cell table:style-name="ce521"/>
          <table:table-cell table:style-name="ce379"/>
          <table:table-cell table:style-name="ce213"/>
          <table:table-cell table:style-name="ce379"/>
          <table:table-cell table:style-name="ce674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3"/>
          <table:table-cell table:style-name="ce214"/>
          <table:table-cell table:style-name="ce380"/>
          <table:table-cell table:style-name="ce522"/>
          <table:table-cell table:style-name="ce380"/>
          <table:table-cell table:style-name="ce214"/>
          <table:table-cell table:style-name="ce607"/>
          <table:table-cell table:style-name="ce675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ce64"/>
          <table:table-cell table:style-name="ce215"/>
          <table:table-cell table:style-name="ce381"/>
          <table:table-cell table:style-name="ce215"/>
          <table:table-cell table:style-name="ce381"/>
          <table:table-cell table:style-name="ce215"/>
          <table:table-cell table:style-name="ce381"/>
          <table:table-cell table:style-name="ce676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90]*1+[.L191]*2+[.L192]*4+[.L193]*8+[.L194]*16+[.L195]*32+[.L196]*64+[.L197]*128" office:value-type="float" office:value="0" calcext:value-type="float">
            <text:p>0</text:p>
          </table:table-cell>
          <table:table-cell table:formula="of:=[.M190]*1+[.M191]*2+[.M192]*4+[.M193]*8+[.M194]*16+[.M195]*32+[.M196]*64+[.M197]*128" office:value-type="float" office:value="28" calcext:value-type="float">
            <text:p>28</text:p>
          </table:table-cell>
          <table:table-cell table:formula="of:=[.N190]*1+[.N191]*2+[.N192]*4+[.N193]*8+[.N194]*16+[.N195]*32+[.N196]*64+[.N197]*128" office:value-type="float" office:value="96" calcext:value-type="float">
            <text:p>96</text:p>
          </table:table-cell>
          <table:table-cell table:formula="of:=[.O190]*1+[.O191]*2+[.O192]*4+[.O193]*8+[.O194]*16+[.O195]*32+[.O196]*64+[.O197]*128" office:value-type="float" office:value="128" calcext:value-type="float">
            <text:p>128</text:p>
          </table:table-cell>
          <table:table-cell table:formula="of:=[.P190]*1+[.P191]*2+[.P192]*4+[.P193]*8+[.P194]*16+[.P195]*32+[.P196]*64+[.P197]*128" office:value-type="float" office:value="128" calcext:value-type="float">
            <text:p>128</text:p>
          </table:table-cell>
          <table:table-cell table:formula="of:=[.Q190]*1+[.Q191]*2+[.Q192]*4+[.Q193]*8+[.Q194]*16+[.Q195]*32+[.Q196]*64+[.Q197]*128" office:value-type="float" office:value="96" calcext:value-type="float">
            <text:p>96</text:p>
          </table:table-cell>
          <table:table-cell table:formula="of:=[.R190]*1+[.R191]*2+[.R192]*4+[.R193]*8+[.R194]*16+[.R195]*32+[.R196]*64+[.R197]*128" office:value-type="float" office:value="28" calcext:value-type="float">
            <text:p>28</text:p>
          </table:table-cell>
          <table:table-cell table:formula="of:=[.S190]*1+[.S191]*2+[.S192]*4+[.S193]*8+[.S194]*16+[.S195]*32+[.S196]*64+[.S197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5"/>
          <table:table-cell table:style-name="ce216"/>
          <table:table-cell table:style-name="ce382"/>
          <table:table-cell table:style-name="ce216"/>
          <table:table-cell table:style-name="ce382"/>
          <table:table-cell table:style-name="ce216"/>
          <table:table-cell table:style-name="ce382"/>
          <table:table-cell table:style-name="ce677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5"/>
          <table:table-cell table:style-name="ce217"/>
          <table:table-cell table:style-name="ce382"/>
          <table:table-cell table:style-name="ce216"/>
          <table:table-cell table:style-name="ce382"/>
          <table:table-cell table:style-name="ce216"/>
          <table:table-cell table:style-name="ce383"/>
          <table:table-cell table:style-name="ce67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5"/>
          <table:table-cell table:style-name="ce217"/>
          <table:table-cell table:style-name="ce382"/>
          <table:table-cell table:style-name="ce216"/>
          <table:table-cell table:style-name="ce382"/>
          <table:table-cell table:style-name="ce216"/>
          <table:table-cell table:style-name="ce383"/>
          <table:table-cell table:style-name="ce67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5"/>
          <table:table-cell table:style-name="ce217"/>
          <table:table-cell table:style-name="ce382"/>
          <table:table-cell table:style-name="ce216"/>
          <table:table-cell table:style-name="ce382"/>
          <table:table-cell table:style-name="ce216"/>
          <table:table-cell table:style-name="ce383"/>
          <table:table-cell table:style-name="ce67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5"/>
          <table:table-cell table:style-name="ce216"/>
          <table:table-cell table:style-name="ce383"/>
          <table:table-cell table:style-name="ce216"/>
          <table:table-cell table:style-name="ce382"/>
          <table:table-cell table:style-name="ce217"/>
          <table:table-cell table:style-name="ce382"/>
          <table:table-cell table:style-name="ce67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5"/>
          <table:table-cell table:style-name="ce216"/>
          <table:table-cell table:style-name="ce383"/>
          <table:table-cell table:style-name="ce216"/>
          <table:table-cell table:style-name="ce382"/>
          <table:table-cell table:style-name="ce217"/>
          <table:table-cell table:style-name="ce382"/>
          <table:table-cell table:style-name="ce67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6"/>
          <table:table-cell table:style-name="ce218"/>
          <table:table-cell table:style-name="ce384"/>
          <table:table-cell table:style-name="ce523"/>
          <table:table-cell table:style-name="ce583"/>
          <table:table-cell table:style-name="ce218"/>
          <table:table-cell table:style-name="ce384"/>
          <table:table-cell table:style-name="ce678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2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67"/>
          <table:table-cell table:style-name="ce219"/>
          <table:table-cell table:style-name="ce385"/>
          <table:table-cell table:style-name="ce219"/>
          <table:table-cell table:style-name="ce385"/>
          <table:table-cell table:style-name="ce219"/>
          <table:table-cell table:style-name="ce385"/>
          <table:table-cell table:style-name="ce679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199]*1+[.L200]*2+[.L201]*4+[.L202]*8+[.L203]*16+[.L204]*32+[.L205]*64+[.L206]*128" office:value-type="float" office:value="0" calcext:value-type="float">
            <text:p>0</text:p>
          </table:table-cell>
          <table:table-cell table:formula="of:=[.M199]*1+[.M200]*2+[.M201]*4+[.M202]*8+[.M203]*16+[.M204]*32+[.M205]*64+[.M206]*128" office:value-type="float" office:value="254" calcext:value-type="float">
            <text:p>254</text:p>
          </table:table-cell>
          <table:table-cell table:formula="of:=[.N199]*1+[.N200]*2+[.N201]*4+[.N202]*8+[.N203]*16+[.N204]*32+[.N205]*64+[.N206]*128" office:value-type="float" office:value="64" calcext:value-type="float">
            <text:p>64</text:p>
          </table:table-cell>
          <table:table-cell table:formula="of:=[.O199]*1+[.O200]*2+[.O201]*4+[.O202]*8+[.O203]*16+[.O204]*32+[.O205]*64+[.O206]*128" office:value-type="float" office:value="32" calcext:value-type="float">
            <text:p>32</text:p>
          </table:table-cell>
          <table:table-cell table:formula="of:=[.P199]*1+[.P200]*2+[.P201]*4+[.P202]*8+[.P203]*16+[.P204]*32+[.P205]*64+[.P206]*128" office:value-type="float" office:value="64" calcext:value-type="float">
            <text:p>64</text:p>
          </table:table-cell>
          <table:table-cell table:formula="of:=[.Q199]*1+[.Q200]*2+[.Q201]*4+[.Q202]*8+[.Q203]*16+[.Q204]*32+[.Q205]*64+[.Q206]*128" office:value-type="float" office:value="254" calcext:value-type="float">
            <text:p>254</text:p>
          </table:table-cell>
          <table:table-cell table:formula="of:=[.R199]*1+[.R200]*2+[.R201]*4+[.R202]*8+[.R203]*16+[.R204]*32+[.R205]*64+[.R206]*128" office:value-type="float" office:value="0" calcext:value-type="float">
            <text:p>0</text:p>
          </table:table-cell>
          <table:table-cell table:formula="of:=[.S199]*1+[.S200]*2+[.S201]*4+[.S202]*8+[.S203]*16+[.S204]*32+[.S205]*64+[.S206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8"/>
          <table:table-cell table:style-name="ce220"/>
          <table:table-cell table:style-name="ce386"/>
          <table:table-cell table:style-name="ce524"/>
          <table:table-cell table:style-name="ce386"/>
          <table:table-cell table:style-name="ce220"/>
          <table:table-cell table:style-name="ce386"/>
          <table:table-cell table:style-name="ce68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8"/>
          <table:table-cell table:style-name="ce220"/>
          <table:table-cell table:style-name="ce386"/>
          <table:table-cell table:style-name="ce524"/>
          <table:table-cell table:style-name="ce386"/>
          <table:table-cell table:style-name="ce220"/>
          <table:table-cell table:style-name="ce386"/>
          <table:table-cell table:style-name="ce68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8"/>
          <table:table-cell table:style-name="ce220"/>
          <table:table-cell table:style-name="ce386"/>
          <table:table-cell table:style-name="ce524"/>
          <table:table-cell table:style-name="ce386"/>
          <table:table-cell table:style-name="ce220"/>
          <table:table-cell table:style-name="ce386"/>
          <table:table-cell table:style-name="ce68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8"/>
          <table:table-cell table:style-name="ce220"/>
          <table:table-cell table:style-name="ce386"/>
          <table:table-cell table:style-name="ce524"/>
          <table:table-cell table:style-name="ce386"/>
          <table:table-cell table:style-name="ce220"/>
          <table:table-cell table:style-name="ce386"/>
          <table:table-cell table:style-name="ce68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8"/>
          <table:table-cell table:style-name="ce220"/>
          <table:table-cell table:style-name="ce386"/>
          <table:table-cell table:style-name="ce220"/>
          <table:table-cell table:style-name="ce386"/>
          <table:table-cell table:style-name="ce220"/>
          <table:table-cell table:style-name="ce386"/>
          <table:table-cell table:style-name="ce680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8"/>
          <table:table-cell table:style-name="ce220"/>
          <table:table-cell table:style-name="ce387"/>
          <table:table-cell table:style-name="ce524"/>
          <table:table-cell table:style-name="ce387"/>
          <table:table-cell table:style-name="ce220"/>
          <table:table-cell table:style-name="ce386"/>
          <table:table-cell table:style-name="ce680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9"/>
          <table:table-cell table:style-name="ce221"/>
          <table:table-cell table:style-name="ce388"/>
          <table:table-cell table:style-name="ce525"/>
          <table:table-cell table:style-name="ce388"/>
          <table:table-cell table:style-name="ce221"/>
          <table:table-cell table:style-name="ce388"/>
          <table:table-cell table:style-name="ce681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70"/>
          <table:table-cell table:style-name="ce222"/>
          <table:table-cell table:style-name="ce389"/>
          <table:table-cell table:style-name="ce222"/>
          <table:table-cell table:style-name="ce389"/>
          <table:table-cell table:style-name="ce222"/>
          <table:table-cell table:style-name="ce389"/>
          <table:table-cell table:style-name="ce682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08]*1+[.L209]*2+[.L210]*4+[.L211]*8+[.L212]*16+[.L213]*32+[.L214]*64+[.L215]*128" office:value-type="float" office:value="0" calcext:value-type="float">
            <text:p>0</text:p>
          </table:table-cell>
          <table:table-cell table:formula="of:=[.M208]*1+[.M209]*2+[.M210]*4+[.M211]*8+[.M212]*16+[.M213]*32+[.M214]*64+[.M215]*128" office:value-type="float" office:value="198" calcext:value-type="float">
            <text:p>198</text:p>
          </table:table-cell>
          <table:table-cell table:formula="of:=[.N208]*1+[.N209]*2+[.N210]*4+[.N211]*8+[.N212]*16+[.N213]*32+[.N214]*64+[.N215]*128" office:value-type="float" office:value="40" calcext:value-type="float">
            <text:p>40</text:p>
          </table:table-cell>
          <table:table-cell table:formula="of:=[.O208]*1+[.O209]*2+[.O210]*4+[.O211]*8+[.O212]*16+[.O213]*32+[.O214]*64+[.O215]*128" office:value-type="float" office:value="16" calcext:value-type="float">
            <text:p>16</text:p>
          </table:table-cell>
          <table:table-cell table:formula="of:=[.P208]*1+[.P209]*2+[.P210]*4+[.P211]*8+[.P212]*16+[.P213]*32+[.P214]*64+[.P215]*128" office:value-type="float" office:value="40" calcext:value-type="float">
            <text:p>40</text:p>
          </table:table-cell>
          <table:table-cell table:formula="of:=[.Q208]*1+[.Q209]*2+[.Q210]*4+[.Q211]*8+[.Q212]*16+[.Q213]*32+[.Q214]*64+[.Q215]*128" office:value-type="float" office:value="198" calcext:value-type="float">
            <text:p>198</text:p>
          </table:table-cell>
          <table:table-cell table:formula="of:=[.R208]*1+[.R209]*2+[.R210]*4+[.R211]*8+[.R212]*16+[.R213]*32+[.R214]*64+[.R215]*128" office:value-type="float" office:value="0" calcext:value-type="float">
            <text:p>0</text:p>
          </table:table-cell>
          <table:table-cell table:formula="of:=[.S208]*1+[.S209]*2+[.S210]*4+[.S211]*8+[.S212]*16+[.S213]*32+[.S214]*64+[.S215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1"/>
          <table:table-cell table:style-name="ce223"/>
          <table:table-cell table:style-name="ce390"/>
          <table:table-cell table:style-name="ce224"/>
          <table:table-cell table:style-name="ce390"/>
          <table:table-cell table:style-name="ce223"/>
          <table:table-cell table:style-name="ce390"/>
          <table:table-cell table:style-name="ce68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1"/>
          <table:table-cell table:style-name="ce223"/>
          <table:table-cell table:style-name="ce390"/>
          <table:table-cell table:style-name="ce224"/>
          <table:table-cell table:style-name="ce390"/>
          <table:table-cell table:style-name="ce223"/>
          <table:table-cell table:style-name="ce390"/>
          <table:table-cell table:style-name="ce68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1"/>
          <table:table-cell table:style-name="ce224"/>
          <table:table-cell table:style-name="ce391"/>
          <table:table-cell table:style-name="ce224"/>
          <table:table-cell table:style-name="ce391"/>
          <table:table-cell table:style-name="ce224"/>
          <table:table-cell table:style-name="ce390"/>
          <table:table-cell table:style-name="ce683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1"/>
          <table:table-cell table:style-name="ce224"/>
          <table:table-cell table:style-name="ce390"/>
          <table:table-cell table:style-name="ce223"/>
          <table:table-cell table:style-name="ce390"/>
          <table:table-cell table:style-name="ce224"/>
          <table:table-cell table:style-name="ce390"/>
          <table:table-cell table:style-name="ce683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1"/>
          <table:table-cell table:style-name="ce224"/>
          <table:table-cell table:style-name="ce391"/>
          <table:table-cell table:style-name="ce224"/>
          <table:table-cell table:style-name="ce391"/>
          <table:table-cell table:style-name="ce224"/>
          <table:table-cell table:style-name="ce390"/>
          <table:table-cell table:style-name="ce683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1"/>
          <table:table-cell table:style-name="ce223"/>
          <table:table-cell table:style-name="ce390"/>
          <table:table-cell table:style-name="ce224"/>
          <table:table-cell table:style-name="ce390"/>
          <table:table-cell table:style-name="ce223"/>
          <table:table-cell table:style-name="ce390"/>
          <table:table-cell table:style-name="ce68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2"/>
          <table:table-cell table:style-name="ce225"/>
          <table:table-cell table:style-name="ce392"/>
          <table:table-cell table:style-name="ce526"/>
          <table:table-cell table:style-name="ce392"/>
          <table:table-cell table:style-name="ce225"/>
          <table:table-cell table:style-name="ce392"/>
          <table:table-cell table:style-name="ce684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73"/>
          <table:table-cell table:style-name="ce226"/>
          <table:table-cell table:style-name="ce393"/>
          <table:table-cell table:style-name="ce226"/>
          <table:table-cell table:style-name="ce393"/>
          <table:table-cell table:style-name="ce226"/>
          <table:table-cell table:style-name="ce393"/>
          <table:table-cell table:style-name="ce685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17]*1+[.L218]*2+[.L219]*4+[.L220]*8+[.L221]*16+[.L222]*32+[.L223]*64+[.L224]*128" office:value-type="float" office:value="0" calcext:value-type="float">
            <text:p>0</text:p>
          </table:table-cell>
          <table:table-cell table:formula="of:=[.M217]*1+[.M218]*2+[.M219]*4+[.M220]*8+[.M221]*16+[.M222]*32+[.M223]*64+[.M224]*128" office:value-type="float" office:value="6" calcext:value-type="float">
            <text:p>6</text:p>
          </table:table-cell>
          <table:table-cell table:formula="of:=[.N217]*1+[.N218]*2+[.N219]*4+[.N220]*8+[.N221]*16+[.N222]*32+[.N223]*64+[.N224]*128" office:value-type="float" office:value="8" calcext:value-type="float">
            <text:p>8</text:p>
          </table:table-cell>
          <table:table-cell table:formula="of:=[.O217]*1+[.O218]*2+[.O219]*4+[.O220]*8+[.O221]*16+[.O222]*32+[.O223]*64+[.O224]*128" office:value-type="float" office:value="240" calcext:value-type="float">
            <text:p>240</text:p>
          </table:table-cell>
          <table:table-cell table:formula="of:=[.P217]*1+[.P218]*2+[.P219]*4+[.P220]*8+[.P221]*16+[.P222]*32+[.P223]*64+[.P224]*128" office:value-type="float" office:value="8" calcext:value-type="float">
            <text:p>8</text:p>
          </table:table-cell>
          <table:table-cell table:formula="of:=[.Q217]*1+[.Q218]*2+[.Q219]*4+[.Q220]*8+[.Q221]*16+[.Q222]*32+[.Q223]*64+[.Q224]*128" office:value-type="float" office:value="6" calcext:value-type="float">
            <text:p>6</text:p>
          </table:table-cell>
          <table:table-cell table:formula="of:=[.R217]*1+[.R218]*2+[.R219]*4+[.R220]*8+[.R221]*16+[.R222]*32+[.R223]*64+[.R224]*128" office:value-type="float" office:value="0" calcext:value-type="float">
            <text:p>0</text:p>
          </table:table-cell>
          <table:table-cell table:formula="of:=[.S217]*1+[.S218]*2+[.S219]*4+[.S220]*8+[.S221]*16+[.S222]*32+[.S223]*64+[.S224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4"/>
          <table:table-cell table:style-name="ce227"/>
          <table:table-cell table:style-name="ce394"/>
          <table:table-cell table:style-name="ce228"/>
          <table:table-cell table:style-name="ce394"/>
          <table:table-cell table:style-name="ce227"/>
          <table:table-cell table:style-name="ce394"/>
          <table:table-cell table:style-name="ce686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4"/>
          <table:table-cell table:style-name="ce227"/>
          <table:table-cell table:style-name="ce394"/>
          <table:table-cell table:style-name="ce228"/>
          <table:table-cell table:style-name="ce394"/>
          <table:table-cell table:style-name="ce227"/>
          <table:table-cell table:style-name="ce394"/>
          <table:table-cell table:style-name="ce686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4"/>
          <table:table-cell table:style-name="ce228"/>
          <table:table-cell table:style-name="ce395"/>
          <table:table-cell table:style-name="ce228"/>
          <table:table-cell table:style-name="ce395"/>
          <table:table-cell table:style-name="ce228"/>
          <table:table-cell table:style-name="ce394"/>
          <table:table-cell table:style-name="ce68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4"/>
          <table:table-cell table:style-name="ce228"/>
          <table:table-cell table:style-name="ce394"/>
          <table:table-cell table:style-name="ce227"/>
          <table:table-cell table:style-name="ce394"/>
          <table:table-cell table:style-name="ce228"/>
          <table:table-cell table:style-name="ce394"/>
          <table:table-cell table:style-name="ce686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4"/>
          <table:table-cell table:style-name="ce228"/>
          <table:table-cell table:style-name="ce394"/>
          <table:table-cell table:style-name="ce227"/>
          <table:table-cell table:style-name="ce394"/>
          <table:table-cell table:style-name="ce228"/>
          <table:table-cell table:style-name="ce394"/>
          <table:table-cell table:style-name="ce686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4"/>
          <table:table-cell table:style-name="ce228"/>
          <table:table-cell table:style-name="ce394"/>
          <table:table-cell table:style-name="ce227"/>
          <table:table-cell table:style-name="ce394"/>
          <table:table-cell table:style-name="ce228"/>
          <table:table-cell table:style-name="ce394"/>
          <table:table-cell table:style-name="ce686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5"/>
          <table:table-cell table:style-name="ce229"/>
          <table:table-cell table:style-name="ce396"/>
          <table:table-cell table:style-name="ce527"/>
          <table:table-cell table:style-name="ce396"/>
          <table:table-cell table:style-name="ce229"/>
          <table:table-cell table:style-name="ce396"/>
          <table:table-cell table:style-name="ce687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style-name="ce76"/>
          <table:table-cell table:style-name="ce230"/>
          <table:table-cell table:style-name="ce397"/>
          <table:table-cell table:style-name="ce230"/>
          <table:table-cell table:style-name="ce397"/>
          <table:table-cell table:style-name="ce230"/>
          <table:table-cell table:style-name="ce397"/>
          <table:table-cell table:style-name="ce688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26]*1+[.L227]*2+[.L228]*4+[.L229]*8+[.L230]*16+[.L231]*32+[.L232]*64+[.L233]*128" office:value-type="float" office:value="0" calcext:value-type="float">
            <text:p>0</text:p>
          </table:table-cell>
          <table:table-cell table:formula="of:=[.M226]*1+[.M227]*2+[.M228]*4+[.M229]*8+[.M230]*16+[.M231]*32+[.M232]*64+[.M233]*128" office:value-type="float" office:value="0" calcext:value-type="float">
            <text:p>0</text:p>
          </table:table-cell>
          <table:table-cell table:formula="of:=[.N226]*1+[.N227]*2+[.N228]*4+[.N229]*8+[.N230]*16+[.N231]*32+[.N232]*64+[.N233]*128" office:value-type="float" office:value="194" calcext:value-type="float">
            <text:p>194</text:p>
          </table:table-cell>
          <table:table-cell table:formula="of:=[.O226]*1+[.O227]*2+[.O228]*4+[.O229]*8+[.O230]*16+[.O231]*32+[.O232]*64+[.O233]*128" office:value-type="float" office:value="162" calcext:value-type="float">
            <text:p>162</text:p>
          </table:table-cell>
          <table:table-cell table:formula="of:=[.P226]*1+[.P227]*2+[.P228]*4+[.P229]*8+[.P230]*16+[.P231]*32+[.P232]*64+[.P233]*128" office:value-type="float" office:value="154" calcext:value-type="float">
            <text:p>154</text:p>
          </table:table-cell>
          <table:table-cell table:formula="of:=[.Q226]*1+[.Q227]*2+[.Q228]*4+[.Q229]*8+[.Q230]*16+[.Q231]*32+[.Q232]*64+[.Q233]*128" office:value-type="float" office:value="134" calcext:value-type="float">
            <text:p>134</text:p>
          </table:table-cell>
          <table:table-cell table:formula="of:=[.R226]*1+[.R227]*2+[.R228]*4+[.R229]*8+[.R230]*16+[.R231]*32+[.R232]*64+[.R233]*128" office:value-type="float" office:value="0" calcext:value-type="float">
            <text:p>0</text:p>
          </table:table-cell>
          <table:table-cell table:formula="of:=[.S226]*1+[.S227]*2+[.S228]*4+[.S229]*8+[.S230]*16+[.S231]*32+[.S232]*64+[.S233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7"/>
          <table:table-cell table:style-name="ce231"/>
          <table:table-cell table:style-name="ce398"/>
          <table:table-cell table:style-name="ce528"/>
          <table:table-cell table:style-name="ce398"/>
          <table:table-cell table:style-name="ce528"/>
          <table:table-cell table:style-name="ce399"/>
          <table:table-cell table:style-name="ce689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7"/>
          <table:table-cell table:style-name="ce231"/>
          <table:table-cell table:style-name="ce399"/>
          <table:table-cell table:style-name="ce231"/>
          <table:table-cell table:style-name="ce399"/>
          <table:table-cell table:style-name="ce528"/>
          <table:table-cell table:style-name="ce399"/>
          <table:table-cell table:style-name="ce689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7"/>
          <table:table-cell table:style-name="ce231"/>
          <table:table-cell table:style-name="ce399"/>
          <table:table-cell table:style-name="ce231"/>
          <table:table-cell table:style-name="ce398"/>
          <table:table-cell table:style-name="ce231"/>
          <table:table-cell table:style-name="ce399"/>
          <table:table-cell table:style-name="ce689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7"/>
          <table:table-cell table:style-name="ce231"/>
          <table:table-cell table:style-name="ce399"/>
          <table:table-cell table:style-name="ce231"/>
          <table:table-cell table:style-name="ce398"/>
          <table:table-cell table:style-name="ce231"/>
          <table:table-cell table:style-name="ce399"/>
          <table:table-cell table:style-name="ce689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7"/>
          <table:table-cell table:style-name="ce231"/>
          <table:table-cell table:style-name="ce399"/>
          <table:table-cell table:style-name="ce528"/>
          <table:table-cell table:style-name="ce399"/>
          <table:table-cell table:style-name="ce231"/>
          <table:table-cell table:style-name="ce399"/>
          <table:table-cell table:style-name="ce689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7"/>
          <table:table-cell table:style-name="ce231"/>
          <table:table-cell table:style-name="ce398"/>
          <table:table-cell table:style-name="ce231"/>
          <table:table-cell table:style-name="ce399"/>
          <table:table-cell table:style-name="ce231"/>
          <table:table-cell table:style-name="ce399"/>
          <table:table-cell table:style-name="ce68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8"/>
          <table:table-cell table:style-name="ce232"/>
          <table:table-cell table:style-name="ce400"/>
          <table:table-cell table:style-name="ce529"/>
          <table:table-cell table:style-name="ce400"/>
          <table:table-cell table:style-name="ce529"/>
          <table:table-cell table:style-name="ce608"/>
          <table:table-cell table:style-name="ce690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4"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9"/>
          <table:table-cell table:style-name="ce233"/>
          <table:table-cell table:style-name="ce401"/>
          <table:table-cell table:style-name="ce233"/>
          <table:table-cell table:style-name="ce401"/>
          <table:table-cell table:style-name="ce233"/>
          <table:table-cell table:style-name="ce401"/>
          <table:table-cell table:style-name="ce691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35]*1+[.L236]*2+[.L237]*4+[.L238]*8+[.L239]*16+[.L240]*32+[.L241]*64+[.L242]*128" office:value-type="float" office:value="0" calcext:value-type="float">
            <text:p>0</text:p>
          </table:table-cell>
          <table:table-cell table:formula="of:=[.M235]*1+[.M236]*2+[.M237]*4+[.M238]*8+[.M239]*16+[.M240]*32+[.M241]*64+[.M242]*128" office:value-type="float" office:value="0" calcext:value-type="float">
            <text:p>0</text:p>
          </table:table-cell>
          <table:table-cell table:formula="of:=[.N235]*1+[.N236]*2+[.N237]*4+[.N238]*8+[.N239]*16+[.N240]*32+[.N241]*64+[.N242]*128" office:value-type="float" office:value="124" calcext:value-type="float">
            <text:p>124</text:p>
          </table:table-cell>
          <table:table-cell table:formula="of:=[.O235]*1+[.O236]*2+[.O237]*4+[.O238]*8+[.O239]*16+[.O240]*32+[.O241]*64+[.O242]*128" office:value-type="float" office:value="130" calcext:value-type="float">
            <text:p>130</text:p>
          </table:table-cell>
          <table:table-cell table:formula="of:=[.P235]*1+[.P236]*2+[.P237]*4+[.P238]*8+[.P239]*16+[.P240]*32+[.P241]*64+[.P242]*128" office:value-type="float" office:value="130" calcext:value-type="float">
            <text:p>130</text:p>
          </table:table-cell>
          <table:table-cell table:formula="of:=[.Q235]*1+[.Q236]*2+[.Q237]*4+[.Q238]*8+[.Q239]*16+[.Q240]*32+[.Q241]*64+[.Q242]*128" office:value-type="float" office:value="124" calcext:value-type="float">
            <text:p>124</text:p>
          </table:table-cell>
          <table:table-cell table:formula="of:=[.R235]*1+[.R236]*2+[.R237]*4+[.R238]*8+[.R239]*16+[.R240]*32+[.R241]*64+[.R242]*128" office:value-type="float" office:value="0" calcext:value-type="float">
            <text:p>0</text:p>
          </table:table-cell>
          <table:table-cell table:formula="of:=[.S235]*1+[.S236]*2+[.S237]*4+[.S238]*8+[.S239]*16+[.S240]*32+[.S241]*64+[.S242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0"/>
          <table:table-cell table:style-name="ce234"/>
          <table:table-cell table:style-name="ce402"/>
          <table:table-cell table:style-name="ce530"/>
          <table:table-cell table:style-name="ce403"/>
          <table:table-cell table:style-name="ce234"/>
          <table:table-cell table:style-name="ce402"/>
          <table:table-cell table:style-name="ce692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0"/>
          <table:table-cell table:style-name="ce234"/>
          <table:table-cell table:style-name="ce403"/>
          <table:table-cell table:style-name="ce234"/>
          <table:table-cell table:style-name="ce402"/>
          <table:table-cell table:style-name="ce530"/>
          <table:table-cell table:style-name="ce402"/>
          <table:table-cell table:style-name="ce69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0"/>
          <table:table-cell table:style-name="ce234"/>
          <table:table-cell table:style-name="ce403"/>
          <table:table-cell table:style-name="ce234"/>
          <table:table-cell table:style-name="ce402"/>
          <table:table-cell table:style-name="ce530"/>
          <table:table-cell table:style-name="ce402"/>
          <table:table-cell table:style-name="ce69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0"/>
          <table:table-cell table:style-name="ce234"/>
          <table:table-cell table:style-name="ce403"/>
          <table:table-cell table:style-name="ce234"/>
          <table:table-cell table:style-name="ce402"/>
          <table:table-cell table:style-name="ce530"/>
          <table:table-cell table:style-name="ce402"/>
          <table:table-cell table:style-name="ce69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0"/>
          <table:table-cell table:style-name="ce234"/>
          <table:table-cell table:style-name="ce403"/>
          <table:table-cell table:style-name="ce234"/>
          <table:table-cell table:style-name="ce402"/>
          <table:table-cell table:style-name="ce530"/>
          <table:table-cell table:style-name="ce402"/>
          <table:table-cell table:style-name="ce69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0"/>
          <table:table-cell table:style-name="ce234"/>
          <table:table-cell table:style-name="ce403"/>
          <table:table-cell table:style-name="ce234"/>
          <table:table-cell table:style-name="ce402"/>
          <table:table-cell table:style-name="ce530"/>
          <table:table-cell table:style-name="ce402"/>
          <table:table-cell table:style-name="ce69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1"/>
          <table:table-cell table:style-name="ce235"/>
          <table:table-cell table:style-name="ce404"/>
          <table:table-cell table:style-name="ce531"/>
          <table:table-cell table:style-name="ce584"/>
          <table:table-cell table:style-name="ce235"/>
          <table:table-cell table:style-name="ce404"/>
          <table:table-cell table:style-name="ce693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2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2"/>
          <table:table-cell table:style-name="ce236"/>
          <table:table-cell table:style-name="ce405"/>
          <table:table-cell table:style-name="ce236"/>
          <table:table-cell table:style-name="ce405"/>
          <table:table-cell table:style-name="ce236"/>
          <table:table-cell table:style-name="ce405"/>
          <table:table-cell table:style-name="ce694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44]*1+[.L245]*2+[.L246]*4+[.L247]*8+[.L248]*16+[.L249]*32+[.L250]*64+[.L251]*128" office:value-type="float" office:value="0" calcext:value-type="float">
            <text:p>0</text:p>
          </table:table-cell>
          <table:table-cell table:formula="of:=[.M244]*1+[.M245]*2+[.M246]*4+[.M247]*8+[.M248]*16+[.M249]*32+[.M250]*64+[.M251]*128" office:value-type="float" office:value="0" calcext:value-type="float">
            <text:p>0</text:p>
          </table:table-cell>
          <table:table-cell table:formula="of:=[.N244]*1+[.N245]*2+[.N246]*4+[.N247]*8+[.N248]*16+[.N249]*32+[.N250]*64+[.N251]*128" office:value-type="float" office:value="132" calcext:value-type="float">
            <text:p>132</text:p>
          </table:table-cell>
          <table:table-cell table:formula="of:=[.O244]*1+[.O245]*2+[.O246]*4+[.O247]*8+[.O248]*16+[.O249]*32+[.O250]*64+[.O251]*128" office:value-type="float" office:value="254" calcext:value-type="float">
            <text:p>254</text:p>
          </table:table-cell>
          <table:table-cell table:formula="of:=[.P244]*1+[.P245]*2+[.P246]*4+[.P247]*8+[.P248]*16+[.P249]*32+[.P250]*64+[.P251]*128" office:value-type="float" office:value="128" calcext:value-type="float">
            <text:p>128</text:p>
          </table:table-cell>
          <table:table-cell table:formula="of:=[.Q244]*1+[.Q245]*2+[.Q246]*4+[.Q247]*8+[.Q248]*16+[.Q249]*32+[.Q250]*64+[.Q251]*128" office:value-type="float" office:value="0" calcext:value-type="float">
            <text:p>0</text:p>
          </table:table-cell>
          <table:table-cell table:formula="of:=[.R244]*1+[.R245]*2+[.R246]*4+[.R247]*8+[.R248]*16+[.R249]*32+[.R250]*64+[.R251]*128" office:value-type="float" office:value="0" calcext:value-type="float">
            <text:p>0</text:p>
          </table:table-cell>
          <table:table-cell table:formula="of:=[.S244]*1+[.S245]*2+[.S246]*4+[.S247]*8+[.S248]*16+[.S249]*32+[.S250]*64+[.S251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3"/>
          <table:table-cell table:style-name="ce237"/>
          <table:table-cell table:style-name="ce406"/>
          <table:table-cell table:style-name="ce532"/>
          <table:table-cell table:style-name="ce406"/>
          <table:table-cell table:style-name="ce237"/>
          <table:table-cell table:style-name="ce406"/>
          <table:table-cell table:style-name="ce695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3"/>
          <table:table-cell table:style-name="ce237"/>
          <table:table-cell table:style-name="ce407"/>
          <table:table-cell table:style-name="ce532"/>
          <table:table-cell table:style-name="ce406"/>
          <table:table-cell table:style-name="ce237"/>
          <table:table-cell table:style-name="ce406"/>
          <table:table-cell table:style-name="ce695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3"/>
          <table:table-cell table:style-name="ce237"/>
          <table:table-cell table:style-name="ce406"/>
          <table:table-cell table:style-name="ce532"/>
          <table:table-cell table:style-name="ce406"/>
          <table:table-cell table:style-name="ce237"/>
          <table:table-cell table:style-name="ce406"/>
          <table:table-cell table:style-name="ce695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3"/>
          <table:table-cell table:style-name="ce237"/>
          <table:table-cell table:style-name="ce406"/>
          <table:table-cell table:style-name="ce532"/>
          <table:table-cell table:style-name="ce406"/>
          <table:table-cell table:style-name="ce237"/>
          <table:table-cell table:style-name="ce406"/>
          <table:table-cell table:style-name="ce695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3"/>
          <table:table-cell table:style-name="ce237"/>
          <table:table-cell table:style-name="ce406"/>
          <table:table-cell table:style-name="ce532"/>
          <table:table-cell table:style-name="ce406"/>
          <table:table-cell table:style-name="ce237"/>
          <table:table-cell table:style-name="ce406"/>
          <table:table-cell table:style-name="ce695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3"/>
          <table:table-cell table:style-name="ce237"/>
          <table:table-cell table:style-name="ce406"/>
          <table:table-cell table:style-name="ce532"/>
          <table:table-cell table:style-name="ce406"/>
          <table:table-cell table:style-name="ce237"/>
          <table:table-cell table:style-name="ce406"/>
          <table:table-cell table:style-name="ce695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4"/>
          <table:table-cell table:style-name="ce238"/>
          <table:table-cell table:style-name="ce408"/>
          <table:table-cell table:style-name="ce533"/>
          <table:table-cell table:style-name="ce408"/>
          <table:table-cell table:style-name="ce238"/>
          <table:table-cell table:style-name="ce609"/>
          <table:table-cell table:style-name="ce696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5"/>
          <table:table-cell table:style-name="ce239"/>
          <table:table-cell table:style-name="ce409"/>
          <table:table-cell table:style-name="ce239"/>
          <table:table-cell table:style-name="ce409"/>
          <table:table-cell table:style-name="ce239"/>
          <table:table-cell table:style-name="ce409"/>
          <table:table-cell table:style-name="ce697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53]*1+[.L254]*2+[.L255]*4+[.L256]*8+[.L257]*16+[.L258]*32+[.L259]*64+[.L260]*128" office:value-type="float" office:value="0" calcext:value-type="float">
            <text:p>0</text:p>
          </table:table-cell>
          <table:table-cell table:formula="of:=[.M253]*1+[.M254]*2+[.M255]*4+[.M256]*8+[.M257]*16+[.M258]*32+[.M259]*64+[.M260]*128" office:value-type="float" office:value="0" calcext:value-type="float">
            <text:p>0</text:p>
          </table:table-cell>
          <table:table-cell table:formula="of:=[.N253]*1+[.N254]*2+[.N255]*4+[.N256]*8+[.N257]*16+[.N258]*32+[.N259]*64+[.N260]*128" office:value-type="float" office:value="194" calcext:value-type="float">
            <text:p>194</text:p>
          </table:table-cell>
          <table:table-cell table:formula="of:=[.O253]*1+[.O254]*2+[.O255]*4+[.O256]*8+[.O257]*16+[.O258]*32+[.O259]*64+[.O260]*128" office:value-type="float" office:value="162" calcext:value-type="float">
            <text:p>162</text:p>
          </table:table-cell>
          <table:table-cell table:formula="of:=[.P253]*1+[.P254]*2+[.P255]*4+[.P256]*8+[.P257]*16+[.P258]*32+[.P259]*64+[.P260]*128" office:value-type="float" office:value="146" calcext:value-type="float">
            <text:p>146</text:p>
          </table:table-cell>
          <table:table-cell table:formula="of:=[.Q253]*1+[.Q254]*2+[.Q255]*4+[.Q256]*8+[.Q257]*16+[.Q258]*32+[.Q259]*64+[.Q260]*128" office:value-type="float" office:value="140" calcext:value-type="float">
            <text:p>140</text:p>
          </table:table-cell>
          <table:table-cell table:formula="of:=[.R253]*1+[.R254]*2+[.R255]*4+[.R256]*8+[.R257]*16+[.R258]*32+[.R259]*64+[.R260]*128" office:value-type="float" office:value="0" calcext:value-type="float">
            <text:p>0</text:p>
          </table:table-cell>
          <table:table-cell table:formula="of:=[.S253]*1+[.S254]*2+[.S255]*4+[.S256]*8+[.S257]*16+[.S258]*32+[.S259]*64+[.S260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6"/>
          <table:table-cell table:style-name="ce240"/>
          <table:table-cell table:style-name="ce410"/>
          <table:table-cell table:style-name="ce534"/>
          <table:table-cell table:style-name="ce410"/>
          <table:table-cell table:style-name="ce240"/>
          <table:table-cell table:style-name="ce411"/>
          <table:table-cell table:style-name="ce698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6"/>
          <table:table-cell table:style-name="ce240"/>
          <table:table-cell table:style-name="ce411"/>
          <table:table-cell table:style-name="ce240"/>
          <table:table-cell table:style-name="ce411"/>
          <table:table-cell table:style-name="ce534"/>
          <table:table-cell table:style-name="ce411"/>
          <table:table-cell table:style-name="ce698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6"/>
          <table:table-cell table:style-name="ce240"/>
          <table:table-cell table:style-name="ce411"/>
          <table:table-cell table:style-name="ce240"/>
          <table:table-cell table:style-name="ce411"/>
          <table:table-cell table:style-name="ce534"/>
          <table:table-cell table:style-name="ce411"/>
          <table:table-cell table:style-name="ce698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6"/>
          <table:table-cell table:style-name="ce240"/>
          <table:table-cell table:style-name="ce411"/>
          <table:table-cell table:style-name="ce240"/>
          <table:table-cell table:style-name="ce410"/>
          <table:table-cell table:style-name="ce240"/>
          <table:table-cell table:style-name="ce411"/>
          <table:table-cell table:style-name="ce698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6"/>
          <table:table-cell table:style-name="ce240"/>
          <table:table-cell table:style-name="ce411"/>
          <table:table-cell table:style-name="ce534"/>
          <table:table-cell table:style-name="ce411"/>
          <table:table-cell table:style-name="ce240"/>
          <table:table-cell table:style-name="ce411"/>
          <table:table-cell table:style-name="ce69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6"/>
          <table:table-cell table:style-name="ce240"/>
          <table:table-cell table:style-name="ce410"/>
          <table:table-cell table:style-name="ce240"/>
          <table:table-cell table:style-name="ce411"/>
          <table:table-cell table:style-name="ce240"/>
          <table:table-cell table:style-name="ce411"/>
          <table:table-cell table:style-name="ce698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7"/>
          <table:table-cell table:style-name="ce241"/>
          <table:table-cell table:style-name="ce412"/>
          <table:table-cell table:style-name="ce535"/>
          <table:table-cell table:style-name="ce412"/>
          <table:table-cell table:style-name="ce535"/>
          <table:table-cell table:style-name="ce610"/>
          <table:table-cell table:style-name="ce699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4"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8"/>
          <table:table-cell table:style-name="ce242"/>
          <table:table-cell table:style-name="ce413"/>
          <table:table-cell table:style-name="ce242"/>
          <table:table-cell table:style-name="ce413"/>
          <table:table-cell table:style-name="ce242"/>
          <table:table-cell table:style-name="ce413"/>
          <table:table-cell table:style-name="ce700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62]*1+[.L263]*2+[.L264]*4+[.L265]*8+[.L266]*16+[.L267]*32+[.L268]*64+[.L269]*128" office:value-type="float" office:value="0" calcext:value-type="float">
            <text:p>0</text:p>
          </table:table-cell>
          <table:table-cell table:formula="of:=[.M262]*1+[.M263]*2+[.M264]*4+[.M265]*8+[.M266]*16+[.M267]*32+[.M268]*64+[.M269]*128" office:value-type="float" office:value="0" calcext:value-type="float">
            <text:p>0</text:p>
          </table:table-cell>
          <table:table-cell table:formula="of:=[.N262]*1+[.N263]*2+[.N264]*4+[.N265]*8+[.N266]*16+[.N267]*32+[.N268]*64+[.N269]*128" office:value-type="float" office:value="130" calcext:value-type="float">
            <text:p>130</text:p>
          </table:table-cell>
          <table:table-cell table:formula="of:=[.O262]*1+[.O263]*2+[.O264]*4+[.O265]*8+[.O266]*16+[.O267]*32+[.O268]*64+[.O269]*128" office:value-type="float" office:value="146" calcext:value-type="float">
            <text:p>146</text:p>
          </table:table-cell>
          <table:table-cell table:formula="of:=[.P262]*1+[.P263]*2+[.P264]*4+[.P265]*8+[.P266]*16+[.P267]*32+[.P268]*64+[.P269]*128" office:value-type="float" office:value="146" calcext:value-type="float">
            <text:p>146</text:p>
          </table:table-cell>
          <table:table-cell table:formula="of:=[.Q262]*1+[.Q263]*2+[.Q264]*4+[.Q265]*8+[.Q266]*16+[.Q267]*32+[.Q268]*64+[.Q269]*128" office:value-type="float" office:value="108" calcext:value-type="float">
            <text:p>108</text:p>
          </table:table-cell>
          <table:table-cell table:formula="of:=[.R262]*1+[.R263]*2+[.R264]*4+[.R265]*8+[.R266]*16+[.R267]*32+[.R268]*64+[.R269]*128" office:value-type="float" office:value="0" calcext:value-type="float">
            <text:p>0</text:p>
          </table:table-cell>
          <table:table-cell table:formula="of:=[.S262]*1+[.S263]*2+[.S264]*4+[.S265]*8+[.S266]*16+[.S267]*32+[.S268]*64+[.S269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9"/>
          <table:table-cell table:style-name="ce243"/>
          <table:table-cell table:style-name="ce414"/>
          <table:table-cell table:style-name="ce536"/>
          <table:table-cell table:style-name="ce414"/>
          <table:table-cell table:style-name="ce243"/>
          <table:table-cell table:style-name="ce415"/>
          <table:table-cell table:style-name="ce701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9"/>
          <table:table-cell table:style-name="ce243"/>
          <table:table-cell table:style-name="ce415"/>
          <table:table-cell table:style-name="ce243"/>
          <table:table-cell table:style-name="ce415"/>
          <table:table-cell table:style-name="ce536"/>
          <table:table-cell table:style-name="ce415"/>
          <table:table-cell table:style-name="ce701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9"/>
          <table:table-cell table:style-name="ce243"/>
          <table:table-cell table:style-name="ce415"/>
          <table:table-cell table:style-name="ce243"/>
          <table:table-cell table:style-name="ce415"/>
          <table:table-cell table:style-name="ce536"/>
          <table:table-cell table:style-name="ce415"/>
          <table:table-cell table:style-name="ce701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9"/>
          <table:table-cell table:style-name="ce243"/>
          <table:table-cell table:style-name="ce415"/>
          <table:table-cell table:style-name="ce536"/>
          <table:table-cell table:style-name="ce414"/>
          <table:table-cell table:style-name="ce243"/>
          <table:table-cell table:style-name="ce415"/>
          <table:table-cell table:style-name="ce701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9"/>
          <table:table-cell table:style-name="ce243"/>
          <table:table-cell table:style-name="ce415"/>
          <table:table-cell table:style-name="ce243"/>
          <table:table-cell table:style-name="ce415"/>
          <table:table-cell table:style-name="ce536"/>
          <table:table-cell table:style-name="ce415"/>
          <table:table-cell table:style-name="ce701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9"/>
          <table:table-cell table:style-name="ce243"/>
          <table:table-cell table:style-name="ce415"/>
          <table:table-cell table:style-name="ce243"/>
          <table:table-cell table:style-name="ce415"/>
          <table:table-cell table:style-name="ce536"/>
          <table:table-cell table:style-name="ce415"/>
          <table:table-cell table:style-name="ce701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0"/>
          <table:table-cell table:style-name="ce244"/>
          <table:table-cell table:style-name="ce416"/>
          <table:table-cell table:style-name="ce537"/>
          <table:table-cell table:style-name="ce416"/>
          <table:table-cell table:style-name="ce244"/>
          <table:table-cell table:style-name="ce611"/>
          <table:table-cell table:style-name="ce702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1"/>
          <table:table-cell table:style-name="ce245"/>
          <table:table-cell table:style-name="ce417"/>
          <table:table-cell table:style-name="ce245"/>
          <table:table-cell table:style-name="ce417"/>
          <table:table-cell table:style-name="ce245"/>
          <table:table-cell table:style-name="ce417"/>
          <table:table-cell table:style-name="ce703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71]*1+[.L272]*2+[.L273]*4+[.L274]*8+[.L275]*16+[.L276]*32+[.L277]*64+[.L278]*128" office:value-type="float" office:value="0" calcext:value-type="float">
            <text:p>0</text:p>
          </table:table-cell>
          <table:table-cell table:formula="of:=[.M271]*1+[.M272]*2+[.M273]*4+[.M274]*8+[.M275]*16+[.M276]*32+[.M277]*64+[.M278]*128" office:value-type="float" office:value="0" calcext:value-type="float">
            <text:p>0</text:p>
          </table:table-cell>
          <table:table-cell table:formula="of:=[.N271]*1+[.N272]*2+[.N273]*4+[.N274]*8+[.N275]*16+[.N276]*32+[.N277]*64+[.N278]*128" office:value-type="float" office:value="30" calcext:value-type="float">
            <text:p>30</text:p>
          </table:table-cell>
          <table:table-cell table:formula="of:=[.O271]*1+[.O272]*2+[.O273]*4+[.O274]*8+[.O275]*16+[.O276]*32+[.O277]*64+[.O278]*128" office:value-type="float" office:value="16" calcext:value-type="float">
            <text:p>16</text:p>
          </table:table-cell>
          <table:table-cell table:formula="of:=[.P271]*1+[.P272]*2+[.P273]*4+[.P274]*8+[.P275]*16+[.P276]*32+[.P277]*64+[.P278]*128" office:value-type="float" office:value="254" calcext:value-type="float">
            <text:p>254</text:p>
          </table:table-cell>
          <table:table-cell table:formula="of:=[.Q271]*1+[.Q272]*2+[.Q273]*4+[.Q274]*8+[.Q275]*16+[.Q276]*32+[.Q277]*64+[.Q278]*128" office:value-type="float" office:value="16" calcext:value-type="float">
            <text:p>16</text:p>
          </table:table-cell>
          <table:table-cell table:formula="of:=[.R271]*1+[.R272]*2+[.R273]*4+[.R274]*8+[.R275]*16+[.R276]*32+[.R277]*64+[.R278]*128" office:value-type="float" office:value="0" calcext:value-type="float">
            <text:p>0</text:p>
          </table:table-cell>
          <table:table-cell table:formula="of:=[.S271]*1+[.S272]*2+[.S273]*4+[.S274]*8+[.S275]*16+[.S276]*32+[.S277]*64+[.S278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2"/>
          <table:table-cell table:style-name="ce246"/>
          <table:table-cell table:style-name="ce418"/>
          <table:table-cell table:style-name="ce246"/>
          <table:table-cell table:style-name="ce418"/>
          <table:table-cell table:style-name="ce246"/>
          <table:table-cell table:style-name="ce419"/>
          <table:table-cell table:style-name="ce70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2"/>
          <table:table-cell table:style-name="ce246"/>
          <table:table-cell table:style-name="ce418"/>
          <table:table-cell table:style-name="ce246"/>
          <table:table-cell table:style-name="ce418"/>
          <table:table-cell table:style-name="ce246"/>
          <table:table-cell table:style-name="ce419"/>
          <table:table-cell table:style-name="ce70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2"/>
          <table:table-cell table:style-name="ce246"/>
          <table:table-cell table:style-name="ce418"/>
          <table:table-cell table:style-name="ce246"/>
          <table:table-cell table:style-name="ce418"/>
          <table:table-cell table:style-name="ce246"/>
          <table:table-cell table:style-name="ce419"/>
          <table:table-cell table:style-name="ce70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2"/>
          <table:table-cell table:style-name="ce246"/>
          <table:table-cell table:style-name="ce418"/>
          <table:table-cell table:style-name="ce538"/>
          <table:table-cell table:style-name="ce418"/>
          <table:table-cell table:style-name="ce538"/>
          <table:table-cell table:style-name="ce419"/>
          <table:table-cell table:style-name="ce704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2"/>
          <table:table-cell table:style-name="ce246"/>
          <table:table-cell table:style-name="ce419"/>
          <table:table-cell table:style-name="ce246"/>
          <table:table-cell table:style-name="ce418"/>
          <table:table-cell table:style-name="ce246"/>
          <table:table-cell table:style-name="ce419"/>
          <table:table-cell table:style-name="ce704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2"/>
          <table:table-cell table:style-name="ce246"/>
          <table:table-cell table:style-name="ce419"/>
          <table:table-cell table:style-name="ce246"/>
          <table:table-cell table:style-name="ce418"/>
          <table:table-cell table:style-name="ce246"/>
          <table:table-cell table:style-name="ce419"/>
          <table:table-cell table:style-name="ce704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3"/>
          <table:table-cell table:style-name="ce247"/>
          <table:table-cell table:style-name="ce420"/>
          <table:table-cell table:style-name="ce247"/>
          <table:table-cell table:style-name="ce585"/>
          <table:table-cell table:style-name="ce247"/>
          <table:table-cell table:style-name="ce420"/>
          <table:table-cell table:style-name="ce705"/>
          <table:table-cell/>
          <table:table-cell table:style-name="ce767" office:value-type="float" office:value="0" calcext:value-type="float">
            <text:p>0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94"/>
          <table:table-cell table:style-name="ce248"/>
          <table:table-cell table:style-name="ce421"/>
          <table:table-cell table:style-name="ce248"/>
          <table:table-cell table:style-name="ce421"/>
          <table:table-cell table:style-name="ce248"/>
          <table:table-cell table:style-name="ce421"/>
          <table:table-cell table:style-name="ce706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80]*1+[.L281]*2+[.L282]*4+[.L283]*8+[.L284]*16+[.L285]*32+[.L286]*64+[.L287]*128" office:value-type="float" office:value="0" calcext:value-type="float">
            <text:p>0</text:p>
          </table:table-cell>
          <table:table-cell table:formula="of:=[.M280]*1+[.M281]*2+[.M282]*4+[.M283]*8+[.M284]*16+[.M285]*32+[.M286]*64+[.M287]*128" office:value-type="float" office:value="0" calcext:value-type="float">
            <text:p>0</text:p>
          </table:table-cell>
          <table:table-cell table:formula="of:=[.N280]*1+[.N281]*2+[.N282]*4+[.N283]*8+[.N284]*16+[.N285]*32+[.N286]*64+[.N287]*128" office:value-type="float" office:value="158" calcext:value-type="float">
            <text:p>158</text:p>
          </table:table-cell>
          <table:table-cell table:formula="of:=[.O280]*1+[.O281]*2+[.O282]*4+[.O283]*8+[.O284]*16+[.O285]*32+[.O286]*64+[.O287]*128" office:value-type="float" office:value="146" calcext:value-type="float">
            <text:p>146</text:p>
          </table:table-cell>
          <table:table-cell table:formula="of:=[.P280]*1+[.P281]*2+[.P282]*4+[.P283]*8+[.P284]*16+[.P285]*32+[.P286]*64+[.P287]*128" office:value-type="float" office:value="146" calcext:value-type="float">
            <text:p>146</text:p>
          </table:table-cell>
          <table:table-cell table:formula="of:=[.Q280]*1+[.Q281]*2+[.Q282]*4+[.Q283]*8+[.Q284]*16+[.Q285]*32+[.Q286]*64+[.Q287]*128" office:value-type="float" office:value="98" calcext:value-type="float">
            <text:p>98</text:p>
          </table:table-cell>
          <table:table-cell table:formula="of:=[.R280]*1+[.R281]*2+[.R282]*4+[.R283]*8+[.R284]*16+[.R285]*32+[.R286]*64+[.R287]*128" office:value-type="float" office:value="0" calcext:value-type="float">
            <text:p>0</text:p>
          </table:table-cell>
          <table:table-cell table:formula="of:=[.S280]*1+[.S281]*2+[.S282]*4+[.S283]*8+[.S284]*16+[.S285]*32+[.S286]*64+[.S287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5"/>
          <table:table-cell table:style-name="ce249"/>
          <table:table-cell table:style-name="ce422"/>
          <table:table-cell table:style-name="ce539"/>
          <table:table-cell table:style-name="ce422"/>
          <table:table-cell table:style-name="ce539"/>
          <table:table-cell table:style-name="ce423"/>
          <table:table-cell table:style-name="ce70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5"/>
          <table:table-cell table:style-name="ce249"/>
          <table:table-cell table:style-name="ce422"/>
          <table:table-cell table:style-name="ce249"/>
          <table:table-cell table:style-name="ce423"/>
          <table:table-cell table:style-name="ce249"/>
          <table:table-cell table:style-name="ce423"/>
          <table:table-cell table:style-name="ce70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5"/>
          <table:table-cell table:style-name="ce249"/>
          <table:table-cell table:style-name="ce422"/>
          <table:table-cell table:style-name="ce249"/>
          <table:table-cell table:style-name="ce423"/>
          <table:table-cell table:style-name="ce249"/>
          <table:table-cell table:style-name="ce423"/>
          <table:table-cell table:style-name="ce707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5"/>
          <table:table-cell table:style-name="ce249"/>
          <table:table-cell table:style-name="ce422"/>
          <table:table-cell table:style-name="ce539"/>
          <table:table-cell table:style-name="ce422"/>
          <table:table-cell table:style-name="ce249"/>
          <table:table-cell table:style-name="ce423"/>
          <table:table-cell table:style-name="ce70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5"/>
          <table:table-cell table:style-name="ce249"/>
          <table:table-cell table:style-name="ce423"/>
          <table:table-cell table:style-name="ce249"/>
          <table:table-cell table:style-name="ce423"/>
          <table:table-cell table:style-name="ce539"/>
          <table:table-cell table:style-name="ce423"/>
          <table:table-cell table:style-name="ce707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5"/>
          <table:table-cell table:style-name="ce249"/>
          <table:table-cell table:style-name="ce423"/>
          <table:table-cell table:style-name="ce249"/>
          <table:table-cell table:style-name="ce423"/>
          <table:table-cell table:style-name="ce539"/>
          <table:table-cell table:style-name="ce423"/>
          <table:table-cell table:style-name="ce707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6"/>
          <table:table-cell table:style-name="ce250"/>
          <table:table-cell table:style-name="ce424"/>
          <table:table-cell table:style-name="ce540"/>
          <table:table-cell table:style-name="ce424"/>
          <table:table-cell table:style-name="ce250"/>
          <table:table-cell table:style-name="ce612"/>
          <table:table-cell table:style-name="ce708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97"/>
          <table:table-cell table:style-name="ce251"/>
          <table:table-cell table:style-name="ce425"/>
          <table:table-cell table:style-name="ce251"/>
          <table:table-cell table:style-name="ce425"/>
          <table:table-cell table:style-name="ce251"/>
          <table:table-cell table:style-name="ce425"/>
          <table:table-cell table:style-name="ce709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89]*1+[.L290]*2+[.L291]*4+[.L292]*8+[.L293]*16+[.L294]*32+[.L295]*64+[.L296]*128" office:value-type="float" office:value="0" calcext:value-type="float">
            <text:p>0</text:p>
          </table:table-cell>
          <table:table-cell table:formula="of:=[.M289]*1+[.M290]*2+[.M291]*4+[.M292]*8+[.M293]*16+[.M294]*32+[.M295]*64+[.M296]*128" office:value-type="float" office:value="0" calcext:value-type="float">
            <text:p>0</text:p>
          </table:table-cell>
          <table:table-cell table:formula="of:=[.N289]*1+[.N290]*2+[.N291]*4+[.N292]*8+[.N293]*16+[.N294]*32+[.N295]*64+[.N296]*128" office:value-type="float" office:value="124" calcext:value-type="float">
            <text:p>124</text:p>
          </table:table-cell>
          <table:table-cell table:formula="of:=[.O289]*1+[.O290]*2+[.O291]*4+[.O292]*8+[.O293]*16+[.O294]*32+[.O295]*64+[.O296]*128" office:value-type="float" office:value="146" calcext:value-type="float">
            <text:p>146</text:p>
          </table:table-cell>
          <table:table-cell table:formula="of:=[.P289]*1+[.P290]*2+[.P291]*4+[.P292]*8+[.P293]*16+[.P294]*32+[.P295]*64+[.P296]*128" office:value-type="float" office:value="146" calcext:value-type="float">
            <text:p>146</text:p>
          </table:table-cell>
          <table:table-cell table:formula="of:=[.Q289]*1+[.Q290]*2+[.Q291]*4+[.Q292]*8+[.Q293]*16+[.Q294]*32+[.Q295]*64+[.Q296]*128" office:value-type="float" office:value="100" calcext:value-type="float">
            <text:p>100</text:p>
          </table:table-cell>
          <table:table-cell table:formula="of:=[.R289]*1+[.R290]*2+[.R291]*4+[.R292]*8+[.R293]*16+[.R294]*32+[.R295]*64+[.R296]*128" office:value-type="float" office:value="0" calcext:value-type="float">
            <text:p>0</text:p>
          </table:table-cell>
          <table:table-cell table:formula="of:=[.S289]*1+[.S290]*2+[.S291]*4+[.S292]*8+[.S293]*16+[.S294]*32+[.S295]*64+[.S296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8"/>
          <table:table-cell table:style-name="ce252"/>
          <table:table-cell table:style-name="ce426"/>
          <table:table-cell table:style-name="ce541"/>
          <table:table-cell table:style-name="ce427"/>
          <table:table-cell table:style-name="ce252"/>
          <table:table-cell table:style-name="ce426"/>
          <table:table-cell table:style-name="ce710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8"/>
          <table:table-cell table:style-name="ce252"/>
          <table:table-cell table:style-name="ce427"/>
          <table:table-cell table:style-name="ce252"/>
          <table:table-cell table:style-name="ce426"/>
          <table:table-cell table:style-name="ce541"/>
          <table:table-cell table:style-name="ce426"/>
          <table:table-cell table:style-name="ce710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8"/>
          <table:table-cell table:style-name="ce252"/>
          <table:table-cell table:style-name="ce427"/>
          <table:table-cell table:style-name="ce252"/>
          <table:table-cell table:style-name="ce426"/>
          <table:table-cell table:style-name="ce252"/>
          <table:table-cell table:style-name="ce426"/>
          <table:table-cell table:style-name="ce710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8"/>
          <table:table-cell table:style-name="ce252"/>
          <table:table-cell table:style-name="ce427"/>
          <table:table-cell table:style-name="ce541"/>
          <table:table-cell table:style-name="ce427"/>
          <table:table-cell table:style-name="ce252"/>
          <table:table-cell table:style-name="ce426"/>
          <table:table-cell table:style-name="ce710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8"/>
          <table:table-cell table:style-name="ce252"/>
          <table:table-cell table:style-name="ce427"/>
          <table:table-cell table:style-name="ce252"/>
          <table:table-cell table:style-name="ce426"/>
          <table:table-cell table:style-name="ce541"/>
          <table:table-cell table:style-name="ce426"/>
          <table:table-cell table:style-name="ce710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8"/>
          <table:table-cell table:style-name="ce252"/>
          <table:table-cell table:style-name="ce427"/>
          <table:table-cell table:style-name="ce252"/>
          <table:table-cell table:style-name="ce426"/>
          <table:table-cell table:style-name="ce541"/>
          <table:table-cell table:style-name="ce426"/>
          <table:table-cell table:style-name="ce710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9"/>
          <table:table-cell table:style-name="ce253"/>
          <table:table-cell table:style-name="ce428"/>
          <table:table-cell table:style-name="ce542"/>
          <table:table-cell table:style-name="ce586"/>
          <table:table-cell table:style-name="ce253"/>
          <table:table-cell table:style-name="ce428"/>
          <table:table-cell table:style-name="ce711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2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0"/>
          <table:table-cell table:style-name="ce254"/>
          <table:table-cell table:style-name="ce429"/>
          <table:table-cell table:style-name="ce254"/>
          <table:table-cell table:style-name="ce429"/>
          <table:table-cell table:style-name="ce254"/>
          <table:table-cell table:style-name="ce429"/>
          <table:table-cell table:style-name="ce712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298]*1+[.L299]*2+[.L300]*4+[.L301]*8+[.L302]*16+[.L303]*32+[.L304]*64+[.L305]*128" office:value-type="float" office:value="0" calcext:value-type="float">
            <text:p>0</text:p>
          </table:table-cell>
          <table:table-cell table:formula="of:=[.M298]*1+[.M299]*2+[.M300]*4+[.M301]*8+[.M302]*16+[.M303]*32+[.M304]*64+[.M305]*128" office:value-type="float" office:value="0" calcext:value-type="float">
            <text:p>0</text:p>
          </table:table-cell>
          <table:table-cell table:formula="of:=[.N298]*1+[.N299]*2+[.N300]*4+[.N301]*8+[.N302]*16+[.N303]*32+[.N304]*64+[.N305]*128" office:value-type="float" office:value="2" calcext:value-type="float">
            <text:p>2</text:p>
          </table:table-cell>
          <table:table-cell table:formula="of:=[.O298]*1+[.O299]*2+[.O300]*4+[.O301]*8+[.O302]*16+[.O303]*32+[.O304]*64+[.O305]*128" office:value-type="float" office:value="226" calcext:value-type="float">
            <text:p>226</text:p>
          </table:table-cell>
          <table:table-cell table:formula="of:=[.P298]*1+[.P299]*2+[.P300]*4+[.P301]*8+[.P302]*16+[.P303]*32+[.P304]*64+[.P305]*128" office:value-type="float" office:value="26" calcext:value-type="float">
            <text:p>26</text:p>
          </table:table-cell>
          <table:table-cell table:formula="of:=[.Q298]*1+[.Q299]*2+[.Q300]*4+[.Q301]*8+[.Q302]*16+[.Q303]*32+[.Q304]*64+[.Q305]*128" office:value-type="float" office:value="6" calcext:value-type="float">
            <text:p>6</text:p>
          </table:table-cell>
          <table:table-cell table:formula="of:=[.R298]*1+[.R299]*2+[.R300]*4+[.R301]*8+[.R302]*16+[.R303]*32+[.R304]*64+[.R305]*128" office:value-type="float" office:value="0" calcext:value-type="float">
            <text:p>0</text:p>
          </table:table-cell>
          <table:table-cell table:formula="of:=[.S298]*1+[.S299]*2+[.S300]*4+[.S301]*8+[.S302]*16+[.S303]*32+[.S304]*64+[.S305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1"/>
          <table:table-cell table:style-name="ce255"/>
          <table:table-cell table:style-name="ce430"/>
          <table:table-cell table:style-name="ce543"/>
          <table:table-cell table:style-name="ce430"/>
          <table:table-cell table:style-name="ce543"/>
          <table:table-cell table:style-name="ce431"/>
          <table:table-cell table:style-name="ce713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1"/>
          <table:table-cell table:style-name="ce255"/>
          <table:table-cell table:style-name="ce431"/>
          <table:table-cell table:style-name="ce255"/>
          <table:table-cell table:style-name="ce431"/>
          <table:table-cell table:style-name="ce543"/>
          <table:table-cell table:style-name="ce431"/>
          <table:table-cell table:style-name="ce713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1"/>
          <table:table-cell table:style-name="ce255"/>
          <table:table-cell table:style-name="ce431"/>
          <table:table-cell table:style-name="ce255"/>
          <table:table-cell table:style-name="ce430"/>
          <table:table-cell table:style-name="ce255"/>
          <table:table-cell table:style-name="ce431"/>
          <table:table-cell table:style-name="ce713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1"/>
          <table:table-cell table:style-name="ce255"/>
          <table:table-cell table:style-name="ce431"/>
          <table:table-cell table:style-name="ce255"/>
          <table:table-cell table:style-name="ce430"/>
          <table:table-cell table:style-name="ce255"/>
          <table:table-cell table:style-name="ce431"/>
          <table:table-cell table:style-name="ce713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1"/>
          <table:table-cell table:style-name="ce255"/>
          <table:table-cell table:style-name="ce431"/>
          <table:table-cell table:style-name="ce543"/>
          <table:table-cell table:style-name="ce431"/>
          <table:table-cell table:style-name="ce255"/>
          <table:table-cell table:style-name="ce431"/>
          <table:table-cell table:style-name="ce713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1"/>
          <table:table-cell table:style-name="ce255"/>
          <table:table-cell table:style-name="ce431"/>
          <table:table-cell table:style-name="ce543"/>
          <table:table-cell table:style-name="ce431"/>
          <table:table-cell table:style-name="ce255"/>
          <table:table-cell table:style-name="ce431"/>
          <table:table-cell table:style-name="ce713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2"/>
          <table:table-cell table:style-name="ce256"/>
          <table:table-cell table:style-name="ce432"/>
          <table:table-cell table:style-name="ce544"/>
          <table:table-cell table:style-name="ce432"/>
          <table:table-cell table:style-name="ce256"/>
          <table:table-cell table:style-name="ce432"/>
          <table:table-cell table:style-name="ce714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3"/>
          <table:table-cell table:style-name="ce257"/>
          <table:table-cell table:style-name="ce433"/>
          <table:table-cell table:style-name="ce257"/>
          <table:table-cell table:style-name="ce433"/>
          <table:table-cell table:style-name="ce257"/>
          <table:table-cell table:style-name="ce433"/>
          <table:table-cell table:style-name="ce715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07]*1+[.L308]*2+[.L309]*4+[.L310]*8+[.L311]*16+[.L312]*32+[.L313]*64+[.L314]*128" office:value-type="float" office:value="0" calcext:value-type="float">
            <text:p>0</text:p>
          </table:table-cell>
          <table:table-cell table:formula="of:=[.M307]*1+[.M308]*2+[.M309]*4+[.M310]*8+[.M311]*16+[.M312]*32+[.M313]*64+[.M314]*128" office:value-type="float" office:value="0" calcext:value-type="float">
            <text:p>0</text:p>
          </table:table-cell>
          <table:table-cell table:formula="of:=[.N307]*1+[.N308]*2+[.N309]*4+[.N310]*8+[.N311]*16+[.N312]*32+[.N313]*64+[.N314]*128" office:value-type="float" office:value="108" calcext:value-type="float">
            <text:p>108</text:p>
          </table:table-cell>
          <table:table-cell table:formula="of:=[.O307]*1+[.O308]*2+[.O309]*4+[.O310]*8+[.O311]*16+[.O312]*32+[.O313]*64+[.O314]*128" office:value-type="float" office:value="146" calcext:value-type="float">
            <text:p>146</text:p>
          </table:table-cell>
          <table:table-cell table:formula="of:=[.P307]*1+[.P308]*2+[.P309]*4+[.P310]*8+[.P311]*16+[.P312]*32+[.P313]*64+[.P314]*128" office:value-type="float" office:value="146" calcext:value-type="float">
            <text:p>146</text:p>
          </table:table-cell>
          <table:table-cell table:formula="of:=[.Q307]*1+[.Q308]*2+[.Q309]*4+[.Q310]*8+[.Q311]*16+[.Q312]*32+[.Q313]*64+[.Q314]*128" office:value-type="float" office:value="108" calcext:value-type="float">
            <text:p>108</text:p>
          </table:table-cell>
          <table:table-cell table:formula="of:=[.R307]*1+[.R308]*2+[.R309]*4+[.R310]*8+[.R311]*16+[.R312]*32+[.R313]*64+[.R314]*128" office:value-type="float" office:value="0" calcext:value-type="float">
            <text:p>0</text:p>
          </table:table-cell>
          <table:table-cell table:formula="of:=[.S307]*1+[.S308]*2+[.S309]*4+[.S310]*8+[.S311]*16+[.S312]*32+[.S313]*64+[.S314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4"/>
          <table:table-cell table:style-name="ce258"/>
          <table:table-cell table:style-name="ce434"/>
          <table:table-cell table:style-name="ce545"/>
          <table:table-cell table:style-name="ce435"/>
          <table:table-cell table:style-name="ce258"/>
          <table:table-cell table:style-name="ce434"/>
          <table:table-cell table:style-name="ce716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4"/>
          <table:table-cell table:style-name="ce258"/>
          <table:table-cell table:style-name="ce435"/>
          <table:table-cell table:style-name="ce258"/>
          <table:table-cell table:style-name="ce434"/>
          <table:table-cell table:style-name="ce545"/>
          <table:table-cell table:style-name="ce434"/>
          <table:table-cell table:style-name="ce71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4"/>
          <table:table-cell table:style-name="ce258"/>
          <table:table-cell table:style-name="ce435"/>
          <table:table-cell table:style-name="ce258"/>
          <table:table-cell table:style-name="ce434"/>
          <table:table-cell table:style-name="ce545"/>
          <table:table-cell table:style-name="ce434"/>
          <table:table-cell table:style-name="ce71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4"/>
          <table:table-cell table:style-name="ce258"/>
          <table:table-cell table:style-name="ce434"/>
          <table:table-cell table:style-name="ce545"/>
          <table:table-cell table:style-name="ce435"/>
          <table:table-cell table:style-name="ce258"/>
          <table:table-cell table:style-name="ce434"/>
          <table:table-cell table:style-name="ce716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4"/>
          <table:table-cell table:style-name="ce258"/>
          <table:table-cell table:style-name="ce435"/>
          <table:table-cell table:style-name="ce258"/>
          <table:table-cell table:style-name="ce434"/>
          <table:table-cell table:style-name="ce545"/>
          <table:table-cell table:style-name="ce434"/>
          <table:table-cell table:style-name="ce71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4"/>
          <table:table-cell table:style-name="ce258"/>
          <table:table-cell table:style-name="ce435"/>
          <table:table-cell table:style-name="ce258"/>
          <table:table-cell table:style-name="ce434"/>
          <table:table-cell table:style-name="ce545"/>
          <table:table-cell table:style-name="ce434"/>
          <table:table-cell table:style-name="ce71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5"/>
          <table:table-cell table:style-name="ce259"/>
          <table:table-cell table:style-name="ce436"/>
          <table:table-cell table:style-name="ce546"/>
          <table:table-cell table:style-name="ce587"/>
          <table:table-cell table:style-name="ce259"/>
          <table:table-cell table:style-name="ce436"/>
          <table:table-cell table:style-name="ce717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2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6"/>
          <table:table-cell table:style-name="ce260"/>
          <table:table-cell table:style-name="ce437"/>
          <table:table-cell table:style-name="ce260"/>
          <table:table-cell table:style-name="ce437"/>
          <table:table-cell table:style-name="ce260"/>
          <table:table-cell table:style-name="ce437"/>
          <table:table-cell table:style-name="ce718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16]*1+[.L317]*2+[.L318]*4+[.L319]*8+[.L320]*16+[.L321]*32+[.L322]*64+[.L323]*128" office:value-type="float" office:value="0" calcext:value-type="float">
            <text:p>0</text:p>
          </table:table-cell>
          <table:table-cell table:formula="of:=[.M316]*1+[.M317]*2+[.M318]*4+[.M319]*8+[.M320]*16+[.M321]*32+[.M322]*64+[.M323]*128" office:value-type="float" office:value="0" calcext:value-type="float">
            <text:p>0</text:p>
          </table:table-cell>
          <table:table-cell table:formula="of:=[.N316]*1+[.N317]*2+[.N318]*4+[.N319]*8+[.N320]*16+[.N321]*32+[.N322]*64+[.N323]*128" office:value-type="float" office:value="76" calcext:value-type="float">
            <text:p>76</text:p>
          </table:table-cell>
          <table:table-cell table:formula="of:=[.O316]*1+[.O317]*2+[.O318]*4+[.O319]*8+[.O320]*16+[.O321]*32+[.O322]*64+[.O323]*128" office:value-type="float" office:value="146" calcext:value-type="float">
            <text:p>146</text:p>
          </table:table-cell>
          <table:table-cell table:formula="of:=[.P316]*1+[.P317]*2+[.P318]*4+[.P319]*8+[.P320]*16+[.P321]*32+[.P322]*64+[.P323]*128" office:value-type="float" office:value="146" calcext:value-type="float">
            <text:p>146</text:p>
          </table:table-cell>
          <table:table-cell table:formula="of:=[.Q316]*1+[.Q317]*2+[.Q318]*4+[.Q319]*8+[.Q320]*16+[.Q321]*32+[.Q322]*64+[.Q323]*128" office:value-type="float" office:value="124" calcext:value-type="float">
            <text:p>124</text:p>
          </table:table-cell>
          <table:table-cell table:formula="of:=[.R316]*1+[.R317]*2+[.R318]*4+[.R319]*8+[.R320]*16+[.R321]*32+[.R322]*64+[.R323]*128" office:value-type="float" office:value="0" calcext:value-type="float">
            <text:p>0</text:p>
          </table:table-cell>
          <table:table-cell table:formula="of:=[.S316]*1+[.S317]*2+[.S318]*4+[.S319]*8+[.S320]*16+[.S321]*32+[.S322]*64+[.S323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7"/>
          <table:table-cell table:style-name="ce261"/>
          <table:table-cell table:style-name="ce438"/>
          <table:table-cell table:style-name="ce547"/>
          <table:table-cell table:style-name="ce439"/>
          <table:table-cell table:style-name="ce261"/>
          <table:table-cell table:style-name="ce438"/>
          <table:table-cell table:style-name="ce719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7"/>
          <table:table-cell table:style-name="ce261"/>
          <table:table-cell table:style-name="ce439"/>
          <table:table-cell table:style-name="ce261"/>
          <table:table-cell table:style-name="ce438"/>
          <table:table-cell table:style-name="ce547"/>
          <table:table-cell table:style-name="ce438"/>
          <table:table-cell table:style-name="ce71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7"/>
          <table:table-cell table:style-name="ce261"/>
          <table:table-cell table:style-name="ce439"/>
          <table:table-cell table:style-name="ce261"/>
          <table:table-cell table:style-name="ce438"/>
          <table:table-cell table:style-name="ce547"/>
          <table:table-cell table:style-name="ce438"/>
          <table:table-cell table:style-name="ce71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7"/>
          <table:table-cell table:style-name="ce261"/>
          <table:table-cell table:style-name="ce438"/>
          <table:table-cell table:style-name="ce547"/>
          <table:table-cell table:style-name="ce439"/>
          <table:table-cell table:style-name="ce547"/>
          <table:table-cell table:style-name="ce438"/>
          <table:table-cell table:style-name="ce719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7"/>
          <table:table-cell table:style-name="ce261"/>
          <table:table-cell table:style-name="ce438"/>
          <table:table-cell table:style-name="ce261"/>
          <table:table-cell table:style-name="ce438"/>
          <table:table-cell table:style-name="ce547"/>
          <table:table-cell table:style-name="ce438"/>
          <table:table-cell table:style-name="ce719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7"/>
          <table:table-cell table:style-name="ce261"/>
          <table:table-cell table:style-name="ce439"/>
          <table:table-cell table:style-name="ce261"/>
          <table:table-cell table:style-name="ce438"/>
          <table:table-cell table:style-name="ce547"/>
          <table:table-cell table:style-name="ce438"/>
          <table:table-cell table:style-name="ce719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8"/>
          <table:table-cell table:style-name="ce262"/>
          <table:table-cell table:style-name="ce440"/>
          <table:table-cell table:style-name="ce548"/>
          <table:table-cell table:style-name="ce588"/>
          <table:table-cell table:style-name="ce262"/>
          <table:table-cell table:style-name="ce440"/>
          <table:table-cell table:style-name="ce720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2" table:style-name="ce768" office:value-type="float" office:value="1" calcext:value-type="float">
            <text:p>1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style-name="ce109"/>
          <table:table-cell table:style-name="ce263"/>
          <table:table-cell table:style-name="ce441"/>
          <table:table-cell table:style-name="ce263"/>
          <table:table-cell table:style-name="ce441"/>
          <table:table-cell table:style-name="ce263"/>
          <table:table-cell table:style-name="ce441"/>
          <table:table-cell table:style-name="ce721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25]*1+[.L326]*2+[.L327]*4+[.L328]*8+[.L329]*16+[.L330]*32+[.L331]*64+[.L332]*128" office:value-type="float" office:value="0" calcext:value-type="float">
            <text:p>0</text:p>
          </table:table-cell>
          <table:table-cell table:formula="of:=[.M325]*1+[.M326]*2+[.M327]*4+[.M328]*8+[.M329]*16+[.M330]*32+[.M331]*64+[.M332]*128" office:value-type="float" office:value="0" calcext:value-type="float">
            <text:p>0</text:p>
          </table:table-cell>
          <table:table-cell table:formula="of:=[.N325]*1+[.N326]*2+[.N327]*4+[.N328]*8+[.N329]*16+[.N330]*32+[.N331]*64+[.N332]*128" office:value-type="float" office:value="40" calcext:value-type="float">
            <text:p>40</text:p>
          </table:table-cell>
          <table:table-cell table:formula="of:=[.O325]*1+[.O326]*2+[.O327]*4+[.O328]*8+[.O329]*16+[.O330]*32+[.O331]*64+[.O332]*128" office:value-type="float" office:value="40" calcext:value-type="float">
            <text:p>40</text:p>
          </table:table-cell>
          <table:table-cell table:formula="of:=[.P325]*1+[.P326]*2+[.P327]*4+[.P328]*8+[.P329]*16+[.P330]*32+[.P331]*64+[.P332]*128" office:value-type="float" office:value="40" calcext:value-type="float">
            <text:p>40</text:p>
          </table:table-cell>
          <table:table-cell table:formula="of:=[.Q325]*1+[.Q326]*2+[.Q327]*4+[.Q328]*8+[.Q329]*16+[.Q330]*32+[.Q331]*64+[.Q332]*128" office:value-type="float" office:value="40" calcext:value-type="float">
            <text:p>40</text:p>
          </table:table-cell>
          <table:table-cell table:formula="of:=[.R325]*1+[.R326]*2+[.R327]*4+[.R328]*8+[.R329]*16+[.R330]*32+[.R331]*64+[.R332]*128" office:value-type="float" office:value="0" calcext:value-type="float">
            <text:p>0</text:p>
          </table:table-cell>
          <table:table-cell table:formula="of:=[.S325]*1+[.S326]*2+[.S327]*4+[.S328]*8+[.S329]*16+[.S330]*32+[.S331]*64+[.S332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0"/>
          <table:table-cell table:style-name="ce264"/>
          <table:table-cell table:style-name="ce442"/>
          <table:table-cell table:style-name="ce264"/>
          <table:table-cell table:style-name="ce442"/>
          <table:table-cell table:style-name="ce264"/>
          <table:table-cell table:style-name="ce442"/>
          <table:table-cell table:style-name="ce722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0"/>
          <table:table-cell table:style-name="ce264"/>
          <table:table-cell table:style-name="ce442"/>
          <table:table-cell table:style-name="ce264"/>
          <table:table-cell table:style-name="ce442"/>
          <table:table-cell table:style-name="ce264"/>
          <table:table-cell table:style-name="ce442"/>
          <table:table-cell table:style-name="ce722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0"/>
          <table:table-cell table:style-name="ce264"/>
          <table:table-cell table:style-name="ce443"/>
          <table:table-cell table:style-name="ce549"/>
          <table:table-cell table:style-name="ce443"/>
          <table:table-cell table:style-name="ce549"/>
          <table:table-cell table:style-name="ce442"/>
          <table:table-cell table:style-name="ce722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0"/>
          <table:table-cell table:style-name="ce264"/>
          <table:table-cell table:style-name="ce442"/>
          <table:table-cell table:style-name="ce264"/>
          <table:table-cell table:style-name="ce442"/>
          <table:table-cell table:style-name="ce264"/>
          <table:table-cell table:style-name="ce442"/>
          <table:table-cell table:style-name="ce722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0"/>
          <table:table-cell table:style-name="ce264"/>
          <table:table-cell table:style-name="ce443"/>
          <table:table-cell table:style-name="ce549"/>
          <table:table-cell table:style-name="ce443"/>
          <table:table-cell table:style-name="ce549"/>
          <table:table-cell table:style-name="ce442"/>
          <table:table-cell table:style-name="ce722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0"/>
          <table:table-cell table:style-name="ce264"/>
          <table:table-cell table:style-name="ce442"/>
          <table:table-cell table:style-name="ce264"/>
          <table:table-cell table:style-name="ce442"/>
          <table:table-cell table:style-name="ce264"/>
          <table:table-cell table:style-name="ce442"/>
          <table:table-cell table:style-name="ce722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1"/>
          <table:table-cell table:style-name="ce265"/>
          <table:table-cell table:style-name="ce444"/>
          <table:table-cell table:style-name="ce265"/>
          <table:table-cell table:style-name="ce444"/>
          <table:table-cell table:style-name="ce265"/>
          <table:table-cell table:style-name="ce444"/>
          <table:table-cell table:style-name="ce723"/>
          <table:table-cell/>
          <table:table-cell table:style-name="ce767" office:value-type="float" office:value="0" calcext:value-type="float">
            <text:p>0</text:p>
          </table:table-cell>
          <table:table-cell table:number-columns-repeated="6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style-name="ce112"/>
          <table:table-cell table:style-name="ce266"/>
          <table:table-cell table:style-name="ce445"/>
          <table:table-cell table:style-name="ce266"/>
          <table:table-cell table:style-name="ce445"/>
          <table:table-cell table:style-name="ce266"/>
          <table:table-cell table:style-name="ce445"/>
          <table:table-cell table:style-name="ce724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34]*1+[.L335]*2+[.L336]*4+[.L337]*8+[.L338]*16+[.L339]*32+[.L340]*64+[.L341]*128" office:value-type="float" office:value="0" calcext:value-type="float">
            <text:p>0</text:p>
          </table:table-cell>
          <table:table-cell table:formula="of:=[.M334]*1+[.M335]*2+[.M336]*4+[.M337]*8+[.M338]*16+[.M339]*32+[.M340]*64+[.M341]*128" office:value-type="float" office:value="16" calcext:value-type="float">
            <text:p>16</text:p>
          </table:table-cell>
          <table:table-cell table:formula="of:=[.N334]*1+[.N335]*2+[.N336]*4+[.N337]*8+[.N338]*16+[.N339]*32+[.N340]*64+[.N341]*128" office:value-type="float" office:value="16" calcext:value-type="float">
            <text:p>16</text:p>
          </table:table-cell>
          <table:table-cell table:formula="of:=[.O334]*1+[.O335]*2+[.O336]*4+[.O337]*8+[.O338]*16+[.O339]*32+[.O340]*64+[.O341]*128" office:value-type="float" office:value="124" calcext:value-type="float">
            <text:p>124</text:p>
          </table:table-cell>
          <table:table-cell table:formula="of:=[.P334]*1+[.P335]*2+[.P336]*4+[.P337]*8+[.P338]*16+[.P339]*32+[.P340]*64+[.P341]*128" office:value-type="float" office:value="16" calcext:value-type="float">
            <text:p>16</text:p>
          </table:table-cell>
          <table:table-cell table:formula="of:=[.Q334]*1+[.Q335]*2+[.Q336]*4+[.Q337]*8+[.Q338]*16+[.Q339]*32+[.Q340]*64+[.Q341]*128" office:value-type="float" office:value="16" calcext:value-type="float">
            <text:p>16</text:p>
          </table:table-cell>
          <table:table-cell table:formula="of:=[.R334]*1+[.R335]*2+[.R336]*4+[.R337]*8+[.R338]*16+[.R339]*32+[.R340]*64+[.R341]*128" office:value-type="float" office:value="0" calcext:value-type="float">
            <text:p>0</text:p>
          </table:table-cell>
          <table:table-cell table:formula="of:=[.S334]*1+[.S335]*2+[.S336]*4+[.S337]*8+[.S338]*16+[.S339]*32+[.S340]*64+[.S341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3"/>
          <table:table-cell table:style-name="ce267"/>
          <table:table-cell table:style-name="ce446"/>
          <table:table-cell table:style-name="ce267"/>
          <table:table-cell table:style-name="ce446"/>
          <table:table-cell table:style-name="ce267"/>
          <table:table-cell table:style-name="ce446"/>
          <table:table-cell table:style-name="ce725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3"/>
          <table:table-cell table:style-name="ce267"/>
          <table:table-cell table:style-name="ce446"/>
          <table:table-cell table:style-name="ce268"/>
          <table:table-cell table:style-name="ce446"/>
          <table:table-cell table:style-name="ce267"/>
          <table:table-cell table:style-name="ce446"/>
          <table:table-cell table:style-name="ce725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3"/>
          <table:table-cell table:style-name="ce267"/>
          <table:table-cell table:style-name="ce446"/>
          <table:table-cell table:style-name="ce268"/>
          <table:table-cell table:style-name="ce446"/>
          <table:table-cell table:style-name="ce267"/>
          <table:table-cell table:style-name="ce446"/>
          <table:table-cell table:style-name="ce725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3"/>
          <table:table-cell table:style-name="ce268"/>
          <table:table-cell table:style-name="ce447"/>
          <table:table-cell table:style-name="ce268"/>
          <table:table-cell table:style-name="ce447"/>
          <table:table-cell table:style-name="ce268"/>
          <table:table-cell table:style-name="ce446"/>
          <table:table-cell table:style-name="ce725"/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3"/>
          <table:table-cell table:style-name="ce267"/>
          <table:table-cell table:style-name="ce446"/>
          <table:table-cell table:style-name="ce268"/>
          <table:table-cell table:style-name="ce446"/>
          <table:table-cell table:style-name="ce267"/>
          <table:table-cell table:style-name="ce446"/>
          <table:table-cell table:style-name="ce725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3"/>
          <table:table-cell table:style-name="ce267"/>
          <table:table-cell table:style-name="ce446"/>
          <table:table-cell table:style-name="ce268"/>
          <table:table-cell table:style-name="ce446"/>
          <table:table-cell table:style-name="ce267"/>
          <table:table-cell table:style-name="ce446"/>
          <table:table-cell table:style-name="ce725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4"/>
          <table:table-cell table:style-name="ce269"/>
          <table:table-cell table:style-name="ce448"/>
          <table:table-cell table:style-name="ce269"/>
          <table:table-cell table:style-name="ce448"/>
          <table:table-cell table:style-name="ce269"/>
          <table:table-cell table:style-name="ce448"/>
          <table:table-cell table:style-name="ce726"/>
          <table:table-cell/>
          <table:table-cell table:style-name="ce767" office:value-type="float" office:value="0" calcext:value-type="float">
            <text:p>0</text:p>
          </table:table-cell>
          <table:table-cell table:number-columns-repeated="6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115"/>
          <table:table-cell table:style-name="ce270"/>
          <table:table-cell table:style-name="ce449"/>
          <table:table-cell table:style-name="ce270"/>
          <table:table-cell table:style-name="ce449"/>
          <table:table-cell table:style-name="ce270"/>
          <table:table-cell table:style-name="ce449"/>
          <table:table-cell table:style-name="ce727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43]*1+[.L344]*2+[.L345]*4+[.L346]*8+[.L347]*16+[.L348]*32+[.L349]*64+[.L350]*128" office:value-type="float" office:value="0" calcext:value-type="float">
            <text:p>0</text:p>
          </table:table-cell>
          <table:table-cell table:formula="of:=[.M343]*1+[.M344]*2+[.M345]*4+[.M346]*8+[.M347]*16+[.M348]*32+[.M349]*64+[.M350]*128" office:value-type="float" office:value="0" calcext:value-type="float">
            <text:p>0</text:p>
          </table:table-cell>
          <table:table-cell table:formula="of:=[.N343]*1+[.N344]*2+[.N345]*4+[.N346]*8+[.N347]*16+[.N348]*32+[.N349]*64+[.N350]*128" office:value-type="float" office:value="16" calcext:value-type="float">
            <text:p>16</text:p>
          </table:table-cell>
          <table:table-cell table:formula="of:=[.O343]*1+[.O344]*2+[.O345]*4+[.O346]*8+[.O347]*16+[.O348]*32+[.O349]*64+[.O350]*128" office:value-type="float" office:value="16" calcext:value-type="float">
            <text:p>16</text:p>
          </table:table-cell>
          <table:table-cell table:formula="of:=[.P343]*1+[.P344]*2+[.P345]*4+[.P346]*8+[.P347]*16+[.P348]*32+[.P349]*64+[.P350]*128" office:value-type="float" office:value="16" calcext:value-type="float">
            <text:p>16</text:p>
          </table:table-cell>
          <table:table-cell table:formula="of:=[.Q343]*1+[.Q344]*2+[.Q345]*4+[.Q346]*8+[.Q347]*16+[.Q348]*32+[.Q349]*64+[.Q350]*128" office:value-type="float" office:value="16" calcext:value-type="float">
            <text:p>16</text:p>
          </table:table-cell>
          <table:table-cell table:formula="of:=[.R343]*1+[.R344]*2+[.R345]*4+[.R346]*8+[.R347]*16+[.R348]*32+[.R349]*64+[.R350]*128" office:value-type="float" office:value="0" calcext:value-type="float">
            <text:p>0</text:p>
          </table:table-cell>
          <table:table-cell table:formula="of:=[.S343]*1+[.S344]*2+[.S345]*4+[.S346]*8+[.S347]*16+[.S348]*32+[.S349]*64+[.S350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6"/>
          <table:table-cell table:style-name="ce271"/>
          <table:table-cell table:style-name="ce450"/>
          <table:table-cell table:style-name="ce271"/>
          <table:table-cell table:style-name="ce450"/>
          <table:table-cell table:style-name="ce271"/>
          <table:table-cell table:style-name="ce450"/>
          <table:table-cell table:style-name="ce728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/>
          <table:table-cell table:style-name="ce271"/>
          <table:table-cell table:style-name="ce450"/>
          <table:table-cell table:style-name="ce271"/>
          <table:table-cell table:style-name="ce450"/>
          <table:table-cell table:style-name="ce271"/>
          <table:table-cell table:style-name="ce450"/>
          <table:table-cell table:style-name="ce728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/>
          <table:table-cell table:style-name="ce271"/>
          <table:table-cell table:style-name="ce450"/>
          <table:table-cell table:style-name="ce271"/>
          <table:table-cell table:style-name="ce450"/>
          <table:table-cell table:style-name="ce271"/>
          <table:table-cell table:style-name="ce450"/>
          <table:table-cell table:style-name="ce728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/>
          <table:table-cell table:style-name="ce271"/>
          <table:table-cell table:style-name="ce451"/>
          <table:table-cell table:style-name="ce550"/>
          <table:table-cell table:style-name="ce451"/>
          <table:table-cell table:style-name="ce550"/>
          <table:table-cell table:style-name="ce450"/>
          <table:table-cell table:style-name="ce728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/>
          <table:table-cell table:style-name="ce271"/>
          <table:table-cell table:style-name="ce450"/>
          <table:table-cell table:style-name="ce271"/>
          <table:table-cell table:style-name="ce450"/>
          <table:table-cell table:style-name="ce271"/>
          <table:table-cell table:style-name="ce450"/>
          <table:table-cell table:style-name="ce728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/>
          <table:table-cell table:style-name="ce271"/>
          <table:table-cell table:style-name="ce450"/>
          <table:table-cell table:style-name="ce271"/>
          <table:table-cell table:style-name="ce450"/>
          <table:table-cell table:style-name="ce271"/>
          <table:table-cell table:style-name="ce450"/>
          <table:table-cell table:style-name="ce728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7"/>
          <table:table-cell table:style-name="ce272"/>
          <table:table-cell table:style-name="ce452"/>
          <table:table-cell table:style-name="ce272"/>
          <table:table-cell table:style-name="ce452"/>
          <table:table-cell table:style-name="ce272"/>
          <table:table-cell table:style-name="ce452"/>
          <table:table-cell table:style-name="ce729"/>
          <table:table-cell/>
          <table:table-cell table:style-name="ce767" office:value-type="float" office:value="0" calcext:value-type="float">
            <text:p>0</text:p>
          </table:table-cell>
          <table:table-cell table:number-columns-repeated="6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style-name="ce118"/>
          <table:table-cell table:style-name="ce273"/>
          <table:table-cell table:style-name="ce453"/>
          <table:table-cell table:style-name="ce273"/>
          <table:table-cell table:style-name="ce453"/>
          <table:table-cell table:style-name="ce273"/>
          <table:table-cell table:style-name="ce453"/>
          <table:table-cell table:style-name="ce730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52]*1+[.L353]*2+[.L354]*4+[.L355]*8+[.L356]*16+[.L357]*32+[.L358]*64+[.L359]*128" office:value-type="float" office:value="0" calcext:value-type="float">
            <text:p>0</text:p>
          </table:table-cell>
          <table:table-cell table:formula="of:=[.M352]*1+[.M353]*2+[.M354]*4+[.M355]*8+[.M356]*16+[.M357]*32+[.M358]*64+[.M359]*128" office:value-type="float" office:value="0" calcext:value-type="float">
            <text:p>0</text:p>
          </table:table-cell>
          <table:table-cell table:formula="of:=[.N352]*1+[.N353]*2+[.N354]*4+[.N355]*8+[.N356]*16+[.N357]*32+[.N358]*64+[.N359]*128" office:value-type="float" office:value="0" calcext:value-type="float">
            <text:p>0</text:p>
          </table:table-cell>
          <table:table-cell table:formula="of:=[.O352]*1+[.O353]*2+[.O354]*4+[.O355]*8+[.O356]*16+[.O357]*32+[.O358]*64+[.O359]*128" office:value-type="float" office:value="4" calcext:value-type="float">
            <text:p>4</text:p>
          </table:table-cell>
          <table:table-cell table:formula="of:=[.P352]*1+[.P353]*2+[.P354]*4+[.P355]*8+[.P356]*16+[.P357]*32+[.P358]*64+[.P359]*128" office:value-type="float" office:value="14" calcext:value-type="float">
            <text:p>14</text:p>
          </table:table-cell>
          <table:table-cell table:formula="of:=[.Q352]*1+[.Q353]*2+[.Q354]*4+[.Q355]*8+[.Q356]*16+[.Q357]*32+[.Q358]*64+[.Q359]*128" office:value-type="float" office:value="4" calcext:value-type="float">
            <text:p>4</text:p>
          </table:table-cell>
          <table:table-cell table:formula="of:=[.R352]*1+[.R353]*2+[.R354]*4+[.R355]*8+[.R356]*16+[.R357]*32+[.R358]*64+[.R359]*128" office:value-type="float" office:value="0" calcext:value-type="float">
            <text:p>0</text:p>
          </table:table-cell>
          <table:table-cell table:formula="of:=[.S352]*1+[.S353]*2+[.S354]*4+[.S355]*8+[.S356]*16+[.S357]*32+[.S358]*64+[.S359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9"/>
          <table:table-cell table:style-name="ce274"/>
          <table:table-cell table:style-name="ce454"/>
          <table:table-cell table:style-name="ce274"/>
          <table:table-cell table:style-name="ce589"/>
          <table:table-cell table:style-name="ce274"/>
          <table:table-cell table:style-name="ce454"/>
          <table:table-cell table:style-name="ce731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9"/>
          <table:table-cell table:style-name="ce274"/>
          <table:table-cell table:style-name="ce454"/>
          <table:table-cell table:style-name="ce551"/>
          <table:table-cell table:style-name="ce589"/>
          <table:table-cell table:style-name="ce551"/>
          <table:table-cell table:style-name="ce454"/>
          <table:table-cell table:style-name="ce731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9"/>
          <table:table-cell table:style-name="ce274"/>
          <table:table-cell table:style-name="ce454"/>
          <table:table-cell table:style-name="ce274"/>
          <table:table-cell table:style-name="ce589"/>
          <table:table-cell table:style-name="ce274"/>
          <table:table-cell table:style-name="ce454"/>
          <table:table-cell table:style-name="ce731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9"/>
          <table:table-cell table:style-name="ce274"/>
          <table:table-cell table:style-name="ce454"/>
          <table:table-cell table:style-name="ce274"/>
          <table:table-cell table:style-name="ce454"/>
          <table:table-cell table:style-name="ce274"/>
          <table:table-cell table:style-name="ce454"/>
          <table:table-cell table:style-name="ce731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9"/>
          <table:table-cell table:style-name="ce274"/>
          <table:table-cell table:style-name="ce454"/>
          <table:table-cell table:style-name="ce274"/>
          <table:table-cell table:style-name="ce454"/>
          <table:table-cell table:style-name="ce274"/>
          <table:table-cell table:style-name="ce454"/>
          <table:table-cell table:style-name="ce731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9"/>
          <table:table-cell table:style-name="ce274"/>
          <table:table-cell table:style-name="ce454"/>
          <table:table-cell table:style-name="ce274"/>
          <table:table-cell table:style-name="ce454"/>
          <table:table-cell table:style-name="ce274"/>
          <table:table-cell table:style-name="ce454"/>
          <table:table-cell table:style-name="ce731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0"/>
          <table:table-cell table:style-name="ce275"/>
          <table:table-cell table:style-name="ce455"/>
          <table:table-cell table:style-name="ce275"/>
          <table:table-cell table:style-name="ce455"/>
          <table:table-cell table:style-name="ce275"/>
          <table:table-cell table:style-name="ce455"/>
          <table:table-cell table:style-name="ce732"/>
          <table:table-cell/>
          <table:table-cell table:style-name="ce767" office:value-type="float" office:value="0" calcext:value-type="float">
            <text:p>0</text:p>
          </table:table-cell>
          <table:table-cell table:number-columns-repeated="6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table:style-name="ce121"/>
          <table:table-cell table:style-name="ce276"/>
          <table:table-cell table:style-name="ce456"/>
          <table:table-cell table:style-name="ce276"/>
          <table:table-cell table:style-name="ce456"/>
          <table:table-cell table:style-name="ce276"/>
          <table:table-cell table:style-name="ce456"/>
          <table:table-cell table:style-name="ce733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61]*1+[.L362]*2+[.L363]*4+[.L364]*8+[.L365]*16+[.L366]*32+[.L367]*64+[.L368]*128" office:value-type="float" office:value="0" calcext:value-type="float">
            <text:p>0</text:p>
          </table:table-cell>
          <table:table-cell table:formula="of:=[.M361]*1+[.M362]*2+[.M363]*4+[.M364]*8+[.M365]*16+[.M366]*32+[.M367]*64+[.M368]*128" office:value-type="float" office:value="0" calcext:value-type="float">
            <text:p>0</text:p>
          </table:table-cell>
          <table:table-cell table:formula="of:=[.N361]*1+[.N362]*2+[.N363]*4+[.N364]*8+[.N365]*16+[.N366]*32+[.N367]*64+[.N368]*128" office:value-type="float" office:value="0" calcext:value-type="float">
            <text:p>0</text:p>
          </table:table-cell>
          <table:table-cell table:formula="of:=[.O361]*1+[.O362]*2+[.O363]*4+[.O364]*8+[.O365]*16+[.O366]*32+[.O367]*64+[.O368]*128" office:value-type="float" office:value="192" calcext:value-type="float">
            <text:p>192</text:p>
          </table:table-cell>
          <table:table-cell table:formula="of:=[.P361]*1+[.P362]*2+[.P363]*4+[.P364]*8+[.P365]*16+[.P366]*32+[.P367]*64+[.P368]*128" office:value-type="float" office:value="56" calcext:value-type="float">
            <text:p>56</text:p>
          </table:table-cell>
          <table:table-cell table:formula="of:=[.Q361]*1+[.Q362]*2+[.Q363]*4+[.Q364]*8+[.Q365]*16+[.Q366]*32+[.Q367]*64+[.Q368]*128" office:value-type="float" office:value="6" calcext:value-type="float">
            <text:p>6</text:p>
          </table:table-cell>
          <table:table-cell table:formula="of:=[.R361]*1+[.R362]*2+[.R363]*4+[.R364]*8+[.R365]*16+[.R366]*32+[.R367]*64+[.R368]*128" office:value-type="float" office:value="0" calcext:value-type="float">
            <text:p>0</text:p>
          </table:table-cell>
          <table:table-cell table:formula="of:=[.S361]*1+[.S362]*2+[.S363]*4+[.S364]*8+[.S365]*16+[.S366]*32+[.S367]*64+[.S368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2"/>
          <table:table-cell table:style-name="ce277"/>
          <table:table-cell table:style-name="ce457"/>
          <table:table-cell table:style-name="ce277"/>
          <table:table-cell table:style-name="ce457"/>
          <table:table-cell table:style-name="ce552"/>
          <table:table-cell table:style-name="ce457"/>
          <table:table-cell table:style-name="ce734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2"/>
          <table:table-cell table:style-name="ce277"/>
          <table:table-cell table:style-name="ce457"/>
          <table:table-cell table:style-name="ce277"/>
          <table:table-cell table:style-name="ce457"/>
          <table:table-cell table:style-name="ce552"/>
          <table:table-cell table:style-name="ce457"/>
          <table:table-cell table:style-name="ce734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2"/>
          <table:table-cell table:style-name="ce277"/>
          <table:table-cell table:style-name="ce457"/>
          <table:table-cell table:style-name="ce277"/>
          <table:table-cell table:style-name="ce590"/>
          <table:table-cell table:style-name="ce277"/>
          <table:table-cell table:style-name="ce457"/>
          <table:table-cell table:style-name="ce734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2"/>
          <table:table-cell table:style-name="ce277"/>
          <table:table-cell table:style-name="ce457"/>
          <table:table-cell table:style-name="ce277"/>
          <table:table-cell table:style-name="ce590"/>
          <table:table-cell table:style-name="ce277"/>
          <table:table-cell table:style-name="ce457"/>
          <table:table-cell table:style-name="ce734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2"/>
          <table:table-cell table:style-name="ce277"/>
          <table:table-cell table:style-name="ce457"/>
          <table:table-cell table:style-name="ce277"/>
          <table:table-cell table:style-name="ce590"/>
          <table:table-cell table:style-name="ce277"/>
          <table:table-cell table:style-name="ce457"/>
          <table:table-cell table:style-name="ce734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2"/>
          <table:table-cell table:style-name="ce277"/>
          <table:table-cell table:style-name="ce457"/>
          <table:table-cell table:style-name="ce552"/>
          <table:table-cell table:style-name="ce457"/>
          <table:table-cell table:style-name="ce277"/>
          <table:table-cell table:style-name="ce457"/>
          <table:table-cell table:style-name="ce734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3"/>
          <table:table-cell table:style-name="ce278"/>
          <table:table-cell table:style-name="ce458"/>
          <table:table-cell table:style-name="ce553"/>
          <table:table-cell table:style-name="ce458"/>
          <table:table-cell table:style-name="ce278"/>
          <table:table-cell table:style-name="ce458"/>
          <table:table-cell table:style-name="ce735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\</text:p>
          </table:table-cell>
          <table:table-cell table:style-name="ce124"/>
          <table:table-cell table:style-name="ce279"/>
          <table:table-cell table:style-name="ce459"/>
          <table:table-cell table:style-name="ce279"/>
          <table:table-cell table:style-name="ce459"/>
          <table:table-cell table:style-name="ce279"/>
          <table:table-cell table:style-name="ce459"/>
          <table:table-cell table:style-name="ce736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70]*1+[.L371]*2+[.L372]*4+[.L373]*8+[.L374]*16+[.L375]*32+[.L376]*64+[.L377]*128" office:value-type="float" office:value="0" calcext:value-type="float">
            <text:p>0</text:p>
          </table:table-cell>
          <table:table-cell table:formula="of:=[.M370]*1+[.M371]*2+[.M372]*4+[.M373]*8+[.M374]*16+[.M375]*32+[.M376]*64+[.M377]*128" office:value-type="float" office:value="0" calcext:value-type="float">
            <text:p>0</text:p>
          </table:table-cell>
          <table:table-cell table:formula="of:=[.N370]*1+[.N371]*2+[.N372]*4+[.N373]*8+[.N374]*16+[.N375]*32+[.N376]*64+[.N377]*128" office:value-type="float" office:value="0" calcext:value-type="float">
            <text:p>0</text:p>
          </table:table-cell>
          <table:table-cell table:formula="of:=[.O370]*1+[.O371]*2+[.O372]*4+[.O373]*8+[.O374]*16+[.O375]*32+[.O376]*64+[.O377]*128" office:value-type="float" office:value="6" calcext:value-type="float">
            <text:p>6</text:p>
          </table:table-cell>
          <table:table-cell table:formula="of:=[.P370]*1+[.P371]*2+[.P372]*4+[.P373]*8+[.P374]*16+[.P375]*32+[.P376]*64+[.P377]*128" office:value-type="float" office:value="56" calcext:value-type="float">
            <text:p>56</text:p>
          </table:table-cell>
          <table:table-cell table:formula="of:=[.Q370]*1+[.Q371]*2+[.Q372]*4+[.Q373]*8+[.Q374]*16+[.Q375]*32+[.Q376]*64+[.Q377]*128" office:value-type="float" office:value="192" calcext:value-type="float">
            <text:p>192</text:p>
          </table:table-cell>
          <table:table-cell table:formula="of:=[.R370]*1+[.R371]*2+[.R372]*4+[.R373]*8+[.R374]*16+[.R375]*32+[.R376]*64+[.R377]*128" office:value-type="float" office:value="0" calcext:value-type="float">
            <text:p>0</text:p>
          </table:table-cell>
          <table:table-cell table:formula="of:=[.S370]*1+[.S371]*2+[.S372]*4+[.S373]*8+[.S374]*16+[.S375]*32+[.S376]*64+[.S377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5"/>
          <table:table-cell table:style-name="ce280"/>
          <table:table-cell table:style-name="ce460"/>
          <table:table-cell table:style-name="ce554"/>
          <table:table-cell table:style-name="ce460"/>
          <table:table-cell table:style-name="ce280"/>
          <table:table-cell table:style-name="ce460"/>
          <table:table-cell table:style-name="ce737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5"/>
          <table:table-cell table:style-name="ce280"/>
          <table:table-cell table:style-name="ce460"/>
          <table:table-cell table:style-name="ce554"/>
          <table:table-cell table:style-name="ce460"/>
          <table:table-cell table:style-name="ce280"/>
          <table:table-cell table:style-name="ce460"/>
          <table:table-cell table:style-name="ce737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5"/>
          <table:table-cell table:style-name="ce280"/>
          <table:table-cell table:style-name="ce460"/>
          <table:table-cell table:style-name="ce280"/>
          <table:table-cell table:style-name="ce591"/>
          <table:table-cell table:style-name="ce280"/>
          <table:table-cell table:style-name="ce460"/>
          <table:table-cell table:style-name="ce737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5"/>
          <table:table-cell table:style-name="ce280"/>
          <table:table-cell table:style-name="ce460"/>
          <table:table-cell table:style-name="ce280"/>
          <table:table-cell table:style-name="ce591"/>
          <table:table-cell table:style-name="ce280"/>
          <table:table-cell table:style-name="ce460"/>
          <table:table-cell table:style-name="ce737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5"/>
          <table:table-cell table:style-name="ce280"/>
          <table:table-cell table:style-name="ce460"/>
          <table:table-cell table:style-name="ce280"/>
          <table:table-cell table:style-name="ce591"/>
          <table:table-cell table:style-name="ce280"/>
          <table:table-cell table:style-name="ce460"/>
          <table:table-cell table:style-name="ce737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5"/>
          <table:table-cell table:style-name="ce280"/>
          <table:table-cell table:style-name="ce460"/>
          <table:table-cell table:style-name="ce280"/>
          <table:table-cell table:style-name="ce460"/>
          <table:table-cell table:style-name="ce554"/>
          <table:table-cell table:style-name="ce460"/>
          <table:table-cell table:style-name="ce737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6"/>
          <table:table-cell table:style-name="ce281"/>
          <table:table-cell table:style-name="ce461"/>
          <table:table-cell table:style-name="ce281"/>
          <table:table-cell table:style-name="ce461"/>
          <table:table-cell table:style-name="ce599"/>
          <table:table-cell table:style-name="ce461"/>
          <table:table-cell table:style-name="ce738"/>
          <table:table-cell/>
          <table:table-cell table:style-name="ce767" office:value-type="float" office:value="0" calcext:value-type="float">
            <text:p>0</text:p>
          </table:table-cell>
          <table:table-cell table:number-columns-repeated="4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style-name="ce127"/>
          <table:table-cell table:style-name="ce282"/>
          <table:table-cell table:style-name="ce462"/>
          <table:table-cell table:style-name="ce282"/>
          <table:table-cell table:style-name="ce462"/>
          <table:table-cell table:style-name="ce282"/>
          <table:table-cell table:style-name="ce462"/>
          <table:table-cell table:style-name="ce739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79]*1+[.L380]*2+[.L381]*4+[.L382]*8+[.L383]*16+[.L384]*32+[.L385]*64+[.L386]*128" office:value-type="float" office:value="0" calcext:value-type="float">
            <text:p>0</text:p>
          </table:table-cell>
          <table:table-cell table:formula="of:=[.M379]*1+[.M380]*2+[.M381]*4+[.M382]*8+[.M383]*16+[.M384]*32+[.M385]*64+[.M386]*128" office:value-type="float" office:value="0" calcext:value-type="float">
            <text:p>0</text:p>
          </table:table-cell>
          <table:table-cell table:formula="of:=[.N379]*1+[.N380]*2+[.N381]*4+[.N382]*8+[.N383]*16+[.N384]*32+[.N385]*64+[.N386]*128" office:value-type="float" office:value="0" calcext:value-type="float">
            <text:p>0</text:p>
          </table:table-cell>
          <table:table-cell table:formula="of:=[.O379]*1+[.O380]*2+[.O381]*4+[.O382]*8+[.O383]*16+[.O384]*32+[.O385]*64+[.O386]*128" office:value-type="float" office:value="128" calcext:value-type="float">
            <text:p>128</text:p>
          </table:table-cell>
          <table:table-cell table:formula="of:=[.P379]*1+[.P380]*2+[.P381]*4+[.P382]*8+[.P383]*16+[.P384]*32+[.P385]*64+[.P386]*128" office:value-type="float" office:value="0" calcext:value-type="float">
            <text:p>0</text:p>
          </table:table-cell>
          <table:table-cell table:formula="of:=[.Q379]*1+[.Q380]*2+[.Q381]*4+[.Q382]*8+[.Q383]*16+[.Q384]*32+[.Q385]*64+[.Q386]*128" office:value-type="float" office:value="0" calcext:value-type="float">
            <text:p>0</text:p>
          </table:table-cell>
          <table:table-cell table:formula="of:=[.R379]*1+[.R380]*2+[.R381]*4+[.R382]*8+[.R383]*16+[.R384]*32+[.R385]*64+[.R386]*128" office:value-type="float" office:value="0" calcext:value-type="float">
            <text:p>0</text:p>
          </table:table-cell>
          <table:table-cell table:formula="of:=[.S379]*1+[.S380]*2+[.S381]*4+[.S382]*8+[.S383]*16+[.S384]*32+[.S385]*64+[.S386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8"/>
          <table:table-cell table:style-name="ce283"/>
          <table:table-cell table:style-name="ce463"/>
          <table:table-cell table:style-name="ce283"/>
          <table:table-cell table:style-name="ce463"/>
          <table:table-cell table:style-name="ce283"/>
          <table:table-cell table:style-name="ce463"/>
          <table:table-cell table:style-name="ce740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8"/>
          <table:table-cell table:style-name="ce283"/>
          <table:table-cell table:style-name="ce463"/>
          <table:table-cell table:style-name="ce283"/>
          <table:table-cell table:style-name="ce463"/>
          <table:table-cell table:style-name="ce283"/>
          <table:table-cell table:style-name="ce463"/>
          <table:table-cell table:style-name="ce740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8"/>
          <table:table-cell table:style-name="ce283"/>
          <table:table-cell table:style-name="ce463"/>
          <table:table-cell table:style-name="ce283"/>
          <table:table-cell table:style-name="ce463"/>
          <table:table-cell table:style-name="ce283"/>
          <table:table-cell table:style-name="ce463"/>
          <table:table-cell table:style-name="ce740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8"/>
          <table:table-cell table:style-name="ce283"/>
          <table:table-cell table:style-name="ce463"/>
          <table:table-cell table:style-name="ce283"/>
          <table:table-cell table:style-name="ce463"/>
          <table:table-cell table:style-name="ce283"/>
          <table:table-cell table:style-name="ce463"/>
          <table:table-cell table:style-name="ce740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8"/>
          <table:table-cell table:style-name="ce283"/>
          <table:table-cell table:style-name="ce463"/>
          <table:table-cell table:style-name="ce283"/>
          <table:table-cell table:style-name="ce463"/>
          <table:table-cell table:style-name="ce283"/>
          <table:table-cell table:style-name="ce463"/>
          <table:table-cell table:style-name="ce740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8"/>
          <table:table-cell table:style-name="ce283"/>
          <table:table-cell table:style-name="ce463"/>
          <table:table-cell table:style-name="ce283"/>
          <table:table-cell table:style-name="ce463"/>
          <table:table-cell table:style-name="ce283"/>
          <table:table-cell table:style-name="ce463"/>
          <table:table-cell table:style-name="ce740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9"/>
          <table:table-cell table:style-name="ce284"/>
          <table:table-cell table:style-name="ce464"/>
          <table:table-cell table:style-name="ce555"/>
          <table:table-cell table:style-name="ce464"/>
          <table:table-cell table:style-name="ce284"/>
          <table:table-cell table:style-name="ce464"/>
          <table:table-cell table:style-name="ce741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style-name="ce130"/>
          <table:table-cell table:style-name="ce285"/>
          <table:table-cell table:style-name="ce465"/>
          <table:table-cell table:style-name="ce285"/>
          <table:table-cell table:style-name="ce465"/>
          <table:table-cell table:style-name="ce285"/>
          <table:table-cell table:style-name="ce465"/>
          <table:table-cell table:style-name="ce742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88]*1+[.L389]*2+[.L390]*4+[.L391]*8+[.L392]*16+[.L393]*32+[.L394]*64+[.L395]*128" office:value-type="float" office:value="0" calcext:value-type="float">
            <text:p>0</text:p>
          </table:table-cell>
          <table:table-cell table:formula="of:=[.M388]*1+[.M389]*2+[.M390]*4+[.M391]*8+[.M392]*16+[.M393]*32+[.M394]*64+[.M395]*128" office:value-type="float" office:value="0" calcext:value-type="float">
            <text:p>0</text:p>
          </table:table-cell>
          <table:table-cell table:formula="of:=[.N388]*1+[.N389]*2+[.N390]*4+[.N391]*8+[.N392]*16+[.N393]*32+[.N394]*64+[.N395]*128" office:value-type="float" office:value="0" calcext:value-type="float">
            <text:p>0</text:p>
          </table:table-cell>
          <table:table-cell table:formula="of:=[.O388]*1+[.O389]*2+[.O390]*4+[.O391]*8+[.O392]*16+[.O393]*32+[.O394]*64+[.O395]*128" office:value-type="float" office:value="40" calcext:value-type="float">
            <text:p>40</text:p>
          </table:table-cell>
          <table:table-cell table:formula="of:=[.P388]*1+[.P389]*2+[.P390]*4+[.P391]*8+[.P392]*16+[.P393]*32+[.P394]*64+[.P395]*128" office:value-type="float" office:value="0" calcext:value-type="float">
            <text:p>0</text:p>
          </table:table-cell>
          <table:table-cell table:formula="of:=[.Q388]*1+[.Q389]*2+[.Q390]*4+[.Q391]*8+[.Q392]*16+[.Q393]*32+[.Q394]*64+[.Q395]*128" office:value-type="float" office:value="0" calcext:value-type="float">
            <text:p>0</text:p>
          </table:table-cell>
          <table:table-cell table:formula="of:=[.R388]*1+[.R389]*2+[.R390]*4+[.R391]*8+[.R392]*16+[.R393]*32+[.R394]*64+[.R395]*128" office:value-type="float" office:value="0" calcext:value-type="float">
            <text:p>0</text:p>
          </table:table-cell>
          <table:table-cell table:formula="of:=[.S388]*1+[.S389]*2+[.S390]*4+[.S391]*8+[.S392]*16+[.S393]*32+[.S394]*64+[.S395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1"/>
          <table:table-cell table:style-name="ce286"/>
          <table:table-cell table:style-name="ce466"/>
          <table:table-cell table:style-name="ce286"/>
          <table:table-cell table:style-name="ce466"/>
          <table:table-cell table:style-name="ce286"/>
          <table:table-cell table:style-name="ce466"/>
          <table:table-cell table:style-name="ce743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1"/>
          <table:table-cell table:style-name="ce286"/>
          <table:table-cell table:style-name="ce466"/>
          <table:table-cell table:style-name="ce286"/>
          <table:table-cell table:style-name="ce466"/>
          <table:table-cell table:style-name="ce286"/>
          <table:table-cell table:style-name="ce466"/>
          <table:table-cell table:style-name="ce743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1"/>
          <table:table-cell table:style-name="ce286"/>
          <table:table-cell table:style-name="ce466"/>
          <table:table-cell table:style-name="ce556"/>
          <table:table-cell table:style-name="ce466"/>
          <table:table-cell table:style-name="ce286"/>
          <table:table-cell table:style-name="ce466"/>
          <table:table-cell table:style-name="ce743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1"/>
          <table:table-cell table:style-name="ce286"/>
          <table:table-cell table:style-name="ce466"/>
          <table:table-cell table:style-name="ce286"/>
          <table:table-cell table:style-name="ce466"/>
          <table:table-cell table:style-name="ce286"/>
          <table:table-cell table:style-name="ce466"/>
          <table:table-cell table:style-name="ce743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1"/>
          <table:table-cell table:style-name="ce286"/>
          <table:table-cell table:style-name="ce466"/>
          <table:table-cell table:style-name="ce556"/>
          <table:table-cell table:style-name="ce466"/>
          <table:table-cell table:style-name="ce286"/>
          <table:table-cell table:style-name="ce466"/>
          <table:table-cell table:style-name="ce743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1"/>
          <table:table-cell table:style-name="ce286"/>
          <table:table-cell table:style-name="ce466"/>
          <table:table-cell table:style-name="ce286"/>
          <table:table-cell table:style-name="ce466"/>
          <table:table-cell table:style-name="ce286"/>
          <table:table-cell table:style-name="ce466"/>
          <table:table-cell table:style-name="ce743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2"/>
          <table:table-cell table:style-name="ce287"/>
          <table:table-cell table:style-name="ce467"/>
          <table:table-cell table:style-name="ce287"/>
          <table:table-cell table:style-name="ce467"/>
          <table:table-cell table:style-name="ce287"/>
          <table:table-cell table:style-name="ce467"/>
          <table:table-cell table:style-name="ce744"/>
          <table:table-cell/>
          <table:table-cell table:style-name="ce767" office:value-type="float" office:value="0" calcext:value-type="float">
            <text:p>0</text:p>
          </table:table-cell>
          <table:table-cell table:number-columns-repeated="6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style-name="ce133"/>
          <table:table-cell table:style-name="ce288"/>
          <table:table-cell table:style-name="ce468"/>
          <table:table-cell table:style-name="ce288"/>
          <table:table-cell table:style-name="ce468"/>
          <table:table-cell table:style-name="ce288"/>
          <table:table-cell table:style-name="ce468"/>
          <table:table-cell table:style-name="ce745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397]*1+[.L398]*2+[.L399]*4+[.L400]*8+[.L401]*16+[.L402]*32+[.L403]*64+[.L404]*128" office:value-type="float" office:value="0" calcext:value-type="float">
            <text:p>0</text:p>
          </table:table-cell>
          <table:table-cell table:formula="of:=[.M397]*1+[.M398]*2+[.M399]*4+[.M400]*8+[.M401]*16+[.M402]*32+[.M403]*64+[.M404]*128" office:value-type="float" office:value="0" calcext:value-type="float">
            <text:p>0</text:p>
          </table:table-cell>
          <table:table-cell table:formula="of:=[.N397]*1+[.N398]*2+[.N399]*4+[.N400]*8+[.N401]*16+[.N402]*32+[.N403]*64+[.N404]*128" office:value-type="float" office:value="0" calcext:value-type="float">
            <text:p>0</text:p>
          </table:table-cell>
          <table:table-cell table:formula="of:=[.O397]*1+[.O398]*2+[.O399]*4+[.O400]*8+[.O401]*16+[.O402]*32+[.O403]*64+[.O404]*128" office:value-type="float" office:value="208" calcext:value-type="float">
            <text:p>208</text:p>
          </table:table-cell>
          <table:table-cell table:formula="of:=[.P397]*1+[.P398]*2+[.P399]*4+[.P400]*8+[.P401]*16+[.P402]*32+[.P403]*64+[.P404]*128" office:value-type="float" office:value="0" calcext:value-type="float">
            <text:p>0</text:p>
          </table:table-cell>
          <table:table-cell table:formula="of:=[.Q397]*1+[.Q398]*2+[.Q399]*4+[.Q400]*8+[.Q401]*16+[.Q402]*32+[.Q403]*64+[.Q404]*128" office:value-type="float" office:value="0" calcext:value-type="float">
            <text:p>0</text:p>
          </table:table-cell>
          <table:table-cell table:formula="of:=[.R397]*1+[.R398]*2+[.R399]*4+[.R400]*8+[.R401]*16+[.R402]*32+[.R403]*64+[.R404]*128" office:value-type="float" office:value="0" calcext:value-type="float">
            <text:p>0</text:p>
          </table:table-cell>
          <table:table-cell table:formula="of:=[.S397]*1+[.S398]*2+[.S399]*4+[.S400]*8+[.S401]*16+[.S402]*32+[.S403]*64+[.S404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4"/>
          <table:table-cell table:style-name="ce289"/>
          <table:table-cell table:style-name="ce469"/>
          <table:table-cell table:style-name="ce289"/>
          <table:table-cell table:style-name="ce469"/>
          <table:table-cell table:style-name="ce289"/>
          <table:table-cell table:style-name="ce469"/>
          <table:table-cell table:style-name="ce746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4"/>
          <table:table-cell table:style-name="ce289"/>
          <table:table-cell table:style-name="ce469"/>
          <table:table-cell table:style-name="ce289"/>
          <table:table-cell table:style-name="ce469"/>
          <table:table-cell table:style-name="ce289"/>
          <table:table-cell table:style-name="ce469"/>
          <table:table-cell table:style-name="ce746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4"/>
          <table:table-cell table:style-name="ce289"/>
          <table:table-cell table:style-name="ce469"/>
          <table:table-cell table:style-name="ce289"/>
          <table:table-cell table:style-name="ce469"/>
          <table:table-cell table:style-name="ce289"/>
          <table:table-cell table:style-name="ce469"/>
          <table:table-cell table:style-name="ce746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4"/>
          <table:table-cell table:style-name="ce289"/>
          <table:table-cell table:style-name="ce469"/>
          <table:table-cell table:style-name="ce557"/>
          <table:table-cell table:style-name="ce469"/>
          <table:table-cell table:style-name="ce289"/>
          <table:table-cell table:style-name="ce469"/>
          <table:table-cell table:style-name="ce746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4"/>
          <table:table-cell table:style-name="ce289"/>
          <table:table-cell table:style-name="ce469"/>
          <table:table-cell table:style-name="ce289"/>
          <table:table-cell table:style-name="ce469"/>
          <table:table-cell table:style-name="ce289"/>
          <table:table-cell table:style-name="ce469"/>
          <table:table-cell table:style-name="ce746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4"/>
          <table:table-cell table:style-name="ce289"/>
          <table:table-cell table:style-name="ce469"/>
          <table:table-cell table:style-name="ce557"/>
          <table:table-cell table:style-name="ce469"/>
          <table:table-cell table:style-name="ce289"/>
          <table:table-cell table:style-name="ce469"/>
          <table:table-cell table:style-name="ce746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5"/>
          <table:table-cell table:style-name="ce290"/>
          <table:table-cell table:style-name="ce470"/>
          <table:table-cell table:style-name="ce558"/>
          <table:table-cell table:style-name="ce470"/>
          <table:table-cell table:style-name="ce290"/>
          <table:table-cell table:style-name="ce470"/>
          <table:table-cell table:style-name="ce747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 table:style-name="ce136"/>
          <table:table-cell table:style-name="ce291"/>
          <table:table-cell table:style-name="ce471"/>
          <table:table-cell table:style-name="ce291"/>
          <table:table-cell table:style-name="ce471"/>
          <table:table-cell table:style-name="ce291"/>
          <table:table-cell table:style-name="ce471"/>
          <table:table-cell table:style-name="ce748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406]*1+[.L407]*2+[.L408]*4+[.L409]*8+[.L410]*16+[.L411]*32+[.L412]*64+[.L413]*128" office:value-type="float" office:value="0" calcext:value-type="float">
            <text:p>0</text:p>
          </table:table-cell>
          <table:table-cell table:formula="of:=[.M406]*1+[.M407]*2+[.M408]*4+[.M409]*8+[.M410]*16+[.M411]*32+[.M412]*64+[.M413]*128" office:value-type="float" office:value="0" calcext:value-type="float">
            <text:p>0</text:p>
          </table:table-cell>
          <table:table-cell table:formula="of:=[.N406]*1+[.N407]*2+[.N408]*4+[.N409]*8+[.N410]*16+[.N411]*32+[.N412]*64+[.N413]*128" office:value-type="float" office:value="128" calcext:value-type="float">
            <text:p>128</text:p>
          </table:table-cell>
          <table:table-cell table:formula="of:=[.O406]*1+[.O407]*2+[.O408]*4+[.O409]*8+[.O410]*16+[.O411]*32+[.O412]*64+[.O413]*128" office:value-type="float" office:value="96" calcext:value-type="float">
            <text:p>96</text:p>
          </table:table-cell>
          <table:table-cell table:formula="of:=[.P406]*1+[.P407]*2+[.P408]*4+[.P409]*8+[.P410]*16+[.P411]*32+[.P412]*64+[.P413]*128" office:value-type="float" office:value="0" calcext:value-type="float">
            <text:p>0</text:p>
          </table:table-cell>
          <table:table-cell table:formula="of:=[.Q406]*1+[.Q407]*2+[.Q408]*4+[.Q409]*8+[.Q410]*16+[.Q411]*32+[.Q412]*64+[.Q413]*128" office:value-type="float" office:value="0" calcext:value-type="float">
            <text:p>0</text:p>
          </table:table-cell>
          <table:table-cell table:formula="of:=[.R406]*1+[.R407]*2+[.R408]*4+[.R409]*8+[.R410]*16+[.R411]*32+[.R412]*64+[.R413]*128" office:value-type="float" office:value="0" calcext:value-type="float">
            <text:p>0</text:p>
          </table:table-cell>
          <table:table-cell table:formula="of:=[.S406]*1+[.S407]*2+[.S408]*4+[.S409]*8+[.S410]*16+[.S411]*32+[.S412]*64+[.S413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7"/>
          <table:table-cell table:style-name="ce292"/>
          <table:table-cell table:style-name="ce472"/>
          <table:table-cell table:style-name="ce292"/>
          <table:table-cell table:style-name="ce472"/>
          <table:table-cell table:style-name="ce292"/>
          <table:table-cell table:style-name="ce472"/>
          <table:table-cell table:style-name="ce749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7"/>
          <table:table-cell table:style-name="ce292"/>
          <table:table-cell table:style-name="ce472"/>
          <table:table-cell table:style-name="ce292"/>
          <table:table-cell table:style-name="ce472"/>
          <table:table-cell table:style-name="ce292"/>
          <table:table-cell table:style-name="ce472"/>
          <table:table-cell table:style-name="ce749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7"/>
          <table:table-cell table:style-name="ce292"/>
          <table:table-cell table:style-name="ce472"/>
          <table:table-cell table:style-name="ce292"/>
          <table:table-cell table:style-name="ce472"/>
          <table:table-cell table:style-name="ce292"/>
          <table:table-cell table:style-name="ce472"/>
          <table:table-cell table:style-name="ce749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7"/>
          <table:table-cell table:style-name="ce292"/>
          <table:table-cell table:style-name="ce472"/>
          <table:table-cell table:style-name="ce292"/>
          <table:table-cell table:style-name="ce472"/>
          <table:table-cell table:style-name="ce292"/>
          <table:table-cell table:style-name="ce472"/>
          <table:table-cell table:style-name="ce749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7"/>
          <table:table-cell table:style-name="ce292"/>
          <table:table-cell table:style-name="ce472"/>
          <table:table-cell table:style-name="ce559"/>
          <table:table-cell table:style-name="ce472"/>
          <table:table-cell table:style-name="ce292"/>
          <table:table-cell table:style-name="ce472"/>
          <table:table-cell table:style-name="ce749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7"/>
          <table:table-cell table:style-name="ce292"/>
          <table:table-cell table:style-name="ce472"/>
          <table:table-cell table:style-name="ce559"/>
          <table:table-cell table:style-name="ce472"/>
          <table:table-cell table:style-name="ce292"/>
          <table:table-cell table:style-name="ce472"/>
          <table:table-cell table:style-name="ce749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38"/>
          <table:table-cell table:style-name="ce293"/>
          <table:table-cell table:style-name="ce473"/>
          <table:table-cell table:style-name="ce293"/>
          <table:table-cell table:style-name="ce592"/>
          <table:table-cell table:style-name="ce293"/>
          <table:table-cell table:style-name="ce592"/>
          <table:table-cell table:style-name="ce750"/>
          <table:table-cell/>
          <table:table-cell table:style-name="ce767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4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139"/>
          <table:table-cell table:style-name="ce294"/>
          <table:table-cell table:style-name="ce474"/>
          <table:table-cell table:style-name="ce294"/>
          <table:table-cell table:style-name="ce474"/>
          <table:table-cell table:style-name="ce294"/>
          <table:table-cell table:style-name="ce474"/>
          <table:table-cell table:style-name="ce751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415]*1+[.L416]*2+[.L417]*4+[.L418]*8+[.L419]*16+[.L420]*32+[.L421]*64+[.L422]*128" office:value-type="float" office:value="0" calcext:value-type="float">
            <text:p>0</text:p>
          </table:table-cell>
          <table:table-cell table:formula="of:=[.M415]*1+[.M416]*2+[.M417]*4+[.M418]*8+[.M419]*16+[.M420]*32+[.M421]*64+[.M422]*128" office:value-type="float" office:value="36" calcext:value-type="float">
            <text:p>36</text:p>
          </table:table-cell>
          <table:table-cell table:formula="of:=[.N415]*1+[.N416]*2+[.N417]*4+[.N418]*8+[.N419]*16+[.N420]*32+[.N421]*64+[.N422]*128" office:value-type="float" office:value="126" calcext:value-type="float">
            <text:p>126</text:p>
          </table:table-cell>
          <table:table-cell table:formula="of:=[.O415]*1+[.O416]*2+[.O417]*4+[.O418]*8+[.O419]*16+[.O420]*32+[.O421]*64+[.O422]*128" office:value-type="float" office:value="36" calcext:value-type="float">
            <text:p>36</text:p>
          </table:table-cell>
          <table:table-cell table:formula="of:=[.P415]*1+[.P416]*2+[.P417]*4+[.P418]*8+[.P419]*16+[.P420]*32+[.P421]*64+[.P422]*128" office:value-type="float" office:value="36" calcext:value-type="float">
            <text:p>36</text:p>
          </table:table-cell>
          <table:table-cell table:formula="of:=[.Q415]*1+[.Q416]*2+[.Q417]*4+[.Q418]*8+[.Q419]*16+[.Q420]*32+[.Q421]*64+[.Q422]*128" office:value-type="float" office:value="126" calcext:value-type="float">
            <text:p>126</text:p>
          </table:table-cell>
          <table:table-cell table:formula="of:=[.R415]*1+[.R416]*2+[.R417]*4+[.R418]*8+[.R419]*16+[.R420]*32+[.R421]*64+[.R422]*128" office:value-type="float" office:value="36" calcext:value-type="float">
            <text:p>36</text:p>
          </table:table-cell>
          <table:table-cell table:formula="of:=[.S415]*1+[.S416]*2+[.S417]*4+[.S418]*8+[.S419]*16+[.S420]*32+[.S421]*64+[.S422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0"/>
          <table:table-cell table:style-name="ce295"/>
          <table:table-cell table:style-name="ce475"/>
          <table:table-cell table:style-name="ce295"/>
          <table:table-cell table:style-name="ce593"/>
          <table:table-cell table:style-name="ce296"/>
          <table:table-cell table:style-name="ce593"/>
          <table:table-cell table:style-name="ce75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0"/>
          <table:table-cell table:style-name="ce296"/>
          <table:table-cell table:style-name="ce475"/>
          <table:table-cell table:style-name="ce296"/>
          <table:table-cell table:style-name="ce475"/>
          <table:table-cell table:style-name="ce296"/>
          <table:table-cell table:style-name="ce475"/>
          <table:table-cell table:style-name="ce752"/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0"/>
          <table:table-cell table:style-name="ce295"/>
          <table:table-cell table:style-name="ce475"/>
          <table:table-cell table:style-name="ce295"/>
          <table:table-cell table:style-name="ce593"/>
          <table:table-cell table:style-name="ce296"/>
          <table:table-cell table:style-name="ce593"/>
          <table:table-cell table:style-name="ce75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0"/>
          <table:table-cell table:style-name="ce295"/>
          <table:table-cell table:style-name="ce475"/>
          <table:table-cell table:style-name="ce295"/>
          <table:table-cell table:style-name="ce593"/>
          <table:table-cell table:style-name="ce296"/>
          <table:table-cell table:style-name="ce593"/>
          <table:table-cell table:style-name="ce75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0"/>
          <table:table-cell table:style-name="ce296"/>
          <table:table-cell table:style-name="ce475"/>
          <table:table-cell table:style-name="ce296"/>
          <table:table-cell table:style-name="ce475"/>
          <table:table-cell table:style-name="ce296"/>
          <table:table-cell table:style-name="ce475"/>
          <table:table-cell table:style-name="ce752"/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0"/>
          <table:table-cell table:style-name="ce295"/>
          <table:table-cell table:style-name="ce475"/>
          <table:table-cell table:style-name="ce295"/>
          <table:table-cell table:style-name="ce593"/>
          <table:table-cell table:style-name="ce296"/>
          <table:table-cell table:style-name="ce593"/>
          <table:table-cell table:style-name="ce75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1"/>
          <table:table-cell table:style-name="ce297"/>
          <table:table-cell table:style-name="ce476"/>
          <table:table-cell table:style-name="ce297"/>
          <table:table-cell table:style-name="ce476"/>
          <table:table-cell table:style-name="ce297"/>
          <table:table-cell table:style-name="ce476"/>
          <table:table-cell table:style-name="ce753"/>
          <table:table-cell/>
          <table:table-cell table:style-name="ce767" office:value-type="float" office:value="0" calcext:value-type="float">
            <text:p>0</text:p>
          </table:table-cell>
          <table:table-cell table:number-columns-repeated="6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 table:style-name="ce142"/>
          <table:table-cell table:style-name="ce298"/>
          <table:table-cell table:style-name="ce477"/>
          <table:table-cell table:style-name="ce298"/>
          <table:table-cell table:style-name="ce477"/>
          <table:table-cell table:style-name="ce298"/>
          <table:table-cell table:style-name="ce477"/>
          <table:table-cell table:style-name="ce754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424]*1+[.L425]*2+[.L426]*4+[.L427]*8+[.L428]*16+[.L429]*32+[.L430]*64+[.L431]*128" office:value-type="float" office:value="0" calcext:value-type="float">
            <text:p>0</text:p>
          </table:table-cell>
          <table:table-cell table:formula="of:=[.M424]*1+[.M425]*2+[.M426]*4+[.M427]*8+[.M428]*16+[.M429]*32+[.M430]*64+[.M431]*128" office:value-type="float" office:value="0" calcext:value-type="float">
            <text:p>0</text:p>
          </table:table-cell>
          <table:table-cell table:formula="of:=[.N424]*1+[.N425]*2+[.N426]*4+[.N427]*8+[.N428]*16+[.N429]*32+[.N430]*64+[.N431]*128" office:value-type="float" office:value="108" calcext:value-type="float">
            <text:p>108</text:p>
          </table:table-cell>
          <table:table-cell table:formula="of:=[.O424]*1+[.O425]*2+[.O426]*4+[.O427]*8+[.O428]*16+[.O429]*32+[.O430]*64+[.O431]*128" office:value-type="float" office:value="146" calcext:value-type="float">
            <text:p>146</text:p>
          </table:table-cell>
          <table:table-cell table:formula="of:=[.P424]*1+[.P425]*2+[.P426]*4+[.P427]*8+[.P428]*16+[.P429]*32+[.P430]*64+[.P431]*128" office:value-type="float" office:value="178" calcext:value-type="float">
            <text:p>178</text:p>
          </table:table-cell>
          <table:table-cell table:formula="of:=[.Q424]*1+[.Q425]*2+[.Q426]*4+[.Q427]*8+[.Q428]*16+[.Q429]*32+[.Q430]*64+[.Q431]*128" office:value-type="float" office:value="76" calcext:value-type="float">
            <text:p>76</text:p>
          </table:table-cell>
          <table:table-cell table:formula="of:=[.R424]*1+[.R425]*2+[.R426]*4+[.R427]*8+[.R428]*16+[.R429]*32+[.R430]*64+[.R431]*128" office:value-type="float" office:value="160" calcext:value-type="float">
            <text:p>160</text:p>
          </table:table-cell>
          <table:table-cell table:formula="of:=[.S424]*1+[.S425]*2+[.S426]*4+[.S427]*8+[.S428]*16+[.S429]*32+[.S430]*64+[.S431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3"/>
          <table:table-cell table:style-name="ce299"/>
          <table:table-cell table:style-name="ce478"/>
          <table:table-cell table:style-name="ce560"/>
          <table:table-cell table:style-name="ce479"/>
          <table:table-cell table:style-name="ce299"/>
          <table:table-cell table:style-name="ce478"/>
          <table:table-cell table:style-name="ce755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3"/>
          <table:table-cell table:style-name="ce299"/>
          <table:table-cell table:style-name="ce479"/>
          <table:table-cell table:style-name="ce299"/>
          <table:table-cell table:style-name="ce478"/>
          <table:table-cell table:style-name="ce560"/>
          <table:table-cell table:style-name="ce478"/>
          <table:table-cell table:style-name="ce75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3"/>
          <table:table-cell table:style-name="ce299"/>
          <table:table-cell table:style-name="ce479"/>
          <table:table-cell table:style-name="ce299"/>
          <table:table-cell table:style-name="ce478"/>
          <table:table-cell table:style-name="ce560"/>
          <table:table-cell table:style-name="ce478"/>
          <table:table-cell table:style-name="ce75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3"/>
          <table:table-cell table:style-name="ce299"/>
          <table:table-cell table:style-name="ce478"/>
          <table:table-cell table:style-name="ce560"/>
          <table:table-cell table:style-name="ce479"/>
          <table:table-cell table:style-name="ce299"/>
          <table:table-cell table:style-name="ce478"/>
          <table:table-cell table:style-name="ce755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3"/>
          <table:table-cell table:style-name="ce299"/>
          <table:table-cell table:style-name="ce479"/>
          <table:table-cell table:style-name="ce299"/>
          <table:table-cell table:style-name="ce479"/>
          <table:table-cell table:style-name="ce299"/>
          <table:table-cell table:style-name="ce479"/>
          <table:table-cell table:style-name="ce75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3"/>
          <table:table-cell table:style-name="ce299"/>
          <table:table-cell table:style-name="ce479"/>
          <table:table-cell table:style-name="ce299"/>
          <table:table-cell table:style-name="ce478"/>
          <table:table-cell table:style-name="ce560"/>
          <table:table-cell table:style-name="ce478"/>
          <table:table-cell table:style-name="ce755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4"/>
          <table:table-cell table:style-name="ce300"/>
          <table:table-cell table:style-name="ce480"/>
          <table:table-cell table:style-name="ce561"/>
          <table:table-cell table:style-name="ce594"/>
          <table:table-cell table:style-name="ce300"/>
          <table:table-cell table:style-name="ce594"/>
          <table:table-cell table:style-name="ce756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number-columns-repeated="2" table:style-name="ce768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 table:style-name="ce145"/>
          <table:table-cell table:style-name="ce301"/>
          <table:table-cell table:style-name="ce481"/>
          <table:table-cell table:style-name="ce301"/>
          <table:table-cell table:style-name="ce481"/>
          <table:table-cell table:style-name="ce301"/>
          <table:table-cell table:style-name="ce481"/>
          <table:table-cell table:style-name="ce757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433]*1+[.L434]*2+[.L435]*4+[.L436]*8+[.L437]*16+[.L438]*32+[.L439]*64+[.L440]*128" office:value-type="float" office:value="0" calcext:value-type="float">
            <text:p>0</text:p>
          </table:table-cell>
          <table:table-cell table:formula="of:=[.M433]*1+[.M434]*2+[.M435]*4+[.M436]*8+[.M437]*16+[.M438]*32+[.M439]*64+[.M440]*128" office:value-type="float" office:value="0" calcext:value-type="float">
            <text:p>0</text:p>
          </table:table-cell>
          <table:table-cell table:formula="of:=[.N433]*1+[.N434]*2+[.N435]*4+[.N436]*8+[.N437]*16+[.N438]*32+[.N439]*64+[.N440]*128" office:value-type="float" office:value="72" calcext:value-type="float">
            <text:p>72</text:p>
          </table:table-cell>
          <table:table-cell table:formula="of:=[.O433]*1+[.O434]*2+[.O435]*4+[.O436]*8+[.O437]*16+[.O438]*32+[.O439]*64+[.O440]*128" office:value-type="float" office:value="214" calcext:value-type="float">
            <text:p>214</text:p>
          </table:table-cell>
          <table:table-cell table:formula="of:=[.P433]*1+[.P434]*2+[.P435]*4+[.P436]*8+[.P437]*16+[.P438]*32+[.P439]*64+[.P440]*128" office:value-type="float" office:value="36" calcext:value-type="float">
            <text:p>36</text:p>
          </table:table-cell>
          <table:table-cell table:formula="of:=[.Q433]*1+[.Q434]*2+[.Q435]*4+[.Q436]*8+[.Q437]*16+[.Q438]*32+[.Q439]*64+[.Q440]*128" office:value-type="float" office:value="0" calcext:value-type="float">
            <text:p>0</text:p>
          </table:table-cell>
          <table:table-cell table:formula="of:=[.R433]*1+[.R434]*2+[.R435]*4+[.R436]*8+[.R437]*16+[.R438]*32+[.R439]*64+[.R440]*128" office:value-type="float" office:value="0" calcext:value-type="float">
            <text:p>0</text:p>
          </table:table-cell>
          <table:table-cell table:formula="of:=[.S433]*1+[.S434]*2+[.S435]*4+[.S436]*8+[.S437]*16+[.S438]*32+[.S439]*64+[.S440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6"/>
          <table:table-cell table:style-name="ce302"/>
          <table:table-cell table:style-name="ce482"/>
          <table:table-cell table:style-name="ce562"/>
          <table:table-cell table:style-name="ce482"/>
          <table:table-cell table:style-name="ce302"/>
          <table:table-cell table:style-name="ce482"/>
          <table:table-cell table:style-name="ce75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6"/>
          <table:table-cell table:style-name="ce302"/>
          <table:table-cell table:style-name="ce482"/>
          <table:table-cell table:style-name="ce562"/>
          <table:table-cell table:style-name="ce483"/>
          <table:table-cell table:style-name="ce302"/>
          <table:table-cell table:style-name="ce482"/>
          <table:table-cell table:style-name="ce758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6"/>
          <table:table-cell table:style-name="ce302"/>
          <table:table-cell table:style-name="ce483"/>
          <table:table-cell table:style-name="ce302"/>
          <table:table-cell table:style-name="ce482"/>
          <table:table-cell table:style-name="ce302"/>
          <table:table-cell table:style-name="ce482"/>
          <table:table-cell table:style-name="ce758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6"/>
          <table:table-cell table:style-name="ce302"/>
          <table:table-cell table:style-name="ce482"/>
          <table:table-cell table:style-name="ce562"/>
          <table:table-cell table:style-name="ce482"/>
          <table:table-cell table:style-name="ce302"/>
          <table:table-cell table:style-name="ce482"/>
          <table:table-cell table:style-name="ce75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6"/>
          <table:table-cell table:style-name="ce302"/>
          <table:table-cell table:style-name="ce482"/>
          <table:table-cell table:style-name="ce302"/>
          <table:table-cell table:style-name="ce483"/>
          <table:table-cell table:style-name="ce302"/>
          <table:table-cell table:style-name="ce482"/>
          <table:table-cell table:style-name="ce758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6"/>
          <table:table-cell table:style-name="ce302"/>
          <table:table-cell table:style-name="ce483"/>
          <table:table-cell table:style-name="ce562"/>
          <table:table-cell table:style-name="ce482"/>
          <table:table-cell table:style-name="ce302"/>
          <table:table-cell table:style-name="ce482"/>
          <table:table-cell table:style-name="ce758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7"/>
          <table:table-cell table:style-name="ce303"/>
          <table:table-cell table:style-name="ce484"/>
          <table:table-cell table:style-name="ce563"/>
          <table:table-cell table:style-name="ce484"/>
          <table:table-cell table:style-name="ce303"/>
          <table:table-cell table:style-name="ce484"/>
          <table:table-cell table:style-name="ce759"/>
          <table:table-cell/>
          <table:table-cell table:style-name="ce767" office:value-type="float" office:value="0" calcext:value-type="float">
            <text:p>0</text:p>
          </table:table-cell>
          <table:table-cell table:number-columns-repeated="2"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number-columns-repeated="3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148"/>
          <table:table-cell table:style-name="ce304"/>
          <table:table-cell table:style-name="ce485"/>
          <table:table-cell table:style-name="ce304"/>
          <table:table-cell table:style-name="ce485"/>
          <table:table-cell table:style-name="ce304"/>
          <table:table-cell table:style-name="ce485"/>
          <table:table-cell table:style-name="ce760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/>
          <table:table-cell table:formula="of:=[.L442]*1+[.L443]*2+[.L444]*4+[.L445]*8+[.L446]*16+[.L447]*32+[.L448]*64+[.L449]*128" office:value-type="float" office:value="0" calcext:value-type="float">
            <text:p>0</text:p>
          </table:table-cell>
          <table:table-cell table:formula="of:=[.M442]*1+[.M443]*2+[.M444]*4+[.M445]*8+[.M446]*16+[.M447]*32+[.M448]*64+[.M449]*128" office:value-type="float" office:value="0" calcext:value-type="float">
            <text:p>0</text:p>
          </table:table-cell>
          <table:table-cell table:formula="of:=[.N442]*1+[.N443]*2+[.N444]*4+[.N445]*8+[.N446]*16+[.N447]*32+[.N448]*64+[.N449]*128" office:value-type="float" office:value="0" calcext:value-type="float">
            <text:p>0</text:p>
          </table:table-cell>
          <table:table-cell table:formula="of:=[.O442]*1+[.O443]*2+[.O444]*4+[.O445]*8+[.O446]*16+[.O447]*32+[.O448]*64+[.O449]*128" office:value-type="float" office:value="0" calcext:value-type="float">
            <text:p>0</text:p>
          </table:table-cell>
          <table:table-cell table:formula="of:=[.P442]*1+[.P443]*2+[.P444]*4+[.P445]*8+[.P446]*16+[.P447]*32+[.P448]*64+[.P449]*128" office:value-type="float" office:value="0" calcext:value-type="float">
            <text:p>0</text:p>
          </table:table-cell>
          <table:table-cell table:formula="of:=[.Q442]*1+[.Q443]*2+[.Q444]*4+[.Q445]*8+[.Q446]*16+[.Q447]*32+[.Q448]*64+[.Q449]*128" office:value-type="float" office:value="0" calcext:value-type="float">
            <text:p>0</text:p>
          </table:table-cell>
          <table:table-cell table:formula="of:=[.R442]*1+[.R443]*2+[.R444]*4+[.R445]*8+[.R446]*16+[.R447]*32+[.R448]*64+[.R449]*128" office:value-type="float" office:value="0" calcext:value-type="float">
            <text:p>0</text:p>
          </table:table-cell>
          <table:table-cell table:formula="of:=[.S442]*1+[.S443]*2+[.S444]*4+[.S445]*8+[.S446]*16+[.S447]*32+[.S448]*64+[.S449]*1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9"/>
          <table:table-cell table:style-name="ce305"/>
          <table:table-cell table:style-name="ce486"/>
          <table:table-cell table:style-name="ce305"/>
          <table:table-cell table:style-name="ce486"/>
          <table:table-cell table:style-name="ce305"/>
          <table:table-cell table:style-name="ce486"/>
          <table:table-cell table:style-name="ce761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9"/>
          <table:table-cell table:style-name="ce305"/>
          <table:table-cell table:style-name="ce486"/>
          <table:table-cell table:style-name="ce305"/>
          <table:table-cell table:style-name="ce486"/>
          <table:table-cell table:style-name="ce305"/>
          <table:table-cell table:style-name="ce486"/>
          <table:table-cell table:style-name="ce761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9"/>
          <table:table-cell table:style-name="ce305"/>
          <table:table-cell table:style-name="ce486"/>
          <table:table-cell table:style-name="ce305"/>
          <table:table-cell table:style-name="ce486"/>
          <table:table-cell table:style-name="ce305"/>
          <table:table-cell table:style-name="ce486"/>
          <table:table-cell table:style-name="ce761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9"/>
          <table:table-cell table:style-name="ce305"/>
          <table:table-cell table:style-name="ce486"/>
          <table:table-cell table:style-name="ce305"/>
          <table:table-cell table:style-name="ce486"/>
          <table:table-cell table:style-name="ce305"/>
          <table:table-cell table:style-name="ce486"/>
          <table:table-cell table:style-name="ce761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9"/>
          <table:table-cell table:style-name="ce305"/>
          <table:table-cell table:style-name="ce486"/>
          <table:table-cell table:style-name="ce305"/>
          <table:table-cell table:style-name="ce486"/>
          <table:table-cell table:style-name="ce305"/>
          <table:table-cell table:style-name="ce486"/>
          <table:table-cell table:style-name="ce761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9"/>
          <table:table-cell table:style-name="ce305"/>
          <table:table-cell table:style-name="ce486"/>
          <table:table-cell table:style-name="ce305"/>
          <table:table-cell table:style-name="ce486"/>
          <table:table-cell table:style-name="ce305"/>
          <table:table-cell table:style-name="ce486"/>
          <table:table-cell table:style-name="ce761"/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0"/>
          <table:table-cell table:style-name="ce306"/>
          <table:table-cell table:style-name="ce487"/>
          <table:table-cell table:style-name="ce306"/>
          <table:table-cell table:style-name="ce487"/>
          <table:table-cell table:style-name="ce306"/>
          <table:table-cell table:style-name="ce487"/>
          <table:table-cell table:style-name="ce762"/>
          <table:table-cell/>
          <table:table-cell table:style-name="ce767" office:value-type="float" office:value="0" calcext:value-type="float">
            <text:p>0</text:p>
          </table:table-cell>
          <table:table-cell table:number-columns-repeated="6" table:style-name="ce768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number-columns-repeated="9"/>
        </table:table-row>
        <calcext:conditional-formats>
          <calcext:conditional-format calcext:target-range-address="Sheet1.C2:Sheet1.C8 Sheet1.E1:Sheet1.E8 Sheet1.G1:Sheet1.G8 Sheet1.I1:Sheet1.I8">
            <calcext:condition calcext:apply-style-name="Default" calcext:value="formula-is(IF([.L1]=1;ORG.OPENOFFICE.STYLE(&quot;Red&quot;);ORG.OPENOFFICE.STYLE(&quot;default&quot;)))" calcext:base-cell-address="Sheet1.C1"/>
          </calcext:conditional-format>
          <calcext:conditional-format calcext:target-range-address="Sheet1.D2:Sheet1.D8 Sheet1.F1:Sheet1.F8 Sheet1.H1:Sheet1.H8 Sheet1.J1:Sheet1.J7">
            <calcext:condition calcext:apply-style-name="Default" calcext:value="formula-is(IF([.M1]=1;ORG.OPENOFFICE.STYLE(&quot;Red&quot;);ORG.OPENOFFICE.STYLE(&quot;default&quot;)))" calcext:base-cell-address="Sheet1.D1"/>
          </calcext:conditional-format>
          <calcext:conditional-format calcext:target-range-address="Sheet1.C10:Sheet1.C17 Sheet1.E10:Sheet1.E17 Sheet1.G10:Sheet1.G17 Sheet1.I10:Sheet1.I17">
            <calcext:condition calcext:apply-style-name="Default" calcext:value="formula-is(IF([.L10]=1;ORG.OPENOFFICE.STYLE(&quot;Red&quot;);ORG.OPENOFFICE.STYLE(&quot;default&quot;)))" calcext:base-cell-address="Sheet1.C10"/>
          </calcext:conditional-format>
          <calcext:conditional-format calcext:target-range-address="Sheet1.D10:Sheet1.D17 Sheet1.F10:Sheet1.F17 Sheet1.H10:Sheet1.H17 Sheet1.J10:Sheet1.J17">
            <calcext:condition calcext:apply-style-name="Default" calcext:value="formula-is(IF([.M10]=1;ORG.OPENOFFICE.STYLE(&quot;Red&quot;);ORG.OPENOFFICE.STYLE(&quot;default&quot;)))" calcext:base-cell-address="Sheet1.D10"/>
          </calcext:conditional-format>
          <calcext:conditional-format calcext:target-range-address="Sheet1.J8:Sheet1.J8">
            <calcext:condition calcext:apply-style-name="Default" calcext:value="formula-is(IF([.S8]=1;ORG.OPENOFFICE.STYLE(&quot;Red&quot;);ORG.OPENOFFICE.STYLE(&quot;default&quot;)))" calcext:base-cell-address="Sheet1.J8"/>
          </calcext:conditional-format>
          <calcext:conditional-format calcext:target-range-address="Sheet1.K8:Sheet1.K8">
            <calcext:condition calcext:apply-style-name="Default" calcext:value="formula-is(IF([.T8]=1;ORG.OPENOFFICE.STYLE(&quot;Red&quot;);ORG.OPENOFFICE.STYLE(&quot;default&quot;)))" calcext:base-cell-address="Sheet1.K8"/>
          </calcext:conditional-format>
          <calcext:conditional-format calcext:target-range-address="Sheet1.C20:Sheet1.C26 Sheet1.E19:Sheet1.E26 Sheet1.G19:Sheet1.G26 Sheet1.I19:Sheet1.I26">
            <calcext:condition calcext:apply-style-name="Default" calcext:value="formula-is(IF([.L19]=1;ORG.OPENOFFICE.STYLE(&quot;Red&quot;);ORG.OPENOFFICE.STYLE(&quot;default&quot;)))" calcext:base-cell-address="Sheet1.C19"/>
          </calcext:conditional-format>
          <calcext:conditional-format calcext:target-range-address="Sheet1.D20:Sheet1.D26 Sheet1.F19:Sheet1.F26 Sheet1.H19:Sheet1.H26 Sheet1.J19:Sheet1.J25">
            <calcext:condition calcext:apply-style-name="Default" calcext:value="formula-is(IF([.M19]=1;ORG.OPENOFFICE.STYLE(&quot;Red&quot;);ORG.OPENOFFICE.STYLE(&quot;default&quot;)))" calcext:base-cell-address="Sheet1.D19"/>
          </calcext:conditional-format>
          <calcext:conditional-format calcext:target-range-address="Sheet1.C28:Sheet1.C35 Sheet1.E28:Sheet1.E35 Sheet1.G28:Sheet1.G35 Sheet1.I28:Sheet1.I35">
            <calcext:condition calcext:apply-style-name="Default" calcext:value="formula-is(IF([.L28]=1;ORG.OPENOFFICE.STYLE(&quot;Red&quot;);ORG.OPENOFFICE.STYLE(&quot;default&quot;)))" calcext:base-cell-address="Sheet1.C28"/>
          </calcext:conditional-format>
          <calcext:conditional-format calcext:target-range-address="Sheet1.D28:Sheet1.D35 Sheet1.F28:Sheet1.F35 Sheet1.H28:Sheet1.H35 Sheet1.J28:Sheet1.J35">
            <calcext:condition calcext:apply-style-name="Default" calcext:value="formula-is(IF([.M28]=1;ORG.OPENOFFICE.STYLE(&quot;Red&quot;);ORG.OPENOFFICE.STYLE(&quot;default&quot;)))" calcext:base-cell-address="Sheet1.D28"/>
          </calcext:conditional-format>
          <calcext:conditional-format calcext:target-range-address="Sheet1.J26:Sheet1.J26">
            <calcext:condition calcext:apply-style-name="Default" calcext:value="formula-is(IF([.S26]=1;ORG.OPENOFFICE.STYLE(&quot;Red&quot;);ORG.OPENOFFICE.STYLE(&quot;default&quot;)))" calcext:base-cell-address="Sheet1.J26"/>
          </calcext:conditional-format>
          <calcext:conditional-format calcext:target-range-address="Sheet1.K26:Sheet1.K26">
            <calcext:condition calcext:apply-style-name="Default" calcext:value="formula-is(IF([.T26]=1;ORG.OPENOFFICE.STYLE(&quot;Red&quot;);ORG.OPENOFFICE.STYLE(&quot;default&quot;)))" calcext:base-cell-address="Sheet1.K26"/>
          </calcext:conditional-format>
          <calcext:conditional-format calcext:target-range-address="Sheet1.C37:Sheet1.C44 Sheet1.E37:Sheet1.E44 Sheet1.G37:Sheet1.G44 Sheet1.I37:Sheet1.I44">
            <calcext:condition calcext:apply-style-name="Default" calcext:value="formula-is(IF([.L37]=1;ORG.OPENOFFICE.STYLE(&quot;Red&quot;);ORG.OPENOFFICE.STYLE(&quot;default&quot;)))" calcext:base-cell-address="Sheet1.C37"/>
          </calcext:conditional-format>
          <calcext:conditional-format calcext:target-range-address="Sheet1.D37:Sheet1.D44 Sheet1.F37:Sheet1.F44 Sheet1.H37:Sheet1.H44 Sheet1.J37:Sheet1.J44">
            <calcext:condition calcext:apply-style-name="Default" calcext:value="formula-is(IF([.M37]=1;ORG.OPENOFFICE.STYLE(&quot;Red&quot;);ORG.OPENOFFICE.STYLE(&quot;default&quot;)))" calcext:base-cell-address="Sheet1.D37"/>
          </calcext:conditional-format>
          <calcext:conditional-format calcext:target-range-address="Sheet1.C46:Sheet1.C53 Sheet1.E46:Sheet1.E53 Sheet1.G46:Sheet1.G53 Sheet1.I46:Sheet1.I53">
            <calcext:condition calcext:apply-style-name="Default" calcext:value="formula-is(IF([.L46]=1;ORG.OPENOFFICE.STYLE(&quot;Red&quot;);ORG.OPENOFFICE.STYLE(&quot;default&quot;)))" calcext:base-cell-address="Sheet1.C46"/>
          </calcext:conditional-format>
          <calcext:conditional-format calcext:target-range-address="Sheet1.D46:Sheet1.D53 Sheet1.F46:Sheet1.F53 Sheet1.H46:Sheet1.H53 Sheet1.J46:Sheet1.J53">
            <calcext:condition calcext:apply-style-name="Default" calcext:value="formula-is(IF([.M46]=1;ORG.OPENOFFICE.STYLE(&quot;Red&quot;);ORG.OPENOFFICE.STYLE(&quot;default&quot;)))" calcext:base-cell-address="Sheet1.D46"/>
          </calcext:conditional-format>
          <calcext:conditional-format calcext:target-range-address="Sheet1.C55:Sheet1.C62 Sheet1.E55:Sheet1.E62 Sheet1.G55:Sheet1.G62 Sheet1.I55:Sheet1.I62">
            <calcext:condition calcext:apply-style-name="Default" calcext:value="formula-is(IF([.L55]=1;ORG.OPENOFFICE.STYLE(&quot;Red&quot;);ORG.OPENOFFICE.STYLE(&quot;default&quot;)))" calcext:base-cell-address="Sheet1.C55"/>
          </calcext:conditional-format>
          <calcext:conditional-format calcext:target-range-address="Sheet1.D55:Sheet1.D62 Sheet1.F55:Sheet1.F62 Sheet1.H55:Sheet1.H62 Sheet1.J55:Sheet1.J62">
            <calcext:condition calcext:apply-style-name="Default" calcext:value="formula-is(IF([.M55]=1;ORG.OPENOFFICE.STYLE(&quot;Red&quot;);ORG.OPENOFFICE.STYLE(&quot;default&quot;)))" calcext:base-cell-address="Sheet1.D55"/>
          </calcext:conditional-format>
          <calcext:conditional-format calcext:target-range-address="Sheet1.C64:Sheet1.C71 Sheet1.E64:Sheet1.E71 Sheet1.G64:Sheet1.G71 Sheet1.I64:Sheet1.I71">
            <calcext:condition calcext:apply-style-name="Default" calcext:value="formula-is(IF([.L64]=1;ORG.OPENOFFICE.STYLE(&quot;Red&quot;);ORG.OPENOFFICE.STYLE(&quot;default&quot;)))" calcext:base-cell-address="Sheet1.C64"/>
          </calcext:conditional-format>
          <calcext:conditional-format calcext:target-range-address="Sheet1.D64:Sheet1.D71 Sheet1.F64:Sheet1.F71 Sheet1.H64:Sheet1.H71 Sheet1.J64:Sheet1.J71">
            <calcext:condition calcext:apply-style-name="Default" calcext:value="formula-is(IF([.M64]=1;ORG.OPENOFFICE.STYLE(&quot;Red&quot;);ORG.OPENOFFICE.STYLE(&quot;default&quot;)))" calcext:base-cell-address="Sheet1.D64"/>
          </calcext:conditional-format>
          <calcext:conditional-format calcext:target-range-address="Sheet1.C73:Sheet1.C80 Sheet1.E73:Sheet1.E80 Sheet1.G73:Sheet1.G80 Sheet1.I73:Sheet1.I80">
            <calcext:condition calcext:apply-style-name="Default" calcext:value="formula-is(IF([.L73]=1;ORG.OPENOFFICE.STYLE(&quot;Red&quot;);ORG.OPENOFFICE.STYLE(&quot;default&quot;)))" calcext:base-cell-address="Sheet1.C73"/>
          </calcext:conditional-format>
          <calcext:conditional-format calcext:target-range-address="Sheet1.D73:Sheet1.D80 Sheet1.F73:Sheet1.F80 Sheet1.H73:Sheet1.H80 Sheet1.J73:Sheet1.J80">
            <calcext:condition calcext:apply-style-name="Default" calcext:value="formula-is(IF([.M73]=1;ORG.OPENOFFICE.STYLE(&quot;Red&quot;);ORG.OPENOFFICE.STYLE(&quot;default&quot;)))" calcext:base-cell-address="Sheet1.D73"/>
          </calcext:conditional-format>
          <calcext:conditional-format calcext:target-range-address="Sheet1.C82:Sheet1.C89 Sheet1.E82:Sheet1.E89 Sheet1.G82:Sheet1.G89 Sheet1.I82:Sheet1.I89">
            <calcext:condition calcext:apply-style-name="Default" calcext:value="formula-is(IF([.L82]=1;ORG.OPENOFFICE.STYLE(&quot;Red&quot;);ORG.OPENOFFICE.STYLE(&quot;default&quot;)))" calcext:base-cell-address="Sheet1.C82"/>
          </calcext:conditional-format>
          <calcext:conditional-format calcext:target-range-address="Sheet1.D82:Sheet1.D89 Sheet1.F82:Sheet1.F89 Sheet1.H82:Sheet1.H89 Sheet1.J82:Sheet1.J89">
            <calcext:condition calcext:apply-style-name="Default" calcext:value="formula-is(IF([.M82]=1;ORG.OPENOFFICE.STYLE(&quot;Red&quot;);ORG.OPENOFFICE.STYLE(&quot;default&quot;)))" calcext:base-cell-address="Sheet1.D82"/>
          </calcext:conditional-format>
          <calcext:conditional-format calcext:target-range-address="Sheet1.C91:Sheet1.C98 Sheet1.E91:Sheet1.E98 Sheet1.G91:Sheet1.G98 Sheet1.I91:Sheet1.I98">
            <calcext:condition calcext:apply-style-name="Default" calcext:value="formula-is(IF([.L91]=1;ORG.OPENOFFICE.STYLE(&quot;Red&quot;);ORG.OPENOFFICE.STYLE(&quot;default&quot;)))" calcext:base-cell-address="Sheet1.C91"/>
          </calcext:conditional-format>
          <calcext:conditional-format calcext:target-range-address="Sheet1.D91:Sheet1.D98 Sheet1.F91:Sheet1.F98 Sheet1.H91:Sheet1.H98 Sheet1.J91:Sheet1.J98">
            <calcext:condition calcext:apply-style-name="Default" calcext:value="formula-is(IF([.M91]=1;ORG.OPENOFFICE.STYLE(&quot;Red&quot;);ORG.OPENOFFICE.STYLE(&quot;default&quot;)))" calcext:base-cell-address="Sheet1.D91"/>
          </calcext:conditional-format>
          <calcext:conditional-format calcext:target-range-address="Sheet1.C100:Sheet1.C107 Sheet1.E100:Sheet1.E107 Sheet1.G100:Sheet1.G107 Sheet1.I100:Sheet1.I107">
            <calcext:condition calcext:apply-style-name="Default" calcext:value="formula-is(IF([.L100]=1;ORG.OPENOFFICE.STYLE(&quot;Red&quot;);ORG.OPENOFFICE.STYLE(&quot;default&quot;)))" calcext:base-cell-address="Sheet1.C100"/>
          </calcext:conditional-format>
          <calcext:conditional-format calcext:target-range-address="Sheet1.D100:Sheet1.D107 Sheet1.F100:Sheet1.F107 Sheet1.H100:Sheet1.H107 Sheet1.J100:Sheet1.J107">
            <calcext:condition calcext:apply-style-name="Default" calcext:value="formula-is(IF([.M100]=1;ORG.OPENOFFICE.STYLE(&quot;Red&quot;);ORG.OPENOFFICE.STYLE(&quot;default&quot;)))" calcext:base-cell-address="Sheet1.D100"/>
          </calcext:conditional-format>
          <calcext:conditional-format calcext:target-range-address="Sheet1.C109:Sheet1.C116 Sheet1.E109:Sheet1.E116 Sheet1.G109:Sheet1.G116 Sheet1.I109:Sheet1.I116">
            <calcext:condition calcext:apply-style-name="Default" calcext:value="formula-is(IF([.L109]=1;ORG.OPENOFFICE.STYLE(&quot;Red&quot;);ORG.OPENOFFICE.STYLE(&quot;default&quot;)))" calcext:base-cell-address="Sheet1.C109"/>
          </calcext:conditional-format>
          <calcext:conditional-format calcext:target-range-address="Sheet1.D109:Sheet1.D116 Sheet1.F109:Sheet1.F116 Sheet1.H109:Sheet1.H116 Sheet1.J109:Sheet1.J116">
            <calcext:condition calcext:apply-style-name="Default" calcext:value="formula-is(IF([.M109]=1;ORG.OPENOFFICE.STYLE(&quot;Red&quot;);ORG.OPENOFFICE.STYLE(&quot;default&quot;)))" calcext:base-cell-address="Sheet1.D109"/>
          </calcext:conditional-format>
          <calcext:conditional-format calcext:target-range-address="Sheet1.C118:Sheet1.C125 Sheet1.E118:Sheet1.E125 Sheet1.G118:Sheet1.G125 Sheet1.I118:Sheet1.I125">
            <calcext:condition calcext:apply-style-name="Default" calcext:value="formula-is(IF([.L118]=1;ORG.OPENOFFICE.STYLE(&quot;Red&quot;);ORG.OPENOFFICE.STYLE(&quot;default&quot;)))" calcext:base-cell-address="Sheet1.C118"/>
          </calcext:conditional-format>
          <calcext:conditional-format calcext:target-range-address="Sheet1.D118:Sheet1.D125 Sheet1.F118:Sheet1.F125 Sheet1.H118:Sheet1.H125 Sheet1.J118:Sheet1.J125">
            <calcext:condition calcext:apply-style-name="Default" calcext:value="formula-is(IF([.M118]=1;ORG.OPENOFFICE.STYLE(&quot;Red&quot;);ORG.OPENOFFICE.STYLE(&quot;default&quot;)))" calcext:base-cell-address="Sheet1.D118"/>
          </calcext:conditional-format>
          <calcext:conditional-format calcext:target-range-address="Sheet1.C127:Sheet1.C134 Sheet1.E127:Sheet1.E134 Sheet1.G127:Sheet1.G134 Sheet1.I127:Sheet1.I134">
            <calcext:condition calcext:apply-style-name="Default" calcext:value="formula-is(IF([.L127]=1;ORG.OPENOFFICE.STYLE(&quot;Red&quot;);ORG.OPENOFFICE.STYLE(&quot;default&quot;)))" calcext:base-cell-address="Sheet1.C127"/>
          </calcext:conditional-format>
          <calcext:conditional-format calcext:target-range-address="Sheet1.D127:Sheet1.D134 Sheet1.F127:Sheet1.F134 Sheet1.H127:Sheet1.H134 Sheet1.J127:Sheet1.J134">
            <calcext:condition calcext:apply-style-name="Default" calcext:value="formula-is(IF([.M127]=1;ORG.OPENOFFICE.STYLE(&quot;Red&quot;);ORG.OPENOFFICE.STYLE(&quot;default&quot;)))" calcext:base-cell-address="Sheet1.D127"/>
          </calcext:conditional-format>
          <calcext:conditional-format calcext:target-range-address="Sheet1.C136:Sheet1.C143 Sheet1.E136:Sheet1.E143 Sheet1.G136:Sheet1.G143 Sheet1.I136:Sheet1.I143">
            <calcext:condition calcext:apply-style-name="Default" calcext:value="formula-is(IF([.L136]=1;ORG.OPENOFFICE.STYLE(&quot;Red&quot;);ORG.OPENOFFICE.STYLE(&quot;default&quot;)))" calcext:base-cell-address="Sheet1.C136"/>
          </calcext:conditional-format>
          <calcext:conditional-format calcext:target-range-address="Sheet1.D136:Sheet1.D143 Sheet1.F136:Sheet1.F143 Sheet1.H136:Sheet1.H143 Sheet1.J136:Sheet1.J143">
            <calcext:condition calcext:apply-style-name="Default" calcext:value="formula-is(IF([.M136]=1;ORG.OPENOFFICE.STYLE(&quot;Red&quot;);ORG.OPENOFFICE.STYLE(&quot;default&quot;)))" calcext:base-cell-address="Sheet1.D136"/>
          </calcext:conditional-format>
          <calcext:conditional-format calcext:target-range-address="Sheet1.C145:Sheet1.C152 Sheet1.E145:Sheet1.E152 Sheet1.G145:Sheet1.G152 Sheet1.I145:Sheet1.I152">
            <calcext:condition calcext:apply-style-name="Default" calcext:value="formula-is(IF([.L145]=1;ORG.OPENOFFICE.STYLE(&quot;Red&quot;);ORG.OPENOFFICE.STYLE(&quot;default&quot;)))" calcext:base-cell-address="Sheet1.C145"/>
          </calcext:conditional-format>
          <calcext:conditional-format calcext:target-range-address="Sheet1.D145:Sheet1.D152 Sheet1.F145:Sheet1.F152 Sheet1.H145:Sheet1.H152 Sheet1.J145:Sheet1.J152">
            <calcext:condition calcext:apply-style-name="Default" calcext:value="formula-is(IF([.M145]=1;ORG.OPENOFFICE.STYLE(&quot;Red&quot;);ORG.OPENOFFICE.STYLE(&quot;default&quot;)))" calcext:base-cell-address="Sheet1.D145"/>
          </calcext:conditional-format>
          <calcext:conditional-format calcext:target-range-address="Sheet1.C154:Sheet1.C161 Sheet1.E154:Sheet1.E161 Sheet1.G154:Sheet1.G161 Sheet1.I154:Sheet1.I161">
            <calcext:condition calcext:apply-style-name="Default" calcext:value="formula-is(IF([.L154]=1;ORG.OPENOFFICE.STYLE(&quot;Red&quot;);ORG.OPENOFFICE.STYLE(&quot;default&quot;)))" calcext:base-cell-address="Sheet1.C154"/>
          </calcext:conditional-format>
          <calcext:conditional-format calcext:target-range-address="Sheet1.D154:Sheet1.D161 Sheet1.F154:Sheet1.F161 Sheet1.H154:Sheet1.H161 Sheet1.J154:Sheet1.J161">
            <calcext:condition calcext:apply-style-name="Default" calcext:value="formula-is(IF([.M154]=1;ORG.OPENOFFICE.STYLE(&quot;Red&quot;);ORG.OPENOFFICE.STYLE(&quot;default&quot;)))" calcext:base-cell-address="Sheet1.D154"/>
          </calcext:conditional-format>
          <calcext:conditional-format calcext:target-range-address="Sheet1.C163:Sheet1.C170 Sheet1.E163:Sheet1.E170 Sheet1.G163:Sheet1.G170 Sheet1.I163:Sheet1.I170">
            <calcext:condition calcext:apply-style-name="Default" calcext:value="formula-is(IF([.L163]=1;ORG.OPENOFFICE.STYLE(&quot;Red&quot;);ORG.OPENOFFICE.STYLE(&quot;default&quot;)))" calcext:base-cell-address="Sheet1.C163"/>
          </calcext:conditional-format>
          <calcext:conditional-format calcext:target-range-address="Sheet1.D163:Sheet1.D170 Sheet1.F163:Sheet1.F170 Sheet1.H163:Sheet1.H170 Sheet1.J163:Sheet1.J170">
            <calcext:condition calcext:apply-style-name="Default" calcext:value="formula-is(IF([.M163]=1;ORG.OPENOFFICE.STYLE(&quot;Red&quot;);ORG.OPENOFFICE.STYLE(&quot;default&quot;)))" calcext:base-cell-address="Sheet1.D163"/>
          </calcext:conditional-format>
          <calcext:conditional-format calcext:target-range-address="Sheet1.C172:Sheet1.C179 Sheet1.E172:Sheet1.E179 Sheet1.G172:Sheet1.G179 Sheet1.I172:Sheet1.I179">
            <calcext:condition calcext:apply-style-name="Default" calcext:value="formula-is(IF([.L172]=1;ORG.OPENOFFICE.STYLE(&quot;Red&quot;);ORG.OPENOFFICE.STYLE(&quot;default&quot;)))" calcext:base-cell-address="Sheet1.C172"/>
          </calcext:conditional-format>
          <calcext:conditional-format calcext:target-range-address="Sheet1.D172:Sheet1.D179 Sheet1.F172:Sheet1.F179 Sheet1.H172:Sheet1.H179 Sheet1.J172:Sheet1.J179">
            <calcext:condition calcext:apply-style-name="Default" calcext:value="formula-is(IF([.M172]=1;ORG.OPENOFFICE.STYLE(&quot;Red&quot;);ORG.OPENOFFICE.STYLE(&quot;default&quot;)))" calcext:base-cell-address="Sheet1.D172"/>
          </calcext:conditional-format>
          <calcext:conditional-format calcext:target-range-address="Sheet1.C181:Sheet1.C188 Sheet1.E181:Sheet1.E188 Sheet1.G181:Sheet1.G188 Sheet1.I181:Sheet1.I188">
            <calcext:condition calcext:apply-style-name="Default" calcext:value="formula-is(IF([.L181]=1;ORG.OPENOFFICE.STYLE(&quot;Red&quot;);ORG.OPENOFFICE.STYLE(&quot;default&quot;)))" calcext:base-cell-address="Sheet1.C181"/>
          </calcext:conditional-format>
          <calcext:conditional-format calcext:target-range-address="Sheet1.D181:Sheet1.D188 Sheet1.F181:Sheet1.F188 Sheet1.H181:Sheet1.H188 Sheet1.J181:Sheet1.J188">
            <calcext:condition calcext:apply-style-name="Default" calcext:value="formula-is(IF([.M181]=1;ORG.OPENOFFICE.STYLE(&quot;Red&quot;);ORG.OPENOFFICE.STYLE(&quot;default&quot;)))" calcext:base-cell-address="Sheet1.D181"/>
          </calcext:conditional-format>
          <calcext:conditional-format calcext:target-range-address="Sheet1.C190:Sheet1.C197 Sheet1.E190:Sheet1.E197 Sheet1.G190:Sheet1.G197 Sheet1.I190:Sheet1.I197">
            <calcext:condition calcext:apply-style-name="Default" calcext:value="formula-is(IF([.L190]=1;ORG.OPENOFFICE.STYLE(&quot;Red&quot;);ORG.OPENOFFICE.STYLE(&quot;default&quot;)))" calcext:base-cell-address="Sheet1.C190"/>
          </calcext:conditional-format>
          <calcext:conditional-format calcext:target-range-address="Sheet1.D190:Sheet1.D197 Sheet1.F190:Sheet1.F197 Sheet1.H190:Sheet1.H197 Sheet1.J190:Sheet1.J197">
            <calcext:condition calcext:apply-style-name="Default" calcext:value="formula-is(IF([.M190]=1;ORG.OPENOFFICE.STYLE(&quot;Red&quot;);ORG.OPENOFFICE.STYLE(&quot;default&quot;)))" calcext:base-cell-address="Sheet1.D190"/>
          </calcext:conditional-format>
          <calcext:conditional-format calcext:target-range-address="Sheet1.C199:Sheet1.C206 Sheet1.E199:Sheet1.E206 Sheet1.G199:Sheet1.G206 Sheet1.I199:Sheet1.I206">
            <calcext:condition calcext:apply-style-name="Default" calcext:value="formula-is(IF([.L199]=1;ORG.OPENOFFICE.STYLE(&quot;Red&quot;);ORG.OPENOFFICE.STYLE(&quot;default&quot;)))" calcext:base-cell-address="Sheet1.C199"/>
          </calcext:conditional-format>
          <calcext:conditional-format calcext:target-range-address="Sheet1.D199:Sheet1.D206 Sheet1.F199:Sheet1.F206 Sheet1.H199:Sheet1.H206 Sheet1.J199:Sheet1.J206">
            <calcext:condition calcext:apply-style-name="Default" calcext:value="formula-is(IF([.M199]=1;ORG.OPENOFFICE.STYLE(&quot;Red&quot;);ORG.OPENOFFICE.STYLE(&quot;default&quot;)))" calcext:base-cell-address="Sheet1.D199"/>
          </calcext:conditional-format>
          <calcext:conditional-format calcext:target-range-address="Sheet1.C208:Sheet1.C215 Sheet1.E208:Sheet1.E215 Sheet1.G208:Sheet1.G215 Sheet1.I208:Sheet1.I215">
            <calcext:condition calcext:apply-style-name="Default" calcext:value="formula-is(IF([.L208]=1;ORG.OPENOFFICE.STYLE(&quot;Red&quot;);ORG.OPENOFFICE.STYLE(&quot;default&quot;)))" calcext:base-cell-address="Sheet1.C208"/>
          </calcext:conditional-format>
          <calcext:conditional-format calcext:target-range-address="Sheet1.D208:Sheet1.D215 Sheet1.F208:Sheet1.F215 Sheet1.H208:Sheet1.H215 Sheet1.J208:Sheet1.J215">
            <calcext:condition calcext:apply-style-name="Default" calcext:value="formula-is(IF([.M208]=1;ORG.OPENOFFICE.STYLE(&quot;Red&quot;);ORG.OPENOFFICE.STYLE(&quot;default&quot;)))" calcext:base-cell-address="Sheet1.D208"/>
          </calcext:conditional-format>
          <calcext:conditional-format calcext:target-range-address="Sheet1.C217:Sheet1.C224 Sheet1.E217:Sheet1.E224 Sheet1.G217:Sheet1.G224 Sheet1.I217:Sheet1.I224">
            <calcext:condition calcext:apply-style-name="Default" calcext:value="formula-is(IF([.L217]=1;ORG.OPENOFFICE.STYLE(&quot;Red&quot;);ORG.OPENOFFICE.STYLE(&quot;default&quot;)))" calcext:base-cell-address="Sheet1.C217"/>
          </calcext:conditional-format>
          <calcext:conditional-format calcext:target-range-address="Sheet1.D217:Sheet1.D224 Sheet1.F217:Sheet1.F224 Sheet1.H217:Sheet1.H224 Sheet1.J217:Sheet1.J224">
            <calcext:condition calcext:apply-style-name="Default" calcext:value="formula-is(IF([.M217]=1;ORG.OPENOFFICE.STYLE(&quot;Red&quot;);ORG.OPENOFFICE.STYLE(&quot;default&quot;)))" calcext:base-cell-address="Sheet1.D217"/>
          </calcext:conditional-format>
          <calcext:conditional-format calcext:target-range-address="Sheet1.C226:Sheet1.C233 Sheet1.E226:Sheet1.E233 Sheet1.G226:Sheet1.G233 Sheet1.I226:Sheet1.I233">
            <calcext:condition calcext:apply-style-name="Default" calcext:value="formula-is(IF([.L226]=1;ORG.OPENOFFICE.STYLE(&quot;Red&quot;);ORG.OPENOFFICE.STYLE(&quot;default&quot;)))" calcext:base-cell-address="Sheet1.C226"/>
          </calcext:conditional-format>
          <calcext:conditional-format calcext:target-range-address="Sheet1.D226:Sheet1.D233 Sheet1.F226:Sheet1.F233 Sheet1.H226:Sheet1.H233 Sheet1.J226:Sheet1.J233">
            <calcext:condition calcext:apply-style-name="Default" calcext:value="formula-is(IF([.M226]=1;ORG.OPENOFFICE.STYLE(&quot;Red&quot;);ORG.OPENOFFICE.STYLE(&quot;default&quot;)))" calcext:base-cell-address="Sheet1.D226"/>
          </calcext:conditional-format>
          <calcext:conditional-format calcext:target-range-address="Sheet1.C235:Sheet1.C242 Sheet1.E235:Sheet1.E242 Sheet1.G235:Sheet1.G242 Sheet1.I235:Sheet1.I242">
            <calcext:condition calcext:apply-style-name="Default" calcext:value="formula-is(IF([.L235]=1;ORG.OPENOFFICE.STYLE(&quot;Red&quot;);ORG.OPENOFFICE.STYLE(&quot;default&quot;)))" calcext:base-cell-address="Sheet1.C235"/>
          </calcext:conditional-format>
          <calcext:conditional-format calcext:target-range-address="Sheet1.D235:Sheet1.D242 Sheet1.F235:Sheet1.F242 Sheet1.H235:Sheet1.H242 Sheet1.J235:Sheet1.J242">
            <calcext:condition calcext:apply-style-name="Default" calcext:value="formula-is(IF([.M235]=1;ORG.OPENOFFICE.STYLE(&quot;Red&quot;);ORG.OPENOFFICE.STYLE(&quot;default&quot;)))" calcext:base-cell-address="Sheet1.D235"/>
          </calcext:conditional-format>
          <calcext:conditional-format calcext:target-range-address="Sheet1.C244:Sheet1.C251 Sheet1.E244:Sheet1.E251 Sheet1.G244:Sheet1.G251 Sheet1.I244:Sheet1.I251">
            <calcext:condition calcext:apply-style-name="Default" calcext:value="formula-is(IF([.L244]=1;ORG.OPENOFFICE.STYLE(&quot;Red&quot;);ORG.OPENOFFICE.STYLE(&quot;default&quot;)))" calcext:base-cell-address="Sheet1.C244"/>
          </calcext:conditional-format>
          <calcext:conditional-format calcext:target-range-address="Sheet1.D244:Sheet1.D251 Sheet1.F244:Sheet1.F251 Sheet1.H244:Sheet1.H251 Sheet1.J244:Sheet1.J251">
            <calcext:condition calcext:apply-style-name="Default" calcext:value="formula-is(IF([.M244]=1;ORG.OPENOFFICE.STYLE(&quot;Red&quot;);ORG.OPENOFFICE.STYLE(&quot;default&quot;)))" calcext:base-cell-address="Sheet1.D244"/>
          </calcext:conditional-format>
          <calcext:conditional-format calcext:target-range-address="Sheet1.C253:Sheet1.C260 Sheet1.E253:Sheet1.E260 Sheet1.G253:Sheet1.G260 Sheet1.I253:Sheet1.I260">
            <calcext:condition calcext:apply-style-name="Default" calcext:value="formula-is(IF([.L253]=1;ORG.OPENOFFICE.STYLE(&quot;Red&quot;);ORG.OPENOFFICE.STYLE(&quot;default&quot;)))" calcext:base-cell-address="Sheet1.C253"/>
          </calcext:conditional-format>
          <calcext:conditional-format calcext:target-range-address="Sheet1.D253:Sheet1.D260 Sheet1.F253:Sheet1.F260 Sheet1.H253:Sheet1.H260 Sheet1.J253:Sheet1.J260">
            <calcext:condition calcext:apply-style-name="Default" calcext:value="formula-is(IF([.M253]=1;ORG.OPENOFFICE.STYLE(&quot;Red&quot;);ORG.OPENOFFICE.STYLE(&quot;default&quot;)))" calcext:base-cell-address="Sheet1.D253"/>
          </calcext:conditional-format>
          <calcext:conditional-format calcext:target-range-address="Sheet1.C262:Sheet1.C269 Sheet1.E262:Sheet1.E269 Sheet1.G262:Sheet1.G269 Sheet1.I262:Sheet1.I269">
            <calcext:condition calcext:apply-style-name="Default" calcext:value="formula-is(IF([.L262]=1;ORG.OPENOFFICE.STYLE(&quot;Red&quot;);ORG.OPENOFFICE.STYLE(&quot;default&quot;)))" calcext:base-cell-address="Sheet1.C262"/>
          </calcext:conditional-format>
          <calcext:conditional-format calcext:target-range-address="Sheet1.D262:Sheet1.D269 Sheet1.F262:Sheet1.F269 Sheet1.H262:Sheet1.H269 Sheet1.J262:Sheet1.J269">
            <calcext:condition calcext:apply-style-name="Default" calcext:value="formula-is(IF([.M262]=1;ORG.OPENOFFICE.STYLE(&quot;Red&quot;);ORG.OPENOFFICE.STYLE(&quot;default&quot;)))" calcext:base-cell-address="Sheet1.D262"/>
          </calcext:conditional-format>
          <calcext:conditional-format calcext:target-range-address="Sheet1.C271:Sheet1.C278 Sheet1.E271:Sheet1.E278 Sheet1.G271:Sheet1.G278 Sheet1.I271:Sheet1.I278">
            <calcext:condition calcext:apply-style-name="Default" calcext:value="formula-is(IF([.L271]=1;ORG.OPENOFFICE.STYLE(&quot;Red&quot;);ORG.OPENOFFICE.STYLE(&quot;default&quot;)))" calcext:base-cell-address="Sheet1.C271"/>
          </calcext:conditional-format>
          <calcext:conditional-format calcext:target-range-address="Sheet1.D271:Sheet1.D278 Sheet1.F271:Sheet1.F278 Sheet1.H271:Sheet1.H278 Sheet1.J271:Sheet1.J278">
            <calcext:condition calcext:apply-style-name="Default" calcext:value="formula-is(IF([.M271]=1;ORG.OPENOFFICE.STYLE(&quot;Red&quot;);ORG.OPENOFFICE.STYLE(&quot;default&quot;)))" calcext:base-cell-address="Sheet1.D271"/>
          </calcext:conditional-format>
          <calcext:conditional-format calcext:target-range-address="Sheet1.C280:Sheet1.C287 Sheet1.E280:Sheet1.E287 Sheet1.G280:Sheet1.G287 Sheet1.I280:Sheet1.I287">
            <calcext:condition calcext:apply-style-name="Default" calcext:value="formula-is(IF([.L280]=1;ORG.OPENOFFICE.STYLE(&quot;Red&quot;);ORG.OPENOFFICE.STYLE(&quot;default&quot;)))" calcext:base-cell-address="Sheet1.C280"/>
          </calcext:conditional-format>
          <calcext:conditional-format calcext:target-range-address="Sheet1.D280:Sheet1.D287 Sheet1.F280:Sheet1.F287 Sheet1.H280:Sheet1.H287 Sheet1.J280:Sheet1.J287">
            <calcext:condition calcext:apply-style-name="Default" calcext:value="formula-is(IF([.M280]=1;ORG.OPENOFFICE.STYLE(&quot;Red&quot;);ORG.OPENOFFICE.STYLE(&quot;default&quot;)))" calcext:base-cell-address="Sheet1.D280"/>
          </calcext:conditional-format>
          <calcext:conditional-format calcext:target-range-address="Sheet1.C289:Sheet1.C296 Sheet1.E289:Sheet1.E296 Sheet1.G289:Sheet1.G296 Sheet1.I289:Sheet1.I296">
            <calcext:condition calcext:apply-style-name="Default" calcext:value="formula-is(IF([.L289]=1;ORG.OPENOFFICE.STYLE(&quot;Red&quot;);ORG.OPENOFFICE.STYLE(&quot;default&quot;)))" calcext:base-cell-address="Sheet1.C289"/>
          </calcext:conditional-format>
          <calcext:conditional-format calcext:target-range-address="Sheet1.D289:Sheet1.D296 Sheet1.F289:Sheet1.F296 Sheet1.H289:Sheet1.H296 Sheet1.J289:Sheet1.J296">
            <calcext:condition calcext:apply-style-name="Default" calcext:value="formula-is(IF([.M289]=1;ORG.OPENOFFICE.STYLE(&quot;Red&quot;);ORG.OPENOFFICE.STYLE(&quot;default&quot;)))" calcext:base-cell-address="Sheet1.D289"/>
          </calcext:conditional-format>
          <calcext:conditional-format calcext:target-range-address="Sheet1.C298:Sheet1.C305 Sheet1.E298:Sheet1.E305 Sheet1.G298:Sheet1.G305 Sheet1.I298:Sheet1.I305">
            <calcext:condition calcext:apply-style-name="Default" calcext:value="formula-is(IF([.L298]=1;ORG.OPENOFFICE.STYLE(&quot;Red&quot;);ORG.OPENOFFICE.STYLE(&quot;default&quot;)))" calcext:base-cell-address="Sheet1.C298"/>
          </calcext:conditional-format>
          <calcext:conditional-format calcext:target-range-address="Sheet1.D298:Sheet1.D305 Sheet1.F298:Sheet1.F305 Sheet1.H298:Sheet1.H305 Sheet1.J298:Sheet1.J305">
            <calcext:condition calcext:apply-style-name="Default" calcext:value="formula-is(IF([.M298]=1;ORG.OPENOFFICE.STYLE(&quot;Red&quot;);ORG.OPENOFFICE.STYLE(&quot;default&quot;)))" calcext:base-cell-address="Sheet1.D298"/>
          </calcext:conditional-format>
          <calcext:conditional-format calcext:target-range-address="Sheet1.C307:Sheet1.C314 Sheet1.E307:Sheet1.E314 Sheet1.G307:Sheet1.G314 Sheet1.I307:Sheet1.I314">
            <calcext:condition calcext:apply-style-name="Default" calcext:value="formula-is(IF([.L307]=1;ORG.OPENOFFICE.STYLE(&quot;Red&quot;);ORG.OPENOFFICE.STYLE(&quot;default&quot;)))" calcext:base-cell-address="Sheet1.C307"/>
          </calcext:conditional-format>
          <calcext:conditional-format calcext:target-range-address="Sheet1.D307:Sheet1.D314 Sheet1.F307:Sheet1.F314 Sheet1.H307:Sheet1.H314 Sheet1.J307:Sheet1.J314">
            <calcext:condition calcext:apply-style-name="Default" calcext:value="formula-is(IF([.M307]=1;ORG.OPENOFFICE.STYLE(&quot;Red&quot;);ORG.OPENOFFICE.STYLE(&quot;default&quot;)))" calcext:base-cell-address="Sheet1.D307"/>
          </calcext:conditional-format>
          <calcext:conditional-format calcext:target-range-address="Sheet1.C316:Sheet1.C323 Sheet1.E316:Sheet1.E323 Sheet1.G316:Sheet1.G323 Sheet1.I316:Sheet1.I323">
            <calcext:condition calcext:apply-style-name="Default" calcext:value="formula-is(IF([.L316]=1;ORG.OPENOFFICE.STYLE(&quot;Red&quot;);ORG.OPENOFFICE.STYLE(&quot;default&quot;)))" calcext:base-cell-address="Sheet1.C316"/>
          </calcext:conditional-format>
          <calcext:conditional-format calcext:target-range-address="Sheet1.D316:Sheet1.D323 Sheet1.F316:Sheet1.F323 Sheet1.H316:Sheet1.H323 Sheet1.J316:Sheet1.J323">
            <calcext:condition calcext:apply-style-name="Default" calcext:value="formula-is(IF([.M316]=1;ORG.OPENOFFICE.STYLE(&quot;Red&quot;);ORG.OPENOFFICE.STYLE(&quot;default&quot;)))" calcext:base-cell-address="Sheet1.D316"/>
          </calcext:conditional-format>
          <calcext:conditional-format calcext:target-range-address="Sheet1.C325:Sheet1.C332 Sheet1.E325:Sheet1.E332 Sheet1.G325:Sheet1.G332 Sheet1.I325:Sheet1.I332">
            <calcext:condition calcext:apply-style-name="Default" calcext:value="formula-is(IF([.L325]=1;ORG.OPENOFFICE.STYLE(&quot;Red&quot;);ORG.OPENOFFICE.STYLE(&quot;default&quot;)))" calcext:base-cell-address="Sheet1.C325"/>
          </calcext:conditional-format>
          <calcext:conditional-format calcext:target-range-address="Sheet1.D325:Sheet1.D332 Sheet1.F325:Sheet1.F332 Sheet1.H325:Sheet1.H332 Sheet1.J325:Sheet1.J332">
            <calcext:condition calcext:apply-style-name="Default" calcext:value="formula-is(IF([.M325]=1;ORG.OPENOFFICE.STYLE(&quot;Red&quot;);ORG.OPENOFFICE.STYLE(&quot;default&quot;)))" calcext:base-cell-address="Sheet1.D325"/>
          </calcext:conditional-format>
          <calcext:conditional-format calcext:target-range-address="Sheet1.C334:Sheet1.C341 Sheet1.E334:Sheet1.E341 Sheet1.G334:Sheet1.G341 Sheet1.I334:Sheet1.I341">
            <calcext:condition calcext:apply-style-name="Default" calcext:value="formula-is(IF([.L334]=1;ORG.OPENOFFICE.STYLE(&quot;Red&quot;);ORG.OPENOFFICE.STYLE(&quot;default&quot;)))" calcext:base-cell-address="Sheet1.C334"/>
          </calcext:conditional-format>
          <calcext:conditional-format calcext:target-range-address="Sheet1.D334:Sheet1.D341 Sheet1.F334:Sheet1.F341 Sheet1.H334:Sheet1.H341 Sheet1.J334:Sheet1.J341">
            <calcext:condition calcext:apply-style-name="Default" calcext:value="formula-is(IF([.M334]=1;ORG.OPENOFFICE.STYLE(&quot;Red&quot;);ORG.OPENOFFICE.STYLE(&quot;default&quot;)))" calcext:base-cell-address="Sheet1.D334"/>
          </calcext:conditional-format>
          <calcext:conditional-format calcext:target-range-address="Sheet1.C343:Sheet1.C350 Sheet1.E343:Sheet1.E350 Sheet1.G343:Sheet1.G350 Sheet1.I343:Sheet1.I350">
            <calcext:condition calcext:apply-style-name="Default" calcext:value="formula-is(IF([.L343]=1;ORG.OPENOFFICE.STYLE(&quot;Red&quot;);ORG.OPENOFFICE.STYLE(&quot;default&quot;)))" calcext:base-cell-address="Sheet1.C343"/>
          </calcext:conditional-format>
          <calcext:conditional-format calcext:target-range-address="Sheet1.D343:Sheet1.D350 Sheet1.F343:Sheet1.F350 Sheet1.H343:Sheet1.H350 Sheet1.J343:Sheet1.J350">
            <calcext:condition calcext:apply-style-name="Default" calcext:value="formula-is(IF([.M343]=1;ORG.OPENOFFICE.STYLE(&quot;Red&quot;);ORG.OPENOFFICE.STYLE(&quot;default&quot;)))" calcext:base-cell-address="Sheet1.D343"/>
          </calcext:conditional-format>
          <calcext:conditional-format calcext:target-range-address="Sheet1.C352:Sheet1.C359 Sheet1.E352:Sheet1.E359 Sheet1.G352:Sheet1.G359 Sheet1.I352:Sheet1.I359">
            <calcext:condition calcext:apply-style-name="Default" calcext:value="formula-is(IF([.L352]=1;ORG.OPENOFFICE.STYLE(&quot;Red&quot;);ORG.OPENOFFICE.STYLE(&quot;default&quot;)))" calcext:base-cell-address="Sheet1.C352"/>
          </calcext:conditional-format>
          <calcext:conditional-format calcext:target-range-address="Sheet1.D352:Sheet1.D359 Sheet1.F352:Sheet1.F359 Sheet1.H352:Sheet1.H359 Sheet1.J352:Sheet1.J359">
            <calcext:condition calcext:apply-style-name="Default" calcext:value="formula-is(IF([.M352]=1;ORG.OPENOFFICE.STYLE(&quot;Red&quot;);ORG.OPENOFFICE.STYLE(&quot;default&quot;)))" calcext:base-cell-address="Sheet1.D352"/>
          </calcext:conditional-format>
          <calcext:conditional-format calcext:target-range-address="Sheet1.C361:Sheet1.C368 Sheet1.E361:Sheet1.E368 Sheet1.G361:Sheet1.G368 Sheet1.I361:Sheet1.I368">
            <calcext:condition calcext:apply-style-name="Default" calcext:value="formula-is(IF([.L361]=1;ORG.OPENOFFICE.STYLE(&quot;Red&quot;);ORG.OPENOFFICE.STYLE(&quot;default&quot;)))" calcext:base-cell-address="Sheet1.C361"/>
          </calcext:conditional-format>
          <calcext:conditional-format calcext:target-range-address="Sheet1.D361:Sheet1.D368 Sheet1.F361:Sheet1.F368 Sheet1.H361:Sheet1.H368 Sheet1.J361:Sheet1.J368">
            <calcext:condition calcext:apply-style-name="Default" calcext:value="formula-is(IF([.M361]=1;ORG.OPENOFFICE.STYLE(&quot;Red&quot;);ORG.OPENOFFICE.STYLE(&quot;default&quot;)))" calcext:base-cell-address="Sheet1.D361"/>
          </calcext:conditional-format>
          <calcext:conditional-format calcext:target-range-address="Sheet1.C370:Sheet1.C377 Sheet1.E370:Sheet1.E377 Sheet1.G370:Sheet1.G377 Sheet1.I370:Sheet1.I377">
            <calcext:condition calcext:apply-style-name="Default" calcext:value="formula-is(IF([.L370]=1;ORG.OPENOFFICE.STYLE(&quot;Red&quot;);ORG.OPENOFFICE.STYLE(&quot;default&quot;)))" calcext:base-cell-address="Sheet1.C370"/>
          </calcext:conditional-format>
          <calcext:conditional-format calcext:target-range-address="Sheet1.D370:Sheet1.D377 Sheet1.F370:Sheet1.F377 Sheet1.H370:Sheet1.H377 Sheet1.J370:Sheet1.J377">
            <calcext:condition calcext:apply-style-name="Default" calcext:value="formula-is(IF([.M370]=1;ORG.OPENOFFICE.STYLE(&quot;Red&quot;);ORG.OPENOFFICE.STYLE(&quot;default&quot;)))" calcext:base-cell-address="Sheet1.D370"/>
          </calcext:conditional-format>
          <calcext:conditional-format calcext:target-range-address="Sheet1.C379:Sheet1.C386 Sheet1.E379:Sheet1.E386 Sheet1.G379:Sheet1.G386 Sheet1.I379:Sheet1.I386">
            <calcext:condition calcext:apply-style-name="Default" calcext:value="formula-is(IF([.L379]=1;ORG.OPENOFFICE.STYLE(&quot;Red&quot;);ORG.OPENOFFICE.STYLE(&quot;default&quot;)))" calcext:base-cell-address="Sheet1.C379"/>
          </calcext:conditional-format>
          <calcext:conditional-format calcext:target-range-address="Sheet1.D379:Sheet1.D386 Sheet1.F379:Sheet1.F386 Sheet1.H379:Sheet1.H386 Sheet1.J379:Sheet1.J386">
            <calcext:condition calcext:apply-style-name="Default" calcext:value="formula-is(IF([.M379]=1;ORG.OPENOFFICE.STYLE(&quot;Red&quot;);ORG.OPENOFFICE.STYLE(&quot;default&quot;)))" calcext:base-cell-address="Sheet1.D379"/>
          </calcext:conditional-format>
          <calcext:conditional-format calcext:target-range-address="Sheet1.C388:Sheet1.C395 Sheet1.E388:Sheet1.E395 Sheet1.G388:Sheet1.G395 Sheet1.I388:Sheet1.I395">
            <calcext:condition calcext:apply-style-name="Default" calcext:value="formula-is(IF([.L388]=1;ORG.OPENOFFICE.STYLE(&quot;Red&quot;);ORG.OPENOFFICE.STYLE(&quot;default&quot;)))" calcext:base-cell-address="Sheet1.C388"/>
          </calcext:conditional-format>
          <calcext:conditional-format calcext:target-range-address="Sheet1.D388:Sheet1.D395 Sheet1.F388:Sheet1.F395 Sheet1.H388:Sheet1.H395 Sheet1.J388:Sheet1.J395">
            <calcext:condition calcext:apply-style-name="Default" calcext:value="formula-is(IF([.M388]=1;ORG.OPENOFFICE.STYLE(&quot;Red&quot;);ORG.OPENOFFICE.STYLE(&quot;default&quot;)))" calcext:base-cell-address="Sheet1.D388"/>
          </calcext:conditional-format>
          <calcext:conditional-format calcext:target-range-address="Sheet1.C397:Sheet1.C404 Sheet1.E397:Sheet1.E404 Sheet1.G397:Sheet1.G404 Sheet1.I397:Sheet1.I404">
            <calcext:condition calcext:apply-style-name="Default" calcext:value="formula-is(IF([.L397]=1;ORG.OPENOFFICE.STYLE(&quot;Red&quot;);ORG.OPENOFFICE.STYLE(&quot;default&quot;)))" calcext:base-cell-address="Sheet1.C397"/>
          </calcext:conditional-format>
          <calcext:conditional-format calcext:target-range-address="Sheet1.D397:Sheet1.D404 Sheet1.F397:Sheet1.F404 Sheet1.H397:Sheet1.H404 Sheet1.J397:Sheet1.J404">
            <calcext:condition calcext:apply-style-name="Default" calcext:value="formula-is(IF([.M397]=1;ORG.OPENOFFICE.STYLE(&quot;Red&quot;);ORG.OPENOFFICE.STYLE(&quot;default&quot;)))" calcext:base-cell-address="Sheet1.D397"/>
          </calcext:conditional-format>
          <calcext:conditional-format calcext:target-range-address="Sheet1.C415:Sheet1.C422 Sheet1.E415:Sheet1.E422 Sheet1.G415:Sheet1.G422 Sheet1.I415:Sheet1.I422">
            <calcext:condition calcext:apply-style-name="Default" calcext:value="formula-is(IF([.L415]=1;ORG.OPENOFFICE.STYLE(&quot;Red&quot;);ORG.OPENOFFICE.STYLE(&quot;default&quot;)))" calcext:base-cell-address="Sheet1.C415"/>
          </calcext:conditional-format>
          <calcext:conditional-format calcext:target-range-address="Sheet1.D415:Sheet1.D422 Sheet1.F415:Sheet1.F422 Sheet1.H415:Sheet1.H422 Sheet1.J415:Sheet1.J422">
            <calcext:condition calcext:apply-style-name="Default" calcext:value="formula-is(IF([.M415]=1;ORG.OPENOFFICE.STYLE(&quot;Red&quot;);ORG.OPENOFFICE.STYLE(&quot;default&quot;)))" calcext:base-cell-address="Sheet1.D415"/>
          </calcext:conditional-format>
          <calcext:conditional-format calcext:target-range-address="Sheet1.C407:Sheet1.C413 Sheet1.E407:Sheet1.E413 Sheet1.G407:Sheet1.G413 Sheet1.I407:Sheet1.I413">
            <calcext:condition calcext:apply-style-name="Default" calcext:value="formula-is(IF([.L407]=1;ORG.OPENOFFICE.STYLE(&quot;Red&quot;);ORG.OPENOFFICE.STYLE(&quot;default&quot;)))" calcext:base-cell-address="Sheet1.C407"/>
          </calcext:conditional-format>
          <calcext:conditional-format calcext:target-range-address="Sheet1.D407:Sheet1.D413 Sheet1.F407:Sheet1.F413 Sheet1.H407:Sheet1.H413 Sheet1.J407:Sheet1.J413">
            <calcext:condition calcext:apply-style-name="Default" calcext:value="formula-is(IF([.M407]=1;ORG.OPENOFFICE.STYLE(&quot;Red&quot;);ORG.OPENOFFICE.STYLE(&quot;default&quot;)))" calcext:base-cell-address="Sheet1.D407"/>
          </calcext:conditional-format>
          <calcext:conditional-format calcext:target-range-address="Sheet1.C406:Sheet1.C406 Sheet1.E406:Sheet1.E406 Sheet1.G406:Sheet1.G406 Sheet1.I406:Sheet1.I406">
            <calcext:condition calcext:apply-style-name="Default" calcext:value="formula-is(IF([.L406]=1;ORG.OPENOFFICE.STYLE(&quot;Red&quot;);ORG.OPENOFFICE.STYLE(&quot;default&quot;)))" calcext:base-cell-address="Sheet1.C406"/>
          </calcext:conditional-format>
          <calcext:conditional-format calcext:target-range-address="Sheet1.D406:Sheet1.D406 Sheet1.F406:Sheet1.F406 Sheet1.H406:Sheet1.H406 Sheet1.J406:Sheet1.J406">
            <calcext:condition calcext:apply-style-name="Default" calcext:value="formula-is(IF([.M406]=1;ORG.OPENOFFICE.STYLE(&quot;Red&quot;);ORG.OPENOFFICE.STYLE(&quot;default&quot;)))" calcext:base-cell-address="Sheet1.D406"/>
          </calcext:conditional-format>
          <calcext:conditional-format calcext:target-range-address="Sheet1.C407:Sheet1.C412 Sheet1.E407:Sheet1.E412 Sheet1.G407:Sheet1.G412 Sheet1.I407:Sheet1.I412">
            <calcext:condition calcext:apply-style-name="Default" calcext:value="formula-is(IF([.L407]=1;ORG.OPENOFFICE.STYLE(&quot;Red&quot;);ORG.OPENOFFICE.STYLE(&quot;default&quot;)))" calcext:base-cell-address="Sheet1.C407"/>
          </calcext:conditional-format>
          <calcext:conditional-format calcext:target-range-address="Sheet1.D407:Sheet1.D412 Sheet1.F407:Sheet1.F412 Sheet1.H407:Sheet1.H412 Sheet1.J407:Sheet1.J412">
            <calcext:condition calcext:apply-style-name="Default" calcext:value="formula-is(IF([.M407]=1;ORG.OPENOFFICE.STYLE(&quot;Red&quot;);ORG.OPENOFFICE.STYLE(&quot;default&quot;)))" calcext:base-cell-address="Sheet1.D407"/>
          </calcext:conditional-format>
          <calcext:conditional-format calcext:target-range-address="Sheet1.C425:Sheet1.C431 Sheet1.E425:Sheet1.E431 Sheet1.G425:Sheet1.G431 Sheet1.I425:Sheet1.I431">
            <calcext:condition calcext:apply-style-name="Default" calcext:value="formula-is(IF([.L425]=1;ORG.OPENOFFICE.STYLE(&quot;Red&quot;);ORG.OPENOFFICE.STYLE(&quot;default&quot;)))" calcext:base-cell-address="Sheet1.C425"/>
          </calcext:conditional-format>
          <calcext:conditional-format calcext:target-range-address="Sheet1.D425:Sheet1.D431 Sheet1.F425:Sheet1.F431 Sheet1.H425:Sheet1.H431 Sheet1.J425:Sheet1.J431">
            <calcext:condition calcext:apply-style-name="Default" calcext:value="formula-is(IF([.M425]=1;ORG.OPENOFFICE.STYLE(&quot;Red&quot;);ORG.OPENOFFICE.STYLE(&quot;default&quot;)))" calcext:base-cell-address="Sheet1.D425"/>
          </calcext:conditional-format>
          <calcext:conditional-format calcext:target-range-address="Sheet1.C424:Sheet1.C424 Sheet1.E424:Sheet1.E424 Sheet1.G424:Sheet1.G424 Sheet1.I424:Sheet1.I424">
            <calcext:condition calcext:apply-style-name="Default" calcext:value="formula-is(IF([.L424]=1;ORG.OPENOFFICE.STYLE(&quot;Red&quot;);ORG.OPENOFFICE.STYLE(&quot;default&quot;)))" calcext:base-cell-address="Sheet1.C424"/>
          </calcext:conditional-format>
          <calcext:conditional-format calcext:target-range-address="Sheet1.D424:Sheet1.D424 Sheet1.F424:Sheet1.F424 Sheet1.H424:Sheet1.H424 Sheet1.J424:Sheet1.J424">
            <calcext:condition calcext:apply-style-name="Default" calcext:value="formula-is(IF([.M424]=1;ORG.OPENOFFICE.STYLE(&quot;Red&quot;);ORG.OPENOFFICE.STYLE(&quot;default&quot;)))" calcext:base-cell-address="Sheet1.D424"/>
          </calcext:conditional-format>
          <calcext:conditional-format calcext:target-range-address="Sheet1.C425:Sheet1.C430 Sheet1.E425:Sheet1.E430 Sheet1.G425:Sheet1.G430 Sheet1.I425:Sheet1.I430">
            <calcext:condition calcext:apply-style-name="Default" calcext:value="formula-is(IF([.L425]=1;ORG.OPENOFFICE.STYLE(&quot;Red&quot;);ORG.OPENOFFICE.STYLE(&quot;default&quot;)))" calcext:base-cell-address="Sheet1.C425"/>
          </calcext:conditional-format>
          <calcext:conditional-format calcext:target-range-address="Sheet1.D425:Sheet1.D430 Sheet1.F425:Sheet1.F430 Sheet1.H425:Sheet1.H430 Sheet1.J425:Sheet1.J430">
            <calcext:condition calcext:apply-style-name="Default" calcext:value="formula-is(IF([.M425]=1;ORG.OPENOFFICE.STYLE(&quot;Red&quot;);ORG.OPENOFFICE.STYLE(&quot;default&quot;)))" calcext:base-cell-address="Sheet1.D425"/>
          </calcext:conditional-format>
          <calcext:conditional-format calcext:target-range-address="Sheet1.C434:Sheet1.C440 Sheet1.E434:Sheet1.E440 Sheet1.G434:Sheet1.G440 Sheet1.I434:Sheet1.I440">
            <calcext:condition calcext:apply-style-name="Default" calcext:value="formula-is(IF([.L434]=1;ORG.OPENOFFICE.STYLE(&quot;Red&quot;);ORG.OPENOFFICE.STYLE(&quot;default&quot;)))" calcext:base-cell-address="Sheet1.C434"/>
          </calcext:conditional-format>
          <calcext:conditional-format calcext:target-range-address="Sheet1.D434:Sheet1.D440 Sheet1.F434:Sheet1.F440 Sheet1.H434:Sheet1.H440 Sheet1.J434:Sheet1.J440">
            <calcext:condition calcext:apply-style-name="Default" calcext:value="formula-is(IF([.M434]=1;ORG.OPENOFFICE.STYLE(&quot;Red&quot;);ORG.OPENOFFICE.STYLE(&quot;default&quot;)))" calcext:base-cell-address="Sheet1.D434"/>
          </calcext:conditional-format>
          <calcext:conditional-format calcext:target-range-address="Sheet1.C433:Sheet1.C433 Sheet1.E433:Sheet1.E433 Sheet1.G433:Sheet1.G433 Sheet1.I433:Sheet1.I433">
            <calcext:condition calcext:apply-style-name="Default" calcext:value="formula-is(IF([.L433]=1;ORG.OPENOFFICE.STYLE(&quot;Red&quot;);ORG.OPENOFFICE.STYLE(&quot;default&quot;)))" calcext:base-cell-address="Sheet1.C433"/>
          </calcext:conditional-format>
          <calcext:conditional-format calcext:target-range-address="Sheet1.D433:Sheet1.D433 Sheet1.F433:Sheet1.F433 Sheet1.H433:Sheet1.H433 Sheet1.J433:Sheet1.J433">
            <calcext:condition calcext:apply-style-name="Default" calcext:value="formula-is(IF([.M433]=1;ORG.OPENOFFICE.STYLE(&quot;Red&quot;);ORG.OPENOFFICE.STYLE(&quot;default&quot;)))" calcext:base-cell-address="Sheet1.D433"/>
          </calcext:conditional-format>
          <calcext:conditional-format calcext:target-range-address="Sheet1.C434:Sheet1.C439 Sheet1.E434:Sheet1.E439 Sheet1.G434:Sheet1.G439 Sheet1.I434:Sheet1.I439">
            <calcext:condition calcext:apply-style-name="Default" calcext:value="formula-is(IF([.L434]=1;ORG.OPENOFFICE.STYLE(&quot;Red&quot;);ORG.OPENOFFICE.STYLE(&quot;default&quot;)))" calcext:base-cell-address="Sheet1.C434"/>
          </calcext:conditional-format>
          <calcext:conditional-format calcext:target-range-address="Sheet1.D434:Sheet1.D439 Sheet1.F434:Sheet1.F439 Sheet1.H434:Sheet1.H439 Sheet1.J434:Sheet1.J439">
            <calcext:condition calcext:apply-style-name="Default" calcext:value="formula-is(IF([.M434]=1;ORG.OPENOFFICE.STYLE(&quot;Red&quot;);ORG.OPENOFFICE.STYLE(&quot;default&quot;)))" calcext:base-cell-address="Sheet1.D434"/>
          </calcext:conditional-format>
          <calcext:conditional-format calcext:target-range-address="Sheet1.C443:Sheet1.C449 Sheet1.E443:Sheet1.E449 Sheet1.G443:Sheet1.G449 Sheet1.I443:Sheet1.I449">
            <calcext:condition calcext:apply-style-name="Default" calcext:value="formula-is(IF([.L443]=1;ORG.OPENOFFICE.STYLE(&quot;Red&quot;);ORG.OPENOFFICE.STYLE(&quot;default&quot;)))" calcext:base-cell-address="Sheet1.C443"/>
          </calcext:conditional-format>
          <calcext:conditional-format calcext:target-range-address="Sheet1.D443:Sheet1.D449 Sheet1.F443:Sheet1.F449 Sheet1.H443:Sheet1.H449 Sheet1.J443:Sheet1.J449">
            <calcext:condition calcext:apply-style-name="Default" calcext:value="formula-is(IF([.M443]=1;ORG.OPENOFFICE.STYLE(&quot;Red&quot;);ORG.OPENOFFICE.STYLE(&quot;default&quot;)))" calcext:base-cell-address="Sheet1.D443"/>
          </calcext:conditional-format>
          <calcext:conditional-format calcext:target-range-address="Sheet1.C442:Sheet1.C442 Sheet1.E442:Sheet1.E442 Sheet1.G442:Sheet1.G442 Sheet1.I442:Sheet1.I442">
            <calcext:condition calcext:apply-style-name="Default" calcext:value="formula-is(IF([.L442]=1;ORG.OPENOFFICE.STYLE(&quot;Red&quot;);ORG.OPENOFFICE.STYLE(&quot;default&quot;)))" calcext:base-cell-address="Sheet1.C442"/>
          </calcext:conditional-format>
          <calcext:conditional-format calcext:target-range-address="Sheet1.D442:Sheet1.D442 Sheet1.F442:Sheet1.F442 Sheet1.H442:Sheet1.H442 Sheet1.J442:Sheet1.J442">
            <calcext:condition calcext:apply-style-name="Default" calcext:value="formula-is(IF([.M442]=1;ORG.OPENOFFICE.STYLE(&quot;Red&quot;);ORG.OPENOFFICE.STYLE(&quot;default&quot;)))" calcext:base-cell-address="Sheet1.D442"/>
          </calcext:conditional-format>
          <calcext:conditional-format calcext:target-range-address="Sheet1.C443:Sheet1.C448 Sheet1.E443:Sheet1.E448 Sheet1.G443:Sheet1.G448 Sheet1.I443:Sheet1.I448">
            <calcext:condition calcext:apply-style-name="Default" calcext:value="formula-is(IF([.L443]=1;ORG.OPENOFFICE.STYLE(&quot;Red&quot;);ORG.OPENOFFICE.STYLE(&quot;default&quot;)))" calcext:base-cell-address="Sheet1.C443"/>
          </calcext:conditional-format>
          <calcext:conditional-format calcext:target-range-address="Sheet1.D443:Sheet1.D448 Sheet1.F443:Sheet1.F448 Sheet1.H443:Sheet1.H448 Sheet1.J443:Sheet1.J448">
            <calcext:condition calcext:apply-style-name="Default" calcext:value="formula-is(IF([.M443]=1;ORG.OPENOFFICE.STYLE(&quot;Red&quot;);ORG.OPENOFFICE.STYLE(&quot;default&quot;)))" calcext:base-cell-address="Sheet1.D4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.00.0000</text:date>, <text:time style:data-style-name="N2" text:time-value="11:57:45.66349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8:23:40.510783796</meta:creation-date>
    <dc:date>2019-03-15T11:58:32.743222233</dc:date>
    <meta:editing-duration>PT2H20M44S</meta:editing-duration>
    <meta:editing-cycles>9</meta:editing-cycles>
    <meta:generator>LibreOffice/5.2.7.2$Linux_ARM_EABI LibreOffice_project/20m0$Build-2</meta:generator>
    <meta:document-statistic meta:table-count="1" meta:cell-count="3650" meta:object-count="0"/>
  </office:meta>
</office:document-meta>
</file>